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8" style:family="table-column">
      <style:table-column-properties fo:break-before="auto" style:column-width="0.702in"/>
    </style:style>
    <style:style style:name="co99" style:family="table-column">
      <style:table-column-properties fo:break-before="auto" style:column-width="0.678in"/>
    </style:style>
    <style:style style:name="co100" style:family="table-column">
      <style:table-column-properties fo:break-before="auto" style:column-width="2.1071in"/>
    </style:style>
    <style:style style:name="co10" style:family="table-column">
      <style:table-column-properties fo:break-before="auto" style:column-width="1.2437in"/>
    </style:style>
    <style:style style:name="co101" style:family="table-column">
      <style:table-column-properties fo:break-before="auto" style:column-width="5.5075in"/>
    </style:style>
    <style:style style:name="co4" style:family="table-column">
      <style:table-column-properties fo:break-before="auto" style:column-width="0.8925in"/>
    </style:style>
    <style:style style:name="co102" style:family="table-column">
      <style:table-column-properties fo:break-before="auto" style:column-width="0.6799in"/>
    </style:style>
    <style:style style:name="co13" style:family="table-column">
      <style:table-column-properties fo:break-before="auto" style:column-width="0.8083in"/>
    </style:style>
    <style:style style:name="co103" style:family="table-column">
      <style:table-column-properties fo:break-before="auto" style:column-width="1.6902in"/>
    </style:style>
    <style:style style:name="co104" style:family="table-column">
      <style:table-column-properties fo:break-before="auto" style:column-width="6.7728in"/>
    </style:style>
    <style:style style:name="co105" style:family="table-column">
      <style:table-column-properties fo:break-before="auto" style:column-width="1.9138in"/>
    </style:style>
    <style:style style:name="co74" style:family="table-column">
      <style:table-column-properties fo:break-before="auto" style:column-width="0.6165in"/>
    </style:style>
    <style:style style:name="co75" style:family="table-column">
      <style:table-column-properties fo:break-before="auto" style:column-width="0.8626in"/>
    </style:style>
    <style:style style:name="co76" style:family="table-column">
      <style:table-column-properties fo:break-before="auto" style:column-width="1.5098in"/>
    </style:style>
    <style:style style:name="co77" style:family="table-column">
      <style:table-column-properties fo:break-before="auto" style:column-width="6.2201in"/>
    </style:style>
    <style:style style:name="co94" style:family="table-column">
      <style:table-column-properties fo:break-before="auto" style:column-width="1.3181in"/>
    </style:style>
    <style:style style:name="co78" style:family="table-column">
      <style:table-column-properties fo:break-before="auto" style:column-width="0.6272in"/>
    </style:style>
    <style:style style:name="co79" style:family="table-column">
      <style:table-column-properties fo:break-before="auto" style:column-width="0.8846in"/>
    </style:style>
    <style:style style:name="co24" style:family="table-column">
      <style:table-column-properties fo:break-before="auto" style:column-width="1.6055in"/>
    </style:style>
    <style:style style:name="co80" style:family="table-column">
      <style:table-column-properties fo:break-before="auto" style:column-width="6.3902in"/>
    </style:style>
    <style:style style:name="co81" style:family="table-column">
      <style:table-column-properties fo:break-before="auto" style:column-width="1.4138in"/>
    </style:style>
    <style:style style:name="co27" style:family="table-column">
      <style:table-column-properties fo:break-before="auto" style:column-width="0.6591in"/>
    </style:style>
    <style:style style:name="co28" style:family="table-column">
      <style:table-column-properties fo:break-before="auto" style:column-width="0.8736in"/>
    </style:style>
    <style:style style:name="co29" style:family="table-column">
      <style:table-column-properties fo:break-before="auto" style:column-width="1.3925in"/>
    </style:style>
    <style:style style:name="co30" style:family="table-column">
      <style:table-column-properties fo:break-before="auto" style:column-width="0.9571in"/>
    </style:style>
    <style:style style:name="co31" style:family="table-column">
      <style:table-column-properties fo:break-before="auto" style:column-width="6.4327in"/>
    </style:style>
    <style:style style:name="co32" style:family="table-column">
      <style:table-column-properties fo:break-before="auto" style:column-width="1.5736in"/>
    </style:style>
    <style:style style:name="co33" style:family="table-column">
      <style:table-column-properties fo:break-before="auto" style:column-width="0.6374in"/>
    </style:style>
    <style:style style:name="co34" style:family="table-column">
      <style:table-column-properties fo:break-before="auto" style:column-width="1.6366in"/>
    </style:style>
    <style:style style:name="co35" style:family="table-column">
      <style:table-column-properties fo:break-before="auto" style:column-width="6.5811in"/>
    </style:style>
    <style:style style:name="co36" style:family="table-column">
      <style:table-column-properties fo:break-before="auto" style:column-width="1.5839in"/>
    </style:style>
    <style:style style:name="co37" style:family="table-column">
      <style:table-column-properties fo:break-before="auto" style:column-width="0.7016in"/>
    </style:style>
    <style:style style:name="co38" style:family="table-column">
      <style:table-column-properties fo:break-before="auto" style:column-width="0.8189in"/>
    </style:style>
    <style:style style:name="co39" style:family="table-column">
      <style:table-column-properties fo:break-before="auto" style:column-width="6.7937in"/>
    </style:style>
    <style:style style:name="co40" style:family="table-column">
      <style:table-column-properties fo:break-before="auto" style:column-width="1.5945in"/>
    </style:style>
    <style:style style:name="co82" style:family="table-column">
      <style:table-column-properties fo:break-before="auto" style:column-width="0.648in"/>
    </style:style>
    <style:style style:name="co83" style:family="table-column">
      <style:table-column-properties fo:break-before="auto" style:column-width="1.5201in"/>
    </style:style>
    <style:style style:name="co43" style:family="table-column">
      <style:table-column-properties fo:break-before="auto" style:column-width="1.8071in"/>
    </style:style>
    <style:style style:name="co44" style:family="table-column">
      <style:table-column-properties fo:break-before="auto" style:column-width="0.7756in"/>
    </style:style>
    <style:style style:name="co45" style:family="table-column">
      <style:table-column-properties fo:break-before="auto" style:column-width="1.4984in"/>
    </style:style>
    <style:style style:name="co46" style:family="table-column">
      <style:table-column-properties fo:break-before="auto" style:column-width="1.1693in"/>
    </style:style>
    <style:style style:name="co47" style:family="table-column">
      <style:table-column-properties fo:break-before="auto" style:column-width="6.8256in"/>
    </style:style>
    <style:style style:name="co48" style:family="table-column">
      <style:table-column-properties fo:break-before="auto" style:column-width="0.7189in"/>
    </style:style>
    <style:style style:name="co49" style:family="table-column">
      <style:table-column-properties fo:break-before="auto" style:column-width="1.1575in"/>
    </style:style>
    <style:style style:name="co50" style:family="table-column">
      <style:table-column-properties fo:break-before="auto" style:column-width="1.6917in"/>
    </style:style>
    <style:style style:name="co51" style:family="table-column">
      <style:table-column-properties fo:break-before="auto" style:column-width="0.95in"/>
    </style:style>
    <style:style style:name="co52" style:family="table-column">
      <style:table-column-properties fo:break-before="auto" style:column-width="5.178in"/>
    </style:style>
    <style:style style:name="co53" style:family="table-column">
      <style:table-column-properties fo:break-before="auto" style:column-width="1.9846in"/>
    </style:style>
    <style:style style:name="co54" style:family="table-column">
      <style:table-column-properties fo:break-before="auto" style:column-width="0.6547in"/>
    </style:style>
    <style:style style:name="co55" style:family="table-column">
      <style:table-column-properties fo:break-before="auto" style:column-width="1.0154in"/>
    </style:style>
    <style:style style:name="co56" style:family="table-column">
      <style:table-column-properties fo:break-before="auto" style:column-width="1.6929in"/>
    </style:style>
    <style:style style:name="co57" style:family="table-column">
      <style:table-column-properties fo:break-before="auto" style:column-width="5.1453in"/>
    </style:style>
    <style:style style:name="co58" style:family="table-column">
      <style:table-column-properties fo:break-before="auto" style:column-width="2.1083in"/>
    </style:style>
    <style:style style:name="co86" style:family="table-column">
      <style:table-column-properties fo:break-before="auto" style:column-width="0.6925in"/>
    </style:style>
    <style:style style:name="co87" style:family="table-column">
      <style:table-column-properties fo:break-before="auto" style:column-width="0.9055in"/>
    </style:style>
    <style:style style:name="co88" style:family="table-column">
      <style:table-column-properties fo:break-before="auto" style:column-width="1.8346in"/>
    </style:style>
    <style:style style:name="co89" style:family="table-column">
      <style:table-column-properties fo:break-before="auto" style:column-width="5.4071in"/>
    </style:style>
    <style:style style:name="co90" style:family="table-column">
      <style:table-column-properties fo:break-before="auto" style:column-width="1.7717in"/>
    </style:style>
    <style:style style:name="co91" style:family="table-column">
      <style:table-column-properties fo:break-before="auto" style:column-width="0.8126in"/>
    </style:style>
    <style:style style:name="co65" style:family="table-column">
      <style:table-column-properties fo:break-before="auto" style:column-width="1.7846in"/>
    </style:style>
    <style:style style:name="co92" style:family="table-column">
      <style:table-column-properties fo:break-before="auto" style:column-width="4.8626in"/>
    </style:style>
    <style:style style:name="co93" style:family="table-column">
      <style:table-column-properties fo:break-before="auto" style:column-width="2.0909in"/>
    </style:style>
    <style:style style:name="co68" style:family="table-column">
      <style:table-column-properties fo:break-before="auto" style:column-width="0.6661in"/>
    </style:style>
    <style:style style:name="co69" style:family="table-column">
      <style:table-column-properties fo:break-before="auto" style:column-width="5.3417in"/>
    </style:style>
    <style:style style:name="co70" style:family="table-column">
      <style:table-column-properties fo:break-before="auto" style:column-width="2.1445in"/>
    </style:style>
    <style:style style:name="co1" style:family="table-column">
      <style:table-column-properties fo:break-before="auto" style:column-width="0.7055in"/>
    </style:style>
    <style:style style:name="co71" style:family="table-column">
      <style:table-column-properties fo:break-before="auto" style:column-width="1.5583in"/>
    </style:style>
    <style:style style:name="co72" style:family="table-column">
      <style:table-column-properties fo:break-before="auto" style:column-width="5.2091in"/>
    </style:style>
    <style:style style:name="co3" style:family="table-column">
      <style:table-column-properties fo:break-before="auto" style:column-width="2.078in"/>
    </style:style>
    <style:style style:name="co85" style:family="table-column">
      <style:table-column-properties fo:break-before="auto" style:column-width="0.6091in"/>
    </style:style>
    <style:style style:name="co95" style:family="table-column">
      <style:table-column-properties fo:break-before="auto" style:column-width="0.972in"/>
    </style:style>
    <style:style style:name="co96" style:family="table-column">
      <style:table-column-properties fo:break-before="auto" style:column-width="6.0083in"/>
    </style:style>
    <style:style style:name="co97" style:family="table-column">
      <style:table-column-properties fo:break-before="auto" style:column-width="3.2638in"/>
    </style:style>
    <style:style style:name="co106" style:family="table-column">
      <style:table-column-properties fo:break-before="auto" style:column-width="0.889in"/>
    </style:style>
    <style:style style:name="ro60" style:family="table-row">
      <style:table-row-properties style:row-height="0.1752in" fo:break-before="auto" style:use-optimal-row-height="true"/>
    </style:style>
    <style:style style:name="ro13" style:family="table-row">
      <style:table-row-properties style:row-height="0.178in" fo:break-before="auto" style:use-optimal-row-height="true"/>
    </style:style>
    <style:style style:name="ro106" style:family="table-row">
      <style:table-row-properties style:row-height="0.1866in" fo:break-before="auto" style:use-optimal-row-height="true"/>
    </style:style>
    <style:style style:name="ro105" style:family="table-row">
      <style:table-row-properties style:row-height="0.9429in" fo:break-before="auto" style:use-optimal-row-height="true"/>
    </style:style>
    <style:style style:name="ro107" style:family="table-row">
      <style:table-row-properties style:row-height="2.4571in" fo:break-before="auto" style:use-optimal-row-height="true"/>
    </style:style>
    <style:style style:name="ro67" style:family="table-row">
      <style:table-row-properties style:row-height="0.6409in" fo:break-before="auto" style:use-optimal-row-height="true"/>
    </style:style>
    <style:style style:name="ro108" style:family="table-row">
      <style:table-row-properties style:row-height="1.3437in" fo:break-before="auto" style:use-optimal-row-height="true"/>
    </style:style>
    <style:style style:name="ro109" style:family="table-row">
      <style:table-row-properties style:row-height="1.5484in" fo:break-before="auto" style:use-optimal-row-height="true"/>
    </style:style>
    <style:style style:name="ro110" style:family="table-row">
      <style:table-row-properties style:row-height="0.7925in" fo:break-before="auto" style:use-optimal-row-height="true"/>
    </style:style>
    <style:style style:name="ro74" style:family="table-row">
      <style:table-row-properties style:row-height="1.0945in" fo:break-before="auto" style:use-optimal-row-height="true"/>
    </style:style>
    <style:style style:name="ro111" style:family="table-row">
      <style:table-row-properties style:row-height="2.7598in" fo:break-before="auto" style:use-optimal-row-height="true"/>
    </style:style>
    <style:style style:name="ro2" style:family="table-row">
      <style:table-row-properties style:row-height="0.3311in" fo:break-before="auto" style:use-optimal-row-height="true"/>
    </style:style>
    <style:style style:name="ro148" style:family="table-row">
      <style:table-row-properties style:row-height="1.1138in" fo:break-before="auto" style:use-optimal-row-height="true"/>
    </style:style>
    <style:style style:name="ro149" style:family="table-row">
      <style:table-row-properties style:row-height="0.8028in" fo:break-before="auto" style:use-optimal-row-height="true"/>
    </style:style>
    <style:style style:name="ro7" style:family="table-row">
      <style:table-row-properties style:row-height="1.1091in" fo:break-before="auto" style:use-optimal-row-height="true"/>
    </style:style>
    <style:style style:name="ro150" style:family="table-row">
      <style:table-row-properties style:row-height="1.4252in" fo:break-before="auto" style:use-optimal-row-height="true"/>
    </style:style>
    <style:style style:name="ro12" style:family="table-row">
      <style:table-row-properties style:row-height="1.2638in" fo:break-before="auto" style:use-optimal-row-height="true"/>
    </style:style>
    <style:style style:name="ro151" style:family="table-row">
      <style:table-row-properties style:row-height="1.5807in" fo:break-before="auto" style:use-optimal-row-height="true"/>
    </style:style>
    <style:style style:name="ro152" style:family="table-row">
      <style:table-row-properties style:row-height="0.4917in" fo:break-before="auto" style:use-optimal-row-height="true"/>
    </style:style>
    <style:style style:name="ro3" style:family="table-row">
      <style:table-row-properties style:row-height="0.6425in" fo:break-before="auto" style:use-optimal-row-height="true"/>
    </style:style>
    <style:style style:name="ro17" style:family="table-row">
      <style:table-row-properties style:row-height="1.3972in" fo:break-before="auto" style:use-optimal-row-height="true"/>
    </style:style>
    <style:style style:name="ro18" style:family="table-row">
      <style:table-row-properties style:row-height="1.8516in" fo:break-before="auto" style:use-optimal-row-height="true"/>
    </style:style>
    <style:style style:name="ro11" style:family="table-row">
      <style:table-row-properties style:row-height="0.798in" fo:break-before="auto" style:use-optimal-row-height="true"/>
    </style:style>
    <style:style style:name="ro9" style:family="table-row">
      <style:table-row-properties style:row-height="0.9535in" fo:break-before="auto" style:use-optimal-row-height="true"/>
    </style:style>
    <style:style style:name="ro68" style:family="table-row">
      <style:table-row-properties style:row-height="0.1736in" fo:break-before="auto" style:use-optimal-row-height="true"/>
    </style:style>
    <style:style style:name="ro87" style:family="table-row">
      <style:table-row-properties style:row-height="0.1736in" fo:break-before="auto" style:use-optimal-row-height="true"/>
    </style:style>
    <style:style style:name="ro69" style:family="table-row">
      <style:table-row-properties style:row-height="0.3382in" fo:break-before="auto" style:use-optimal-row-height="true"/>
    </style:style>
    <style:style style:name="ro88" style:family="table-row">
      <style:table-row-properties style:row-height="2.4925in" fo:break-before="auto" style:use-optimal-row-height="true"/>
    </style:style>
    <style:style style:name="ro89" style:family="table-row">
      <style:table-row-properties style:row-height="3.9791in" fo:break-before="auto" style:use-optimal-row-height="true"/>
    </style:style>
    <style:style style:name="ro76" style:family="table-row">
      <style:table-row-properties style:row-height="1.7in" fo:break-before="auto" style:use-optimal-row-height="true"/>
    </style:style>
    <style:style style:name="ro77" style:family="table-row">
      <style:table-row-properties style:row-height="1.2457in" fo:break-before="auto" style:use-optimal-row-height="true"/>
    </style:style>
    <style:style style:name="ro53" style:family="table-row">
      <style:table-row-properties style:row-height="2.3528in" fo:break-before="auto" style:use-optimal-row-height="true"/>
    </style:style>
    <style:style style:name="ro37" style:family="table-row">
      <style:table-row-properties style:row-height="3.1299in" fo:break-before="auto" style:use-optimal-row-height="true"/>
    </style:style>
    <style:style style:name="ro6" style:family="table-row">
      <style:table-row-properties style:row-height="1.4193in" fo:break-before="auto" style:use-optimal-row-height="true"/>
    </style:style>
    <style:style style:name="ro1" style:family="table-row">
      <style:table-row-properties style:row-height="0.178in" fo:break-before="auto" style:use-optimal-row-height="true"/>
    </style:style>
    <style:style style:name="ro21" style:family="table-row">
      <style:table-row-properties style:row-height="2.2382in" fo:break-before="auto" style:use-optimal-row-height="true"/>
    </style:style>
    <style:style style:name="ro22" style:family="table-row">
      <style:table-row-properties style:row-height="2.1972in" fo:break-before="auto" style:use-optimal-row-height="true"/>
    </style:style>
    <style:style style:name="ro23" style:family="table-row">
      <style:table-row-properties style:row-height="1.772in" fo:break-before="auto" style:use-optimal-row-height="true"/>
    </style:style>
    <style:style style:name="ro24" style:family="table-row">
      <style:table-row-properties style:row-height="2.2181in" fo:break-before="auto" style:use-optimal-row-height="true"/>
    </style:style>
    <style:style style:name="ro25" style:family="table-row">
      <style:table-row-properties style:row-height="2.3626in" fo:break-before="auto" style:use-optimal-row-height="true"/>
    </style:style>
    <style:style style:name="ro26" style:family="table-row">
      <style:table-row-properties style:row-height="2.0417in" fo:break-before="auto" style:use-optimal-row-height="true"/>
    </style:style>
    <style:style style:name="ro27" style:family="table-row">
      <style:table-row-properties style:row-height="2.6634in" fo:break-before="auto" style:use-optimal-row-height="true"/>
    </style:style>
    <style:style style:name="ro28" style:family="table-row">
      <style:table-row-properties style:row-height="2.311in" fo:break-before="auto" style:use-optimal-row-height="true"/>
    </style:style>
    <style:style style:name="ro29" style:family="table-row">
      <style:table-row-properties style:row-height="1.2846in" fo:break-before="auto" style:use-optimal-row-height="true"/>
    </style:style>
    <style:style style:name="ro4" style:family="table-row">
      <style:table-row-properties style:row-height="0.4866in" fo:break-before="auto" style:use-optimal-row-height="true"/>
    </style:style>
    <style:style style:name="ro30" style:family="table-row">
      <style:table-row-properties style:row-height="0.9736in" fo:break-before="auto" style:use-optimal-row-height="true"/>
    </style:style>
    <style:style style:name="ro31" style:family="table-row">
      <style:table-row-properties style:row-height="2.7047in" fo:break-before="auto" style:use-optimal-row-height="true"/>
    </style:style>
    <style:style style:name="ro32" style:family="table-row">
      <style:table-row-properties style:row-height="1.8862in" fo:break-before="auto" style:use-optimal-row-height="true"/>
    </style:style>
    <style:style style:name="ro16" style:family="table-row">
      <style:table-row-properties style:row-height="1.5752in" fo:break-before="auto" style:use-optimal-row-height="true"/>
    </style:style>
    <style:style style:name="ro33" style:family="table-row">
      <style:table-row-properties style:row-height="1.928in" fo:break-before="auto" style:use-optimal-row-height="true"/>
    </style:style>
    <style:style style:name="ro34" style:family="table-row">
      <style:table-row-properties style:row-height="5.9283in" fo:break-before="auto" style:use-optimal-row-height="true"/>
    </style:style>
    <style:style style:name="ro35" style:family="table-row">
      <style:table-row-properties style:row-height="7.9492in" fo:break-before="auto" style:use-optimal-row-height="true"/>
    </style:style>
    <style:style style:name="ro36" style:family="table-row">
      <style:table-row-properties style:row-height="2.8189in" fo:break-before="auto" style:use-optimal-row-height="true"/>
    </style:style>
    <style:style style:name="ro8" style:family="table-row">
      <style:table-row-properties style:row-height="2.9744in" fo:break-before="auto" style:use-optimal-row-height="true"/>
    </style:style>
    <style:style style:name="ro10" style:family="table-row">
      <style:table-row-properties style:row-height="1.7307in" fo:break-before="auto" style:use-optimal-row-height="true"/>
    </style:style>
    <style:style style:name="ro14" style:family="table-row">
      <style:table-row-properties style:row-height="2.5075in" fo:break-before="auto" style:use-optimal-row-height="true"/>
    </style:style>
    <style:style style:name="ro38" style:family="table-row">
      <style:table-row-properties style:row-height="2.4874in" fo:break-before="auto" style:use-optimal-row-height="true"/>
    </style:style>
    <style:style style:name="ro39" style:family="table-row">
      <style:table-row-properties style:row-height="4.5291in" fo:break-before="auto" style:use-optimal-row-height="true"/>
    </style:style>
    <style:style style:name="ro54" style:family="table-row">
      <style:table-row-properties style:row-height="2.0626in" fo:break-before="auto" style:use-optimal-row-height="true"/>
    </style:style>
    <style:style style:name="ro55" style:family="table-row">
      <style:table-row-properties style:row-height="3.4409in" fo:break-before="auto" style:use-optimal-row-height="true"/>
    </style:style>
    <style:style style:name="ro20" style:family="table-row">
      <style:table-row-properties style:row-height="2.5075in" fo:break-before="auto" style:use-optimal-row-height="true"/>
    </style:style>
    <style:style style:name="ro42" style:family="table-row">
      <style:table-row-properties style:row-height="7.172in" fo:break-before="auto" style:use-optimal-row-height="true"/>
    </style:style>
    <style:style style:name="ro41" style:family="table-row">
      <style:table-row-properties style:row-height="3.7516in" fo:break-before="auto" style:use-optimal-row-height="true"/>
    </style:style>
    <style:style style:name="ro43" style:family="table-row">
      <style:table-row-properties style:row-height="0.3417in" fo:break-before="auto" style:use-optimal-row-height="true"/>
    </style:style>
    <style:style style:name="ro44" style:family="table-row">
      <style:table-row-properties style:row-height="3.5965in" fo:break-before="auto" style:use-optimal-row-height="true"/>
    </style:style>
    <style:style style:name="ro45" style:family="table-row">
      <style:table-row-properties style:row-height="3.2854in" fo:break-before="auto" style:use-optimal-row-height="true"/>
    </style:style>
    <style:style style:name="ro46" style:family="table-row">
      <style:table-row-properties style:row-height="4.0626in" fo:break-before="auto" style:use-optimal-row-height="true"/>
    </style:style>
    <style:style style:name="ro47" style:family="table-row">
      <style:table-row-properties style:row-height="3.2854in" fo:break-before="auto" style:use-optimal-row-height="true"/>
    </style:style>
    <style:style style:name="ro48" style:family="table-row">
      <style:table-row-properties style:row-height="4.3736in" fo:break-before="auto" style:use-optimal-row-height="true"/>
    </style:style>
    <style:style style:name="ro49" style:family="table-row">
      <style:table-row-properties style:row-height="4.8402in" fo:break-before="auto" style:use-optimal-row-height="true"/>
    </style:style>
    <style:style style:name="ro50" style:family="table-row">
      <style:table-row-properties style:row-height="3.7516in" fo:break-before="auto" style:use-optimal-row-height="true"/>
    </style:style>
    <style:style style:name="ro82" style:family="table-row">
      <style:table-row-properties style:row-height="0.222in" fo:break-before="auto" style:use-optimal-row-height="true"/>
    </style:style>
    <style:style style:name="ro83" style:family="table-row">
      <style:table-row-properties style:row-height="0.3736in" fo:break-before="auto" style:use-optimal-row-height="true"/>
    </style:style>
    <style:style style:name="ro84" style:family="table-row">
      <style:table-row-properties style:row-height="2.3965in" fo:break-before="auto" style:use-optimal-row-height="true"/>
    </style:style>
    <style:style style:name="ro85" style:family="table-row">
      <style:table-row-properties style:row-height="1.1528in" fo:break-before="auto" style:use-optimal-row-height="true"/>
    </style:style>
    <style:style style:name="ro86" style:family="table-row">
      <style:table-row-properties style:row-height="1.2047in" fo:break-before="auto" style:use-optimal-row-height="true"/>
    </style:style>
    <style:style style:name="ro90" style:family="table-row">
      <style:table-row-properties style:row-height="4.7283in" fo:break-before="auto" style:use-optimal-row-height="true"/>
    </style:style>
    <style:style style:name="ro91" style:family="table-row">
      <style:table-row-properties style:row-height="0.5252in" fo:break-before="auto" style:use-optimal-row-height="true"/>
    </style:style>
    <style:style style:name="ro92" style:family="table-row">
      <style:table-row-properties style:row-height="1.8909in" fo:break-before="auto" style:use-optimal-row-height="true"/>
    </style:style>
    <style:style style:name="ro93" style:family="table-row">
      <style:table-row-properties style:row-height="2.0382in" fo:break-before="auto" style:use-optimal-row-height="true"/>
    </style:style>
    <style:style style:name="ro94" style:family="table-row">
      <style:table-row-properties style:row-height="2.6346in" fo:break-before="auto" style:use-optimal-row-height="true"/>
    </style:style>
    <style:style style:name="ro95" style:family="table-row">
      <style:table-row-properties style:row-height="2.6709in" fo:break-before="auto" style:use-optimal-row-height="true"/>
    </style:style>
    <style:style style:name="ro96" style:family="table-row">
      <style:table-row-properties style:row-height="3.0189in" fo:break-before="auto" style:use-optimal-row-height="true"/>
    </style:style>
    <style:style style:name="ro97" style:family="table-row">
      <style:table-row-properties style:row-height="1.4335in" fo:break-before="auto" style:use-optimal-row-height="true"/>
    </style:style>
    <style:style style:name="ro98" style:family="table-row">
      <style:table-row-properties style:row-height="0.9791in" fo:break-before="auto" style:use-optimal-row-height="true"/>
    </style:style>
    <style:style style:name="ro99" style:family="table-row">
      <style:table-row-properties style:row-height="1.8866in" fo:break-before="auto" style:use-optimal-row-height="true"/>
    </style:style>
    <style:style style:name="ro100" style:family="table-row">
      <style:table-row-properties style:row-height="1.2819in" fo:break-before="auto" style:use-optimal-row-height="true"/>
    </style:style>
    <style:style style:name="ro101" style:family="table-row">
      <style:table-row-properties style:row-height="2.8307in" fo:break-before="auto" style:use-optimal-row-height="true"/>
    </style:style>
    <style:style style:name="ro102" style:family="table-row">
      <style:table-row-properties style:row-height="3.1335in" fo:break-before="auto" style:use-optimal-row-height="true"/>
    </style:style>
    <style:style style:name="ro103" style:family="table-row">
      <style:table-row-properties style:row-height="4.202in" fo:break-before="auto" style:use-optimal-row-height="true"/>
    </style:style>
    <style:style style:name="ro104" style:family="table-row">
      <style:table-row-properties style:row-height="3.2492in" fo:break-before="auto" style:use-optimal-row-height="true"/>
    </style:style>
    <style:style style:name="ro112" style:family="table-row">
      <style:table-row-properties style:row-height="2.6437in" fo:break-before="auto" style:use-optimal-row-height="true"/>
    </style:style>
    <style:style style:name="ro113" style:family="table-row">
      <style:table-row-properties style:row-height="2.3772in" fo:break-before="auto" style:use-optimal-row-height="true"/>
    </style:style>
    <style:style style:name="ro114" style:family="table-row">
      <style:table-row-properties style:row-height="3.098in" fo:break-before="auto" style:use-optimal-row-height="true"/>
    </style:style>
    <style:style style:name="ro115" style:family="table-row">
      <style:table-row-properties style:row-height="2.2256in" fo:break-before="auto" style:use-optimal-row-height="true"/>
    </style:style>
    <style:style style:name="ro116" style:family="table-row">
      <style:table-row-properties style:row-height="2.0744in" fo:break-before="auto" style:use-optimal-row-height="true"/>
    </style:style>
    <style:style style:name="ro117" style:family="table-row">
      <style:table-row-properties style:row-height="1.1307in" fo:break-before="auto" style:use-optimal-row-height="true"/>
    </style:style>
    <style:style style:name="ro118" style:family="table-row">
      <style:table-row-properties style:row-height="2.9465in" fo:break-before="auto" style:use-optimal-row-height="true"/>
    </style:style>
    <style:style style:name="ro119" style:family="table-row">
      <style:table-row-properties style:row-height="2.3409in" fo:break-before="auto" style:use-optimal-row-height="true"/>
    </style:style>
    <style:style style:name="ro120" style:family="table-row">
      <style:table-row-properties style:row-height="2.1898in" fo:break-before="auto" style:use-optimal-row-height="true"/>
    </style:style>
    <style:style style:name="ro121" style:family="table-row">
      <style:table-row-properties style:row-height="1.5846in" fo:break-before="auto" style:use-optimal-row-height="true"/>
    </style:style>
    <style:style style:name="ro122" style:family="table-row">
      <style:table-row-properties style:row-height="1.8425in" fo:break-before="auto" style:use-optimal-row-height="true"/>
    </style:style>
    <style:style style:name="ro123" style:family="table-row">
      <style:table-row-properties style:row-height="1.9228in" fo:break-before="auto" style:use-optimal-row-height="true"/>
    </style:style>
    <style:style style:name="ro124" style:family="table-row">
      <style:table-row-properties style:row-height="1.7362in" fo:break-before="auto" style:use-optimal-row-height="true"/>
    </style:style>
    <style:style style:name="ro125" style:family="table-row">
      <style:table-row-properties style:row-height="2.154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style:text-properties style:text-position=""/>
    </style:style>
    <style:style style:name="ce1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style:paragraph-properties fo:text-align="end"/>
      <style:text-properties style:text-position=""/>
    </style:style>
    <style:style style:name="ce13"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7"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6" style:family="table-cell" style:parent-style-name="Default">
      <style:table-cell-properties fo:wrap-option="wrap"/>
      <style:text-properties style:text-position=""/>
    </style:style>
    <style:style style:name="ce7" style:family="table-cell" style:parent-style-name="Default" style:data-style-name="N100">
      <style:table-cell-properties style:text-align-source="fix" style:repeat-content="false" fo:wrap-option="wrap"/>
      <style:paragraph-properties fo:text-align="start"/>
      <style:text-properties style:text-position=""/>
    </style:style>
    <style:style style:name="ce77" style:family="table-cell" style:parent-style-name="Default" style:data-style-name="N100">
      <style:table-cell-properties style:text-align-source="value-type" style:repeat-content="false" fo:wrap-option="no-wrap" fo:border="none" fo:padding-bottom="0.0193in" fo:padding-left="0.0138in" fo:padding-right="0.0138in" fo:padding-top="0.0193in"/>
      <style:paragraph-properties fo:margin-left="0in"/>
      <style:text-properties style:text-position="" fo:font-weight="normal" style:font-weight-asian="normal" style:font-weight-complex="normal"/>
    </style:style>
    <style:style style:name="ce78"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79" style:family="table-cell" style:parent-style-name="Default" style:data-style-name="N100">
      <style:table-cell-properties style:text-align-source="fix" style:repeat-content="false"/>
      <style:paragraph-properties fo:text-align="end"/>
      <style:text-properties style:text-position=""/>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0"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name="Arial" fo:language="en" fo:country="US" style:font-size-complex="5.69999980926514pt"/>
    </style:style>
    <style:style style:name="ce82" style:family="table-cell" style:parent-style-name="Default" style:data-style-name="N100">
      <style:table-cell-properties fo:wrap-option="wrap"/>
      <style:text-properties style:text-position="" style:font-size-complex="5.65000009536743pt"/>
    </style:style>
    <style:style style:name="ce8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84" style:family="table-cell" style:parent-style-name="Default" style:data-style-name="N100">
      <style:table-cell-properties style:text-align-source="fix" style:repeat-content="false" fo:wrap-option="wrap"/>
      <style:paragraph-properties fo:text-align="start"/>
      <style:text-properties style:text-position="" style:font-name="Arial Unicode MS" fo:font-size="10pt" fo:language="en" fo:country="US" fo:font-weight="normal" style:font-name-asian="Arial Unicode MS" style:font-size-asian="8pt" style:language-asian="en" style:country-asian="US" style:font-weight-asian="normal" style:font-name-complex="Arial Unicode MS" style:font-size-complex="4.59999990463257pt" style:language-complex="en" style:country-complex="US" style:font-weight-complex="normal"/>
    </style:style>
    <style:style style:name="ce89"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language-complex="en" style:country-complex="US"/>
    </style:style>
    <style:style style:name="ce9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91" style:family="table-cell" style:parent-style-name="Default" style:data-style-name="N100">
      <style:table-cell-properties style:text-align-source="fix" style:repeat-content="false" fo:wrap-option="no-wrap"/>
      <style:paragraph-properties fo:text-align="start"/>
      <style:text-properties style:text-position=""/>
    </style:style>
    <style:style style:name="ce10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01" style:family="table-cell" style:parent-style-name="Default" style:data-style-name="N100">
      <style:table-cell-properties style:text-align-source="fix" style:repeat-content="false" fo:wrap-option="wrap"/>
      <style:paragraph-properties fo:text-align="start"/>
      <style:text-properties style:text-position=""/>
    </style:style>
    <style:style style:name="ce102" style:family="table-cell" style:parent-style-name="Default" style:data-style-name="N100">
      <style:table-cell-properties fo:wrap-option="wrap"/>
      <style:text-properties style:text-position=""/>
    </style:style>
    <style:style style:name="ce10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0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10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0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8pt" style:language-asian="en" style:country-asian="US" style:font-size-complex="4.55000019073486pt" style:language-complex="en" style:country-complex="US"/>
    </style:style>
    <style:style style:name="ce10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0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0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9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46" style:family="table-cell" style:parent-style-name="Default" style:data-style-name="N100">
      <style:table-cell-properties style:text-align-source="fix" style:repeat-content="false" fo:wrap-option="wrap"/>
      <style:paragraph-properties fo:text-align="start"/>
      <style:text-properties style:text-position=""/>
    </style:style>
    <style:style style:name="ce49" style:family="table-cell" style:parent-style-name="Default" style:data-style-name="N100">
      <style:table-cell-properties fo:wrap-option="wrap"/>
      <style:text-properties style:text-position=""/>
    </style:style>
    <style:style style:name="ce50" style:family="table-cell" style:parent-style-name="Default" style:data-style-name="N100">
      <style:table-cell-properties style:text-align-source="value-type" style:repeat-content="false" fo:wrap-option="wrap"/>
      <style:paragraph-properties fo:margin-left="0in"/>
      <style:text-properties style:text-position="" style:font-size-complex="5.69999980926514pt"/>
    </style:style>
    <style:style style:name="ce18"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27"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28"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font-size-complex="5.65000009536743pt"/>
    </style:style>
    <style:style style:name="ce29"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30"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2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31"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start"/>
      <style:text-properties style:text-position="" fo:font-weight="normal" style:font-weight-asian="normal" style:font-weight-complex="normal"/>
    </style:style>
    <style:style style:name="ce3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font-size-complex="5.65000009536743pt" style:language-complex="en" style:country-complex="US"/>
    </style:style>
    <style:style style:name="ce3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fo:font-weight="normal" style:language-asian="en" style:country-asian="US" style:font-weight-asian="bold" style:font-size-complex="5.65000009536743pt" style:language-complex="en" style:country-complex="US" style:font-weight-complex="bold"/>
    </style:style>
    <style:style style:name="ce3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language="en" fo:country="US" style:language-asian="en" style:country-asian="US" style:language-complex="en" style:country-complex="US"/>
    </style:style>
    <style:style style:name="ce48"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5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52" style:family="table-cell" style:parent-style-name="Default" style:data-style-name="N100">
      <style:table-cell-properties style:text-align-source="value-type" style:repeat-content="false" fo:wrap-option="wrap"/>
      <style:text-properties style:text-position=""/>
    </style:style>
    <style:style style:name="ce53" style:family="table-cell" style:parent-style-name="Default" style:data-style-name="N100">
      <style:table-cell-properties fo:wrap-option="wrap" fo:padding-bottom="0.0193in" fo:padding-left="0.0138in" fo:padding-right="0.0138in" fo:padding-top="0.0193in"/>
      <style:text-properties style:text-position=""/>
    </style:style>
    <style:style style:name="ce54"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style>
    <style:style style:name="ce55" style:family="table-cell" style:parent-style-name="Default" style:data-style-name="N100">
      <style:table-cell-properties fo:wrap-option="wrap" fo:padding-bottom="0.0193in" fo:padding-left="0.0138in" fo:padding-right="0.0138in" fo:padding-top="0.0193in"/>
      <style:text-properties style:text-position="" style:font-name="Arial" style:font-name-asian="Arial Unicode MS1" style:font-name-complex="Arial Unicode MS1" style:font-size-complex="5.69999980926514pt"/>
    </style:style>
    <style:style style:name="ce5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5.69999980926514pt"/>
    </style:style>
    <style:style style:name="ce57"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9999980926514pt"/>
    </style:style>
    <style:style style:name="ce58" style:family="table-cell" style:parent-style-name="Default" style:data-style-name="N100">
      <style:table-cell-properties style:text-align-source="value-type" style:repeat-content="false" fo:wrap-option="wrap"/>
      <style:text-properties style:text-position="" style:font-name="Arial" style:font-name-asian="Arial Unicode MS1" style:font-name-complex="Arial Unicode MS1"/>
    </style:style>
    <style:style style:name="ce42" style:family="table-cell" style:parent-style-name="Default">
      <style:table-cell-properties style:text-align-source="fix" style:repeat-content="false" fo:wrap-option="wrap"/>
      <style:paragraph-properties fo:text-align="start"/>
      <style:text-properties style:text-position=""/>
    </style:style>
    <style:style style:name="ce3" style:family="table-cell" style:parent-style-name="Default" style:data-style-name="N100">
      <style:table-cell-properties fo:wrap-option="wrap"/>
      <style:text-properties style:text-position="" style:font-name="Arial" style:font-name-asian="Arial Unicode MS1" style:font-name-complex="Arial Unicode MS1"/>
    </style:style>
    <style:style style:name="ce43" style:family="table-cell" style:parent-style-name="Default" style:data-style-name="N100">
      <style:table-cell-properties fo:wrap-option="no-wrap" fo:padding-bottom="0.0193in" fo:padding-left="0.0138in" fo:padding-right="0.0138in" fo:padding-top="0.0193in"/>
      <style:text-properties style:text-position=""/>
    </style:style>
    <style:style style:name="ce4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6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64" style:family="table-cell" style:parent-style-name="Default">
      <style:table-cell-properties fo:wrap-option="wrap"/>
      <style:text-properties style:text-position=""/>
    </style:style>
    <style:style style:name="ce65" style:family="table-cell" style:parent-style-name="Default" style:data-style-name="N100">
      <style:table-cell-properties style:text-align-source="fix" style:repeat-content="false" fo:wrap-option="wrap"/>
      <style:paragraph-properties fo:text-align="start"/>
      <style:text-properties style:text-position=""/>
    </style:style>
    <style:style style:name="ce68" style:family="table-cell" style:parent-style-name="Default" style:data-style-name="N100">
      <style:table-cell-properties fo:wrap-option="wrap"/>
      <style:text-properties style:text-position=""/>
    </style:style>
    <style:style style:name="ce85" style:family="table-cell" style:parent-style-name="Default" style:data-style-name="N100">
      <style:table-cell-properties fo:wrap-option="no-wrap"/>
      <style:text-properties style:text-position=""/>
    </style:style>
    <style:style style:name="ce86" style:family="table-cell" style:parent-style-name="Default">
      <style:table-cell-properties style:text-align-source="fix" style:repeat-content="false" fo:wrap-option="wrap"/>
      <style:paragraph-properties fo:text-align="start"/>
      <style:text-properties style:text-position=""/>
    </style:style>
    <style:style style:name="ce87" style:family="table-cell" style:parent-style-name="Default" style:data-style-name="N100">
      <style:table-cell-properties fo:wrap-option="wrap" fo:padding-bottom="0.0193in" fo:padding-left="0.0138in" fo:padding-right="0.0138in" fo:padding-top="0.0193in"/>
      <style:text-properties style:text-position=""/>
    </style:style>
    <style:style style:name="ce88" style:family="table-cell" style:parent-style-name="Default">
      <style:table-cell-properties fo:wrap-option="wrap" fo:padding-bottom="0.0193in" fo:padding-left="0.0138in" fo:padding-right="0.0138in" fo:padding-top="0.0193in"/>
      <style:text-properties style:text-position=""/>
    </style:style>
    <style:style style:name="ce9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93" style:family="table-cell" style:parent-style-name="Default" style:data-style-name="N100">
      <style:table-cell-properties fo:wrap-option="wrap"/>
    </style:style>
    <style:style style:name="ce94" style:family="table-cell" style:parent-style-name="Default" style:data-style-name="N100">
      <style:table-cell-properties style:text-align-source="fix" style:repeat-content="false" fo:wrap-option="wrap"/>
      <style:paragraph-properties fo:text-align="start"/>
    </style:style>
    <style:style style:name="ce95" style:family="table-cell" style:parent-style-name="Default" style:data-style-name="N100">
      <style:table-cell-properties fo:wrap-option="wrap"/>
      <style:text-properties style:font-name="Arial" fo:font-size="10pt" fo:language="en" fo:country="US" style:font-name-asian="Arial" style:font-size-asian="10pt" style:language-asian="en" style:country-asian="US" style:font-name-complex="Arial" style:font-size-complex="10pt" style:language-complex="en" style:country-complex="US"/>
    </style:style>
    <style:style style:name="ce96" style:family="table-cell" style:parent-style-name="Default" style:data-style-name="N100">
      <style:table-cell-properties fo:wrap-option="wrap"/>
      <style:text-properties style:font-name="Arial Unicode MS" fo:font-size="10pt" fo:language="en" fo:country="US" style:font-name-asian="Arial Unicode MS" style:font-size-asian="10pt" style:language-asian="en" style:country-asian="US" style:font-name-complex="Arial Unicode MS" style:font-size-complex="10pt" style:language-complex="en" style:country-complex="US"/>
    </style:style>
    <style:style style:name="ce97"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98" style:family="table-cell" style:parent-style-name="Default" style:data-style-name="N100">
      <style:table-cell-properties fo:wrap-option="wrap"/>
      <style:text-properties style:font-name="Arial" style:font-name-asian="Arial Unicode MS1" style:font-name-complex="Arial Unicode MS1"/>
    </style:style>
    <style:style style:name="ce110" style:family="table-cell" style:parent-style-name="Default" style:data-style-name="N100">
      <style:table-cell-properties fo:background-color="transparent" fo:wrap-option="wrap"/>
    </style:style>
    <style:style style:name="ce111" style:family="table-cell" style:parent-style-name="Default">
      <style:table-cell-properties fo:wrap-option="wrap" fo:padding-bottom="0.0193in" fo:padding-left="0.0138in" fo:padding-right="0.0138in" fo:padding-top="0.0193in"/>
    </style:style>
    <style:style style:name="ce112" style:family="table-cell" style:parent-style-name="Default">
      <style:table-cell-properties fo:wrap-option="wrap" fo:padding-bottom="0.0193in" fo:padding-left="0.0138in" fo:padding-right="0.0138in" fo:padding-top="0.0193in"/>
      <style:text-properties style:font-name="Arial" fo:language="en" fo:country="US" style:font-name-asian="Arial" style:language-asian="en" style:country-asian="US" style:font-name-complex="Arial" style:language-complex="en" style:country-complex="US"/>
    </style:style>
    <style:style style:name="ce113" style:family="table-cell" style:parent-style-name="Default">
      <style:table-cell-properties fo:wrap-option="wrap"/>
    </style:style>
    <style:style style:name="ce114" style:family="table-cell" style:parent-style-name="Default" style:data-style-name="N100">
      <style:table-cell-properties fo:wrap-option="wrap"/>
      <style:text-properties style:font-name="Arial Unicode MS" fo:language="en" fo:country="US" style:font-name-asian="Arial Unicode MS" style:language-asian="en" style:country-asian="US" style:font-name-complex="Arial Unicode MS" style:language-complex="en" style:country-complex="US"/>
    </style:style>
    <style:style style:name="T1" style:family="text">
      <style:text-properties fo:font-weight="bold" style:font-weight-asian="bold" style:font-weight-complex="bold"/>
    </style:style>
    <style:style style:name="T58" style:family="text">
      <style:text-properties fo:language="en" fo:country="US" style:font-size-complex="5.69999980926514pt"/>
    </style:style>
    <style:style style:name="T59" style:family="text">
      <style:text-properties fo:language="en" fo:country="US" fo:font-weight="bold" style:font-weight-asian="bold" style:font-size-complex="5.69999980926514pt" style:font-weight-complex="bold"/>
    </style:style>
    <style:style style:name="T60" style:family="text">
      <style:text-properties fo:font-size="10pt" fo:language="en" fo:country="US" fo:font-weight="bold" style:font-size-asian="10pt" style:font-weight-asian="bold" style:font-size-complex="5.69999980926514pt" style:font-weight-complex="bold"/>
    </style:style>
    <style:style style:name="T61" style:family="text">
      <style:text-properties fo:font-size="10pt" fo:language="en" fo:country="US" fo:font-weight="normal" style:font-size-asian="10pt" style:font-weight-asian="normal" style:font-size-complex="5.69999980926514pt" style:font-weight-complex="normal"/>
    </style:style>
    <style:style style:name="T62"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63" style:family="text">
      <style:text-properties style:text-outline="false" style:text-line-through-style="none"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7"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9" style:family="text">
      <style:text-properties style:font-size-asian="4.5pt" style:font-size-complex="2.59999990463257pt"/>
    </style:style>
    <style:style style:name="T10" style:family="text">
      <style:text-properties style:font-size-complex="5.69999980926514pt"/>
    </style:style>
    <style:style style:name="T11" style:family="text">
      <style:text-properties fo:font-weight="bold" style:font-weight-asian="bold" style:font-size-complex="5.69999980926514pt" style:font-weight-complex="bold"/>
    </style:style>
    <style:style style:name="T17" style:family="text">
      <style:text-properties fo:font-size="12pt"/>
    </style:style>
    <style:style style:name="T65"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9"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6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2" style:family="text">
      <style:text-properties fo:font-size="10pt" fo:font-weight="bold" style:font-size-asian="10pt" style:font-weight-asian="bold" style:font-size-complex="5.69999980926514pt" style:font-weight-complex="bold"/>
    </style:style>
    <style:style style:name="T13" style:family="text">
      <style:text-properties fo:font-size="10pt" style:font-size-asian="10pt" style:font-size-complex="5.69999980926514pt"/>
    </style:style>
    <style:style style:name="T21" style:family="text">
      <style:text-properties fo:font-weight="normal" style:font-weight-asian="normal" style:font-weight-complex="normal"/>
    </style:style>
    <style:style style:name="T22" style:family="text">
      <style:text-properties fo:font-weight="normal" style:font-weight-asian="normal" style:font-size-complex="5.69999980926514pt" style:font-weight-complex="normal"/>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0pt" fo:font-weight="normal" style:font-size-asian="10pt" style:font-weight-asian="normal" style:font-size-complex="5.69999980926514pt" style:font-weight-complex="normal"/>
    </style:style>
    <style:style style:name="T25" style:family="text">
      <style:text-properties fo:font-size="10pt" style:font-size-asian="10pt" style:font-weight-asian="bold" style:font-size-complex="5.69999980926514pt" style:font-weight-complex="bold"/>
    </style:style>
    <style:style style:name="T2" style:family="text">
      <style:text-properties fo:font-size="11pt" fo:font-weight="bold" style:font-size-asian="11pt" style:font-weight-asian="bold" style:font-size-complex="11pt" style:font-weight-complex="bold"/>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2pt" fo:font-weight="bold" style:font-weight-asian="bold" style:font-weight-complex="bold"/>
    </style:style>
    <style:style style:name="T28" style:family="text">
      <style:text-properties style:text-position="super 58%"/>
    </style:style>
    <style:style style:name="T29" style:family="text">
      <style:text-properties style:font-weight-asian="bold" style:font-size-complex="5.69999980926514pt" style:font-weight-complex="bold"/>
    </style:style>
    <style:style style:name="T30" style:family="text">
      <style:text-properties fo:font-size="12pt" fo:font-weight="normal" style:font-weight-asian="normal" style:font-weight-complex="normal"/>
    </style:style>
    <style:style style:name="T31" style:family="text">
      <style:text-properties style:font-name-asian="Arial Unicode MS1" style:font-name-complex="Arial Unicode MS1"/>
    </style:style>
    <style:style style:name="T32" style:family="text">
      <style:text-properties fo:font-weight="bold" style:font-name-asian="Arial Unicode MS1" style:font-weight-asian="bold" style:font-name-complex="Arial Unicode MS1" style:font-weight-complex="bold"/>
    </style:style>
    <style:style style:name="T43" style:family="text">
      <style:text-properties style:font-name-asian="Arial Unicode MS1" style:font-name-complex="Arial Unicode MS1" style:font-size-complex="5.69999980926514pt"/>
    </style:style>
    <style:style style:name="T44" style:family="text">
      <style:text-properties fo:font-weight="bold" style:font-name-asian="Arial Unicode MS1" style:font-weight-asian="bold" style:font-name-complex="Arial Unicode MS1" style:font-size-complex="5.69999980926514pt" style:font-weight-complex="bold"/>
    </style:style>
    <style:style style:name="T45" style:family="text">
      <style:text-properties style:font-name-asian="Arial Unicode MS1" style:font-size-asian="10pt" style:font-name-complex="Arial Unicode MS1" style:font-size-complex="5.69999980926514pt"/>
    </style:style>
    <style:style style:name="T46" style:family="text">
      <style:text-properties fo:font-weight="normal" style:font-name-asian="Arial Unicode MS1" style:font-weight-asian="normal" style:font-name-complex="Arial Unicode MS1" style:font-size-complex="5.69999980926514pt" style:font-weight-complex="normal"/>
    </style:style>
    <style:style style:name="T47" style:family="text">
      <style:text-properties style:font-size-asian="10pt" style:font-size-complex="5.69999980926514pt"/>
    </style:style>
    <style:style style:name="T38" style:family="text">
      <style:text-properties style:font-name="Arial" style:font-name-asian="Arial Unicode MS1" style:font-name-complex="Arial Unicode MS1"/>
    </style:style>
    <style:style style:name="T39" style:family="text">
      <style:text-properties style:font-name="Arial" fo:font-weight="bold" style:font-name-asian="Arial Unicode MS1" style:font-weight-asian="bold" style:font-name-complex="Arial Unicode MS1" style:font-weight-complex="bold"/>
    </style:style>
    <style:style style:name="T40" style:family="text">
      <style:text-properties style:font-name="Arial" fo:font-weight="normal" style:font-name-asian="Arial Unicode MS1" style:font-weight-asian="normal" style:font-name-complex="Arial Unicode MS1" style:font-weight-complex="normal"/>
    </style:style>
    <style:style style:name="T41" style:family="text">
      <style:text-properties fo:font-style="italic" style:font-style-asian="italic" style:font-style-complex="italic"/>
    </style:style>
    <style:style style:name="T50"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51" style:family="text">
      <style:text-properties fo:font-size="12pt" fo:font-weight="bold" style:font-name-asian="Arial Unicode MS1" style:font-size-asian="12pt" style:font-weight-asian="bold" style:font-name-complex="Arial Unicode MS1" style:font-size-complex="12pt" style:font-weight-complex="bold"/>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style:font-name="Arial Unicode MS" fo:font-size="8pt" style:font-name-asian="Arial Unicode MS" style:font-size-asian="8pt" style:font-name-complex="Arial Unicode MS" style:font-size-complex="4.59999990463257pt"/>
    </style:style>
    <style:style style:name="T54" style:family="text">
      <style:text-properties fo:font-size="12pt" style:font-size-asian="12pt" style:font-size-complex="12pt"/>
    </style:style>
    <style:style style:name="T55" style:family="text">
      <style:text-properties style:font-name="Arial" fo:font-size="10pt" style:font-name-asian="Arial Unicode MS" style:font-size-asian="10pt" style:font-name-complex="Arial Unicode MS" style:font-size-complex="10pt"/>
    </style:style>
    <style:style style:name="T56" style:family="text">
      <style:text-properties style:font-name="Arial" fo:font-size="10pt" fo:font-weight="bold" style:font-name-asian="Arial Unicode MS" style:font-size-asian="10pt" style:font-weight-asian="bold" style:font-name-complex="Arial Unicode MS" style:font-size-complex="10pt" style:font-weight-complex="bold"/>
    </style:style>
    <style:style style:name="T57" style:family="text">
      <style:text-properties style:font-name="Arial" fo:font-size="8pt" style:font-name-asian="Arial" style:font-size-asian="8pt" style:font-name-complex="Arial" style:font-size-complex="4.59999990463257pt"/>
    </style:style>
    <style:style style:name="T67" style:family="text">
      <style:text-properties style:text-outline="false" style:text-line-through-style="none" style:font-name="Arial Unicode MS" fo:font-size="10pt"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68" style:family="text">
      <style:text-properties style:font-name="Arial" style:font-name-asian="Arial" style:font-name-complex="Arial"/>
    </style:style>
    <style:style style:name="T69" style:family="text">
      <style:text-properties style:font-name="Arial Unicode MS" fo:font-size="10pt" style:font-name-asian="Arial Unicode MS" style:font-size-asian="10pt" style:font-name-complex="Arial Unicode MS" style:font-size-complex="10pt"/>
    </style:style>
    <style:style style:name="T70"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71" style:family="text">
      <style:text-properties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T72" style:family="text">
      <style:text-properties fo:font-size="10pt" style:font-name-asian="Arial Unicode MS" style:font-size-asian="10pt" style:font-name-complex="Arial Unicode MS" style:font-size-complex="10pt"/>
    </style:style>
  </office:automatic-styles>
  <office:body>
    <office:spreadsheet>
      <table:table table:name="MTF and Time Factors" table:style-name="ta1">
        <table:table-column table:style-name="co85" table:default-cell-style-name="ce93"/>
        <table:table-column table:style-name="co95" table:default-cell-style-name="ce93"/>
        <table:table-column table:style-name="co3" table:default-cell-style-name="ce93"/>
        <table:table-column table:style-name="co4" table:default-cell-style-name="ce93"/>
        <table:table-column table:style-name="co96" table:default-cell-style-name="ce93"/>
        <table:table-column table:style-name="co97" table:default-cell-style-name="ce93"/>
        <table:table-row table:style-name="ro68">
          <table:table-cell table:style-name="Default" office:value-type="string">
            <text:p>Excerpts where the words “master”, “fact”, or “factor” are mentioned in TTTA.</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Page 14 has information about a vehicle “overturned” and Robert's arm being broken. <text:s/>Page 26, says he broke arm again, this time his right arm.</text:p>
          </table:table-cell>
          <table:table-cell table:style-name="Default" table:number-columns-repeated="4"/>
          <table:table-cell/>
        </table:table-row>
        <table:table-row table:style-name="ro68">
          <table:table-cell table:style-name="Default" office:value-type="string">
            <text:p>Page 200 might have a time factor too, given by money amounts, since “money” is italicized there.</text:p>
          </table:table-cell>
          <table:table-cell table:style-name="Default" table:number-columns-repeated="4"/>
          <table:table-cell/>
        </table:table-row>
        <table:table-row table:style-name="ro68">
          <table:table-cell table:style-name="Default" office:value-type="string">
            <text:p>Page 90 is showing time factors, I believe. <text:s/>“Right Aeroplane” and “Sell Major Motors” appear to be 91 and 144. <text:s/>Then Mr. K acts on the tip so, maybe Gann is showing a time factor applied.</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The word “master” is written on pages: 69, 141, 208, and 407.</text:p>
          </table:table-cell>
          <table:table-cell table:style-name="Default" table:number-columns-repeated="4"/>
          <table:table-cell/>
        </table:table-row>
        <table:table-row table:style-name="ro82">
          <table:table-cell table:style-name="Default" office:value-type="string">
            <text:p>Sum: 69 + 141 + 208 + 407 = <text:span text:style-name="T1">825</text:span>. <text:s/>[Note: 825 / 25 = <text:span text:style-name="T23">33</text:span>. <text:s/>Robert=33, Walter=25.]</text:p>
          </table:table-cell>
          <table:table-cell table:style-name="Default" table:number-columns-repeated="4"/>
          <table:table-cell/>
        </table:table-row>
        <table:table-row table:style-name="ro68">
          <table:table-cell table:style-name="Default" office:value-type="string">
            <text:p>407 – 141 = 266. <text:s/>[Number of the Pope pg. 82] [See also pg. 266].</text:p>
          </table:table-cell>
          <table:table-cell table:style-name="Default" table:number-columns-repeated="4"/>
          <table:table-cell/>
        </table:table-row>
        <table:table-row table:style-name="ro68">
          <table:table-cell table:style-name="Default" office:value-type="string">
            <text:p>208 + 69 = 277. <text:s/>[pg. 277. April 1930, Japan declares war on the US.]</text:p>
          </table:table-cell>
          <table:table-cell table:style-name="Default" table:number-columns-repeated="4"/>
          <table:table-cell/>
        </table:table-row>
        <table:table-row table:style-name="ro68">
          <table:table-cell table:style-name="Default" table:number-columns-repeated="5"/>
          <table:table-cell/>
        </table:table-row>
        <table:table-row table:style-name="ro68">
          <table:table-cell table:style-name="Default" office:value-type="string">
            <text:p>rluu_20130608: I think that the word “fact” is used in TTTA as another word for “factor”. <text:s/>So when reading, pay attention to the word “fact”!</text:p>
          </table:table-cell>
          <table:table-cell table:style-name="Default" table:number-columns-repeated="4"/>
          <table:table-cell/>
        </table:table-row>
        <table:table-row table:style-name="ro68" table:number-rows-repeated="3">
          <table:table-cell table:style-name="Default" table:number-columns-repeated="5"/>
          <table:table-cell/>
        </table:table-row>
        <table:table-row table:style-name="ro69">
          <table:table-cell table:style-name="ce92" office:value-type="string">
            <text:p>Chapter</text:p>
          </table:table-cell>
          <table:table-cell table:style-name="ce92" office:value-type="string">
            <text:p>Page</text:p>
          </table:table-cell>
          <table:table-cell table:style-name="ce92" office:value-type="string">
            <text:p>Timestamp given</text:p>
          </table:table-cell>
          <table:table-cell table:style-name="ce92" office:value-type="string">
            <text:p>Actual timestamp</text:p>
          </table:table-cell>
          <table:table-cell table:style-name="ce92" office:value-type="string">
            <text:p>Event</text:p>
          </table:table-cell>
          <table:table-cell table:style-name="ce92" office:value-type="string">
            <text:p>Notes/Comments</text:p>
          </table:table-cell>
        </table:table-row>
        <table:table-row table:style-name="ro83">
          <table:table-cell/>
          <table:table-cell office:value-type="string">
            <text:p>Foreword</text:p>
          </table:table-cell>
          <table:table-cell table:number-columns-repeated="2"/>
          <table:table-cell office:value-type="string">
            <text:p>It has been well said that truth is stranger than fiction. <text:s/>This story is founded on <text:span text:style-name="T23">facts</text:span> and events, many of which have happened or will happen in the future.</text:p>
          </table:table-cell>
          <table:table-cell/>
        </table:table-row>
        <table:table-row table:style-name="ro84">
          <table:table-cell/>
          <table:table-cell office:value-type="string">
            <text:p>14</text:p>
          </table:table-cell>
          <table:table-cell office:value-type="string">
            <text:p>Date is between Armistice in 1918 (November 11, 1918) and Summer of 1919. <text:s/>Automobile accident in July 1919.</text:p>
          </table:table-cell>
          <table:table-cell/>
          <table:table-cell office:value-type="string">
            <text:p>When the armistice came in 1918, Robert talked with his mother and father, asking them if that would be the last war. They, of course, expressed the hope that it would be, and Robert said that he had read the Bible and thought that the greatest war in history was yet to come. He began to express ideas about new inventions<text:span text:style-name="T1"> years ahead of the times</text:span>. He begged his father and mother to let him leave school and go to work in an automobile <text:span text:style-name="T23">factory</text:span> where he could learn about machinery and understand how to complete the inventions which he was always talking about.</text:p>
            <text:p/>
            <text:p>School was over in the Summer of 1919, and Mr. J. H. Kennelworth, Walter’s father, offered Robert a position in his office during the summer months. After business, Walter and Robert would often go out <text:span text:style-name="T21">automobile</text:span> riding. Along in July, he met with a serious accident. The <text:span text:style-name="T1">automobile was overturned</text:span> and Robert’s arm was broken, and he suffered internal injuries. <text:s/>He was taken to the hospital where he lay for several weeks before recovery. His mother was very much worried and alarmed over this accident, and thought it was best for Bobbie to return to the farm and not work in the city any more.</text:p>
          </table:table-cell>
          <table:table-cell office:value-type="string">
            <text:p>J=1, H=8. <text:s text:c="2"/>Time factor of 18? <text:s/>Armistice was on November 11, 1918 + (Venus 360 deg + 18 deg=235.2) = July 4, 1919. <text:s/>On Armistice, H.Mercury and H.Mars are conjunct at 302 deg.</text:p>
          </table:table-cell>
        </table:table-row>
        <table:table-row table:style-name="ro85">
          <table:table-cell/>
          <table:table-cell office:value-type="string">
            <text:p>15</text:p>
          </table:table-cell>
          <table:table-cell table:number-columns-repeated="2"/>
          <table:table-cell office:value-type="string">
            <text:p>His brother Ralph had just returned from France, where he had met with many obstacles in the war but had received no serious injury. Robert went home for a rest after the accident. He had many disagreements and fights with his older brother, and it seemed to be impossible to get along. All of the trouble occurred over the <text:span text:style-name="T23">fact</text:span> that Robert would not work on the farm, or help his brother. <text:s/>Bobbie prevailed upon his mother to let him go back to school in the Fall [of 1919] because he was making great progress and hoped to have a big position some day with Mr. Kennelworth’s firm. <text:s/></text:p>
          </table:table-cell>
          <table:table-cell/>
        </table:table-row>
        <table:table-row table:style-name="ro86">
          <table:table-cell office:value-type="string">
            <text:p>6</text:p>
          </table:table-cell>
          <table:table-cell office:value-type="string">
            <text:p>62</text:p>
          </table:table-cell>
          <table:table-cell table:number-columns-repeated="2"/>
          <table:table-cell office:value-type="string">
            <text:p>Robert wrote to Walter in New York and told him about his plans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text:span text:style-name="T23">fact</text:span> that his father had confidence in Robert. <text:s/>After he had worked out his cycle theory according to the Bible, and decided that he could forecast the markets and make money, he wrote to Mr. Kennelworth, his employer.</text:p>
          </table:table-cell>
          <table:table-cell office:value-type="string">
            <text:p><text:span text:style-name="T55">The word “fact” is the 77th word on the page. <text:s/></text:span></text:p>
            <text:p><text:span text:style-name="T56">TF = 77</text:span><text:span text:style-name="T55"> ? </text:span></text:p>
            <text:p><text:span text:style-name="T55"/></text:p>
            <text:p><text:span text:style-name="T17">The letter that follows talks about a time factor. <text:s/>See next entry in this spreadsheet.</text:span></text:p>
            <text:p><text:span text:style-name="T53"/></text:p>
          </table:table-cell>
        </table:table-row>
        <table:table-row table:style-name="ro90">
          <table:table-cell office:value-type="string">
            <text:p>6</text:p>
          </table:table-cell>
          <table:table-cell office:value-type="string">
            <text:p>62</text:p>
          </table:table-cell>
          <table:table-cell table:style-name="ce95" office:value-type="string">
            <text:p>January 15, 1927</text:p>
          </table:table-cell>
          <table:table-cell/>
          <table:table-cell table:style-name="ce98" office:value-type="string">
            <text:p><text:span text:style-name="T31">Texarkana, Texas.</text:span></text:p>
            <text:p><text:span text:style-name="T31">January 15, 1927.</text:span></text:p>
            <text:p><text:span text:style-name="T31">Mr. </text:span><text:span text:style-name="T51">J. H.</text:span><text:span text:style-name="T31"> Kennelworth,</text:span></text:p>
            <text:p><text:span text:style-name="T31">Texarkana,</text:span></text:p>
            <text:p><text:span text:style-name="T31">Texas.</text:span></text:p>
            <text:p><text:span text:style-name="T31">MY DEAR MR. KENNELWORTH:</text:span></text:p>
            <text:p><text:span text:style-name="T31"/></text:p>
            <text:p><text:span text:style-name="T31">I want you to know how much I appreciate the </text:span><text:span text:style-name="T32">bonus you gave me on the 1st of the year.</text:span><text:span text:style-name="T31"> While I want to use it wisely, together with a little other money I have saved, I feel it is my duty to tell you what I intend to do with it.</text:span></text:p>
            <text:p><text:span text:style-name="T31"/></text:p>
            <text:p><text:span text:style-name="T31">I have been studying the Bible night and day for many years, and I believe that I have found in it the key to all prophecy, -- the rules foretelling the events in the history of the country, the progress in invention, and also rules for forecasting the future of stocks and commodities. I have been reading some books and studying commodities and stocks and have applied the rules as I understand them from the Bible. <text:s/>I feel sure that I am able to foretell what is going to happen in stocks and commodities, and I am very anxious to make some money out of it so that I can go to New York and join Walter there, where I will have greater advantages and can study and experiment with some inventions which I have in mind.</text:span></text:p>
            <text:p><text:span text:style-name="T31"/></text:p>
            <text:p><text:span text:style-name="T31">From the teachings of the Bible and the methods which I have worked out, I feel confident that the price of cotton is going very high this Spring. I figure that there are going to be some heavy floods along the Mississippi River, and that there will be a late, wet Spring, and that the demand for cotton will greatly increase, helping to put prices very high. <text:s/>Therefore, I have decided to use the </text:span><text:span text:style-name="T32">$500.00</text:span><text:span text:style-name="T31"> which you gave me and another </text:span><text:span text:style-name="T32">$500.00</text:span><text:span text:style-name="T31"> which I have saved up, to buy cotton to hold for the Spring and Summer. I would like to have your opinion of this venture. <text:s/>Assuring you of my appreciation of your advice, I am Sincerely yours, ROBERT GORDON.</text:span></text:p>
            <text:p><text:span text:style-name="T31"/></text:p>
          </table:table-cell>
          <table:table-cell office:value-type="string">
            <text:p>Connection to the bonus given on the January 1, 1927 (pg. 44). <text:s/>pg 62 – 44 = 18. <text:s/></text:p>
            <text:p/>
            <text:p>Mr. <text:span text:style-name="T1">J. H.</text:span> Kennelworth: J=1, H=8: <text:s/><text:span text:style-name="T1">TF = 18</text:span> ? <text:s/></text:p>
            <text:p><text:span text:style-name="T53"/></text:p>
          </table:table-cell>
        </table:table-row>
        <table:table-row table:style-name="ro67">
          <table:table-cell/>
          <table:table-cell office:value-type="string">
            <text:p>69</text:p>
          </table:table-cell>
          <table:table-cell office:value-type="string">
            <text:p>None given</text:p>
          </table:table-cell>
          <table:table-cell/>
          <table:table-cell office:value-type="string">
            <text:p>The Bible points the way to read the signs and the stars.</text:p>
            <text:p>St. Matthew 12: 38, 39 and 40 --</text:p>
            <text:p>"Then certain of the scribes and Pharisees answered,</text:p>
            <text:p>saying, <text:span text:style-name="T1">Master</text:span>, we would see a sign from thee."</text:p>
          </table:table-cell>
          <table:table-cell table:style-name="Default"/>
        </table:table-row>
        <table:table-row table:style-name="ro91">
          <table:table-cell/>
          <table:table-cell office:value-type="string">
            <text:p>70</text:p>
          </table:table-cell>
          <table:table-cell office:value-type="string">
            <text:p>January 24, 1927</text:p>
          </table:table-cell>
          <table:table-cell/>
          <table:table-cell office:value-type="string">
            <text:p>I have figured out the repetition of each cycle when wars will come. I believe that the wheat prices forecast coming wars. Through my study of the Bible, I have determined the major and minor time <text:span text:style-name="T23">factors</text:span> which repeat in the history of nations, men and markets.</text:p>
          </table:table-cell>
          <table:table-cell office:value-type="string">
            <text:p>Alblak, in WITS post #44232, says this is astro-based.</text:p>
          </table:table-cell>
        </table:table-row>
        <table:table-row table:style-name="ro92">
          <table:table-cell office:value-type="string">
            <text:p>7</text:p>
          </table:table-cell>
          <table:table-cell office:value-type="string">
            <text:p>77</text:p>
          </table:table-cell>
          <table:table-cell office:value-type="string">
            <text:p>January 28, 1927</text:p>
          </table:table-cell>
          <table:table-cell/>
          <table:table-cell office:value-type="string">
            <text:p>Sometime ago an article appeared in the <text:span text:style-name="T52">New York American</text:span> commenting on the writings of Sir Arthur Evans, foremost English archeologist, who published "The Palace of Minos," a book concerning the ancient City of Minotaur. He described the excavation on the Isle of Crete in the Mediterranean Sea, in which they found modern apartment houses, bath tubs and corsets, the same as used today. The plumbing that they found was so excellent that it is still working after thousands of years. It is estimated that the ancient city was destroyed over <text:span text:style-name="T1">5000 years</text:span> ago, or about 3500 B.C. The <text:span text:style-name="T23">fact</text:span> that a long time elapsed before apartment houses became popular again is another proof of history repeating itself and shows "There is no new thing under sun," but that we simply resurrect the old ones.</text:p>
          </table:table-cell>
          <table:table-cell office:value-type="string">
            <text:p>Time factor of 5000? <text:s/>500? <text:s/>50? 5?</text:p>
            <text:p>5000 – 3500 = 1500. <text:s/>(TF: 15? <text:s/>150?)</text:p>
            <text:p>5000 + 3500 = 8500. <text:s/>(TF: 85?)</text:p>
            <text:p>“New York American” is italicized and reduces to 76 in numerology. <text:s/>“New York “American” is again mentioned on page 82. <text:s/>82 – 77 = 5. <text:s/><text:span text:style-name="T21">TF = 5 ?</text:span></text:p>
            <text:p>“The Palace of Minos” is quoted, using the capital letters, it is 374 = 360 + 14. <text:s/></text:p>
            <text:p>The page number is 77. <text:s/>TF = 77 ?</text:p>
            <text:p>“100 years or 1000 years” is mentioned earlier on the page.</text:p>
          </table:table-cell>
        </table:table-row>
        <table:table-row table:style-name="ro93">
          <table:table-cell/>
          <table:table-cell office:value-type="string">
            <text:p>78-79</text:p>
          </table:table-cell>
          <table:table-cell office:value-type="string">
            <text:p>January 28, 1927</text:p>
          </table:table-cell>
          <table:table-cell/>
          <table:table-cell office:value-type="string">
            <text:p>In every law of nature there is a major and a minor; a positive, a negative, and a neutral. Therefore, in cycles there must be a lesser, a greater and intermediate cycle, or cycles within cycles. Like Ezekiel says: "Wheel within a wheel.” Time is the great <text:span text:style-name="T2">factor</text:span> that proves all things. The measurement of time first originated and is based on the earth's motion upon its axis. One of the smallest cycles, or time<text:span text:style-name="T1"> </text:span><text:span text:style-name="T2">factors</text:span>, which repeats regularly in things that are very active and have a high vibration, is the four-minute cycle. The reason for this is that the earth moves one degree every four minutes. The next cycle is 24 hours, the complete time required for the earth to make one revolution upon its axis. That is how man measured his cycle of a day. The next important cycle is one year, the time required for the earth to move</text:p>
            <text:p>around the sun. This brings about the four seasons of the year. These are the minor cycles.</text:p>
            <text:p>The major cycles run in 100 and 5000 years with variations based on minor cycles. In order to be sure of world events and important changes, it is necessary to go back at least 1000 years and prove up the cycles. We find ample proof of the 1000-year cycle in the Bible</text:p>
          </table:table-cell>
          <table:table-cell table:style-name="ce111" office:value-type="string">
            <text:p>See the counts for the quotes and all-caps phrases on this page. <text:s/>It may be that all the quotes in this chapter are giving Time Factors to be used with LOV.</text:p>
          </table:table-cell>
        </table:table-row>
        <table:table-row table:style-name="ro94">
          <table:table-cell/>
          <table:table-cell office:value-type="string">
            <text:p>82</text:p>
          </table:table-cell>
          <table:table-cell table:style-name="ce96" office:value-type="string">
            <text:p>January 29, 1922</text:p>
          </table:table-cell>
          <table:table-cell/>
          <table:table-cell office:value-type="string">
            <text:p>Some evidence of long-range predictions which have been fulfilled, that has attracted attention, appeared in the <text:span text:style-name="T52">New York American</text:span>, January 29, 1922. The article refers to an amazing prophecy of the twelfth century made by Malachy, a priest, in A.D. 1139, in which he foretold accurately the personality of the Papal succession by means of mottoes and numbers. He foretold the long struggles which Ireland would have to go thru and the eventual peace, which has been recently signed. <text:s/>His prophecy on the future Pope is No. <text:span text:style-name="T1">266</text:span>. <text:span text:style-name="T1">Fides Intrepida</text:span>, which means -- <text:span text:style-name="T1">"Unwavering Faith</text:span>, unshaken belief in the face of danger; unfaltering devotion." <text:s/>To those who understand numbers,<text:span text:style-name="T1"> "266</text:span>" reveals some remarkable events that are to follow the election of the new Pope. It shows that wars are not yet over and that Europe will have troublesome conditions, and in <text:span text:style-name="T23">fact</text:span>, the entire world must yet pass thru a very evil period between 1926 and 1932. It also confirms both the major and minor cycles which indicate that the years 1928 and 1930 to 1932 are to be years of famine, depressing business conditions and panic, not only in Europe, but in the United States. The maximum evil of the great 1000-year cycle, which will not be completed until 1932 to 1934, will bring serious troubles to the United States. Another bad period for the United States will be 1940 to 1944.</text:p>
          </table:table-cell>
          <table:table-cell table:style-name="ce112" office:value-type="string">
            <text:p>“New York American” is italicized and reduces to 76 in numerology. <text:s/>“New York “American” is again mentioned on page 77. <text:s/>82 – 77 = 5. <text:s/>Time factor of 5?</text:p>
            <text:p><text:span text:style-name="T57"/></text:p>
            <text:p><text:span text:style-name="T67">Fides Intrepida: F = 6, I = 9: TF = 69?</text:span></text:p>
            <text:p><text:span text:style-name="T67">Unwavering Faith: U = 3, F = 6, TF = 36?</text:span></text:p>
            <text:p><text:span text:style-name="T67"/></text:p>
            <text:p><text:span text:style-name="T67">Evil period connected to “fact”: 1926 – 1932 (7 year period). <text:s/>Bad years 1928, 1930, 1932. <text:s/></text:span></text:p>
            <text:p><text:span text:style-name="T67"/></text:p>
            <text:p><text:span text:style-name="T67">Pope is mentioned connected to 266. <text:s/>TF = 266?</text:span></text:p>
            <text:p><text:span text:style-name="T67">Pope connection to pg. 396. <text:s/>396 – 82 = 314. <text:s/>Check to see what distance measurement is used on pg. 396 to confirm. </text:span></text:p>
          </table:table-cell>
        </table:table-row>
        <table:table-row table:style-name="ro95">
          <table:table-cell/>
          <table:table-cell office:value-type="string">
            <text:p>101</text:p>
          </table:table-cell>
          <table:table-cell table:style-name="ce96" office:value-type="string">
            <text:p>Saturday morning, May 7, [1927].</text:p>
          </table:table-cell>
          <table:table-cell/>
          <table:table-cell office:value-type="string">
            <text:p>The week ending May 7th was the greatest week in Robert Gordon's life up to that time. Cotton advanced rapidly about $4.00 per bale, and by May 7th Robert's profits were about $2,500.00. Marie had a profit of over $1,000.00 on her 100 bales which Robert bought for her, and Mr. Kennelworth now had a profit of about $7,000.00.</text:p>
            <text:p/>
            <text:p>On Saturday morning, May 7th, Mr. Kennelworth called Robert into his private office and asked him if he knew what the cotton market was doing that morning. <text:s/>Robert said he hadn't heard what the price was. <text:s/>Mr. Kennelworth told him that July was now selling around <text:span text:style-name="T23">16 </text:span>cents per pound, and that while he had some nice profits, the money was not the thing that counted with him, but the <text:span text:style-name="T23">fact</text:span> that Robert was right on the market made him happy that he had <text:span text:style-name="T1">faith</text:span> in him and encouraged him.</text:p>
            <text:p><text:span text:style-name="T53"/></text:p>
            <text:p>Robert then confided to Mr. Kennelworth that he was very anxious to go to New York just as soon as possible. He had been reading about the contemplated flights of the airplanes from New York across the Atlantic, and he wanted to be in New York by his birthday in June, 1927, because he figured by that time the airplanes would have crossed the Atlantic and there would be great excitement in New York.</text:p>
          </table:table-cell>
          <table:table-cell table:style-name="ce112" office:value-type="string">
            <text:p>Various numbers mentioned on this page, in addition to the number 16. <text:s/>TF = 16 ?</text:p>
            <text:p/>
            <text:p>The time difference between May 7, 1927 and June 9 , 1927 is exactly 33 days. <text:s/>TF = 33?</text:p>
          </table:table-cell>
        </table:table-row>
        <table:table-row table:style-name="ro96">
          <table:table-cell/>
          <table:table-cell office:value-type="string">
            <text:p>140-141 (“fact” mentioned on pg. 141).</text:p>
          </table:table-cell>
          <table:table-cell table:style-name="ce96" office:value-type="string">
            <text:p>About 8 o'clock that night </text:p>
            <text:p>[June 6, 1927].</text:p>
          </table:table-cell>
          <table:table-cell/>
          <table:table-cell office:value-type="string">
            <text:p>Mr. Kennelworth told Robert that he would call him on the 'phone about 8 o’clock that night and let him know if any word had been received from Marie or if news was received sooner, he would call immediately, but at any rate would call at 8 o’clock. Mr. Kennelworth praised Robert and told him not to lose hope but take a philosophical view of the matter. He felt sure that no harm had come to Marie, for had there been any accident it certainly would have been discovered by this time by the railway company. The <text:span text:style-name="T23">fact</text:span> that Marie’s baggage had disappeared was convincing evidence to him that in some way, at some <text:span text:style-name="T1">station</text:span> during the night, she had left the train and had probably concealed herself and was waiting to return on another train, later. He <text:span text:style-name="T1">believed</text:span> before the day was over they would have some good news in regard to Marie, and advised Robert to get busy and go right ahead with his trading in the market and continue to make money, as he was sure that everything was going to come out all right.</text:p>
            <text:p/>
            <text:p>After Robert received this telephone message he was more <text:span text:style-name="T1">hopeful</text:span>.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greatest airships of the age.</text:p>
          </table:table-cell>
          <table:table-cell table:style-name="ce112" office:value-type="string">
            <text:p>141 is 1.414 or sqrt(2).</text:p>
            <text:p/>
            <text:p>Is the station important to the time factor in some way? <text:s/>Also, it appears Lindbergh may be connected to the factor also. <text:s/></text:p>
            <text:p><text:span text:style-name="T68"/></text:p>
            <text:p><text:span text:style-name="T68">'baggage' <text:s/>mentioned on pg. 118 (1x) and pg. 119 (3x). <text:s/></text:span></text:p>
            <text:p><text:span text:style-name="T68">pg. 141 - 119 = 22. <text:s/>(TF = 22?) <text:s/></text:span></text:p>
            <text:p><text:span text:style-name="T68">pg. 141 - 118 = 23. <text:s/>(TF = 22?)</text:span></text:p>
          </table:table-cell>
        </table:table-row>
        <table:table-row table:style-name="ro97">
          <table:table-cell table:style-name="Default"/>
          <table:table-cell office:value-type="string">
            <text:p>141-142</text:p>
          </table:table-cell>
          <table:table-cell office:value-type="string">
            <text:p>None given, but the current date is June 6, 1927.</text:p>
          </table:table-cell>
          <table:table-cell/>
          <table:table-cell office:value-type="string">
            <text:p>Returning to his room, he fell upon his knees and breathed a prayer; a prayer that only a man whose heart is filled with love for a good woman can pray. He prayed to the <text:span text:style-name="T1">Universal Power</text:span> that created the Universe, the <text:span text:style-name="T23">master</text:span> of land and sea, who rides on the winds and walks upon the water, to whom all power was given over heaven and earth. Prayed for strength</text:p>
            <text:p>and for guidance to do only that which was right and that the good <text:span text:style-name="T1">God of the Universe</text:span> would return Marie to him in safety. Prayed not only for himself, or the strength to come to him, but for Marie, for her happiness, for her safety. It was an unselfish prayer; the kind of a prayer that a mother prays when her child is lost, when she thinks nothing of herself but only of the child that she loves.</text:p>
          </table:table-cell>
          <table:table-cell table:style-name="Default" office:value-type="string">
            <text:p>Universal Power: U=3, P=7: TF = 37.</text:p>
            <text:p>God of the Universe: G=7, U=3: TF = 73.</text:p>
          </table:table-cell>
        </table:table-row>
        <table:table-row table:style-name="ro98">
          <table:table-cell table:style-name="Default"/>
          <table:table-cell office:value-type="string">
            <text:p>146</text:p>
          </table:table-cell>
          <table:table-cell office:value-type="string">
            <text:p>[Current date is June 6, 1927]. <text:s/>Reference to May 21, 1927 (Lindbergh flight).</text:p>
          </table:table-cell>
          <table:table-cell/>
          <table:table-cell office:value-type="string">
            <text:p>Robert was still holding his Right Aeroplane stock, which he had bought at 31 on May 21st, the day that Captain Lindbergh completed his successful flight to Paris. He figured that he could make a great fortune by buying Right Aeroplane stock and holding it for years and at the same time selling Major Motors short. <text:s/>The markets in Wheat, Cotton, Major Motors and Right Aeroplane were all doing just exactly as he had calculated they would. The <text:span text:style-name="T23">fact</text:span> that he was making money on <text:span text:style-name="T1">R</text:span>ight <text:span text:style-name="T1">A</text:span>eroplane stock encouraged him to continue his work on his own plane.</text:p>
          </table:table-cell>
          <table:table-cell table:style-name="Default" office:value-type="string">
            <text:p>R=9, A=1: TF = 91.</text:p>
          </table:table-cell>
        </table:table-row>
        <table:table-row table:style-name="ro107">
          <table:table-cell table:style-name="Default"/>
          <table:table-cell office:value-type="string">
            <text:p>158</text:p>
          </table:table-cell>
          <table:table-cell office:value-type="string">
            <text:p>None given, but it is currently the night of Wednesday, June 8, [1927]. <text:s/></text:p>
          </table:table-cell>
          <table:table-cell/>
          <table:table-cell office:value-type="string">
            <text:p>After Robert talked with Mr. Kennelworth, he immediately called Walter Kennelworth on the 'phone in New York, told him all that had happened, about his placing the personal notices in the papers, about his hopes and theories that <text:span text:style-name="T1">Marie would show up on his birthday</text:span>. 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Walter wanted to send congratulations for his birthday and his wedding day. The <text:span text:style-name="T23">fact</text:span> that Walter was so cheerful and shared Robert's views and hopes in the matter, made Robert much happier.</text:p>
          </table:table-cell>
          <table:table-cell table:style-name="ce113" office:value-type="string">
            <text:p>This birthday is his 21st birthday, so TF = 21? </text:p>
            <text:p/>
            <text:p>The word “fact” is on line 18, 3rd word: 18 + 3 = 21.</text:p>
            <text:p/>
            <text:p>There is a lot of emphasis on “birthday” on this page and the previous one. <text:s/>“birthday” is mentioned 5 times on the previous page (pg. 157), and is mentioned 5 times on this page (pg. 158). <text:s/>The page numbers summed is: 157 + 158 = 315. <text:s/>TF = 315?</text:p>
            <text:p/>
            <text:p>The word “fact” is word number 161 on the page (including words at the top). <text:s/>If we turn to page 161, we find RG's 21st birthday. <text:s/>TF = 21? <text:s/>TF = 161? <text:s/>It might be 161 because 1.618 is phi. <text:s/>A previous important ratio was used for a time factor (see pg. 141 or 1.414 = sqrt(2)). <text:s/></text:p>
          </table:table-cell>
        </table:table-row>
        <table:table-row table:style-name="ro99">
          <table:table-cell table:style-name="Default"/>
          <table:table-cell office:value-type="string">
            <text:p>177</text:p>
          </table:table-cell>
          <table:table-cell table:style-name="ce97" office:value-type="string">
            <text:p><text:span text:style-name="T50">N</text:span><text:span text:style-name="T49">one given, but previous timestamp is </text:span>Morning of June 10, [1927].</text:p>
          </table:table-cell>
          <table:table-cell/>
          <table:table-cell office:value-type="string">
            <text:p>By this time, the secretary announced that Professor Joyful was ready to receive him. He entered the Professor’s office, where he met a middle-aged man whose kindly face indicated that he had sympathy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 In view of the <text:span text:style-name="T23">fact</text:span> that Venus was separating from a conjunction of Mars on the day he had called to inquire about Marie, the indications were that his sweetheart, Marie, would be separated farther from him rather than come closer to him at this time.</text:p>
          </table:table-cell>
          <table:table-cell table:style-name="ce113" office:value-type="string">
            <text:p>Page number is 177 or 17 and 7. <text:s/>TF = 17?</text:p>
            <text:p>Counting word numbers from the top, “it” is word number 17. <text:s/>TF = 17?</text:p>
            <text:p>Counting word numbers in the poem, “it” is word number 17. <text:s/>TF = 17? </text:p>
            <text:p/>
            <text:p>In the poem, there are 39 words. <text:s/>TF = 39?</text:p>
            <text:p>The word “fact” is on line 31, and the 8th word on the line: 31 + 8 = 39. <text:s/>TF = 39?</text:p>
          </table:table-cell>
        </table:table-row>
        <table:table-row table:style-name="ro93">
          <table:table-cell table:style-name="Default"/>
          <table:table-cell office:value-type="string">
            <text:p>178</text:p>
          </table:table-cell>
          <table:table-cell office:value-type="string">
            <text:p>None given, but previous timestamp is Morning of June 10, [1927].</text:p>
          </table:table-cell>
          <table:table-cell/>
          <table:table-cell office:value-type="string">
            <text:p>While Robert was disappointed, he felt that this scientific man was telling the truth and decided to take his advice, try to be patient, and to<text:span text:style-name="T1"> face the future with hope.</text:span> The Professor told Robert that his horoscope indicated that he would eventually realize all his hopes and ambitions. Venus, in the sign Cancer, promised happiness in love affairs eventually, but Neptune therein indicated a skeleton in the family closet and some secret mysterious happenings in connection with the home and domestic relations. Robert told him of his plans to go to New York and the Professor stated that <text:span text:style-name="T1">New York City </text:span>was ruled by the <text:span text:style-name="T1">sign</text:span> <text:span text:style-name="T1">Cancer</text:span>, and in view of the <text:span text:style-name="T23">fact</text:span> that the planet Venus, the <text:span text:style-name="T1">Goddess of Love</text:span>, was located in that sign, he would eventually meet or find Marie in New York City. This cheered Robert greatly because he knew he wanted to go to New York to make money in speculation and complete his inventions. Professor Joyful told Robert that Venus progressed in the sign Leo, which rules the heart, would cause some great sorrows and heartaches when there were afflictions to it. He had started the trip with the Moon in the sign Leo, ruling the heart, but it had separated from good aspects and was applying to evil ones.</text:p>
          </table:table-cell>
          <table:table-cell table:style-name="ce113" office:value-type="string">
            <text:p>Connection to trip on pg. 115.</text:p>
            <text:p>Trip starts on Sat. June 4, 1927, 7 p.m.</text:p>
            <text:p/>
            <text:p>G.Venus is at 26 Cancer. <text:s/>TF = 26? <text:s/>TF = 116?</text:p>
            <text:p/>
            <text:p>Goddess of Love: G = 7, L = 3, TF = 73?</text:p>
            <text:p/>
          </table:table-cell>
        </table:table-row>
        <table:table-row table:style-name="ro88">
          <table:table-cell table:style-name="Default"/>
          <table:table-cell office:value-type="string">
            <text:p>184-185 (“fact” mentioned on pg. 185).</text:p>
          </table:table-cell>
          <table:table-cell office:value-type="string">
            <text:p>Afternoon of June 12, [1927]. <text:s/></text:p>
          </table:table-cell>
          <table:table-cell/>
          <table:table-cell office:value-type="string">
            <text:p>On the afternoon of June 12th, Mr. Kennelworth and Robert arrived in New York City and were met at the train by Walter. Robert was very happy to meet his dearest friend, and it was consoling to be with him. <text:s/>After their arrival, they went to the <text:span text:style-name="T1">Hotel Vanderbilt</text:span>.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knowledge of chemicals and make discoveries which would end war for all times. But immediately after talking of his future plans his mind would revert back to Marie and he would start talking about her and bemoaning the <text:span text:style-name="T23">fact</text:span>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 Walter said that Marie was too young to know her own mind and was probably in love with someone else, or thought she was, which accounted for her sudden change and disappearance from the train. Robert then showed him the letter which he found in his pocket the morning that Marie disappeared. <text:s/>Walter read it.</text:p>
          </table:table-cell>
          <table:table-cell table:style-name="ce113" office:value-type="string">
            <text:p>Hotel Vanderbilt: H = 8, V = 4. <text:s/>TF = 84?</text:p>
          </table:table-cell>
        </table:table-row>
        <table:table-row table:style-name="ro98">
          <table:table-cell/>
          <table:table-cell office:value-type="string">
            <text:p>190</text:p>
          </table:table-cell>
          <table:table-cell table:number-columns-repeated="2"/>
          <table:table-cell office:value-type="string">
            <text:p>Robert said, “It is interesting to go back over history and read the opinions of the smartest men in regard to woman. Confucius said, ‘Woman is a<text:span text:style-name="T54"> </text:span><text:span text:style-name="T23">master</text:span>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text:p>
          </table:table-cell>
          <table:table-cell table:style-name="Default"/>
        </table:table-row>
        <table:table-row table:style-name="ro100">
          <table:table-cell/>
          <table:table-cell office:value-type="string">
            <text:p>193-194 (“fact” mentioned on pg. 193).</text:p>
          </table:table-cell>
          <table:table-cell table:number-columns-repeated="2"/>
          <table:table-cell office:value-type="string">
            <text:p>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lovelight in angel eyes like Marie’s. It gives satis<text:span text:style-name="T23">fact</text:span>ion that nothing else can.”</text:p>
            <text:p>[…]</text:p>
            <text:p>But Robert was sure that no eyes could ever take the place of Marie’s and Robert handed Walter the following poem to read: ["Heal Thyself" poem]. <text:s/>“The last verse expresses my sentiments to a T; no other eyes will ever have any attraction for me except Marie’s.”</text:p>
          </table:table-cell>
          <table:table-cell table:style-name="ce113" office:value-type="string">
            <text:p>Verse 4 of the poem has 36 words. <text:s/></text:p>
            <text:p/>
            <text:p>In verse 4, there are 64 letters before the first letter 'T'. <text:s/>TF = 64? <text:s/></text:p>
            <text:p/>
            <text:p>Note also that page 194 is 1940 with the decimal shifted. <text:s/></text:p>
          </table:table-cell>
        </table:table-row>
        <table:table-row table:style-name="ro97">
          <table:table-cell/>
          <table:table-cell office:value-type="string">
            <text:p>197</text:p>
          </table:table-cell>
          <table:table-cell office:value-type="string">
            <text:p>Sunday, June 19, 1927</text:p>
          </table:table-cell>
          <table:table-cell/>
          <table:table-cell office:value-type="string">
            <text:p>On Sunday, June 19, 1927, Robert Gordon spent the day studying his charts and working out his cycles for stocks, cotton and grain. He was short of Major Motors and was watching it very closely. On this day he made a new and great discovery of a<text:span text:style-name="T54"> </text:span><text:span text:style-name="T23">time</text:span><text:span text:style-name="T54"> </text:span><text:span text:style-name="T23">factor</text:span> from which he figured that Major Motors would decline until about June 30th and then start an advance which would last until about September 16th, 1927, when the Company would be <text:span text:style-name="T1">19 years old</text:span>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text:p>
          </table:table-cell>
          <table:table-cell table:style-name="Default" office:value-type="string">
            <text:p>pg. 197 is 70 pages from pg. 127 (“beginning”).</text:p>
          </table:table-cell>
        </table:table-row>
        <table:table-row table:style-name="ro101">
          <table:table-cell/>
          <table:table-cell office:value-type="string">
            <text:p>201-202. <text:s/>Note: It is pg. 202 that has the word "factor".</text:p>
          </table:table-cell>
          <table:table-cell table:number-columns-repeated="2"/>
          <table:table-cell table:style-name="ce110" office:value-type="string">
            <text:p>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 in March, 1920, an equivalent of $420.00 per share, declined to $14.00 per share in December, 1920, and finally in the Spring of 1922 sold at $8.25. He had refused to sell; in <text:span text:style-name="T23">fact</text:span> had bought all his brokers would let him have all the way down. When the stock declined to $15.00 per share, Durant was ruined. His fortune of over one hundred millions dollars was wiped out. The Morgans and Duponts took over his holdings at a figure reported to be around $5.00 per share, and he lost control of the gigantic corporation which had made him famous. Later Durant organized a new company and came back fast. He went back into the stock market and in the great Coolidge Bull campaign from 1924 to 1927 was again a dominant <text:span text:style-name="T23">factor</text:span> in General Motors and other stocks and was reputed to have made <text:span text:style-name="T1">fifty</text:span> millions, or more. The old man said that Durant was one of the very rare exceptions of men who had gone broke in Wall Street and had been able to come back after they were <text:span text:style-name="T1">60 years of age.</text:span></text:p>
          </table:table-cell>
          <table:table-cell table:style-name="Default"/>
        </table:table-row>
        <table:table-row table:style-name="ro102">
          <table:table-cell/>
          <table:table-cell office:value-type="string">
            <text:p>205</text:p>
          </table:table-cell>
          <table:table-cell table:number-columns-repeated="2"/>
          <table:table-cell table:style-name="ce110" office:value-type="string">
            <text:p>[…] one striking example is that of the late <text:span text:style-name="T1">E. H. H</text:span>arriman who died worth about <text:span text:style-name="T1">three hundred</text:span> million dollars. He had probably made out of the market <text:span text:style-name="T1">a hundred </text:span>million dollars in the last <text:span text:style-name="T1">three</text:span> or <text:span text:style-name="T1">four</text:span> years of his life.” Robert asked, “How did he do it?” Mr. Watson answered, “He stuck to one class of stocks -- railroads. He studied them <text:span text:style-name="T1">day and night</text:span>, never diverted his attention to other lines. I believe that he possessed some mathematical method which enabled him to forecast stocks many months and years in advance. I have gone over his manipulations and the stocks he traded in, and found that they conform closely to the law of harmonic analysis. He certainly knew something about time and season because he bought at the right time and sold at the right time. He paid a great price for his success, because he neglected his health, sacrificed everything to make his railroads a success and died too young. Such men are the backbone of our country’s prosperity. Constructive geniuses of this kind are few and far between and we need more of them. Man’s greatest enemy in speculation is ‘hope.’ He refuses to face <text:span text:style-name="T23">facts</text:span>, and <text:span text:style-name="T23">facts</text:span> are stubborn things. <text:s/>Hope spurs us on. It may be an anchor to the soul, but a very slim anchor in speculation, when <text:span text:style-name="T23">facts</text:span> are against us.”</text:p>
            <text:p/>
            <text:p>Mr. Watson told Robert that his friend Walter had related to him all about his love affair and the disappearance of Marie. He said, “My boy, the great love you have for her is now furnishing the hope which will carry you to success. When that hope is gone, you will have to find a new one or you cannot go on.” <text:span text:style-name="T1">Robert told him that Marie had said that anticipation was greater than realization.</text:span></text:p>
          </table:table-cell>
          <table:table-cell table:style-name="Default" office:value-type="string">
            <text:p>Anticipation greater than realization: </text:p>
            <text:p>Connection to pg. 97. <text:s/>205 – 97 = 108. <text:s/>TF = 108?</text:p>
          </table:table-cell>
        </table:table-row>
        <table:table-row table:style-name="ro110">
          <table:table-cell/>
          <table:table-cell office:value-type="string">
            <text:p>208</text:p>
          </table:table-cell>
          <table:table-cell table:number-columns-repeated="2"/>
          <table:table-cell office:value-type="string">
            <text:p>From Kipling's "If": If you can dream -- and not make dreams your <text:span text:style-name="T1">master</text:span>;</text:p>
            <text:p>If you can think -- and not make thoughts your aim,</text:p>
            <text:p>If you can meet with <text:span text:style-name="T1">T</text:span>riumph and <text:span text:style-name="T1">D</text:span>isaster</text:p>
            <text:p>And treat those two impostors just the same:</text:p>
            <text:p/>
          </table:table-cell>
          <table:table-cell table:style-name="Default" office:value-type="string">
            <text:p>T=2, D=4: MTF = 24?</text:p>
            <text:p>Poem has 32 lines and 288 words.</text:p>
            <text:p><text:span text:style-name="T69"/></text:p>
            <text:p><text:span text:style-name="T69">pg. 208 = 52 * 4</text:span></text:p>
          </table:table-cell>
        </table:table-row>
        <table:table-row table:style-name="ro103">
          <table:table-cell/>
          <table:table-cell office:value-type="string">
            <text:p>219</text:p>
          </table:table-cell>
          <table:table-cell office:value-type="string">
            <text:p>Article “1928 Presidential Election” is dated July 20, 1927.</text:p>
          </table:table-cell>
          <table:table-cell/>
          <table:table-cell office:value-type="string">
            <text:p>As referred to in Exodus 32: 17 -- "And when Joshua heard the noise of the people as they shouted,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ext:p/>
            <text:p>I have made a study of President Coolidge's date of birth, name and numbers. He is the strongest man that the Republicans have, but he has not wanted to accept the nomination and will probably not if he can get out of it. He has the best chance of any Republican for being elected. Along about March or April, 1928, some important event will happen which is likely to cause President Coolidge to refuse to accept the nomination. When the convention meets in June or July there will be long delays, dissatis<text:span text:style-name="T23">fact</text:span>ion and fights among the old Republican leaders as to whom they will nominate. <text:s/>From the cycle that we are repeating, there is a strong indication that President Coolidge will not be renominated. He will do something which will cause large financial interests and moneyed men to withdraw their support from him.</text:p>
            <text:p/>
            <text:p>Since God requires that which is past, then past cycles and events in the history of the United States must repeat. We look up the names and dates of birth to determine when certain names or initial letters should repeat. The letter "C" is one which repeats in events of the United States as shown by the election of Grover Cleveland the second time in 1892. <text:s/>President Calvin Coolidge, with the "C" strong in both names, succeeded President Harding, August 2, 1923, and was elected in 1924. This was really a repetition of the letter "C" the same as Cleveland's second election, and in view of the <text:span text:style-name="T23">fact</text:span> that President Coolidge has served about 6 years, the letter "C" is not due to repeat its vibration in 1928, but might repeat in 1932 when President Coolidge could possibly be elected again following the war and troublesome times.</text:p>
            <text:p/>
          </table:table-cell>
          <table:table-cell table:style-name="ce113" office:value-type="string">
            <text:p>President Coolidge: P=7, C=3: TF = 73?</text:p>
            <text:p/>
            <text:p>Important event in March or April 1928.</text:p>
            <text:p/>
            <text:p>TF in June or July [1928]? <text:s/>“Dissatisfaction” may mean that the TF is not applied?</text:p>
            <text:p/>
            <text:p>TF might repeat in 1932 after the war.</text:p>
          </table:table-cell>
        </table:table-row>
        <table:table-row table:style-name="ro104">
          <table:table-cell office:value-type="string">
            <text:p>20</text:p>
          </table:table-cell>
          <table:table-cell office:value-type="string">
            <text:p>248</text:p>
          </table:table-cell>
          <table:table-cell office:value-type="string">
            <text:p>None given. <text:s/>Last date previous to this page is March 5, [1929] when RG landed in NY.</text:p>
          </table:table-cell>
          <table:table-cell/>
          <table:table-cell office:value-type="string">
            <text:p>[RG wrote to a famous astrologer in <text:span text:style-name="T1">Canada</text:span>.] <text:s/>He sent along his <text:span text:style-name="T1">date of birth</text:span>, telling him the <text:span text:style-name="T1">history of the case</text:span>, to see if he could give him any <text:span text:style-name="T1">light</text:span> on the subject, telling the astrologer that he would pay <text:span text:style-name="T1">$50,000.</text:span><text:span text:style-name="T21">0</text:span>0 or more if necessary, if he could <text:span text:style-name="T1">solve the problem</text:span> and tell him what the letter contained and how to get it interpreted or give him any information leading to the whereabouts of Marie. The astrologer answered as follows after <text:span text:style-name="T1">making the calculation from Robert's date of birth</text:span>:</text:p>
            <text:p/>
            <text:p>While it is a very peculiar case, the events were not accidents at all but the result of <text:span text:style-name="T1">N</text:span>atural <text:span text:style-name="T1">L</text:span>aw. The young lady still lives and I believe will again come into your life<text:span text:style-name="T1"> three or four years later</text:span>. The great trouble was that on the day she disappeared, Mercury, your ruling planet, applied to an evil aspect of Uranus, the great eccentric, revolutionary, <text:span text:style-name="T1">mysterious</text:span> planet, and this indicated disappointment, trouble and delays, over letters or writings and the letters would be <text:span text:style-name="T1">mysterious</text:span> and hard to understand. In view of the <text:span text:style-name="T23">fact</text:span> that Jupiter, Mars, and Mercury, as well as Venus, were all changing signs just around the time she disappeared, it meant that there would be many changes and long delays before the mystery would be solved, that there was great danger of letters being lost or miscarried, and that it was possible that she may have written you letters which never reached you. <text:s/>Neptune has much to do with the sea and its <text:span text:style-name="T1">mysteries</text:span> and as it strongly influences the city of <text:span text:style-name="T1">Paris</text:span>, her appearance there would be shrouded in mystery and there would be much that could not be explained. It is very doubtful if you will get any explanation or interpretation of the mysterious letter. There is something visionary about it, or the appearance of Marie may have been a spiritual apparition.</text:p>
          </table:table-cell>
          <table:table-cell table:style-name="ce113" office:value-type="string">
            <text:p>TF = 50?</text:p>
            <text:p/>
            <text:p>Other words of emphasis: “light” “[RG's] date of birth” “history of the case” (what has been happening), </text:p>
            <text:p/>
            <text:p>“mysterious” (in various forms) is written 7 times on this page. <text:s/></text:p>
            <text:p/>
            <text:p>Calculation is to be made from RG's date of birth.</text:p>
            <text:p/>
          </table:table-cell>
        </table:table-row>
        <table:table-row table:style-name="ro112">
          <table:table-cell office:value-type="string">
            <text:p>21</text:p>
          </table:table-cell>
          <table:table-cell office:value-type="string">
            <text:p>250</text:p>
          </table:table-cell>
          <table:table-cell office:value-type="string">
            <text:p>None given. <text:s/>Last date previous to this page is March 5, [1929] when RG landed in NY.</text:p>
          </table:table-cell>
          <table:table-cell/>
          <table:table-cell office:value-type="string">
            <text:p>Robert was very much encouraged by this letter because he had great confidence in Astrology and in this man's ability. He decided to go immediately to Florida for a rest and visit all the beautiful spots and watering places that he could find, hoping to get some news of Marie. Going directly to <text:span text:style-name="T1">P</text:span>alm <text:span text:style-name="T1">B</text:span>each, Florida, he met some friends of <text:span text:style-name="T1">C</text:span>onan <text:span text:style-name="T1">D</text:span>oyle's who were very much interested in spiritualism. They told him that a famous spiritualist, Lady Bersford from England, had been there, and that they believed she could help solve the problem. Robert asked where he could find her and was told that she had gone to Ocala, Florida, to visit Silver Springs and investigate the legend of Silver Springs, the story about a beautiful young girl who drowned herself in the Springs.</text:p>
            <text:p/>
            <text:p>A LEGEND</text:p>
            <text:p>(The following story combines the accuracies of <text:span text:style-name="T23">fact</text:span> with the romance of fiction. Aunt Silly lived at Silver Springs until her death, about <text:span text:style-name="T1">sixteen</text:span> <text:span text:style-name="T1">years</text:span> ago, and was seen by many who visited the Springs. It is from the gifted pen of Mrs. Maley Bainbridge Crist):</text:p>
            <text:p/>
            <text:p>Near Florida's celebrated Silver Springs lives an old negress, known to the entire surrounding country as "Aunt Silly," whose claim to being <text:span text:style-name="T1">110 years</text:span> old is borne out by her appearance.</text:p>
          </table:table-cell>
          <table:table-cell table:style-name="ce113" office:value-type="string">
            <text:p>Palm Beach: P=7, B=2: <text:s text:c="3"/>72</text:p>
            <text:p>Conan Doyle: C=3, D=4: <text:s/>34</text:p>
            <text:p/>
            <text:p>Aunt Silly died 16 years ago. <text:s/>TF = 16? <text:s/></text:p>
            <text:p>Aunt Silly in the legend is 110 years old: TF = 110?</text:p>
            <text:p/>
            <text:p>16 + 110 = 126.</text:p>
          </table:table-cell>
        </table:table-row>
        <table:table-row table:style-name="ro113">
          <table:table-cell/>
          <table:table-cell office:value-type="string">
            <text:p>261</text:p>
          </table:table-cell>
          <table:table-cell table:number-columns-repeated="2"/>
          <table:table-cell office:value-type="string">
            <text:p>He again thought of the story of the spirit bride whom the legend said appeared upon the waters on moonlight nights. His mind went back to the fishing trip at Spirit Lake,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text:span text:style-name="T23">facts</text:span> are stubborn things and we must face them?' " For a moment, Robert felt that he had been clinging to hope all these years and <text:span text:style-name="T21">he was almost ready to bid hope depart and leave him alone to </text:span><text:span text:style-name="T23">facts</text:span>,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ext:s/>The man who was rowing the boat, noticed that Robert had fallen into a death-like silence. He asked him if he was ready to return. Robert awakened as if by a shot and said "Yes."</text:p>
          </table:table-cell>
          <table:table-cell table:style-name="ce113" office:value-type="string">
            <text:p>Page is 261, which is:</text:p>
            <text:p>1.618 * 1.618 = <text:span text:style-name="T1">2.618</text:span>. <text:s/>TF = 2.618.</text:p>
            <text:p/>
            <text:p>Connection: Spirit Lake story on pg. 6.</text:p>
            <text:p/>
            <text:p>Connection: Henry Watson death on pg. 211.</text:p>
            <text:p>261 – 211 = 50. <text:s/>TF = 50?</text:p>
            <text:p/>
            <text:p>Connection: Hope as anchor to soul on pg. 205.</text:p>
            <text:p>261 – 205 = 56. <text:s/>TF = 56?</text:p>
            <text:p/>
            <text:p>Note: 211 - 205 = 6. <text:s/></text:p>
            <text:p>(These are numbers used in the connections). <text:s/></text:p>
          </table:table-cell>
        </table:table-row>
        <table:table-row table:style-name="ro112">
          <table:table-cell/>
          <table:table-cell office:value-type="string">
            <text:p>267</text:p>
          </table:table-cell>
          <table:table-cell office:value-type="string">
            <text:p>March 27, [1929].</text:p>
          </table:table-cell>
          <table:table-cell/>
          <table:table-cell office:value-type="string">
            <text:p>Sebring, Florida. </text:p>
            <text:p>Lady Bersford said, "I understand there is a sunshine sanitarium there. They teach you how to eat and play. The water is the finest in the State of Florida; in <text:span text:style-name="T23">fact</text:span>, one of the few places in Florida where you can get good drinking water. The climate is ideal. Lake Jackson, one of the most beautiful lakes in the State is near there, as well as many others. I am told the fishing and boating is fine. The Kissimmee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ext:p>Robert was very much impressed with Lady Bersford's report on Sebring and decided that it must be the ideal place for a tired businessman to go and enjoy the sports and recoup his health. It took very little persuading on the part of Lady Bersford to get Robert to go to Sebring with her.</text:p>
            <text:p>On <text:span text:style-name="T1">March 27th</text:span>, Lady Bersford and Robert Gordon arrived in Sebring, Florida. They found everything just as had been described by her friends.</text:p>
          </table:table-cell>
          <table:table-cell table:style-name="ce113" office:value-type="string">
            <text:p>Emphasis on “ring” and “beautiful”. <text:s/></text:p>
            <text:p>(Probably Christmas).</text:p>
          </table:table-cell>
        </table:table-row>
        <table:table-row table:style-name="ro114">
          <table:table-cell/>
          <table:table-cell office:value-type="string">
            <text:p>272</text:p>
          </table:table-cell>
          <table:table-cell table:number-columns-repeated="2"/>
          <table:table-cell office:value-type="string">
            <text:p>[…] crown the event with the marriage of Edna and Walter. They were now in position to sit calmly by and wait for the great war in the air knowing that, with their secret discoveries, they were prepared to save the United States in time of war and at the same time without sacrificing too many human lives.</text:p>
            <text:p/>
            <text:p>The birthday party was a great <text:span text:style-name="T1">success</text:span>.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corwned our efforts. You, Edna and Walter, are now to reach the heights of greatest bliss. You are to have the satis<text:span text:style-name="T23">fact</text:span>ion of being united in <text:span text:style-name="T1">marriage</text:span>, to continue your work together and do the greatest good for the <text:span text:style-name="T1">greatest number</text:span>.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text:p>
          </table:table-cell>
          <table:table-cell table:style-name="ce113" office:value-type="string">
            <text:p>RG's speech has 342 words. <text:s/>TF = 342 ?</text:p>
            <text:p>342 = 18 * 19</text:p>
            <text:p>342 = 6 * 57</text:p>
            <text:p/>
            <text:p>Holy Trinity: <text:s/>TF = 3 ? </text:p>
          </table:table-cell>
        </table:table-row>
        <table:table-row table:style-name="ro115">
          <table:table-cell office:value-type="string">
            <text:p>25</text:p>
          </table:table-cell>
          <table:table-cell office:value-type="string">
            <text:p>276</text:p>
          </table:table-cell>
          <table:table-cell office:value-type="string">
            <text:p>Fall of 1929.</text:p>
          </table:table-cell>
          <table:table-cell/>
          <table:table-cell office:value-type="string">
            <text:p>In the <text:span text:style-name="T1">Fall of 1929</text:span>, Robert and Walter made a large amount of money in cotton and wheat. Robert was unusually happy. Altho over <text:span text:style-name="T1">three years</text:span> had passed without any <text:span text:style-name="T1">direct</text:span> news of Marie he was sure she was alive; felt that the time was not long to wait before she would reappear. The war clouds had begun to appear as Robert had predicted. Spain and Japan were threatening the United States. Controversies over airplane airports arose. Japan had forbidden the United States commercial ships to land on her soil. <text:s/>Diplomatic relations were not smoothing affairs out and Robert knew that war was inevitable. Spain had made rapid progress with airplanes and was anxious to try her power against the United States. The United States Government was waking up to the <text:span text:style-name="T23">fact</text:span> of their need of a greater air fleet and the <text:span text:style-name="T1">A</text:span><text:span text:style-name="T21">ir </text:span><text:span text:style-name="T1">D</text:span><text:span text:style-name="T21">epartment</text:span> was making some great progress. <text:s/>Robert knew they were working on secret plans and knew that he had something that could be used successfully at the right time. <text:s/>He was spending money lavishly and working to improve on his Ezekiel plane. He was keeping everything secret, sending out plans to different manu<text:span text:style-name="T23">fact</text:span>urers and having the parts made, Walter and himself secretly putting the machine together. Robert had made a large amount of money buying oil stocks.</text:p>
          </table:table-cell>
          <table:table-cell table:style-name="ce113" office:value-type="string">
            <text:p>Air Department: A=1, D=4: TF = 14 ?</text:p>
            <text:p>Air Department: 13 letters. <text:s/>TF = 13?</text:p>
            <text:p/>
            <text:p>“different manufacturers” = Multiple time factors are being used.</text:p>
            <text:p/>
            <text:p>Cycle's TF constructed by: Walter &amp; RG </text:p>
          </table:table-cell>
        </table:table-row>
        <table:table-row table:style-name="ro116">
          <table:table-cell/>
          <table:table-cell office:value-type="string">
            <text:p>279</text:p>
          </table:table-cell>
          <table:table-cell office:value-type="string">
            <text:p>None given, but in the story, it is between the first attack by Japan on the Pacific Coast (April 1930) and attack on Los Angeles (middle of May 1930).</text:p>
          </table:table-cell>
          <table:table-cell/>
          <table:table-cell office:value-type="string">
            <text:p>They decided to confiscate the large manu<text:span text:style-name="T23">fact</text:span>uring plants and start them on making new inventions and the manu<text:span text:style-name="T23">fact</text:span>ure of airplanes. Central Steel was confiscated; also Major Motors and Major Electric Co. <text:s/>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text:s/>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text:p>
          </table:table-cell>
          <table:table-cell table:style-name="ce113" office:value-type="string">
            <text:p>Central Steel: C=3, S=1: TF = 31.</text:p>
            <text:p>Major Motors: M=4, M=4: TF = 44.</text:p>
            <text:p>Major Electric Co.: M=4, E=5, C=3: TF= 453.</text:p>
            <text:p/>
            <text:p>31 + 44 + 453 = 528. <text:s text:c="3"/>TF=528.</text:p>
            <text:p>Note: </text:p>
            <text:p>528 = 33 * 16</text:p>
            <text:p>528 = 66 * 8</text:p>
            <text:p>528 = 11 * 48</text:p>
            <text:p>528 = 22 * 24</text:p>
          </table:table-cell>
        </table:table-row>
        <table:table-row table:style-name="ro117">
          <table:table-cell/>
          <table:table-cell office:value-type="string">
            <text:p>283</text:p>
          </table:table-cell>
          <table:table-cell office:value-type="string">
            <text:p>None given, but in the story line, it is around or slightly before the time of the attack on Los Angeles (June 14, 1930)</text:p>
          </table:table-cell>
          <table:table-cell/>
          <table:table-cell office:value-type="string">
            <text:p>England was threatening to join forces with Japan and Spain. An attack on San Francisco was expected at any hour. People wanted to get away and move east into the mountains for protection, but the Government had notified everyone to remain. The <text:span text:style-name="T23">fact</text:span> that the foreign planes were noiseless put the United States at a great disadvantage. Robert and Walter were using their secret radio to communicate with each other. <text:s/>They had offered this invention to the Government and it had been accepted. This was a great help as the Japanese were unable to intercept their <text:span text:style-name="T1">code</text:span> messages or take any message from the air because there were none.</text:p>
          </table:table-cell>
          <table:table-cell table:style-name="ce113" office:value-type="string">
            <text:p>Noiseless planes were a disadvantage, but the secret radio (with code messages) was a help to remedy that disadvantage.</text:p>
            <text:p/>
            <text:p>“code” is also written on page 238.</text:p>
            <text:p>283 – 238 = 45. <text:s/>TF = 45 ?</text:p>
          </table:table-cell>
        </table:table-row>
        <table:table-row table:style-name="ro118">
          <table:table-cell/>
          <table:table-cell office:value-type="string">
            <text:p>298-299 (“fact” mentioned on pg. 298).</text:p>
          </table:table-cell>
          <table:table-cell table:number-columns-repeated="2"/>
          <table:table-cell office:value-type="string">
            <text:p>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ext:p/>
            <text:p>General Pearson wrote to the President that there was no denying the <text:span text:style-name="T23">fact</text:span> that the situation was critical and that the enemy had something up their sleeve and that unless every effort was made to forestall their move, he feared a <text:span text:style-name="T1">repetition</text:span> of the terrible disaster at San Francisco. He sent the record of Robert Gordon. Said that while he was a young m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text:span text:style-name="T1">chance</text:span>. Said that this was the <text:span text:style-name="T1">age</text:span> <text:span text:style-name="T1">of the young men</text:span> because they were progressive and up to the <text:span text:style-name="T1">times</text:span>.</text:p>
          </table:table-cell>
          <table:table-cell table:style-name="ce113" office:value-type="string">
            <text:p>Attack on San Francisco happened on pg. 290.</text:p>
            <text:p/>
            <text:p>What is the “age of the young men”? <text:s/>Anything to do with RG's 21st or 22nd birthday? <text:s/></text:p>
          </table:table-cell>
        </table:table-row>
        <table:table-row table:style-name="ro119">
          <table:table-cell/>
          <table:table-cell office:value-type="string">
            <text:p>303-304 (“fact” mentioned on pg. 303).</text:p>
          </table:table-cell>
          <table:table-cell table:number-columns-repeated="2"/>
          <table:table-cell office:value-type="string">
            <text:p>The United States Government was making airplanes as fast as possible, but they were so far behind and lacked trained men to man them, that the situation was very tense and the Government officials freely expressed their anxiety. People in the East were excited and scared. They feared an attack upon the defenseless cities at any time and that the destruction of Los Angelss, San Francisco, Portland and Seattle might be repeated. The crushing blows that the Government had received in the loss of the Pacific Coast had weakened the morale of the people and they had lost confidence in the Government and its officials. <text:s/>The <text:span text:style-name="T23">fact</text:span> that the enemy had made no attempt to set a fixed ransom on any of the cities captured showed that they were looking for something bigger before trying to enforce their demands upon the United States.</text:p>
            <text:p/>
            <text:p>The Government officials knew that the Japanese would demand California or the greater part of the Pacific Coast territory. They were hoping that further attacks could be staved off until they were better prepared to meet them. Army officials, as usual, thought they were handling everything for the best and paid no attention to the counsel of men who might be able to help.</text:p>
            <text:p/>
          </table:table-cell>
          <table:table-cell table:style-name="ce113" office:value-type="string">
            <text:p>Possible repeat of: </text:p>
            <text:p>1) Los Angeles</text:p>
            <text:p>2) San Francisco</text:p>
            <text:p>3) Portland</text:p>
            <text:p>4) Seattle</text:p>
            <text:p/>
            <text:p>Loss of “Pacific Coast”: P=7, C=3: TF = 73?</text:p>
            <text:p/>
          </table:table-cell>
        </table:table-row>
        <table:table-row table:style-name="ro93">
          <table:table-cell/>
          <table:table-cell office:value-type="string">
            <text:p>306-307 (“fact” mentioned on pg. 307).</text:p>
          </table:table-cell>
          <table:table-cell table:number-columns-repeated="2"/>
          <table:table-cell office:value-type="string">
            <text:p>The United States army officers knew that the next objective would be St. Louis, and that if St. Louis were captured, they would probably attack Chicago, close the lines, prepare to attack the Eastern Coast and try to take Washington and New York. Colonel Gordon and Colonel Kennelworth were doing great work, but were fighting against terrific odds. They had to take orders from their superior officers, and were not able to act on their own initiative. Colonel Gordon was permitted to sit in at a conference of the War Council in April, 1931, but after listening to his plans, they refused to accept them; at the, same time they knew the country needed help because further attacks were imminent, and the enemy was pushing on to victory and gaining more help all the time. Some of Colonel Gordon's plans were to ask France to come to our aid in view of the <text:span text:style-name="T23">fact</text:span> they had helped us in the Revolution of <text:span text:style-name="T1">1812</text:span> and that we had gone to their rescue in the Great War in <text:span text:style-name="T1">1917</text:span> showing our appreciation for the services rendered by <text:span text:style-name="T1">L</text:span>afayette. He also wanted to ask Canada to join us and protect the Northern border of the United States.</text:p>
          </table:table-cell>
          <table:table-cell table:style-name="ce113" office:value-type="string">
            <text:p>1917 – 1812 = 105. <text:s/>TF = 105 ?</text:p>
            <text:p>Layfayette: L=3. <text:s/>105 * 3 = 315. <text:s/>TF = 315?</text:p>
            <text:p>Canada: C=3. <text:s/></text:p>
          </table:table-cell>
        </table:table-row>
        <table:table-row table:style-name="ro93">
          <table:table-cell/>
          <table:table-cell office:value-type="string">
            <text:p>313-314 (“fact” mentioned on pg. 314)</text:p>
          </table:table-cell>
          <table:table-cell office:value-type="string">
            <text:p>July 4, 1931.</text:p>
          </table:table-cell>
          <table:table-cell/>
          <table:table-cell office:value-type="string">
            <text:p>The Nation's birthday brought more good news. <text:s/>Canada informed the United States that she would join hands with her, order England's forces to leave Canadian territory and forbid them to cross Canada to attack the United States. This news was received in Washington just before the President delivered his annual Independence address. While his speech was short, he called attention to the <text:span text:style-name="T23">fact</text:span> that this was the <text:span text:style-name="T1">155</text:span>th anniversary of the independence of the United States and that the liberty of this country was threatened greater than at any time since the days of the <text:span text:style-name="T1">Declaration of Independence</text:span>, but stated that cheering news had just come from Canada which would be a great help; that France, our old friend, who had stood by us before, had also come to our rescue and that there was room for hope. The recent victory of <text:span text:style-name="T1">Cairo</text:span> was of great importance. The new inventions which were rapidly being completed would surely save the United States in her hour of greatest need. He urged the people to be courageous, not leave their cities or desert their homes unless absolutely necessary. While no one could be sure of the end, he hoped that a decisive victory would be gained within a few months.</text:p>
          </table:table-cell>
          <table:table-cell table:style-name="ce113" office:value-type="string">
            <text:p>Nation's birthday: July 4.</text:p>
            <text:p/>
            <text:p>“The Nation's”: T=2, N=5: <text:s/>TF = <text:span text:style-name="T1">25</text:span> ?</text:p>
            <text:p/>
            <text:p>155th anniversary: TF = 155 ?</text:p>
            <text:p/>
            <text:p>Declaration of Independence: D=4, I=9: TF = 49 ?</text:p>
            <text:p/>
            <text:p><text:span text:style-name="T70">Declaration of Independence (letter count):</text:span></text:p>
            <text:p><text:span text:style-name="T70">11 + 2 + 12 =</text:span><text:span text:style-name="T71"> </text:span><text:span text:style-name="T70">25. <text:s text:c="2"/>TF <text:s/>= </text:span><text:span text:style-name="T71">25</text:span><text:span text:style-name="T70"> ? </text:span></text:p>
            <text:p><text:span text:style-name="T70">155 – 25 = 130. <text:s/>TF = 130 ?</text:span></text:p>
          </table:table-cell>
        </table:table-row>
        <table:table-row table:style-name="ro120">
          <table:table-cell/>
          <table:table-cell table:style-name="ce94" office:value-type="float" office:value="315">
            <text:p>315</text:p>
          </table:table-cell>
          <table:table-cell office:value-type="string">
            <text:p>Early part of August 1931</text:p>
          </table:table-cell>
          <table:table-cell/>
          <table:table-cell office:value-type="string">
            <text:p>In the early part of August, 1931, the attack upon St. Louis started. The United States had concentrated every available force there. Canada had sent her airplanes to patrol the Northern border, enabling the United States to withdraw more forces to protect the Central part of the country. The battle raged on and off, day and night. There were attacks and counterattacks.</text:p>
            <text:p>The United States <text:span text:style-name="T23">factor</text:span>ies were turning out airplanes now at the rate of more than 1000 per day. <text:s/>The Henry Motor Company of Detroit had made great improvements on bombing and scouting planes and were turning them out rapidly. A new long-range gun had been completed which would reach the enemy's planes at greater heights and this proved to be of great value in the battle of St. Louis. On the third day of the battle, General Pearson ordered Colonel Gordon and Colonel Kennelworth to lead their men against the Southern and Eastern wings of the enemy. They succeeded in bringing down over 500 of the enemy's planes, and the United States in the encounter only lost about 200 planes. This was very encouraging and General Pearson ordered more of the reserves thrown into the fight on the following day and this seemed just what the enemy was waiting for.</text:p>
          </table:table-cell>
          <table:table-cell/>
        </table:table-row>
        <table:table-row table:style-name="ro93">
          <table:table-cell/>
          <table:table-cell table:style-name="ce94" office:value-type="string">
            <text:p>316-317 (“fact” mentioned on pg. 316).</text:p>
          </table:table-cell>
          <table:table-cell office:value-type="string">
            <text:p>Early part of August 1931 + 14 days.</text:p>
          </table:table-cell>
          <table:table-cell/>
          <table:table-cell office:value-type="string">
            <text:p>After the battle had waged for <text:span text:style-name="T1">14 days</text:span>, with the United States losing, thousands of planes, the cause seemed to be hopeless and St. Louis was surrendered. <text:s/>The situation was getting more desperate all the time and the people again were losing hope. The large loss of airships at the battle of St. Louis had weakened the U. S. Army regardless of the rapidity with which new planes were being turned out. The enemy took charge of St. Louis and moved part of their supply bases there. <text:s/>The food situation was acute thruout the country. <text:s/>Farmers had been afraid to go to the field to plant anything. <text:s/>Canada was not able to supply all of our needs and we were blockaded on the South, East and West. <text:s/><text:span text:style-name="T1">T</text:span>he <text:span text:style-name="T1">C</text:span>abinet now <text:span text:style-name="T1">awoke</text:span> to the <text:span text:style-name="T23">fact</text:span> that many mistakes had been made and that the situation instead of improving was growing rapidly worse.</text:p>
            <text:p/>
            <text:p>Before the fall of St. Louis or the news of it had had time to be fully understood by the people all over the United States, the English and the Germans attacked the Northern border, making for Chicago.</text:p>
          </table:table-cell>
          <table:table-cell office:value-type="string">
            <text:p>Battle of St. Louis waged for 14 days. <text:s/>TF = 14? <text:s/></text:p>
            <text:p/>
            <text:p>“The Cabinet”: T=2, C=3, TF = 23?</text:p>
            <text:p/>
          </table:table-cell>
        </table:table-row>
        <table:table-row table:style-name="ro121">
          <table:table-cell/>
          <table:table-cell table:style-name="ce94" office:value-type="string">
            <text:p>317-318 (“fact” mentioned on pg. 317).</text:p>
          </table:table-cell>
          <table:table-cell office:value-type="string">
            <text:p>Early part of September 1931.</text:p>
          </table:table-cell>
          <table:table-cell/>
          <table:table-cell office:value-type="string">
            <text:p>In the early part of September, 1931, it was plain from the skirmishes which had been taking place around the Great Lakes that the enemy was trying to attack Chicago and it was only a question of time when they would break thru and make the attack. The United States officers were well aware of the <text:span text:style-name="T23">fact</text:span> that if Chicago fell into the hands of the enemy, it would place the United States at a greater disadvantage than ever to defend the Eastern Coast. The United States War Council decided to urge France to attack England and Germany and make them withdraw forces from the United States to protect their home cities. France was well equipped with airplanes and could rapidly destroy the large cities in England and Germany and she was the only country on the other side that we could look to to help us. When America's appeal was received in France, the President of France sent the following message to our Government: […]</text:p>
          </table:table-cell>
          <table:table-cell/>
        </table:table-row>
        <table:table-row table:style-name="ro93">
          <table:table-cell/>
          <table:table-cell table:style-name="ce94" office:value-type="string">
            <text:p>330</text:p>
          </table:table-cell>
          <table:table-cell office:value-type="string">
            <text:p>3 days before the end of armistice.</text:p>
          </table:table-cell>
          <table:table-cell/>
          <table:table-cell office:value-type="string">
            <text:p>Supreme Commander Gordon replied: “The trouble in the past has been that the enemy used noiseless airplanes. <text:s/>Our next great handicap was the <text:span text:style-name="T23">fact</text:span>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text:s/>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noiseless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table-row>
        <table:table-row table:style-name="ro122">
          <table:table-cell/>
          <table:table-cell office:value-type="string">
            <text:p>340</text:p>
          </table:table-cell>
          <table:table-cell office:value-type="string">
            <text:p>Dead hours of the night of October 21, 1931.</text:p>
          </table:table-cell>
          <table:table-cell/>
          <table:table-cell office:value-type="string">
            <text:p>"He is one of the ablest inventors that the United States has. The <text:span text:style-name="T23">fact</text:span> that he has been placed in command means that he must have made some great discovery or new invention which has inspired the United States with confidence of winning the war. While we have all the advantage in numbers, both in men, ships and ammunition, and to all appearance the United States is hopelessly crippled and will not be able to hold out much longer, one new invention by this man Gordon may mean our defeat. It is my opinion that the <text:span text:style-name="T23">factor</text:span><text:span text:style-name="T21">ies</text:span><text:span text:style-name="T1"> </text:span>in Detroit, Michigan, have been <text:span text:style-name="T1">working on some of his new discoveries</text:span>. Our next attack should be directed at Detroit. We should capture that city and destroy the <text:span text:style-name="T23">factor</text:span><text:span text:style-name="T1">ies</text:span> of the big automobile concerns and other manu<text:span text:style-name="T23">fact</text:span>uring concerns there. All of these manu<text:span text:style-name="T23">fact</text:span>uring concerns have long since been commandeered by the <text:span text:style-name="T1">United States Government </text:span>and are<text:span text:style-name="T1"> </text:span><text:span text:style-name="T21">working on war weapons and ammunition."</text:span></text:p>
          </table:table-cell>
          <table:table-cell/>
        </table:table-row>
        <table:table-row table:style-name="ro112">
          <table:table-cell/>
          <table:table-cell office:value-type="string">
            <text:p>341</text:p>
          </table:table-cell>
          <table:table-cell table:number-columns-repeated="2"/>
          <table:table-cell office:value-type="string">
            <text:p>The delay by the <text:span text:style-name="T1">Allied Enemy</text:span> was just what Supreme Commander Gordon wanted. It gave him time to prepare. He had ordered the <text:span text:style-name="T1">Henry Motor Company of Detroit</text:span> to proceed at once to manu<text:span text:style-name="T23">fact</text:span>ure according to his plans which he sent them, two large machines, one positive and one negative, by which he could send currents of electricity thru the air and produce a vacuum, or as he called it, a "Tunnel thru the Air." These plans had been worked out years before and there was no question but what the machines would work successfully. The Henry Motor Company had been commandeered by the United States Government and as soon as they received the order and plans from the Supreme Commander, they started running day and night working to build the two giant machines.</text:p>
            <text:p/>
            <text:p>The<text:span text:style-name="T1"> fifteen days'</text:span> armistice expired on October 18th, 1931. Supreme Commander Gordon was in readiness and waited the first attack of the enemy. <text:span text:style-name="T1">Less than thirty days</text:span> from the time that he ordered work started on the machines, they reported that the machines were completed and ready to test out. He called Colonel Kennelworth to his office in New York and explained to him that the great Vacuum Producer, as the machine had been named, had been completed; ordered him to proceed at once to Detroit and test out the machines both for short and long distance work.</text:p>
          </table:table-cell>
          <table:table-cell office:value-type="string">
            <text:p>Allied Enemy: A=1, E=5, TF = 15 ?</text:p>
            <text:p>Allied Enemy (letter counts): 6 + 5 = 11. <text:s/>TF = 11 ?</text:p>
            <text:p/>
            <text:p>Henry Motor Company of Detroit: <text:s/>H=8, M=4, C=3, D=4. <text:s/>TF = 84, TF = 34.</text:p>
            <text:p/>
            <text:p>Henry Motor Company of Detroit (letter counts):</text:p>
            <text:p><text:span text:style-name="T69">5 + 5 + 7 = 17.</text:span></text:p>
            <text:p><text:span text:style-name="T69">5 + 5 + 7 + 7 = 24.</text:span></text:p>
            <text:p><text:span text:style-name="T69">5 + 5 + 7 + 2 + 7 = 26.</text:span></text:p>
            <text:p><text:span text:style-name="T53"/></text:p>
            <text:p><text:span text:style-name="T69">“</text:span><text:span text:style-name="T69">Tunnel thru the Air”: T=2, A=1: TF = 21 ?</text:span></text:p>
            <text:p><text:span text:style-name="T69">“</text:span><text:span text:style-name="T69">Tunnel thru the Air” (letter counts): 16. <text:s/>TF = 16 ?</text:span></text:p>
          </table:table-cell>
        </table:table-row>
        <table:table-row table:style-name="ro99">
          <table:table-cell/>
          <table:table-cell office:value-type="string">
            <text:p>343</text:p>
          </table:table-cell>
          <table:table-cell office:value-type="string">
            <text:p>Morning of November 20, 1931.</text:p>
          </table:table-cell>
          <table:table-cell/>
          <table:table-cell office:value-type="string">
            <text:p>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text:span text:style-name="T23">factor</text:span>ies there and prevent the United States continuing making airplanes and inventions which might help them to win the war. He was very happy to get the plans of the enemy. It was just what he wanted. He was anxious to test the Tunnel thru the Air, capture the enemy's planes and keep them there because he knew when once he got them in the Tunnel, thy would be unable to get out of it and he could keep them suspended in the air indefinitely, moving up and down in the Tunnel, or could capture them and destroy them. He was impatient and anxious for and attack upon Detroit and decided to defy the enemy and urge them on.</text:p>
          </table:table-cell>
          <table:table-cell office:value-type="string">
            <text:p>pg. 343 (343 = 49 * 7). <text:s/></text:p>
            <text:p>Are the location of the factories the place where the time factors are anchored? <text:s/>Thus the time factors are anchored at the time of the battle of Detroit? <text:s/>pg. 344 says the battle of Detroit was Thanksgiving night, November 24, 1931.</text:p>
          </table:table-cell>
        </table:table-row>
        <table:table-row table:style-name="ro123">
          <table:table-cell/>
          <table:table-cell office:value-type="string">
            <text:p>343-344 (“factories” mentioned on pg. 343 and pg 344).</text:p>
          </table:table-cell>
          <table:table-cell office:value-type="string">
            <text:p>Morning of November 20, 1931.</text:p>
          </table:table-cell>
          <table:table-cell/>
          <table:table-cell office:value-type="string">
            <text:p>With the plans of the enemy in his possession, Supreme Commander Gordon decided to change the location of the Tunnel machines so as to protect the <text:span text:style-name="T23">factor</text:span>ies and large buildings in Detroit. He arranged the machines so that when the attacking planes came over Detroit at a high altitude, he could drop them into the Tunnel thru the Air and thus prevent any harm to the <text:span text:style-name="T23">factor</text:span>ies or buildings in Detroit. He waited patiently for an attack upon the city, but no move of any kind was made by the enemy. When it was near Thanksgiving, he had a great desire that the battle should start around that time so that the United States might have the greatest Thanksgiving in history because he was confident that if the attack came, Detroit would be successfully defended and the enemy for the first time would find that we had outwitted them. He decided to urge the enemy to make an attack on Detroit as soon as possible, so ordered a large electric sign built with letters <text:span text:style-name="T1">twenty</text:span> feet high, "DETROIT IS READY -- WON'T YOU COME AND TAKE US WE WANT TO BE YOUR THANKSGIVING TURKEY."</text:p>
          </table:table-cell>
          <table:table-cell office:value-type="string">
            <text:p>Sign is 20 feet high. <text:s/>TF = 20 ?</text:p>
            <text:p>Sign message has: 16 words. <text:s/>TF = 16 ?</text:p>
            <text:p>Sign message has 66 letters. <text:s/>TF = 66 ?</text:p>
          </table:table-cell>
        </table:table-row>
        <table:table-row table:style-name="ro93">
          <table:table-cell/>
          <table:table-cell office:value-type="string">
            <text:p>345-346 (“factory” mentioned on pg. 346).</text:p>
          </table:table-cell>
          <table:table-cell table:style-name="ce98" office:value-type="string">
            <text:p>Just before 10:00 [pm, on November 24, 1931].</text:p>
          </table:table-cell>
          <table:table-cell/>
          <table:table-cell office:value-type="string">
            <text:p>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text:span text:style-name="T23">factor</text:span>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Captain Morrison”: C=3, M=4, TF = 34 ?</text:p>
            <text:p>“Captain Morrison” (letter counts):</text:p>
            <text:p><text:s/>7 + 8 = 15. <text:s/>TF = 15 ?</text:p>
          </table:table-cell>
        </table:table-row>
        <table:table-row table:style-name="ro100">
          <table:table-cell/>
          <table:table-cell office:value-type="string">
            <text:p>348-349 (“fact” mentioned on pg. 349).</text:p>
          </table:table-cell>
          <table:table-cell table:style-name="ce98"/>
          <table:table-cell/>
          <table:table-cell office:value-type="string">
            <text:p>There was not much to be thankful for in the camp of the enemy. Failure of any of the planes sent out the night before to return and no message being received from them, made it plain that the United States was not bluffing and that Supreme Commander Gordon knew what he had up his sleeve when he hurled defiance at the enemy and refused to accept any terms. They were not aware of the <text:span text:style-name="T23">fact</text:span> that when he defied them to come and take Detroit, he must have been anxiously awaiting the attack and had something new that he wanted to try out on the enemy planes, and that it had been successful. <text:s/>It was now a time to move cautiously. The next and future moves must be made in a way to conserve their resources and assure final success.</text:p>
          </table:table-cell>
          <table:table-cell/>
        </table:table-row>
        <table:table-row table:style-name="ro120">
          <table:table-cell/>
          <table:table-cell office:value-type="string">
            <text:p>349</text:p>
          </table:table-cell>
          <table:table-cell office:value-type="string">
            <text:p>3:00 in the afternoon, on December 7, 1931.</text:p>
          </table:table-cell>
          <table:table-cell/>
          <table:table-cell office:value-type="string">
            <text:p>Everything was quiet and no move or attack was made until December 7th, when the enemy held a council and decided that a gigantic attack on Detroit should be made; that they should concentrate a large part of their forces there; destroy the <text:span text:style-name="T23">factor</text:span><text:span text:style-name="T21">ies</text:span> and take Detroit; then proceed to attack New York and the Eastern Coast. The plan was to make a daylight attack and, if possible, to surprise Supreme Commander Gordon. <text:span text:style-name="T1">About</text:span> <text:span text:style-name="T1">3 o'clock in the afternoon</text:span> the enemy planes were seen approching from the East and West. He saw that this was to be a gigantic attack because there was a larger number of planes than they had used at any time since the attack of Chicago. Before he could get the Tunnel 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 text:style-name="T1">in a few minutes</text:span> the Tunnel thru the Air was in working order and the enemy planes began to be drawn into it. Within <text:span text:style-name="T1">less than an hour </text:span>more than <text:span text:style-name="T1">2500 planes</text:span> had been captured. </text:p>
          </table:table-cell>
          <table:table-cell/>
        </table:table-row>
        <table:table-row table:style-name="ro98">
          <table:table-cell/>
          <table:table-cell office:value-type="string">
            <text:p>350</text:p>
          </table:table-cell>
          <table:table-cell office:value-type="string">
            <text:p>Within less than an hour from 3:00 in the afternoon, on December 7, 1931.</text:p>
          </table:table-cell>
          <table:table-cell/>
          <table:table-cell office:value-type="string">
            <text:p>The loss of life around the city [Detroit] had been small because the bombs which had been dropped had not reached the thickly populated sections of the city and no plane had been able to reach the <text:span text:style-name="T23">factor</text:span><text:span text:style-name="T21">ies</text:span> or business sections where the large buildings were. The Tunnel thru</text:p>
            <text:p>the Air was protecting and keeping them away from these sections. Canadian planes had come to the assistance of the United States on the Northern border and were patrolling the other side of the river and preventing the enemy from attacking from the North.</text:p>
          </table:table-cell>
          <table:table-cell/>
        </table:table-row>
        <table:table-row table:style-name="ro109">
          <table:table-cell/>
          <table:table-cell office:value-type="string">
            <text:p>352</text:p>
          </table:table-cell>
          <table:table-cell office:value-type="string">
            <text:p>The morning of December 8, [1931].</text:p>
          </table:table-cell>
          <table:table-cell/>
          <table:table-cell office:value-type="string">
            <text:p>On the morning of December 8th, all the newspapers thruout the United States, carried big <text:span text:style-name="T1">head</text:span>lines: "DETROIT ATTACKED THE SECOND TIME BY THE ENEMY FORCES BUT DEFEATED. <text:s/>THOUSANDS OF THEIR PLANES HAVE BEEN CAPTURED. THERE HAS BEEN PRACTICALLY NO LOSS OF LIFE AND NO IMPORTANT BUILDINGS DESTROYED." The papers emphasized the <text:span text:style-name="T23">fact</text:span> that this meant the turn of the war and that the placing of Supreme Commander Gordon at the head of our forces had saved the country and that there was no longer need for any great alarm. <text:s/>It was a question of only a few months till the war would be over and the enemy would be driven from our soil.</text:p>
          </table:table-cell>
          <table:table-cell office:value-type="string">
            <text:p>Headlines counts:</text:p>
            <text:p>Words: 31 words. <text:s/>TF = 31 ? </text:p>
            <text:p>Letters: 160 letters. <text:s/>TF = 160 ?</text:p>
            <text:p>Lines: 7 to 12. <text:s/></text:p>
            <text:p>Total lines: 6 lines. <text:s/></text:p>
            <text:p/>
            <text:p>“No loss of life and no important buildings destroyed”. <text:s/>Is this where Haytham is saying Gann increased it by 6 instead of it being a time factor of 0 ?.</text:p>
          </table:table-cell>
        </table:table-row>
        <table:table-row table:style-name="ro98">
          <table:table-cell/>
          <table:table-cell office:value-type="string">
            <text:p>352</text:p>
          </table:table-cell>
          <table:table-cell office:value-type="string">
            <text:p>Second attack on Detroit happened at 3:00 in the afternoon on December 7,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text:span text:style-name="T23">factor</text:span><text:span text:style-name="T21">ies</text:span> could turn them out and sending them to the United States to aid their allies. Practically every nation on the face of the earth, outside of <text:span text:style-name="T1">France</text:span>, <text:span text:style-name="T1">Canada</text:span> and a few countries in <text:span text:style-name="T1">South America </text:span>and <text:span text:style-name="T1">Australia</text:span>, had joined against the United States.</text:p>
          </table:table-cell>
          <table:table-cell table:style-name="Default" office:value-type="string">
            <text:p>[See my notes on page 352 of my TTTA book.]</text:p>
            <text:p>TF = 174 ?</text:p>
            <text:p>TF = 33 ?</text:p>
          </table:table-cell>
        </table:table-row>
        <table:table-row table:style-name="ro119">
          <table:table-cell/>
          <table:table-cell office:value-type="string">
            <text:p>355</text:p>
          </table:table-cell>
          <table:table-cell table:number-columns-repeated="2"/>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text:span text:style-name="T1">25 to 50 miles wide</text:span> in any direction from a large city. <text:s/>He had also discovered how to send ships thru the air without an aviator, directing them by radio rays, which would enable them to distribute sleeping gas among the enemy's lines and prevent loss of any of his valuable aviators. He now had confidence that every city would be safe from an attack and no destruction could take place. The<text:span text:style-name="T1"> Henry Motor Co. </text:span>and the <text:span text:style-name="T1">Major Electric Co. </text:span>were ordered to manu<text:span text:style-name="T23">fact</text:span>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office:value-type="string">
            <text:p>Henry Motor Co.: H=8, M=4, C=3. <text:s/>843, or 8 + 4 + 3 = 15. </text:p>
            <text:p>Major Electric Co.: M=4, E=5, C=3. <text:s/>453, or 4 + 5 + 3 = 12.</text:p>
            <text:p/>
            <text:p>Henry Motor Co. (letter counts): 12 letters.</text:p>
            <text:p>Major Electric Co. (letter counts): 15 letters.</text:p>
            <text:p/>
            <text:p>12 + 15 = 27. <text:s/>TF = 27 ?</text:p>
            <text:p>12 * 15 = 180. <text:s/>TF = 180 ?</text:p>
            <text:p/>
            <text:p>Sum of letters of each of the cities named:</text:p>
            <text:p>6 + 7 + 12 + 10 + 10 + 8 + 2 = 55.</text:p>
          </table:table-cell>
        </table:table-row>
        <table:table-row table:style-name="ro112">
          <table:table-cell/>
          <table:table-cell office:value-type="string">
            <text:p>358-359 (“fact” written on pg. 359).</text:p>
          </table:table-cell>
          <table:table-cell office:value-type="string">
            <text:p>June 6, [1932].</text:p>
          </table:table-cell>
          <table:table-cell/>
          <table:table-cell office:value-type="string">
            <text:p>The Commanders of the Allied Enemy armies were unable to get any report of what had happened to the planes that went to attack Boston. They waited until the next day; and when not a plane returned and there was no report of any kind, decided that the <text:span text:style-name="T21">same fate had befallen them as at the attack on Detroit</text:span>; that the Americans certainly had something by which they were destroying every ship and plane which attacked them. <text:s/>This was unusual and unheard of. The <text:span text:style-name="T23">fact</text:span> that thousands and thousands of planes had attacked Boston and not one had escaped capture or destruction, made it plain that Yankee ingenuity had discovered something that was turning the tide of war in their favor. They now knew that they had made the greatest mistake by not pressing us hard after the fall of Chicago. They should have refused to grant the <text:span text:style-name="T1">15 days'</text:span> armistice without demanding the surrender of the Eastern Coast. <text:s/>Another great mistake was the long delay between the attack on Detroit and the attack on Boston. This had enabled the Americans to get better prepared. There was no denying the painful truth. Something must be done and done quickly. They decided to order every plane that could possibly be spared from the Pacific Coast and from the lines extending from New Orleans to St. Louis and Chicago; to concentrate a supreme attack upon New York and Washington, making Washington the final goal. Planes were concentrated and mother ships anchored out in the Atlantic Ocean to prepare for the attack upon New York City. This was to be the greatest battle in all history.</text:p>
          </table:table-cell>
          <table:table-cell office:value-type="string">
            <text:p>Battle of Boston.</text:p>
          </table:table-cell>
        </table:table-row>
        <table:table-row table:style-name="ro115">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text:span text:style-name="T1">110th</text:span>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ext:p/>
            <text:p>The President rushed in and found Supreme Commander Gordon sitting peacefully reading a newspaper. <text:s/>The President could hardly believe it and asked him for the <text:span text:style-name="T23">facts</text:span> of the attack upon New York City and if all enemy planes had been destroyed. Supreme Commander Gordon told the President that it was a <text:span text:style-name="T23">fact</text:span>.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text:span text:style-name="T1">100,000</text:span> of the enemy's planes.</text:p>
          </table:table-cell>
          <table:table-cell/>
        </table:table-row>
        <table:table-row table:style-name="ro124">
          <table:table-cell/>
          <table:table-cell office:value-type="string">
            <text:p>376</text:p>
          </table:table-cell>
          <table:table-cell office:value-type="string">
            <text:p>None given, but it is after or about 4 am, [June 9, 1932.]</text:p>
          </table:table-cell>
          <table:table-cell/>
          <table:table-cell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text:span text:style-name="T23">fact</text:span> that two men and a lone woman could accomplish such a feat. Supreme Commander Gordon then said: “Mr. <text:s/>President, your greatest sight is yet to come."</text:p>
          </table:table-cell>
          <table:table-cell/>
        </table:table-row>
        <table:table-row table:style-name="ro124">
          <table:table-cell/>
          <table:table-cell office:value-type="string">
            <text:p>379-380 (“fact” mentioned on pg. 380).</text:p>
          </table:table-cell>
          <table:table-cell table:number-columns-repeated="2"/>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text:span text:style-name="T23">facts</text:span> are desperate but we must face them. Let no further move be made until we know more about what the Yankees have."</text:p>
          </table:table-cell>
          <table:table-cell office:value-type="string">
            <text:p>Quote has 119 words total. <text:s/>TF = 119 ?</text:p>
          </table:table-cell>
        </table:table-row>
        <table:table-row table:style-name="ro125">
          <table:table-cell/>
          <table:table-cell office:value-type="string">
            <text:p>380</text:p>
          </table:table-cell>
          <table:table-cell table:number-columns-repeated="2"/>
          <table:table-cell office:value-type="string">
            <text:p>[Continuing pg. 380']</text:p>
            <text:p>Supreme Commander Gordon had made up his mind that he would keep everything secret and not let the enemy know anything, but he dispatched a message by radio to enemy headquarters reading:</text:p>
            <text:p/>
            <text:p>Very much disappointed. Lost a good night's sleep last night waiting for your army to take New York City. When may we expect the pleasure of a visit from your planes?</text:p>
            <text:p/>
            <text:p>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p>
          </table:table-cell>
          <table:table-cell table:style-name="ce114" office:value-type="string">
            <text:p><text:span text:style-name="T72">Radio message (word count): </text:span></text:p>
            <text:p><text:span text:style-name="T72">3 + 16 + 12 = 31. <text:s/>TF = 31 ?</text:span></text:p>
            <text:p><text:span text:style-name="T72">Radio message (letter count): 132. <text:s/>TF = 132 ?</text:span></text:p>
            <text:p><text:span text:style-name="T72">Radio message (line count): 3. <text:s/>TF = 3 ?</text:span></text:p>
          </table:table-cell>
        </table:table-row>
        <table:table-row table:style-name="ro124">
          <table:table-cell/>
          <table:table-cell office:value-type="string">
            <text:p>389</text:p>
          </table:table-cell>
          <table:table-cell office:value-type="string">
            <text:p>Afternoon of July 4, [1932]. <text:s/></text:p>
            <text:p>(The following 3 days set aside as holidays).</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 invisible noiseless planes to load up with hundreds of thousands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text:span text:style-name="T23">fact</text:span> he knew it, because after reading over Ezekiel again he saw that the prophecies were about all fulfilled and that in a short time the millennium would dawn and the world would be at peace. He read Chapter 10: 9 and 21: […]</text:p>
          </table:table-cell>
          <table:table-cell table:style-name="ce114" office:value-type="string">
            <text:p>Verse quote: </text:p>
            <text:p>10 + 9 + 21 = 40. <text:s/>TF = 40 ?</text:p>
            <text:p>109 + 21 = 130. <text:s/>TF = 130 ?</text:p>
            <text:p/>
            <text:p>Quote of Ezekiel has 101 words. <text:s/></text:p>
          </table:table-cell>
        </table:table-row>
        <table:table-row table:style-name="ro74">
          <table:table-cell office:value-type="string">
            <text:p>36</text:p>
          </table:table-cell>
          <table:table-cell office:value-type="string">
            <text:p>407</text:p>
          </table:table-cell>
          <table:table-cell office:value-type="string">
            <text:p>Date: August 30, 1932. <text:s/>Time is more than one hour after 11:00 [am], thus after 12:00 pm.</text:p>
          </table:table-cell>
          <table:table-cell/>
          <table:table-cell office:value-type="string">
            <text:p>The conference convened about 10 A.M. on August 30th. All of the officials were seated by 11 o'clock and shortly after, Supreme Commander Gordon escorted by the President of the United States, General Walter Kennelworth and his wife General Edna Kennelworth, arrived. The applause lasted for more than one hour. When it had died down, General Pearson stepped to the center of the platform, and grasped the Supreme Commander's hand and raised it before the vast throng and said, "Commanders, rulers, kings and officials of all nations, this is our lord and <text:span text:style-name="T1">master</text:span>, whose will is law. Whatever he says, we will abide by.</text:p>
          </table:table-cell>
          <table:table-cell table:style-name="Default"/>
        </table:table-row>
        <table:table-row table:style-name="ro74">
          <table:table-cell table:style-name="Default" table:number-columns-repeated="6"/>
        </table:table-row>
        <table:table-row table:style-name="ro74" table:number-rows-repeated="1048499">
          <table:table-cell table:number-columns-repeated="6"/>
        </table:table-row>
        <table:table-row table:style-name="ro74">
          <table:table-cell table:number-columns-repeated="6"/>
        </table:table-row>
      </table:table>
      <table:table table:name="St. Marie" table:style-name="ta1" table:print="false">
        <table:table-column table:style-name="co98" table:default-cell-style-name="ce7"/>
        <table:table-column table:style-name="co99" table:default-cell-style-name="ce7"/>
        <table:table-column table:style-name="co100" table:default-cell-style-name="ce7"/>
        <table:table-column table:style-name="co10" table:default-cell-style-name="ce7"/>
        <table:table-column table:style-name="co101" table:default-cell-style-name="ce7"/>
        <table:table-column table:style-name="co100" table:default-cell-style-name="ce7"/>
        <table:table-column table:style-name="co4" table:number-columns-repeated="1018" table:default-cell-style-name="ce7"/>
        <table:table-row table:style-name="ro60">
          <table:table-cell table:style-name="ce77" office:value-type="string">
            <text:p>rluu: The St. Marie is a small Ezekiel Airplane. <text:s/>Read document <text:s/>“EzekielAirplane.odt” which is the text describing the Ezekiel Airplane. <text:s/></text:p>
          </table:table-cell>
          <table:table-cell table:style-name="ce80" table:number-columns-repeated="5"/>
          <table:table-cell table:style-name="ce91" table:number-columns-repeated="1018"/>
        </table:table-row>
        <table:table-row table:style-name="ro60">
          <table:table-cell table:style-name="ce78" office:value-type="string">
            <text:p>rluu: This spreadsheet page will just have the information about the St. Marie, and its uses starting from when it was identified.</text:p>
          </table:table-cell>
          <table:table-cell table:style-name="ce80" table:number-columns-repeated="5"/>
          <table:table-cell table:style-name="ce91" table:number-columns-repeated="1018"/>
        </table:table-row>
        <table:table-row table:style-name="ro60">
          <table:table-cell table:style-name="ce78" office:value-type="string">
            <text:p>rluu: See WITS posts: #19629, #18658, and the reloaded 118 post.</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3">
          <table:table-cell table:style-name="ce78" office:value-type="string">
            <text:p>rluu_20130629: “The St. Marie” has capital letters: T = 2, S = 1, M = 4: or 214. <text:s/>2 + 1 + 4 = 7.</text:p>
          </table:table-cell>
          <table:table-cell table:style-name="ce80" table:number-columns-repeated="5"/>
          <table:table-cell table:style-name="ce91" table:number-columns-repeated="1018"/>
        </table:table-row>
        <table:table-row table:style-name="ro13">
          <table:table-cell table:style-name="ce78" office:value-type="string">
            <text:p>rluu_20130701: Marie was born on October 6. <text:s/>References to October 6 are on pages 179 and 197. <text:s/>197 – 179 = 18.</text:p>
          </table:table-cell>
          <table:table-cell table:style-name="ce80" table:number-columns-repeated="5"/>
          <table:table-cell table:style-name="ce91" table:number-columns-repeated="1018"/>
        </table:table-row>
        <table:table-row table:style-name="ro60">
          <table:table-cell table:style-name="ce78"/>
          <table:table-cell table:style-name="ce80" table:number-columns-repeated="5"/>
          <table:table-cell table:style-name="ce91" table:number-columns-repeated="1018"/>
        </table:table-row>
        <table:table-row table:style-name="ro106">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05">
          <table:table-cell table:style-name="ce6" office:value-type="float" office:value="9">
            <text:p>9</text:p>
          </table:table-cell>
          <table:table-cell table:style-name="ce6" office:value-type="float" office:value="96">
            <text:p>96</text:p>
          </table:table-cell>
          <table:table-cell table:style-name="ce6" office:value-type="string">
            <text:p>None given, but between April 25, 1927 and April 30, 1927.</text:p>
          </table:table-cell>
          <table:table-cell table:style-name="ce6"/>
          <table:table-cell table:style-name="ce6" office:value-type="string">
            <text:p>Mr. Kennelworth had held his cotton and profits were accumulating fast for him.</text:p>
            <text:p>He congratulated Robert on his wonderful prediction that the flood came as he foreca<text:span text:style-name="T1">st. Marie</text:span> was watching the papers so she wired Robert as follows: YOU ARE A WONDER THE MARKET IS MAKING GOOD AND WE</text:p>
            <text:p>ARE GOING TO WIN I AM WITH YOU ALWAYS LOVE</text:p>
            <text:p>MARIE.</text:p>
          </table:table-cell>
          <table:table-cell table:style-name="ce6"/>
          <table:table-cell table:number-columns-repeated="1018"/>
        </table:table-row>
        <table:table-row table:style-name="ro107">
          <table:table-cell office:value-type="string">
            <text:p>19</text:p>
          </table:table-cell>
          <table:table-cell office:value-type="string">
            <text:p>224-225</text:p>
          </table:table-cell>
          <table:table-cell table:style-name="ce11" office:value-type="string">
            <text:p><text:s/>In the early part of 1928</text:p>
          </table:table-cell>
          <table:table-cell/>
          <table:table-cell table:style-name="ce81" office:value-type="string">
            <text:p><text:span text:style-name="T58">In the early part of 1928 Robert calculated that war was inevitable between </text:span><text:span text:style-name="T59">England</text:span><text:span text:style-name="T58"> and </text:span><text:span text:style-name="T59">Russia</text:span><text:span text:style-name="T58">. </text:span><text:span text:style-name="T58">He figured that the war would start not later than the </text:span><text:span text:style-name="T59">summer</text:span><text:span text:style-name="T58"> and that many nations would be </text:span><text:span text:style-name="T58">involved and that later an attack on the United States would come. </text:span><text:span text:style-name="T60">His first airplane was now </text:span><text:span text:style-name="T60">completed</text:span><text:span text:style-name="T58">, -- a small one according to the plan laid down by Ezekiel in the Bible. The plane had </text:span><text:span text:style-name="T58">four wings and could fly on either one of its four sides. It had a new motor with 12 cylinders and </text:span><text:span text:style-name="T58">could be operated either with gas, electricity or compressed air. He had constructed a wheel within </text:span><text:span text:style-name="T58">a wheel so that he could lower his plane and land anywhere he chose and could rise straight up. </text:span><text:span text:style-name="T58">One motor had a propeller in the center of the plane to lift it up while the other motor started its </text:span><text:span text:style-name="T58">direct motion. He could drive his plane backwards or forwards. It was a great success and the </text:span><text:span text:style-name="T60">boy </text:span><text:span text:style-name="T60">wizard of Wall Street </text:span><text:span text:style-name="T61">[connection to page 200] </text:span><text:span text:style-name="T58">was now hailed as </text:span><text:span text:style-name="T60">a new Lindbergh of the air</text:span><text:span text:style-name="T58">. </text:span><text:span text:style-name="T58">There was an extra motor built with a collapsible propeller so that he could shift it from the center of </text:span><text:span text:style-name="T58">the airplane to the tail, enabling it to go backward or forward as he willed. The wings were so </text:span><text:span text:style-name="T58">arranged that they could either remain stationary or be set in motion up or down by motor. This was </text:span><text:span text:style-name="T58">a new and valuable feature in the construction of airplanes. </text:span></text:p>
          </table:table-cell>
          <table:table-cell table:style-name="ce84" office:value-type="string">
            <text:p><text:span text:style-name="T62">This is describing his first airplane, the St. Marie. <text:s/>Regarding “</text:span><text:span text:style-name="T63">boy wizard of Wall Street”, there's a </text:span><text:span text:style-name="T64">connection to page 200. <text:s/>It is strange that the boy and wizard are not capitalized. <text:s/></text:span></text:p>
          </table:table-cell>
          <table:table-cell table:number-columns-repeated="1018"/>
        </table:table-row>
        <table:table-row table:style-name="ro105">
          <table:table-cell table:style-name="ce8" office:value-type="string">
            <text:p>19</text:p>
          </table:table-cell>
          <table:table-cell table:style-name="ce8" office:value-type="string">
            <text:p>225</text:p>
          </table:table-cell>
          <table:table-cell table:style-name="ce11" office:value-type="string">
            <text:p><text:s/>In the early part of 1928</text:p>
          </table:table-cell>
          <table:table-cell table:style-name="ce8"/>
          <table:table-cell table:style-name="ce15" office:value-type="string">
            <text:p><text:span text:style-name="T6">Robert's next invention was to build a </text:span><text:span text:style-name="T7">silent motor, </text:span><text:span text:style-name="T8">or a muffler</text:span><text:span text:style-name="T9">, which would prevent any sound. </text:span><text:span text:style-name="T9">He knew that this would be very useful in war. After he had completed this invention, tested it and </text:span><text:span text:style-name="T9">proved it a success, he offered it to the United States Government, but after the army officers, who </text:span><text:span text:style-name="T9">knew very little about this new invention had looked it over, they refused it. Robert then sailed away </text:span><text:span text:style-name="T9">in his new plane which he had named </text:span><text:span text:style-name="T8">"The St. Marie." </text:span></text:p>
          </table:table-cell>
          <table:table-cell table:style-name="ce8" office:value-type="string">
            <text:p>pg. 225 = 15 * 15.</text:p>
          </table:table-cell>
          <table:table-cell table:number-columns-repeated="1018"/>
        </table:table-row>
        <table:table-row table:style-name="ro67">
          <table:table-cell office:value-type="string">
            <text:p>19</text:p>
          </table:table-cell>
          <table:table-cell office:value-type="string">
            <text:p>225</text:p>
          </table:table-cell>
          <table:table-cell office:value-type="string">
            <text:p>Spring of 1928</text:p>
          </table:table-cell>
          <table:table-cell/>
          <table:table-cell table:style-name="ce16" office:value-type="string">
            <text:p><text:span text:style-name="T7">He visited England, France, Germany and in the Spring of 1928 made the longest successful </text:span><text:span text:style-name="T7">flight to Japan, where he was received with great honor. </text:span><text:span text:style-name="T6">Japan was very much interested in his </text:span><text:span text:style-name="T6">new plane and in his muffler. The Japanese Government quickly closed a deal and bought his </text:span><text:span text:style-name="T6">invention for a large sum of money.</text:span></text:p>
          </table:table-cell>
          <table:table-cell office:value-type="string">
            <text:p>RG visited these places in the St. Marie.</text:p>
          </table:table-cell>
          <table:table-cell table:number-columns-repeated="1018"/>
        </table:table-row>
        <table:table-row table:style-name="ro108">
          <table:table-cell table:style-name="ce79" office:value-type="string">
            <text:p>19</text:p>
          </table:table-cell>
          <table:table-cell table:style-name="ce79" office:value-type="string">
            <text:p>225</text:p>
          </table:table-cell>
          <table:table-cell table:style-name="ce12" office:value-type="string">
            <text:p>Summer of 1928</text:p>
          </table:table-cell>
          <table:table-cell table:style-name="ce12"/>
          <table:table-cell table:style-name="ce17" office:value-type="string">
            <text:p><text:span text:style-name="T10"><text:s/></text:span><text:span text:style-name="T10">While in Japan Robert was entertained and introduced to many beautiful titled ladies and </text:span><text:span text:style-name="T10">prominent men, but he remained loyal to Marie for his great success had not turned his head. He </text:span><text:span text:style-name="T10">was still searching for Marie, always hoping to find her. </text:span><text:span text:style-name="T11">He returned to New York [from Japan] in </text:span><text:span text:style-name="T11">the Summer of 1928</text:span><text:span text:style-name="T10"> and was now reputed as being worth more than a million dollars, after </text:span><text:span text:style-name="T10">making more successful deals in stocks, cotton and wheat.</text:span></text:p>
          </table:table-cell>
          <table:table-cell table:style-name="ce89" office:value-type="string">
            <text:p><text:span text:style-name="T17">Note that Summer of 1928 is highlighted, and then a specific part of the month is </text:span><text:span text:style-name="T17">given for the same event </text:span><text:span text:style-name="T65"><text:s/>(on page 226)</text:span><text:span text:style-name="T17">. <text:s/>Thus, Gann wants us to pay attention to the </text:span><text:span text:style-name="T17">season here. <text:s/></text:span></text:p>
          </table:table-cell>
          <table:table-cell table:number-columns-repeated="1018"/>
        </table:table-row>
        <table:table-row table:style-name="ro109">
          <table:table-cell office:value-type="string">
            <text:p>19</text:p>
          </table:table-cell>
          <table:table-cell office:value-type="string">
            <text:p>226</text:p>
          </table:table-cell>
          <table:table-cell office:value-type="string">
            <text:p>May 1928</text:p>
          </table:table-cell>
          <table:table-cell/>
          <table:table-cell table:style-name="ce17" office:value-type="string">
            <text:p><text:s/>In May, 1928, Walter received a <text:span text:style-name="T1">radio</text:span>gram from Robert saying that <text:span text:style-name="T1">he was leaving Japan the </text:span><text:span text:style-name="T1">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90" office:value-type="string">
            <text:p>What is a <text:span text:style-name="T1">radio</text:span>gram? <text:s/><text:span text:style-name="T49">Note also, that they greet Robert on his </text:span><text:span text:style-name="T66">return</text:span><text:span text:style-name="T49">.</text:span></text:p>
          </table:table-cell>
          <table:table-cell table:number-columns-repeated="1018"/>
        </table:table-row>
        <table:table-row table:style-name="ro67">
          <table:table-cell office:value-type="string">
            <text:p>19</text:p>
          </table:table-cell>
          <table:table-cell office:value-type="string">
            <text:p>227</text:p>
          </table:table-cell>
          <table:table-cell table:style-name="ce13" office:value-type="string">
            <text:p>May 1928</text:p>
          </table:table-cell>
          <table:table-cell/>
          <table:table-cell table:style-name="ce47" office:value-type="string">
            <text:p><text:span text:style-name="T10">[RG] had built the most marvelous</text:span><text:span text:style-name="T11"> airplane of the age</text:span><text:span text:style-name="T10">; invented a muffler to make an airplane </text:span><text:span text:style-name="T10">noiseless; had </text:span><text:span text:style-name="T11">driven</text:span><text:span text:style-name="T10"> his own plane, </text:span><text:span text:style-name="T11">"The St. Marie" to Japan</text:span><text:span text:style-name="T10"> where he had been received with </text:span><text:span text:style-name="T10">great honors and the Japanese Government had bought his invention for making airplanes silent.</text:span></text:p>
          </table:table-cell>
          <table:table-cell table:number-columns-repeated="1019"/>
        </table:table-row>
        <table:table-row table:style-name="ro110">
          <table:table-cell table:style-name="ce1" office:value-type="string">
            <text:p>19</text:p>
          </table:table-cell>
          <table:table-cell table:style-name="ce1" office:value-type="string">
            <text:p>227-228</text:p>
          </table:table-cell>
          <table:table-cell table:style-name="ce1" office:value-type="string">
            <text:p>June 9, 1928</text:p>
          </table:table-cell>
          <table:table-cell table:style-name="ce1"/>
          <table:table-cell table:style-name="ce82" office:value-type="string">
            <text:p><text:span text:style-name="T10"><text:s/></text:span><text:span text:style-name="T10">On June 9th Robert Gordon's 22nd birthday, the great reception took place. The special train </text:span><text:span text:style-name="T10">bearing the leading citizens of Texarkana arrived, Robert had landed at the new airport on </text:span><text:span text:style-name="T11">Governor's Island [New York] </text:span><text:span text:style-name="T10">without any mishap to </text:span><text:span text:style-name="T11">his plane</text:span><text:span text:style-name="T10">. </text:span><text:span text:style-name="T11">"The St. Marie" had per</text:span><text:span text:style-name="T12">formed </text:span><text:span text:style-name="T12">perfectly, making the trip from Japan at an </text:span><text:span text:style-name="T11">average speed of over 300 miles per hour. </text:span></text:p>
          </table:table-cell>
          <table:table-cell table:number-columns-repeated="1019"/>
        </table:table-row>
        <table:table-row table:style-name="ro74">
          <table:table-cell table:style-name="ce1" office:value-type="string">
            <text:p>20</text:p>
          </table:table-cell>
          <table:table-cell table:style-name="ce1" office:value-type="string">
            <text:p>237</text:p>
          </table:table-cell>
          <table:table-cell table:style-name="ce1" office:value-type="string">
            <text:p>Near the end of 1928.</text:p>
          </table:table-cell>
          <table:table-cell table:style-name="ce1"/>
          <table:table-cell table:style-name="ce82" office:value-type="string">
            <text:p>As the end of 1928 neared, war was already raging in Europe. England and Russia had already gone to war as Robert had predicted. Complications were developing quick and fast and war clouds were gathering. Robert knew that it was only a question of a short time when the United States with all of its gold supply, would be attacked and there would be a great battle in the air. Great progress had been made in aviation. Airplanes were carrying mail at the rate of <text:span text:style-name="T1">300 miles </text:span><text:span text:style-name="T1">per hour</text:span>. Passenger lines were now starting all over the United States.</text:p>
          </table:table-cell>
          <table:table-cell office:value-type="string">
            <text:p>Reference to an airplane speed that is approximately equal to the St. Marie. <text:s/>(The St. Marie has an average speed of over 300 mph).</text:p>
          </table:table-cell>
          <table:table-cell table:number-columns-repeated="1018"/>
        </table:table-row>
        <table:table-row table:style-name="ro111">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7" office:value-type="string">
            <text:p><text:s/>He was so strongly impressed with the dream [of Marie in Paris] that he decided to leave at once. Told Walter to give the mechanics instructions to <text:span text:style-name="T1">put his old ship "The St. Marie" in shape to sail </text:span><text:span text:style-name="T1">at once. It was a matter of only a couple of days until they reported that "The St. Marie" was </text:span><text:span text:style-name="T1">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 morning of February 2nd, 1929, Robert started his flight to Paris and arrived there </text:span><text:span text:style-name="T1">promptly in the evening</text:span> and went to visit some friends and acquaintances. After talking over the war situation and his forecasts of the great war yet to come, <text:span text:style-name="T1">he decided to visit friends in </text:span><text:span text:style-name="T1">London.</text:span> England and Russia were waging their battles in the air and doing very little land fighting. Despite the good start that England had made, Russia and her allies were getting the best of the victory. <text:span text:style-name="T1">Robert found London very uninteresting.</text:span> Up to this time he had heard nothing of Marie and <text:span text:style-name="T1">decided to return to Paris.</text:span></text:p>
          </table:table-cell>
          <table:table-cell table:number-columns-repeated="1019"/>
        </table:table-row>
        <table:table-row table:style-name="ro67">
          <table:table-cell table:style-name="ce79" office:value-type="string">
            <text:p>20</text:p>
          </table:table-cell>
          <table:table-cell table:style-name="ce79" office:value-type="string">
            <text:p>243</text:p>
          </table:table-cell>
          <table:table-cell table:style-name="ce12" office:value-type="string">
            <text:p>Latter part of Feburary 1929</text:p>
          </table:table-cell>
          <table:table-cell table:style-name="ce12"/>
          <table:table-cell table:style-name="ce83" office:value-type="string">
            <text:p><text:span text:style-name="T10"><text:s/></text:span><text:span text:style-name="T10">RG attends the Aviators' Costume Ball to take place in the Hotel Lafayette. </text:span><text:span text:style-name="T13"><text:s/>They asked Robert if </text:span><text:span text:style-name="T13">he did not have a plane to </text:span><text:span text:style-name="T10">enter or if he could not demonstrate something with </text:span><text:span text:style-name="T11">"The St. Marie."</text:span><text:span text:style-name="T10"> He </text:span><text:span text:style-name="T10">told them that his health was not good and that he was not interested in entering a plane at this </text:span><text:span text:style-name="T10">time. </text:span></text:p>
          </table:table-cell>
          <table:table-cell table:number-columns-repeated="1019"/>
        </table:table-row>
        <table:table-row table:style-name="ro105">
          <table:table-cell office:value-type="string">
            <text:p>20</text:p>
          </table:table-cell>
          <table:table-cell office:value-type="string">
            <text:p>246</text:p>
          </table:table-cell>
          <table:table-cell office:value-type="string">
            <text:p>Early part of March 1929.</text:p>
          </table:table-cell>
          <table:table-cell/>
          <table:table-cell table:style-name="ce83" office:value-type="string">
            <text:p><text:span text:style-name="T10"><text:s/></text:span><text:span text:style-name="T10">In the </text:span><text:span text:style-name="T11">early part of March</text:span><text:span text:style-name="T10"> a lot of the aviators were returning from </text:span><text:span text:style-name="T11">Paris</text:span><text:span text:style-name="T10"> to </text:span><text:span text:style-name="T11">New York</text:span><text:span text:style-name="T10"> after the </text:span><text:span text:style-name="T10">convention and Robert decided to go home with them. They insisted that he was not physically able </text:span><text:span text:style-name="T10">to sail </text:span><text:span text:style-name="T11">"The St. Marie"</text:span><text:span text:style-name="T10"> alone and sent a pilot along with him. The trip was uneventful and on </text:span><text:span text:style-name="T11">March </text:span><text:span text:style-name="T11">5th</text:span><text:span text:style-name="T10"> Robert arrived in New York. On his arrival he went immediately to his office and laboratories </text:span><text:span text:style-name="T10">where he found Walter and Edna </text:span><text:span text:style-name="T13">glad to see him. They told him that he looked much </text:span><text:span text:style-name="T10">improved in </text:span><text:span text:style-name="T10">health.</text:span></text:p>
          </table:table-cell>
          <table:table-cell table:number-columns-repeated="1019"/>
        </table:table-row>
        <table:table-row table:style-name="ro107">
          <table:table-cell office:value-type="string">
            <text:p>27</text:p>
          </table:table-cell>
          <table:table-cell office:value-type="string">
            <text:p>300</text:p>
          </table:table-cell>
          <table:table-cell table:number-columns-repeated="2"/>
          <table:table-cell table:style-name="ce11"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he following afternoon when the big headlines announced the capture of the Tokyo, traders all rushed to buy and the market advanced rapidly. She said "Mr. Gordon, do you know the market is following the forecast which you mapped out in 1927?" He said, "I have been so worried over the war and my dishonor that I haven't had time to think about making money. If General Pearson hadn't proved to be a good friend, I</text:p>
            <text:p>would still be in prison. Now I must use some of my inventions to help my country and prove to them that I did act for the best and that I am loyal." Edna asked if he thought there was any hope of the terrible war ending soon. "No," he replied, "it will get worse in <text:span text:style-name="T1">1931</text:span> when many other nations will join against us. The end will not come until the <text:span text:style-name="T1">Summer or Fall of 1932</text:span>." "That is dreadful," she said, "if it lasts that long, they will destroy every large city in the United States unless something is done to beat them."</text:p>
          </table:table-cell>
          <table:table-cell office:value-type="string">
            <text:p>This is the text on page 300 (related to the speed of the St. Marie).</text:p>
          </table:table-cell>
          <table:table-cell table:number-columns-repeated="1018"/>
        </table:table-row>
        <table:table-row table:style-name="ro110">
          <table:table-cell office:value-type="string">
            <text:p>29</text:p>
          </table:table-cell>
          <table:table-cell office:value-type="string">
            <text:p>336</text:p>
          </table:table-cell>
          <table:table-cell office:value-type="string">
            <text:p>Between October 3, 1931 [pg. 320] and October 15, 1931 [pg. 338].</text:p>
          </table:table-cell>
          <table:table-cell/>
          <table:table-cell table:style-name="ce17" office:value-type="string">
            <text:p><text:span text:style-name="T10">Supreme Commander Gordon departed from Washington that night in the old </text:span><text:span text:style-name="T11">“St. Marie”</text:span><text:span text:style-name="T10"> which he </text:span><text:span text:style-name="T10">had ordered brought to Washington to convey him back, taking with him Colonel Walter </text:span><text:span text:style-name="T10">Kennelworth. He had instructed </text:span><text:span text:style-name="T13"><text:s/>Colonel Edna Kennelworth to meet him at the Mammouth </text:span><text:span text:style-name="T10">Building </text:span><text:span text:style-name="T10">in New York. On arrival he proceeded at once to put the top floor in order for the “Demon of Death” </text:span><text:span text:style-name="T10">to be moved in.</text:span></text:p>
          </table:table-cell>
          <table:table-cell office:value-type="string">
            <text:p>This mention of St.Marie does not have the word “The” in the quotes. <text:s/>All previous mentions of this were “The St. Marie”.</text:p>
          </table:table-cell>
          <table:table-cell table:number-columns-repeated="1018"/>
        </table:table-row>
        <table:table-row table:style-name="ro74">
          <table:table-cell/>
          <table:table-cell office:value-type="string">
            <text:p>339</text:p>
          </table:table-cell>
          <table:table-cell office:value-type="string">
            <text:p>The dead hours of the night on October 21, 1931.</text:p>
          </table:table-cell>
          <table:table-cell/>
          <table:table-cell table:style-name="ce17"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We bought it from him and it helped us to successfully wage this war.</text:p>
          </table:table-cell>
          <table:table-cell office:value-type="string">
            <text:p>rluu: I could not find this flight (NYC to Japan in 1927) in the book. <text:s/>Lindbergh makes a flight in 1927. <text:s/>RG made a trip Spring and Summer 1928 (pg. 225, pg. 227-228), in the St. Marie, which goes at &gt; 300 mph.</text:p>
          </table:table-cell>
          <table:table-cell table:number-columns-repeated="1018"/>
        </table:table-row>
        <table:table-row table:style-name="ro105">
          <table:table-cell/>
          <table:table-cell office:value-type="string">
            <text:p>368</text:p>
          </table:table-cell>
          <table:table-cell office:value-type="string">
            <text:p>None given, but the battle of New York started 10 minutes after 10 o'clock [pm, June 8, 1932] and ends at 12:30 [am, June 9, 1932].</text:p>
          </table:table-cell>
          <table:table-cell/>
          <table:table-cell table:style-name="ce17" office:value-type="string">
            <text:p>When reports came to headquarters in Washington that the enemy had attacked New York with more than 100,000 airplanes; that they had all been destroyed or captured; that New York was safe, and prepared for further attacks, there was great rejoicing. The President of the United States hurried to the War Office, ordered the swiftest plane to convey him to New York City to congratulate Supreme Commander Gordon. He was given a fast plane which could travel more than <text:span text:style-name="T1">300 miles </text:span><text:span text:style-name="T1">per hour</text:span>.</text:p>
          </table:table-cell>
          <table:table-cell office:value-type="string">
            <text:p>Reference to an airplane speed that matches the St. Marie.</text:p>
          </table:table-cell>
          <table:table-cell table:number-columns-repeated="1018"/>
        </table:table-row>
        <table:table-row table:style-name="ro105">
          <table:table-cell office:value-type="string">
            <text:p>36</text:p>
          </table:table-cell>
          <table:table-cell office:value-type="string">
            <text:p>416</text:p>
          </table:table-cell>
          <table:table-cell office:value-type="string">
            <text:p>Current date is August 30, 1932.</text:p>
          </table:table-cell>
          <table:table-cell/>
          <table:table-cell office:value-type="string">
            <text:p>The letter reads:</text:p>
            <text:p>"'DEAREST ROBERT:</text:p>
            <text:p>"'According to your faith be I unto you. Love will always</text:p>
            <text:p>have faith, understand and wait. Time proves all things. You</text:p>
            <text:p>will get everything you want. I will come to you when I</text:p>
            <text:p>mean the most, and your need for love is the greate<text:span text:style-name="T1">st. MARIE.'</text:span></text:p>
          </table:table-cell>
          <table:table-cell table:number-columns-repeated="1019"/>
        </table:table-row>
        <table:table-row table:style-name="ro105" table:number-rows-repeated="1048550">
          <table:table-cell table:number-columns-repeated="1024"/>
        </table:table-row>
        <table:table-row table:style-name="ro105">
          <table:table-cell table:number-columns-repeated="1024"/>
        </table:table-row>
      </table:table>
      <table:table table:name="Muffler" table:style-name="ta1" table:print="false">
        <table:table-column table:style-name="co102" table:default-cell-style-name="ce101"/>
        <table:table-column table:style-name="co13" table:default-cell-style-name="ce101"/>
        <table:table-column table:style-name="co103" table:default-cell-style-name="ce101"/>
        <table:table-column table:style-name="co10" table:default-cell-style-name="ce101"/>
        <table:table-column table:style-name="co104" table:default-cell-style-name="ce101"/>
        <table:table-column table:style-name="co105" table:default-cell-style-name="ce101"/>
        <table:table-column table:style-name="co4" table:number-columns-repeated="1018" table:default-cell-style-name="ce101"/>
        <table:table-row table:style-name="ro13">
          <table:table-cell table:style-name="Default" office:value-type="string">
            <text:p>Results of searches for keywords: muffler, noiseless , and silent (silent related to motor).</text:p>
          </table:table-cell>
          <table:table-cell table:style-name="ce99" table:number-columns-repeated="5"/>
          <table:table-cell table:number-columns-repeated="1018"/>
        </table:table-row>
        <table:table-row table:style-name="ro2">
          <table:table-cell table:style-name="ce99" office:value-type="string">
            <text:p>Chapter</text:p>
          </table:table-cell>
          <table:table-cell table:style-name="ce99" office:value-type="string">
            <text:p>Page</text:p>
          </table:table-cell>
          <table:table-cell table:style-name="ce99" office:value-type="string">
            <text:p>Timestamp given</text:p>
          </table:table-cell>
          <table:table-cell table:style-name="ce99" office:value-type="string">
            <text:p>Actual timestamp</text:p>
          </table:table-cell>
          <table:table-cell table:style-name="ce99" office:value-type="string">
            <text:p>Event</text:p>
          </table:table-cell>
          <table:table-cell table:style-name="ce99" office:value-type="string">
            <text:p>Notes/Comments</text:p>
          </table:table-cell>
          <table:table-cell table:number-columns-repeated="1018"/>
        </table:table-row>
        <table:table-row table:style-name="ro148">
          <table:table-cell table:style-name="ce100"/>
          <table:table-cell table:style-name="ce100" office:value-type="string">
            <text:p>10</text:p>
          </table:table-cell>
          <table:table-cell table:style-name="ce103" office:value-type="string">
            <text:p>1917, when the US entered the World War, RG was 11 years old.</text:p>
          </table:table-cell>
          <table:table-cell table:style-name="ce100"/>
          <table:table-cell table:style-name="ce105"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work on a <text:span text:style-name="T1">patent</text:span> which would help them to win the war. He did not agree or get along with his older brother and was glad when he had gone away to war. His parents were still in poor circumstances but they could not induce young Robert to do any work on the farm. He continued to tinker around and work with his father’s tools, trying to make a bicycle which he could ride upon the water in the lake nearby.</text:p>
          </table:table-cell>
          <table:table-cell table:style-name="ce100" office:value-type="string">
            <text:p>“patent” connection to the muffler on page 226, 278.</text:p>
          </table:table-cell>
          <table:table-cell table:number-columns-repeated="1018"/>
        </table:table-row>
        <table:table-row table:style-name="ro149">
          <table:table-cell table:style-name="ce100" office:value-type="string">
            <text:p>19</text:p>
          </table:table-cell>
          <table:table-cell table:style-name="ce100" office:value-type="string">
            <text:p>225</text:p>
          </table:table-cell>
          <table:table-cell table:style-name="ce103" office:value-type="string">
            <text:p><text:s/>In the early part of 1928</text:p>
          </table:table-cell>
          <table:table-cell table:style-name="ce100"/>
          <table:table-cell table:style-name="ce105" office:value-type="string">
            <text:p><text:span text:style-name="T6">Robert's next invention was to build a </text:span><text:span text:style-name="T7">silent motor, </text:span><text:span text:style-name="T8">or a muffler</text:span><text:span text:style-name="T9">,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ext:span><text:span text:style-name="T8">"The St. Marie." </text:span></text:p>
          </table:table-cell>
          <table:table-cell table:style-name="ce109"/>
          <table:table-cell table:number-columns-repeated="1018"/>
        </table:table-row>
        <table:table-row table:style-name="ro7">
          <table:table-cell office:value-type="string">
            <text:p>19</text:p>
          </table:table-cell>
          <table:table-cell office:value-type="string">
            <text:p>225</text:p>
          </table:table-cell>
          <table:table-cell office:value-type="string">
            <text:p>Spring of 1928</text:p>
          </table:table-cell>
          <table:table-cell/>
          <table:table-cell table:style-name="ce106" office:value-type="string">
            <text:p>He visited England, France, Germany and in the Spring of 1928 made the longest successful flight to Japan, where he was received with great honor. Japan was very much interested in his <text:span text:style-name="T1">new plane</text:span> [the St. Marie] and in his <text:span text:style-name="T1">muffler</text:span>. The Japanese Government quickly closed a deal and bought his invention for a large sum of money. <text:s/>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table:number-columns-repeated="1019"/>
        </table:table-row>
        <table:table-row table:style-name="ro150">
          <table:table-cell office:value-type="string">
            <text:p>19</text:p>
          </table:table-cell>
          <table:table-cell office:value-type="string">
            <text:p>226</text:p>
          </table:table-cell>
          <table:table-cell office:value-type="string">
            <text:p>Latter part of May 1928</text:p>
          </table:table-cell>
          <table:table-cell/>
          <table:table-cell table:style-name="ce107" office:value-type="string">
            <text:p><text:s/>In May, 1928, Walter received a radiogram from Robert saying that <text:span text:style-name="T21">he was leaving Japan the latter part of the month and was going to sail "The St. Marie" back to New York. Walter and Miss Edna Quinton, the secretary, had followed the newspaper reports of the great reception 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office:value-type="string">
            <text:p>“patent” connection to pg. 10, 278.</text:p>
          </table:table-cell>
          <table:table-cell table:number-columns-repeated="1018"/>
        </table:table-row>
        <table:table-row table:style-name="ro12">
          <table:table-cell office:value-type="string">
            <text:p>19</text:p>
          </table:table-cell>
          <table:table-cell office:value-type="string">
            <text:p>227</text:p>
          </table:table-cell>
          <table:table-cell table:style-name="ce104" office:value-type="string">
            <text:p>Latter part of May 1928</text:p>
          </table:table-cell>
          <table:table-cell/>
          <table:table-cell table:style-name="ce107" office:value-type="string">
            <text:p>Mr. Kennelworth, who was a member of the Chamber of Commerce of Texarkana and one of the leading citizens, called a meeting of the Chamber of Commerce, informed them of the phenomenal success of Robert Gordon who had left Texarkana <text:span text:style-name="T1">one year previous</text:span> an unknown boy and who was now the most talked of young man in the world. He had made more than a million dollars following his own discovery of how to use the laws laid down in the Bible for foretelling the future course of cotton, grain and stocks; [RG] had built the most marvelous airplane of the age; invented a <text:span text:style-name="T1">muffler</text:span> to make an airplane <text:span text:style-name="T1">noiseless</text:span>; had driven his own plane, "The St. Marie" to Japan where he had been received with great honors and <text:span text:style-name="T1">the Japanese Government had bought his invention for making airplanes silent.</text:span></text:p>
          </table:table-cell>
          <table:table-cell table:number-columns-repeated="1019"/>
        </table:table-row>
        <table:table-row table:style-name="ro7">
          <table:table-cell/>
          <table:table-cell office:value-type="string">
            <text:p>235</text:p>
          </table:table-cell>
          <table:table-cell table:style-name="ce104" office:value-type="string">
            <text:p>Fall of 1928.</text:p>
          </table:table-cell>
          <table:table-cell/>
          <table:table-cell table:style-name="ce107" office:value-type="string">
            <text:p>Everything moved along smoothly after this. Walter and Edna were happy in their work and the Fall of 1928</text:p>
            <text:p>rewarded them with a new and wonderful discovery. They had been able to perfect a machine which would reflect light in such a way as to make an airplane invisible and this, together with Robert's <text:span text:style-name="T1">noiseless invention</text:span>, solved the problem. He knew now that in time of war, the plane could be used to sneak upon the enemy and that they would be unable to see or hear it. After holding a conference, they decided that this invention, as well as "The Demon of Death" should not be patented or offered for sale to any Government, that they would test it out and keep it a secret.</text:p>
          </table:table-cell>
          <table:table-cell office:value-type="string">
            <text:p>Two inventions together "solved the problem".</text:p>
          </table:table-cell>
          <table:table-cell table:number-columns-repeated="1018"/>
        </table:table-row>
        <table:table-row table:style-name="ro151">
          <table:table-cell office:value-type="string">
            <text:p>25</text:p>
          </table:table-cell>
          <table:table-cell office:value-type="string">
            <text:p>277, 278</text:p>
          </table:table-cell>
          <table:table-cell office:value-type="string">
            <text:p>April, 1930</text:p>
          </table:table-cell>
          <table:table-cell/>
          <table:table-cell table:style-name="ce103" office:value-type="string">
            <text:p><text:span text:style-name="T10"><text:s/></text:span><text:span text:style-name="T10">At that time they knew nothing about his long years of secret work and his great inventions, but they soon learned the value of his discovery and</text:span><text:span text:style-name="T13"> </text:span><text:span text:style-name="T12">patent which he had sold to Japan, -- the muffler which </text:span><text:span text:style-name="T11">made the airplane silent</text:span><text:span text:style-name="T10">. <text:s/></text:span><text:span text:style-name="T13"><text:s/>The United States Government fearing that Japan </text:span><text:span text:style-name="T10">would make the first attack on the Pacific Coast either around Los Angeles or San Francisco, rushed the battle fleet to the Pacific. This proved to be one of the greatest mistakes of the war. As soon as the battleships cruised into the Pacific, </text:span><text:span text:style-name="T11">Japan attacked from the air with their noiseless airplanes and began dropping deadly bombs from great heights. </text:span><text:span text:style-name="T10">The anti-aircraft guns from the decks of the battleships were powerless to reach the bombing planes at such great heights.</text:span><text:span text:style-name="T13"> They knew that </text:span><text:span text:style-name="T12">Japan had some </text:span><text:span text:style-name="T11">invention that was superior to ours which enabled them to reach such great heights that their airships were practically immune from attack.</text:span></text:p>
          </table:table-cell>
          <table:table-cell office:value-type="string">
            <text:p>“patent” connection to pg. 10, 226.</text:p>
            <text:p/>
            <text:p>278 - 226 = 52.</text:p>
          </table:table-cell>
          <table:table-cell table:number-columns-repeated="1018"/>
        </table:table-row>
        <table:table-row table:style-name="ro151">
          <table:table-cell office:value-type="string">
            <text:p>25</text:p>
          </table:table-cell>
          <table:table-cell office:value-type="string">
            <text:p>279, 280</text:p>
          </table:table-cell>
          <table:table-cell office:value-type="string">
            <text:p>Middle of May [1930]</text:p>
          </table:table-cell>
          <table:table-cell/>
          <table:table-cell table:style-name="ce108" office:value-type="string">
            <text:p><text:span text:style-name="T10"><text:s/></text:span><text:span text:style-name="T10">Japan was quick to follow up her victory gained on the water by attacking Los Angeles from the air in the middle of May. </text:span><text:span text:style-name="T11">Here again the great value of the silent motor was proved</text:span><text:span text:style-name="T10"> and the height to which the Japanese plane could rise. As the enemy stole over the city in the silence of the night, not a sound could be heard from their motors at the great heights which they were sailing. <text:s/></text:span><text:span text:style-name="T13"><text:s/>Then the giant aircraft guns were trained on the enemy, </text:span><text:span text:style-name="T10">but the distance was so great and the planes moving so swiftly, that they were unable to do much damage. <text:s/></text:span><text:span text:style-name="T13"><text:s/>They only succeeded in bringing down three of the bombing </text:span><text:span text:style-name="T10">planes. The United States scouting planes were sent out immediately, followed by the fighting planes carrying 6-inch guns. They found that the </text:span><text:span text:style-name="T11">Japanese planes were dropping bombs from a height of 60,000 to 80,000 feet</text:span><text:span text:style-name="T10"> and the United States planes were unable to rise high enough to attack them.</text:span></text:p>
          </table:table-cell>
          <table:table-cell table:number-columns-repeated="1019"/>
        </table:table-row>
        <table:table-row table:style-name="ro152">
          <table:table-cell/>
          <table:table-cell office:value-type="string">
            <text:p>283</text:p>
          </table:table-cell>
          <table:table-cell table:number-columns-repeated="2"/>
          <table:table-cell office:value-type="string">
            <text:p>An attack on San Francisco was expected at any hour. People wanted to get away and move east</text:p>
            <text:p>into the mountains for protection, but the Government had notified everyone to remain. The fact that the foreign planes were <text:span text:style-name="T1">noiseless</text:span> put the United States at a great disadvantage.</text:p>
          </table:table-cell>
          <table:table-cell table:number-columns-repeated="1019"/>
        </table:table-row>
        <table:table-row table:style-name="ro3">
          <table:table-cell/>
          <table:table-cell office:value-type="string">
            <text:p>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text:span text:style-name="T1">silently</text:span> in large numbers. Poisoned gas was turned loose, bombs were dropped all over the city and most of the important business and Government buildings were destroyed.</text:p>
          </table:table-cell>
          <table:table-cell office:value-type="string">
            <text:p>Attack on San Francisco.</text:p>
          </table:table-cell>
          <table:table-cell table:number-columns-repeated="1018"/>
        </table:table-row>
        <table:table-row table:style-name="ro17">
          <table:table-cell/>
          <table:table-cell office:value-type="string">
            <text:p>295</text:p>
          </table:table-cell>
          <table:table-cell office:value-type="string">
            <text:p>September 1930 [during the attack on San Francisco]</text:p>
          </table:table-cell>
          <table:table-cell/>
          <table:table-cell office:value-type="string">
            <text:p>As soon as the Japanese had captured Captain Gordon they knew who he was. He was the man who had sold them the <text:span text:style-name="T1">great silent muffler</text:span>. They brought him to headquarters in Mexico where he was questioned as to what other inventions he had. He told them that the only invention he had of value was the secret radio,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ext:s/>The Japanese offered Robert his freedom and a large amount of money if he would sell them this invention. After communicating secretly and <text:span text:style-name="T1">silently</text:span> with Walter, Robert had him tell the commanding General about the proposition the Japanese had offered him and asked for instructions as to what he should do.</text:p>
          </table:table-cell>
          <table:table-cell office:value-type="string">
            <text:p>Attack on San Francisco.</text:p>
          </table:table-cell>
          <table:table-cell table:number-columns-repeated="1018"/>
        </table:table-row>
        <table:table-row table:style-name="ro18">
          <table:table-cell/>
          <table:table-cell table:style-name="ce102" office:value-type="float" office:value="330">
            <text:p>330</text:p>
          </table:table-cell>
          <table:table-cell table:style-name="ce102" office:value-type="string">
            <text:p>3 days before end of armistice, at the promotion of RG to Supreme commander.</text:p>
          </table:table-cell>
          <table:table-cell table:style-name="ce102"/>
          <table:table-cell table:style-name="ce102" office:value-type="string">
            <text:p>Supreme Commander Gordon replied: “The trouble in the past has been that the enemy used <text:span text:style-name="T1">noiseless</text:span>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invisible plane. An invisible, <text:span text:style-name="T1">noiseless</text:span> plane will be one of the things to beat the enemy. When our planes can travel high or low, no longer be seen or heard, we will be able to obtain information about the enemy’s position and plans and thereby know their weak points, when and where to attack.</text:p>
          </table:table-cell>
          <table:table-cell table:number-columns-repeated="1019"/>
        </table:table-row>
        <table:table-row table:style-name="ro11">
          <table:table-cell/>
          <table:table-cell office:value-type="string">
            <text:p>332-333 (word 'noiseless' is on pg. 333).</text:p>
          </table:table-cell>
          <table:table-cell table:style-name="ce102" office:value-type="string">
            <text:p>3 days before end of armistice, at the promotion of RG to Supreme commander.</text:p>
          </table:table-cell>
          <table:table-cell/>
          <table:table-cell office:value-type="string">
            <text:p>Supreme Commander Gordon says: “What we now need and need more than anything else is a Tunnel thru the Air. With such a tunnel and <text:span text:style-name="T1">noiseless</text:span>, invisible planes so that we can pass thru the air without being interfered with or harmed and without being seen or heard, our victory is assured.</text:p>
          </table:table-cell>
          <table:table-cell table:style-name="Default"/>
          <table:table-cell table:number-columns-repeated="1018"/>
        </table:table-row>
        <table:table-row table:style-name="ro9">
          <table:table-cell/>
          <table:table-cell table:style-name="ce102" office:value-type="float" office:value="339">
            <text:p>339</text:p>
          </table:table-cell>
          <table:table-cell office:value-type="string">
            <text:p>October 21, 1931, during the dead hours of the night.</text:p>
          </table:table-cell>
          <table:table-cell table:style-name="ce102"/>
          <table:table-cell table:style-name="ce102" office:value-type="string">
            <text:p>It was decided that the commanding generals of all the allied enemy nations should proceed at once to the City of Mexico to hold a council and decide what the wisest and next move should be. They</text:p>
            <text:p>left in the dead hours of the night in the fastest planes and those which could rise to the highest altitudes, enabling them to travel <text:span text:style-name="T1">noiselessly</text:span> and at a height at which they could not be detected or captured. The scouting and cruising planes were left to patrol the lines between Chicago, St. Louis and New Orleans and watch for any move that might be made on the part of the United States forces.</text:p>
          </table:table-cell>
          <table:table-cell table:style-name="ce102"/>
          <table:table-cell table:number-columns-repeated="1018"/>
        </table:table-row>
        <table:table-row table:style-name="ro11">
          <table:table-cell/>
          <table:table-cell office:value-type="string">
            <text:p>339</text:p>
          </table:table-cell>
          <table:table-cell office:value-type="string">
            <text:p>October 21, 1931, during the dead hours of the night.</text:p>
          </table:table-cell>
          <table:table-cell/>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text:span text:style-name="T1">muffler</text:span> which made our airplanes <text:span text:style-name="T1">noiseless</text:span>. We bought it from him and it helped us to successfully wage this war.</text:p>
          </table:table-cell>
          <table:table-cell table:style-name="Default"/>
          <table:table-cell table:number-columns-repeated="1018"/>
        </table:table-row>
        <table:table-row table:style-name="ro12">
          <table:table-cell/>
          <table:table-cell office:value-type="string">
            <text:p>389</text:p>
          </table:table-cell>
          <table:table-cell office:value-type="string">
            <text:p>Afternoon of July 4, 1932.</text:p>
          </table:table-cell>
          <table:table-cell/>
          <table:table-cell office:value-type="string">
            <text:p>When the President declared a holiday [for the following 3 days], Supreme Commander Gordon decided that this was the time to let the enemy know what our strength was as it was no longer necessary to keep the secret about our new wonderful inventions. He ordered the invisible <text:span text:style-name="T1">noiseless </text:span>planes to load up with <text:span text:style-name="T1">hundreds of thousands</text:span> of newspapers which told of the great victory, sail at great altitudes 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text:p>
          </table:table-cell>
          <table:table-cell table:number-columns-repeated="1019"/>
        </table:table-row>
        <table:table-row table:style-name="ro2">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text:span>, invisible planes.</text:p>
          </table:table-cell>
          <table:table-cell office:value-type="string">
            <text:p>RG's 7 days.</text:p>
          </table:table-cell>
          <table:table-cell table:number-columns-repeated="1018"/>
        </table:table-row>
        <table:table-row table:style-name="ro13" table:number-rows-repeated="1048556">
          <table:table-cell table:number-columns-repeated="1024"/>
        </table:table-row>
        <table:table-row table:style-name="ro13">
          <table:table-cell table:number-columns-repeated="1024"/>
        </table:table-row>
      </table:table>
      <table:table table:name="Tel-talk" table:style-name="ta1" table:print="false">
        <table:table-column table:style-name="co74" table:default-cell-style-name="ce7"/>
        <table:table-column table:style-name="co75" table:default-cell-style-name="ce7"/>
        <table:table-column table:style-name="co76" table:default-cell-style-name="ce7"/>
        <table:table-column table:style-name="co4" table:default-cell-style-name="ce7"/>
        <table:table-column table:style-name="co77" table:default-cell-style-name="ce7"/>
        <table:table-column table:style-name="co94" table:default-cell-style-name="ce7"/>
        <table:table-row table:style-name="ro68">
          <table:table-cell table:style-name="Default" office:value-type="string">
            <text:p>Excerpts related to the “tel-talk”</text:p>
          </table:table-cell>
          <table:table-cell table:style-name="Default" table:number-columns-repeated="5"/>
        </table:table-row>
        <table:table-row table:style-name="ro68">
          <table:table-cell table:style-name="Default" table:number-columns-repeated="6"/>
        </table:table-row>
        <table:table-row table:style-name="ro87">
          <table:table-cell table:style-name="Default" office:value-type="string">
            <text:p>rluu 20130308: I think the tel-talk is the Gann fans. <text:s/>TODO: <text:s/>Check to see if “telegraph office” or variants of that is related to the tel-talk also. <text:s/></text:p>
          </table:table-cell>
          <table:table-cell table:style-name="Default" table:number-columns-repeated="5"/>
        </table:table-row>
        <table:table-row table:style-name="ro68">
          <table:table-cell table:style-name="Default" table:number-columns-repeated="6"/>
        </table:table-row>
        <table:table-row table:style-name="ro69">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88">
          <table:table-cell office:value-type="string">
            <text:p>19</text:p>
          </table:table-cell>
          <table:table-cell office:value-type="string">
            <text:p>229-231</text:p>
          </table:table-cell>
          <table:table-cell office:value-type="string">
            <text:p>Current timestamp is June 1928</text:p>
          </table:table-cell>
          <table:table-cell/>
          <table:table-cell table:style-name="ce47"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text:span><text:span text:style-name="T22">also a machine which he named the </text:span><text:span text:style-name="T11">"Tel-talk." </text:span><text:span text:style-name="T22">This machine was </text:span><text:span text:style-name="T11">made on the principle of the </text:span><text:span text:style-name="T23">radio</text:span><text:span text:style-name="T11">; </text:span><text:span text:style-name="T22">by </text:span><text:span text:style-name="T11">raising and lowering it at certain angles</text:span><text:span text:style-name="T22"> it would record all the conferences in the different buildings in Wall Street. Robert also </text:span><text:span text:style-name="T11">used this machine to get reports on all the conferences of the big manipulators. </text:span><text:span text:style-name="T10">He knew that manipulators in Wall Street suspected that in some way he understood their plans as he was making money too fast and they were </text:span><text:span text:style-name="T22">conspiring to find a way to get him</text:span><text:span text:style-name="T24"> wrong on the market</text:span><text:span text:style-name="T13"> and break him. </text:span><text:span text:style-name="T12">They changed </text:span><text:span text:style-name="T11">their plans often but found that each time Robert was on the right side of the market.</text:span><text:span text:style-name="T10"> Even his friend Walter knew nothing about Robert's latest invention. He kept it in a secret room, and no one had ever seen it but himself. It was a very </text:span><text:span text:style-name="T11">delicate little machine with indicators like a compass, delicately balanced and operated by electricity.</text:span><text:span text:style-name="T10"> His success was causing great excitement and schemers wanted to get his secret. They knew that Edna Quinton had been in his office ever since he was in New York.</text:span></text:p>
          </table:table-cell>
          <table:table-cell/>
        </table:table-row>
        <table:table-row table:style-name="ro89">
          <table:table-cell/>
          <table:table-cell office:value-type="string">
            <text:p>(continued).</text:p>
          </table:table-cell>
          <table:table-cell table:number-columns-repeated="2"/>
          <table:table-cell table:style-name="ce47"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impressions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table:table-row>
        <table:table-row table:style-name="ro67">
          <table:table-cell/>
          <table:table-cell office:value-type="string">
            <text:p>342</text:p>
          </table:table-cell>
          <table:table-cell office:value-type="string">
            <text:p>Around November 19, 1931, to November 20, 1931.</text:p>
          </table:table-cell>
          <table:table-cell/>
          <table:table-cell office:value-type="string">
            <text:p>Supreme Commander Gordon had now completed another new invention on the <text:span text:style-name="T1">same plan of the radio</text:span> that he had to use in his office in New York several years before to record conversations when the manipulators were trying to catch him in the stock market. He had enlarged this machine so that it would record voices<text:span text:style-name="T1"> 3000 miles </text:span><text:span text:style-name="T21">away</text:span> and named it the "<text:span text:style-name="T1">Tel-Talk</text:span>."</text:p>
          </table:table-cell>
          <table:table-cell table:style-name="ce13" office:value-type="string">
            <text:p>Tel-Talk uses same plan as the radio.</text:p>
          </table:table-cell>
        </table:table-row>
        <table:table-row table:style-name="ro76">
          <table:table-cell/>
          <table:table-cell office:value-type="string">
            <text:p>342-343 (both instances of Tel-Talk are on pg. 343).</text:p>
          </table:table-cell>
          <table:table-cell office:value-type="string">
            <text:p>Night of November 19, 1931.</text:p>
          </table:table-cell>
          <table:table-cell/>
          <table:table-cell office:value-type="string">
            <text:p>On the night of November 19th, 1931, the Supreme War Council which had convened in Mexico City broke up and the commanding generals returned to their various posts around St. Louis and Chicago. Supreme Commander Gordon had his powerful <text:span text:style-name="T1">Tel-Talk</text:span> directed so that he would get all the conversation along the lines between Chicago, St. Louis and New Orleans. When he went to his headquarters in Detroit on the morning of November 20th, he went into look at his <text:span text:style-name="T1">Tel-Talk,</text:span>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 in order to destroy the factories there and prevent the United States continuing making airplanes and inventions which might help them to win the war. He was very happy to get the plans of the enemy. It was just what he wanted.</text:p>
          </table:table-cell>
          <table:table-cell/>
        </table:table-row>
        <table:table-row table:style-name="ro77">
          <table:table-cell/>
          <table:table-cell office:value-type="string">
            <text:p>345</text:p>
          </table:table-cell>
          <table:table-cell office:value-type="string">
            <text:p>Thanksgiving night, November 24, 1931</text:p>
          </table:table-cell>
          <table:table-cell/>
          <table:table-cell office:value-type="string">
            <text:p>On Thanksgiving night, November 24th, the attack was ordered. Supreme Commander Gordon was at dinner and a messenger interrupted him to tell him that "<text:span text:style-name="T1">Tel-Talk</text:span>" had picked up an important message. He rushed to the secret room and noticed that a conference had been held and orders given by the enemy to attack Detroit that night. He immediately communicated this information secretly with the new Pocket-Radio to Colonel Kennelworth in Cincinnati. Told him to be in readiness to adjust the Tunnel machine and change the location and altitude any moment that he instructed. He ordered all the lights in the streets of Detroit to be kept on that night. It has been the custom for many months, since long before the attack at Chicago, to keep all the cities in darkness at night.</text:p>
          </table:table-cell>
          <table:table-cell office:value-type="string">
            <text:p>Rluu: Thanksgiving was actually on November 26, 1931, in this year.</text:p>
          </table:table-cell>
        </table:table-row>
        <table:table-row table:style-name="ro76">
          <table:table-cell/>
          <table:table-cell office:value-type="string">
            <text:p>355-356 (Tel-Talk is on pg. 356)</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text:span text:style-name="T1">hourly</text:span> expecting that the enemy would attack the Eastern Coast, concentrating on Boston, New York and Washington. The "<text:span text:style-name="T1">Tel-Talk</text:span>"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76">
          <table:table-cell/>
          <table:table-cell office:value-type="string">
            <text:p>357</text:p>
          </table:table-cell>
          <table:table-cell office:value-type="string">
            <text:p>April 1, 1932.</text:p>
          </table:table-cell>
          <table:table-cell/>
          <table:table-cell office:value-type="string">
            <text:p>April 1st, 1932, arrived and no attack had been made. The enemy was evidently making gigantic</text:p>
            <text:p>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hey thought that this was the secret behind the United States refusing to accept peace terms, but felt that France could not hold out long alone. Spain and Japan ordered their reserve planes from home to England and Germany to help fight France. The "<text:span text:style-name="T1">Tel-Talk</text:span>" recorded that a large fleet of planes had been sent across the Atlantic to attack France. Supreme Commander Gordon ordered the French to go out and meet the attack. A great battle raged over the Atlantic<text:span text:style-name="T1"> for hours</text:span> with the French winning.</text:p>
          </table:table-cell>
          <table:table-cell office:value-type="string">
            <text:p>Battle over the Atlantic.</text:p>
          </table:table-cell>
        </table:table-row>
        <table:table-row table:style-name="ro17">
          <table:table-cell/>
          <table:table-cell office:value-type="string">
            <text:p>359-360 (Tel-Talk is on pg. 360).</text:p>
          </table:table-cell>
          <table:table-cell office:value-type="string">
            <text:p>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xt:span text:style-name="T1">Tel-Talk</text:span>" machine and the secret radio communicator began to work. Colonel Edna Kennelworth listened in and soon had the plans of the enemy. She knew that Supreme Commander Gordon needed rest and</text:p>
            <text:p>she did not awaken him until early next morning. 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table-row>
        <table:table-row table:style-name="ro74">
          <table:table-cell/>
          <table:table-cell office:value-type="string">
            <text:p>384</text:p>
          </table:table-cell>
          <table:table-cell office:value-type="string">
            <text:p>July 4, 1932.</text:p>
          </table:table-cell>
          <table:table-cell/>
          <table:table-cell office:value-type="string">
            <text:p>July 4th, Independence Day, was the time selected for the attack. The plan was to send one fleet up the Potomac, have another fleet come down the Potomac from the North and Northwest and the third wing come across by Baltimore. Colonel Edna Kennelworth was on duty when the <text:span text:style-name="T1">Tel-Talk</text:span>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text:p>
          </table:table-cell>
          <table:table-cell office:value-type="string">
            <text:p>Battle of Washington, DC.</text:p>
          </table:table-cell>
        </table:table-row>
        <table:table-row table:style-name="ro77">
          <table:table-cell/>
          <table:table-cell office:value-type="string">
            <text:p>385</text:p>
          </table:table-cell>
          <table:table-cell office:value-type="string">
            <text:p>July 4, 1932.</text:p>
          </table:table-cell>
          <table:table-cell/>
          <table:table-cell office:value-type="string">
            <text:p>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xt:span text:style-name="T1">Tel-Talk</text:span>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text:p>
          </table:table-cell>
          <table:table-cell office:value-type="string">
            <text:p>Battle of Washington, DC.</text:p>
          </table:table-cell>
        </table:table-row>
        <table:table-row table:style-name="ro77" table:number-rows-repeated="66">
          <table:table-cell table:number-columns-repeated="6"/>
        </table:table-row>
        <table:table-row table:style-name="ro77">
          <table:table-cell table:number-columns-repeated="6"/>
        </table:table-row>
      </table:table>
      <table:table table:name="Machine for recording minds" table:style-name="ta1" table:print="false">
        <table:table-column table:style-name="co78" table:default-cell-style-name="ce46"/>
        <table:table-column table:style-name="co79" table:default-cell-style-name="ce46"/>
        <table:table-column table:style-name="co24" table:default-cell-style-name="ce46"/>
        <table:table-column table:style-name="co4" table:default-cell-style-name="ce46"/>
        <table:table-column table:style-name="co80" table:default-cell-style-name="ce46"/>
        <table:table-column table:style-name="co81" table:default-cell-style-name="ce46"/>
        <table:table-row table:style-name="ro13">
          <table:table-cell table:style-name="Default" office:value-type="string">
            <text:p>rluu: I searched for the following words (when it related to this invention): record, thought, mind.</text:p>
          </table:table-cell>
          <table:table-cell table:style-name="ce45" table:number-columns-repeated="5"/>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row>
        <table:table-row table:style-name="ro53">
          <table:table-cell office:value-type="string">
            <text:p>19</text:p>
          </table:table-cell>
          <table:table-cell office:value-type="string">
            <text:p>229-231</text:p>
          </table:table-cell>
          <table:table-cell office:value-type="string">
            <text:p>Current timestamp is June 1928</text:p>
          </table:table-cell>
          <table:table-cell/>
          <table:table-cell table:style-name="ce50" office:value-type="string">
            <text:p><text:span text:style-name="T10"><text:s/></text:span><text:span text:style-name="T10">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text:span><text:span text:style-name="T11">perfected a machine to read the minds of people a short distance away </text:span><text:span text:style-name="T10">and also a machine which he named the "Tel-talk." This machine was made on the principle of the radio; by raising and lowering it at certain angles it would record all the conferences in the different buildings in Wall Street. Robert also used this machine to get reports on all the conferences of the big manipulators. He knew that manipulators in Wall Street suspected that in some way he understood their plans as he was making money too fast and they were conspiring to find a way to get him</text:span><text:span text:style-name="T13"> wrong on the market and break him. They changed </text:span><text:span text:style-name="T10">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text:span></text:p>
          </table:table-cell>
          <table:table-cell/>
        </table:table-row>
        <table:table-row table:style-name="ro7">
          <table:table-cell office:value-type="string">
            <text:p>19</text:p>
          </table:table-cell>
          <table:table-cell office:value-type="string">
            <text:p>(continued)</text:p>
          </table:table-cell>
          <table:table-cell office:value-type="string">
            <text:p>Current timestamp is June 1928</text:p>
          </table:table-cell>
          <table:table-cell/>
          <table:table-cell table:style-name="ce50" office:value-type="string">
            <text:p>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text:p>
          </table:table-cell>
          <table:table-cell/>
        </table:table-row>
        <table:table-row table:style-name="ro37">
          <table:table-cell office:value-type="string">
            <text:p>19</text:p>
          </table:table-cell>
          <table:table-cell office:value-type="string">
            <text:p>(continued)</text:p>
          </table:table-cell>
          <table:table-cell office:value-type="string">
            <text:p>Current timestamp is June 1928</text:p>
          </table:table-cell>
          <table:table-cell/>
          <table:table-cell table:style-name="ce47" office:value-type="string">
            <text:p><text:span text:style-name="T10"><text:s/></text:span><text:span text:style-name="T10">Before she had time to tell him what had happened the night before, he called her into his secret office, the room that she had never seen before. There she saw all kinds of strange instruments which she knew must be some of his new inventions. He took her to a </text:span><text:span text:style-name="T11">little machine in the corner of the room and showed her some peculiar lines that the machine had recorded on the paper the night before.</text:span><text:span text:style-name="T10"> He told her that his </text:span><text:span text:style-name="T11">machine received the impressions of people's minds and recorded their </text:span><text:span text:style-name="T12"><text:s/>thoughts,</text:span><text:span text:style-name="T13"> </text:span><text:span text:style-name="T12">especially when they were greatly excited or </text:span><text:span text:style-name="T11">interested</text:span><text:span text:style-name="T10"> in any matter. He read to her from the </text:span><text:span text:style-name="T11">record on the machine in substance</text:span><text:span text:style-name="T10">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Gordon that she had intended to tell him that morning just what had happened and hoped that he would believe that she was loyal to him and had refused to accept a bribe. </text:span><text:span text:style-name="T11">[RG] then showed her another record on the machine like a phonograph record which would record people's thoughts</text:span><text:span text:style-name="T10"> and told her that it indicated just what she had been thinking about. </text:span><text:span text:style-name="T11">The machine had read her mind and recorded her thoughts.</text:span><text:span text:style-name="T10"> He assured her that he did believe her and trust her. Edna was moved to tears at this great confidence. She knew that never before had she been permitted to see this secret room and while she knew of Robert's great </text:span><text:span text:style-name="T11">love</text:span><text:span text:style-name="T10"> for Marie, she felt that this confidence he had placed in her was more than a matter of business confidence and that he had some </text:span><text:span text:style-name="T11">love</text:span><text:span text:style-name="T10"> for her. She had always admired him but had never thought of </text:span><text:span text:style-name="T11">loving</text:span><text:span text:style-name="T10"> him. </text:span><text:span text:style-name="T22">Now she knew that she did </text:span><text:span text:style-name="T11">love </text:span><text:span text:style-name="T22">him.</text:span></text:p>
          </table:table-cell>
          <table:table-cell office:value-type="string">
            <text:p>Gann is saying to record people's thoughts, especially when they are greatly excited or interested in any matter. <text:s/>Love is connected somehow?</text:p>
          </table:table-cell>
        </table:table-row>
        <table:table-row table:style-name="ro6">
          <table:table-cell table:style-name="ce49"/>
          <table:table-cell table:style-name="ce49" office:value-type="string">
            <text:p>237-238</text:p>
          </table:table-cell>
          <table:table-cell table:style-name="ce49" office:value-type="string">
            <text:p>None given, but it is near the end of 1928.</text:p>
          </table:table-cell>
          <table:table-cell table:style-name="ce49"/>
          <table:table-cell table:style-name="ce49"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he Pocket Radio." It was no larger than a watch and worked on the same principle of his <text:span text:style-name="T1">machine for recording the thoughts of people</text:span>, only the instrument had to be used by two people who understood how to work it, because the positive radio was carried in one man's pocket and the negative in the other and by pressing the stem, it could be changed from positive into negative. No sound was transmitted thru the air.</text:p>
          </table:table-cell>
          <table:table-cell office:value-type="string">
            <text:p>Pocket Radio uses the same principle as the machine for recording the thoughts of people.</text:p>
          </table:table-cell>
        </table:table-row>
        <table:table-row table:style-name="ro3">
          <table:table-cell/>
          <table:table-cell office:value-type="string">
            <text:p>342</text:p>
          </table:table-cell>
          <table:table-cell office:value-type="string">
            <text:p>Current date is around November 19, 1931 to November 20, 1931.</text:p>
          </table:table-cell>
          <table:table-cell/>
          <table:table-cell office:value-type="string">
            <text:p>Supreme Commander Gordon had now completed another new invention on the same plan of the radio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his machine is like the Tel-Talk but smaller.</text:p>
          </table:table-cell>
        </table:table-row>
        <table:table-row table:style-name="ro1" table:number-rows-repeated="91">
          <table:table-cell table:number-columns-repeated="6"/>
        </table:table-row>
        <table:table-row table:style-name="ro1">
          <table:table-cell table:number-columns-repeated="6"/>
        </table:table-row>
      </table:table>
      <table:table table:name="The Demon of Death" table:style-name="ta1" table:print="false">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table:style-name="ce12" office:value-type="string">
            <text:p>19</text:p>
          </table:table-cell>
          <table:table-cell table:style-name="ce12" office:value-type="string">
            <text:p>233, 234</text:p>
          </table:table-cell>
          <table:table-cell table:style-name="ce12" office:value-type="string">
            <text:p>Fall of 1928</text:p>
          </table:table-cell>
          <table:table-cell table:style-name="ce12"/>
          <table:table-cell table:style-name="ce18" office:value-type="string">
            <text:p><text:span text:style-name="T10"><text:s/></text:span><text:span text:style-name="T10">In the Fall of 1928, </text:span><text:span text:style-name="T11">Robert and Walter </text:span><text:span text:style-name="T22">completed an invention of</text:span><text:span text:style-name="T10"> </text:span><text:span text:style-name="T11">Sun-mirrors</text:span><text:span text:style-name="T10">, whereby they were able to </text:span><text:span text:style-name="T22">collect the </text:span><text:span text:style-name="T23">rays</text:span><text:span text:style-name="T22"> from the sun and produce heat powerful enough to melt down skyscrapers in a few minutes. With these mirrors and the aid of electricity, they discovered a powerful </text:span><text:span text:style-name="T23">light ray </text:span><text:span text:style-name="T22">Robert knew that this was going to be of great value in the coming war. </text:span><text:span text:style-name="T10">They named this machine </text:span><text:span text:style-name="T11">"The Demon of Death."</text:span><text:span text:style-name="T10"> Miss Quinton had been very much interested in this machine during the course of construction, and </text:span><text:span text:style-name="T22">she named it </text:span><text:span text:style-name="T11">"Spit-Fire"</text:span><text:span text:style-name="T10"> because</text:span><text:span text:style-name="T22"> it could send forth such powerful </text:span><text:span text:style-name="T11">sparks of fire, destroying instantly any metal that it touched.</text:span><text:span text:style-name="T10">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hey intended to start to build a giant airship in a short time equipped with "The Demon of Death." They figured it would send a </text:span><text:span text:style-name="T11">powerful death ray 3000 to 5000 miles through space, destroying everything within a radius of 700 miles. </text:span><text:span text:style-name="T10">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12" office:value-type="string">
            <text:p>Fall of 1928</text:p>
          </table:table-cell>
          <table:table-cell/>
          <table:table-cell table:style-name="ce17" office:value-type="string">
            <text:p><text:s/>After holding a conference, they decided that this invention [the machine to make airplanes invisible], as well as <text:span text:style-name="T1">"The Demon of Death"</text:span> should not be patented or offered for sale to any <text:span text:style-name="T1">Government</text:span>, that they would test it out and keep it a secret. Here Robert's great generosity showed itself again when he decided that this invention should be used in time of greatest need for the benefit of the <text:span text:style-name="T1">United States</text:span>.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ext:span text:style-name="T1">"The Demon of Death</text:span>," which Robert had worked on untiringly day and night, was a great triumph for him, but his wonderful energy had been exhausted.</text:p>
          </table:table-cell>
          <table:table-cell table:number-columns-repeated="1019"/>
        </table:table-row>
        <table:table-row table:style-name="ro3">
          <table:table-cell/>
          <table:table-cell office:value-type="string">
            <text:p>271</text:p>
          </table:table-cell>
          <table:table-cell office:value-type="string">
            <text:p>No date given, the last date given was latter part of April [1929].</text:p>
          </table:table-cell>
          <table:table-cell/>
          <table:table-cell office:value-type="string">
            <text:p>He told Robert that [sleeping gas] must be kept a secret until time of war when with the new</text:p>
            <text:p>ship "Marie the Angel of Mercy," traveling 1000 miles an hour, they could go from one city to another or from one battlefield to another, release the gas and put everyone to sleep for 7 days. In the meantime, with "<text:span text:style-name="T1">The Demon of Death</text:span>" -- they could destroy the enemy's bases and fortifications;</text:p>
          </table:table-cell>
          <table:table-cell table:number-columns-repeated="1019"/>
        </table:table-row>
        <table:table-row table:style-name="ro9">
          <table:table-cell/>
          <table:table-cell office:value-type="string">
            <text:p>285-286</text:p>
          </table:table-cell>
          <table:table-cell office:value-type="string">
            <text:p>Current date is August 2, 1930.</text:p>
          </table:table-cell>
          <table:table-cell/>
          <table:table-cell office:value-type="string">
            <text:p>Captain Robert Gordon was still stationed near Los Angeles and when news came of the terrible loss of life along the Rio Grande, his mind turned to "Marie the Angel of Mercy," -- his great plane secretly stored away in the <text:span text:style-name="T1">Adirondack Mountains </text:span>for use in just such an emergency as this. He knew what the "<text:span text:style-name="T1">Demon of Death</text:span>" could do and the sleeping gas invented by Captain Kennelworth. He thought of going to General Pearson, telling him of his discoveries and offering them to the <text:span text:style-name="T1">United States</text:span> to put into immediate use […].</text:p>
          </table:table-cell>
          <table:table-cell table:number-columns-repeated="1019"/>
        </table:table-row>
        <table:table-row table:style-name="ro7">
          <table:table-cell/>
          <table:table-cell office:value-type="string">
            <text:p>296-297 (DOD mentioned on pg. 297).</text:p>
          </table:table-cell>
          <table:table-cell office:value-type="string">
            <text:p>None given, but the current date is September 1930 (right after the attack on San Francisco).</text:p>
          </table:table-cell>
          <table:table-cell/>
          <table:table-cell office:value-type="string">
            <text:p>His heart and soul were with his country and he would sacrifice time and money to be prepared to protect his Government. [While in prison in the United States, Robert] asked to be allowed to have a conference with Walter, which was granted. Told Walter to say nothing about his sleeping gas discovery or the "<text:span text:style-name="T1">Demon of Death</text:span>," -- the great <text:span text:style-name="T1">light ray </text:span>destroyer which they could use, and to tell nothing of the great ship "Marie the Angel of Mercy," which they had safely stored away in the <text:span text:style-name="T1">Adirondack Mountains</text:span>. That when the Government came to realize the need of great help and faced defeat, he would then demonstrate the inventions that he had to save the country.</text:p>
          </table:table-cell>
          <table:table-cell table:number-columns-repeated="1019"/>
        </table:table-row>
        <table:table-row table:style-name="ro22">
          <table:table-cell table:style-name="ce27"/>
          <table:table-cell table:style-name="ce27" office:value-type="string">
            <text:p>310-311 (“ray” mentioned on pg. 311)</text:p>
          </table:table-cell>
          <table:table-cell table:style-name="ce27" office:value-type="string">
            <text:p>None given, but during the attack on Cairo, Illinois.</text:p>
          </table:table-cell>
          <table:table-cell table:style-name="ce27"/>
          <table:table-cell table:style-name="ce28" office:value-type="string">
            <text:p><text:span text:style-name="T10"><text:s/></text:span><text:span text:style-name="T10">Colonel Walter Kennelworth had been sent to Cairo with a new plane which had been completed by the </text:span><text:span text:style-name="T13">Major Electric Co. [Per pg. 289, “planes like the Tokyo J-1 or better”]. <text:s/>This plane was equipped with an </text:span><text:span text:style-name="T11">electric machine</text:span><text:span text:style-name="T10"> which could take the </text:span><text:span text:style-name="T11">electric current from the air, charge into the water, and destroy battleships for miles in every direction</text:span><text:span text:style-name="T10">. He was circling the sky at a high altitude and watching for an opportunity. Finally, seeing the airplanes receding from Cairo when they thought they had completed the destruction, </text:span><text:span text:style-name="T11">he pressed a button </text:span><text:span text:style-name="T10">and turned loose the powerful</text:span><text:span text:style-name="T11"> electric ray</text:span><text:span text:style-name="T10">. In less than a minute every cruiser and hydroplane was blown to pieces or burnt up by the </text:span><text:span text:style-name="T11">electric current</text:span><text:span text:style-name="T10">. The enemy lost every man on board their ships. While Cairo had been almost completely destroyed, this was the first real victory for the United States since Colonel Gordon destroyed the "Tokyo J-1." The news was flashed all over the United States and people on the Eastern Coast, from Boston to Miami, who feared destruction at any minute, breathed a sigh of relief and hoped that this would turn the tide. The old-timers talked about the Yankee ingenuity and said that the brains of the United States were the greatest in the world and would find a way to overcome any obstacle and defeat the enemies no matter how powerful they were.</text:span></text:p>
          </table:table-cell>
          <table:table-cell table:style-name="ce27" office:value-type="string">
            <text:p>Connection to pg. 289.</text:p>
          </table:table-cell>
          <table:table-cell table:number-columns-repeated="1018"/>
        </table:table-row>
        <table:table-row table:style-name="ro23">
          <table:table-cell table:style-name="ce27"/>
          <table:table-cell table:style-name="ce27" office:value-type="string">
            <text:p>333-334 (“light rays” mentioned on pg. 334)</text:p>
          </table:table-cell>
          <table:table-cell table:style-name="ce27" table:number-columns-repeated="2"/>
          <table:table-cell table:style-name="ce29" office:value-type="string">
            <text:p><text:span text:style-name="T25">“</text:span><text:span text:style-name="T25">I have the plan already worked out for this Tunnel thru the Air. I expect to accomplish it by the use of certain light </text:span><text:span text:style-name="T2">rays</text:span><text:span text:style-name="T25">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 radio </text:span><text:span text:style-name="T2">rays</text:span><text:span text:style-name="T25">,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span></text:p>
          </table:table-cell>
          <table:table-cell table:style-name="ce27" office:value-type="string">
            <text:p>The “light rays” talked about here are related to a Tunnel, not the DOD.</text:p>
          </table:table-cell>
          <table:table-cell table:number-columns-repeated="1018"/>
        </table:table-row>
        <table:table-row table:style-name="ro17">
          <table:table-cell/>
          <table:table-cell office:value-type="string">
            <text:p>336-337 (DOD mentioned on pg. 337)</text:p>
          </table:table-cell>
          <table:table-cell office:value-type="string">
            <text:p>On the night of 3 days before the end of armistice. <text:s/></text:p>
          </table:table-cell>
          <table:table-cell/>
          <table:table-cell office:value-type="string">
            <text:p>Supreme Commander Gordon departed from Washington<text:span text:style-name="T1"> that night</text:span> 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text:span text:style-name="T1">Demon of Death</text:span>” to be moved in. Colonel Kennelworth and <text:span text:style-name="T1">another assistant</text:span> were sent at once to the <text:span text:style-name="T1">Adirondacks</text:span> to the secret hiding of “Marie the Angel of Mercy,” to test out this giant Ezekiel airplane, and bring it to New York City. The machine for distributing the sleeping gas which would reach a radius of 700 miles, was made in readiness on the top floor of the building. “Marie the Angel of Mercy” was in perfect working order, and arrived in New York ship-shape.</text:p>
          </table:table-cell>
          <table:table-cell table:number-columns-repeated="1019"/>
        </table:table-row>
        <table:table-row table:style-name="ro17">
          <table:table-cell/>
          <table:table-cell office:value-type="string">
            <text:p>337</text:p>
          </table:table-cell>
          <table:table-cell office:value-type="string">
            <text:p>A few days before the end of armistice.</text:p>
          </table:table-cell>
          <table:table-cell/>
          <table:table-cell office:value-type="string">
            <text:p>The whole United States was waiting in anxiety because it was known that within a few days the armistice would end and the United States must either fight or surrender. The people in Washington, Boston, Philadelphia, and New York had not slept for more than a week. They knew that an air attack had been threatened and feared the consequences. Supreme Commander Gordon dispatched the sleeping gas by “Marie the Angel of Mercy,” and it was distributed to the planes all across the country. Colonel Kennelworth returned at the end of the second day in “Marie the Angel of Mercy,” after distributing the sleeping gas and giving instructions how to use it. The “<text:span text:style-name="T1">Demon of Death</text:span>”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2">
          <table:table-cell/>
          <table:table-cell office:value-type="string">
            <text:p>355-356 (DOD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text:span text:style-name="T1">Demon of Death</text:span>"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text:span text:style-name="T1">Demon of Death</text:span>," awaiting the attack upon New York.</text:p>
          </table:table-cell>
          <table:table-cell table:number-columns-repeated="1019"/>
        </table:table-row>
        <table:table-row table:style-name="ro17">
          <table:table-cell/>
          <table:table-cell office:value-type="string">
            <text:p>359-360 (DOD mentioned on pg. 359)</text:p>
          </table:table-cell>
          <table:table-cell office:value-type="string">
            <text:p>Night of June 7, 1932.</text:p>
          </table:table-cell>
          <table:table-cell/>
          <table:table-cell office:value-type="string">
            <text:p>On the night of June 7th, Supreme Commander Gordon had grown tired from his long vigil waiting for</text:p>
            <text:p>an attack upon New York. He placed Colonel Edna Kennelworth in charge of the "<text:span text:style-name="T1">Demon of Death</text:span>" while he went to get a few hours' sleep. While he was sleeping, 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text:span text:style-name="T1"> Mammouth Building</text:span>,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8">
          <table:table-cell/>
          <table:table-cell office:value-type="string">
            <text:p>361-362 (DOD mentioned on pg. 361)</text:p>
          </table:table-cell>
          <table:table-cell office:value-type="string">
            <text:p>8 o'clock on the evening of June 8, [1932]</text:p>
          </table:table-cell>
          <table:table-cell/>
          <table:table-cell table:style-name="ce17" office:value-type="string">
            <text:p><text:span text:style-name="T10"><text:s/></text:span><text:span text:style-name="T10">At</text:span><text:span text:style-name="T11"> 8 o'clock on the evening of June 8th</text:span><text:span text:style-name="T10">, Supreme Commander Gordon stood near the "</text:span><text:span text:style-name="T11">Demon of Death</text:span><text:span text:style-name="T10">" watching his different instruments and soon noticed on the other side of the room the radio interceptor start to work. He stepped up to it and listened, caught the orders going from the different enemy headquarters, giving instructions for the combined attack on New York City at </text:span><text:span text:style-name="T11">10 o'clock that night</text:span><text:span text:style-name="T10">.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text:span></text:p>
            <text:p><text:span text:style-name="T10">up for the night so that they would not miss the city </text:span><text:span text:style-name="T13">and that he awaited their coming with pleasure. Asked </text:span><text:span text:style-name="T10">them not to overlook the Mammouth Building which was 110 stories high; that he would he there alone, waiting for them to destroy the building.</text:span></text:p>
          </table:table-cell>
          <table:table-cell office:value-type="string">
            <text:p>This is right before the attack on New York City.</text:p>
          </table:table-cell>
          <table:table-cell table:number-columns-repeated="1018"/>
        </table:table-row>
        <table:table-row table:style-name="ro18">
          <table:table-cell/>
          <table:table-cell office:value-type="string">
            <text:p>362</text:p>
          </table:table-cell>
          <table:table-cell office:value-type="string">
            <text:p>10 minutes after 10 o'clock [pm, June 8, 1932].</text:p>
          </table:table-cell>
          <table:table-cell/>
          <table:table-cell table:style-name="ce17" office:value-type="string">
            <text:p><text:span text:style-name="T10"><text:s/></text:span><text:span text:style-name="T10">When the news reached the enemy, they knew that in some way their plans had leaked out, but it was too late now to make any change and to delay attack might mean defeat later, so the orders were carried out. About 10 minutes after 10 o'clock, Supreme Commander Gordon sighted the first airplane of the fleet approaching 40 or 50 miles up the Hudson River. He watched them until they got within about 20 miles of New York City, near Yonkers, then he slowly swung the "</text:span><text:span text:style-name="T11">Demon of Death</text:span><text:span text:style-name="T10">" around on the revolving base and turned on the rays, at the same time starting the</text:span></text:p>
            <text:p><text:span text:style-name="T10">sleeping gas machine working. He swept the territory for 50 or 60 miles in every direction, and as the rays from the "</text:span><text:span text:style-name="T11">Demon of Death</text:span><text:span text:style-name="T10">" struck the enemy planes, their motors leaped into a liquid flame. Supreme Commander Gordon saw that the "</text:span><text:span text:style-name="T11">Demon of Death</text:span><text:span text:style-name="T10">" was doing its work so he pressed a button and Colonel Edna Kennelworth appeared. He told her to put on powerful glasses and to look at the planes going down. One by one she saw the motors dissolved by the flame from the rays of the "</text:span><text:span text:style-name="T11">Demon of Death</text:span><text:span text:style-name="T10">" and the planes falling, one by one, to the ground.</text:span></text:p>
          </table:table-cell>
          <table:table-cell office:value-type="string">
            <text:p>Wave 1 (North) of the attack on New York City.</text:p>
          </table:table-cell>
          <table:table-cell table:number-columns-repeated="1018"/>
        </table:table-row>
        <table:table-row table:style-name="ro9">
          <table:table-cell/>
          <table:table-cell office:value-type="string">
            <text:p>362-363</text:p>
          </table:table-cell>
          <table:table-cell office:value-type="string">
            <text:p>A few minutes after the Northern army was wiped out.</text:p>
          </table:table-cell>
          <table:table-cell/>
          <table:table-cell table:style-name="ce11" office:value-type="string">
            <text:p><text:span text:style-name="T10"><text:s/></text:span><text:span text:style-name="T10">A few minutes after the Northern army was wiped out, the signal came that a great fleet of airplanes was making its way across Long Island Sound. Supreme</text:span><text:span text:style-name="T13"> Commander Gordon swung the "</text:span><text:span text:style-name="T12">Demon of Death</text:span><text:span text:style-name="T13">" </text:span><text:span text:style-name="T10">around and watched the approach of the enemy planes as they came out from the Atlantic Ocean and crossed Fire Island. He let them get within </text:span><text:span text:style-name="T11">30 to 40 miles </text:span><text:span text:style-name="T10">as they came up across the Great South Bay, then he again turned loose the "</text:span><text:span text:style-name="T11">Demon of Death</text:span><text:span text:style-name="T10">." Swiftly the planes went down in flames, ending the attack from the ocean.</text:span></text:p>
          </table:table-cell>
          <table:table-cell office:value-type="string">
            <text:p>Wave 2 (East) of the attack on New York City.</text:p>
          </table:table-cell>
          <table:table-cell table:number-columns-repeated="1018"/>
        </table:table-row>
        <table:table-row table:style-name="ro24">
          <table:table-cell/>
          <table:table-cell office:value-type="string">
            <text:p>363-364 (DOD on pg. 363)</text:p>
          </table:table-cell>
          <table:table-cell office:value-type="string">
            <text:p>A little while longer [after the Wave 2 (East) attack on NYC].</text:p>
          </table:table-cell>
          <table:table-cell/>
          <table:table-cell table:style-name="ce17" office:value-type="string">
            <text:p><text:span text:style-name="T10"><text:s/></text:span><text:span text:style-name="T10">He watched a little while longer and saw across Staten Island another flock of planes which he knew was coming from Southern headquarters. He called Colonel Edna Kennelworth and said: "This time you may operate </text:span><text:span text:style-name="T23">'Spitfire'</text:span><text:span text:style-name="T10">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text:span></text:p>
            <text:p><text:span text:style-name="T10">was clear. Turning around he said: "Edna, you are a wonderful woman and I am happy to have you take this part in saving your country. This is the day of women and their influence must help to win war forever." "It seems a shame," she replied, "that the lives of all these brave men from so many nations should be sacrificed. Among the planes that went down by the thousands, I could see some were </text:span><text:span text:style-name="T11">English, German, Spanish, Austrian, Russian, Japanese, Turkish, and Arabian planes</text:span><text:span text:style-name="T10">. Certainly almost the entire world is</text:span><text:span text:style-name="T13"> against us and we are winning. This must mean the </text:span><text:span text:style-name="T10">end of the war.</text:span></text:p>
          </table:table-cell>
          <table:table-cell office:value-type="string">
            <text:p>Wave 3 (South) of the attack on New York City. <text:s/>Spitfire is not hyphenated here, as it is on pg. 233.</text:p>
          </table:table-cell>
          <table:table-cell table:number-columns-repeated="1018"/>
        </table:table-row>
        <table:table-row table:style-name="ro7">
          <table:table-cell/>
          <table:table-cell office:value-type="string">
            <text:p>367</text:p>
          </table:table-cell>
          <table:table-cell office:value-type="string">
            <text:p>None given, but right after Wave 4 (West) of the attack on NYC.</text:p>
          </table:table-cell>
          <table:table-cell/>
          <table:table-cell table:style-name="ce17" office:value-type="string">
            <text:p><text:span text:style-name="T10"><text:s/></text:span><text:span text:style-name="T10">His first thought was of Marie, his next thought was of his old friend Walter Kennelworth. He sent the first message of the victory over his secret radio to him. "The enemy has attacked New York from four sides, more than 100,000 strong. The '</text:span><text:span text:style-name="T11">Demon of Death</text:span><text:span text:style-name="T10">' has done its work. The Tunnel machines have performed a miracle. More than 50,000</text:span></text:p>
            <text:p><text:span text:style-name="T10">aviators are sleeping in our nets. Your great discovery has made this a painless victory. Edna, your noble wife, performed the painless herculean task and played her part in the final stage of the great victory."</text:span></text:p>
          </table:table-cell>
          <table:table-cell office:value-type="string">
            <text:p><text:s/></text:p>
          </table:table-cell>
          <table:table-cell table:number-columns-repeated="1018"/>
        </table:table-row>
        <table:table-row table:style-name="ro11">
          <table:table-cell/>
          <table:table-cell office:value-type="string">
            <text:p>370</text:p>
          </table:table-cell>
          <table:table-cell office:value-type="string">
            <text:p>None given, but text of this is right after the attack on NYC.</text:p>
          </table:table-cell>
          <table:table-cell/>
          <table:table-cell office:value-type="string">
            <text:p><text:span text:style-name="T10"><text:s/></text:span><text:span text:style-name="T10">Again in the 39th Chapter: 9th verse [of Ezekiel]: "Shall go forth and shall set on fire and burn the weapons, both the</text:span></text:p>
            <text:p><text:span text:style-name="T10">shields and the bucklers, the bows and the arrows, and the handstaves and the spears, and they shall burn them with fire seven years." This meant the "</text:span><text:span text:style-name="T11">Demon of Death</text:span><text:span text:style-name="T10">" which had burned up the motors of the attacking airplanes.</text:span></text:p>
          </table:table-cell>
          <table:table-cell table:number-columns-repeated="1019"/>
        </table:table-row>
        <table:table-row table:style-name="ro25">
          <table:table-cell/>
          <table:table-cell office:value-type="string">
            <text:p>375</text:p>
          </table:table-cell>
          <table:table-cell office:value-type="string">
            <text:p>About 4:00 am [June 9, 1932].</text:p>
          </table:table-cell>
          <table:table-cell/>
          <table:table-cell office:value-type="string">
            <text:p><text:span text:style-name="T10">About 4 A.M. the President of the United States landed on the Mammouth Building in New York and </text:span><text:span text:style-name="T11">was taken down in the elevator to the 110</text:span><text:span text:style-name="T26">th</text:span><text:span text:style-name="T11"> floor</text:span><text:span text:style-name="T10"> to Supreme Commander Gordon's office. He found Colonel Edna Kennelworth </text:span><text:span text:style-name="T11">sentinel</text:span><text:span text:style-name="T10"> at the door. She had met the President before and after saluting him asked if he wished to see Supreme Commander Gordon. He replied that he did and she immediately conducted him to his private office. The President rushed in and found Supreme Commander Gordon sitting peacefully reading a newspaper. The President could hardly believe it and asked him for the facts of the attack upon New York City and if all enemy planes had been destroyed. Supreme Commander Gordon told the President that it was a fact. The President asked Supreme Commander Gordon if there had been any losses to our airplane fleet in destroying the enemy and where our fleet was now located. The Supreme Commander pointed to the "</text:span><text:span text:style-name="T11">Demon of Death</text:span><text:span text:style-name="T10">" and the sleeping gas machines and said: "There is the fleet which has destroyed and captured probably </text:span><text:span text:style-name="T11">100,000 of the enemy's planes</text:span><text:span text:style-name="T10">. Mr. President,</text:span></text:p>
            <text:p><text:span text:style-name="T10">would you like to go on a little sight-seeing expedition?" The President said that he would. </text:span><text:span text:style-name="T11">A button was pressed</text:span><text:span text:style-name="T10"> and in a few minutes "Marie the Angel of Mercy," Robert's big ship, appeared in front of the window.</text:span></text:p>
          </table:table-cell>
          <table:table-cell table:number-columns-repeated="1019"/>
        </table:table-row>
        <table:table-row table:style-name="ro26">
          <table:table-cell/>
          <table:table-cell office:value-type="string">
            <text:p>376</text:p>
          </table:table-cell>
          <table:table-cell office:value-type="string">
            <text:p>About 4:00 am [June 9, 1932].</text:p>
          </table:table-cell>
          <table:table-cell/>
          <table:table-cell table:style-name="ce11" office:value-type="string">
            <text:p>Supreme Commander Gordon then explained fully the working of the "<text:span text:style-name="T1">Demon of Death</text:span>" to the President. <text:span text:style-name="T13"><text:s/>They stepped upon board "Marie the Angel of Mercy," </text:span><text:span text:style-name="T10">sailed out across Long Island, slowed the plane down, drifted very low and passed over the thousands of airplanes which had been destroyed. They sailed over </text:span><text:span text:style-name="T11">Staten Island</text:span><text:span text:style-name="T10"> and saw the wrecks of the planes which had been destroyed there. Then swung up the </text:span><text:span text:style-name="T11">Hudson River</text:span><text:span text:style-name="T10"> above Yonkers, descended close to the water and </text:span><text:span text:style-name="T11">anchored in the air</text:span><text:span text:style-name="T10">. The President had never been on an airship that was anchored in the air and was amazed at Supreme Commander Gordon's marvelous invention. He handed the President</text:span><text:span text:style-name="T11"> a pair of powerful field glasses</text:span><text:span text:style-name="T10"> and told him to take a look. The river was almost choked with the wrecks of the airplanes which had gone down defying the "</text:span><text:span text:style-name="T11">Demon of Death</text:span><text:span text:style-name="T10">." Bodies of aviators wearing the uniforms of the </text:span><text:span text:style-name="T11">various nations</text:span><text:span text:style-name="T10"> were floating upon the waters. When the Supreme Commander explained to the President that he</text:span></text:p>
            <text:p><text:span text:style-name="T10">believed that </text:span><text:span text:style-name="T11">not one of the enemy's planes had escaped</text:span><text:span text:style-name="T10">, he marveled at the wonderful invention and the fact that </text:span><text:span text:style-name="T11">two men and a lone woman</text:span><text:span text:style-name="T10"> could accomplish such a feat.</text:span></text:p>
          </table:table-cell>
          <table:table-cell table:number-columns-repeated="1019"/>
        </table:table-row>
        <table:table-row table:style-name="ro17">
          <table:table-cell/>
          <table:table-cell office:value-type="string">
            <text:p>378</text:p>
          </table:table-cell>
          <table:table-cell office:value-type="string">
            <text:p>The forenoon of June 9 [1932].</text:p>
          </table:table-cell>
          <table:table-cell/>
          <table:table-cell table:style-name="ce11" office:value-type="string">
            <text:p><text:span text:style-name="T10"><text:s/></text:span><text:span text:style-name="T10">On their </text:span><text:span text:style-name="T11">return</text:span><text:span text:style-name="T10"> all was quiet in New York City. No one knew what had happened that night. The President could not find words to express his appreciation for this wonderful work. He asked the Supreme Commander what his future plans s</text:span><text:span text:style-name="T13">ere. </text:span><text:span text:style-name="T10">Supreme Commander Gordon told the President to read the Bible, especially Daniel's prophecy and the book of Ezekiel, and he would know what was yet to take place. It was agreed that the news of the success with the "</text:span><text:span text:style-name="T11">Demon of Death</text:span><text:span text:style-name="T10">" and the sleeping gas machine was to be kept secret and that the President was the only one to know of Robert's great invention. <text:s/></text:span><text:span text:style-name="T13"><text:s/>The President returned to Washington on the forenoon </text:span><text:span text:style-name="T10">of June 9th, feeling much elated over the wonderful victory, proud of his native land and thankful that the Divine Power had given them the man of the </text:span><text:span text:style-name="T11">hour</text:span><text:span text:style-name="T10"> at the </text:span><text:span text:style-name="T22">right</text:span><text:span text:style-name="T11"> time</text:span><text:span text:style-name="T10">.</text:span></text:p>
          </table:table-cell>
          <table:table-cell table:number-columns-repeated="1019"/>
        </table:table-row>
        <table:table-row table:style-name="ro12">
          <table:table-cell/>
          <table:table-cell office:value-type="string">
            <text:p>382</text:p>
          </table:table-cell>
          <table:table-cell office:value-type="string">
            <text:p>Early part of July 1932.</text:p>
          </table:table-cell>
          <table:table-cell/>
          <table:table-cell table:style-name="ce17" office:value-type="string">
            <text:p><text:span text:style-name="T10"><text:s/></text:span><text:span text:style-name="T10">The United States Army scouting planes reported that the enemy scouts were going out more frequently each night</text:span></text:p>
            <text:p><text:span text:style-name="T10">and some of them had been seen 50,000 or 60,000 feet in the air. They thought that they were getting ready to make another attack and were trying to get a line on what the United States forces were planning to do. The Supreme Commander went to </text:span><text:span text:style-name="T11">Washington</text:span><text:span text:style-name="T10"> to test out the "</text:span><text:span text:style-name="T11">Demon of Death</text:span><text:span text:style-name="T10">" which had been </text:span><text:span text:style-name="T11">installed in the Capitol Building</text:span><text:span text:style-name="T10"> and found it in good working </text:span><text:span text:style-name="T11">order</text:span><text:span text:style-name="T10">. A sleeping gas distributing machine and the Tunnel machine had been set up there and he also tested them out.</text:span></text:p>
          </table:table-cell>
          <table:table-cell office:value-type="string">
            <text:p>Before the attack on Washington.</text:p>
          </table:table-cell>
          <table:table-cell table:number-columns-repeated="1018"/>
        </table:table-row>
        <table:table-row table:style-name="ro27">
          <table:table-cell/>
          <table:table-cell office:value-type="string">
            <text:p>382-383 (DOD mentioned on pg. 382)</text:p>
          </table:table-cell>
          <table:table-cell office:value-type="string">
            <text:p>Early part of July [1932]. <text:s/>July 2, [1932].</text:p>
          </table:table-cell>
          <table:table-cell/>
          <table:table-cell table:style-name="ce17" office:value-type="string">
            <text:p><text:span text:style-name="T10"><text:s/></text:span><text:span text:style-name="T10">In view of the splendid work done by Colonel Edna Kennelworth at the time of the attack on New York City, Supreme Commander Gordon decided to send her to </text:span><text:span text:style-name="T11">Washington</text:span><text:span text:style-name="T10"> and put her in charge of the sleeping gas distributing machine, the "</text:span><text:span text:style-name="T11">Demon of Death</text:span><text:span text:style-name="T10">," and the Tunnel machine. He instructed her that if an attack came upon Washington, she was not to use the "</text:span><text:span text:style-name="T11">Demon of Death</text:span><text:span text:style-name="T10">" unless the sleeping gas failed or they </text:span><text:span text:style-name="T13"><text:s/>failed to get the enemy aviators into the Tunnel thru </text:span><text:span text:style-name="T10">the Air. He believed that if attack came upon Washington, it would be the last and end the war. Because his country had ever stood for </text:span><text:span text:style-name="T11">love</text:span><text:span text:style-name="T10"> and liberty, if its Capitol was attacked he wanted it to be saved by a bloodless victory. It would mean much to the United States in future years if the </text:span><text:span text:style-name="T11">seat</text:span><text:span text:style-name="T10"> of government could</text:span></text:p>
            <text:p><text:span text:style-name="T10">be protected without taking the life of one of the enemy. 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text:span><text:span text:style-name="T11">her shoulders</text:span><text:span text:style-name="T10">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text:span><text:span text:style-name="T11">Washington</text:span><text:span text:style-name="T10">. She arrived there on </text:span><text:span text:style-name="T11">July 2nd</text:span><text:span text:style-name="T10">, and did not have long to wait before seeing action.</text:span></text:p>
          </table:table-cell>
          <table:table-cell office:value-type="string">
            <text:p>Before the attack on Washington.</text:p>
          </table:table-cell>
          <table:table-cell table:number-columns-repeated="1018"/>
        </table:table-row>
        <table:table-row table:style-name="ro7">
          <table:table-cell/>
          <table:table-cell office:value-type="string">
            <text:p>392-393 (DOD mentioned on pg. 392).</text:p>
          </table:table-cell>
          <table:table-cell office:value-type="string">
            <text:p>July 20, [1932].</text:p>
          </table:table-cell>
          <table:table-cell/>
          <table:table-cell table:style-name="ce17" office:value-type="string">
            <text:p><text:span text:style-name="T10"><text:s/></text:span><text:span text:style-name="T10">He called Colonel Walter Kennelworth and Colonel Edna Kennelworth to his headquarters. Thanked them for their services to the country; assured them of his appreciation of their loyalty and devotion and promoted them to the rank of General. He ordered </text:span><text:span text:style-name="T11">General Walter Kennelworth</text:span><text:span text:style-name="T10"> to take charge of headquarters in</text:span><text:span text:style-name="T13"> </text:span><text:span text:style-name="T12">New York</text:span><text:span text:style-name="T13">, operate the sleeping gas machine and to use </text:span><text:span text:style-name="T10">the "</text:span><text:span text:style-name="T11">Demon of Death</text:span><text:span text:style-name="T10">" in case of emergency. However, he felt sure that there would be no more attacks. General Edna Kennelworth was ordered to Washington to resume charge in the Capitol Building and operate the machines for defense if necessary.</text:span></text:p>
          </table:table-cell>
          <table:table-cell office:value-type="string">
            <text:p>Right before RG's 7 days.</text:p>
          </table:table-cell>
          <table:table-cell table:number-columns-repeated="1018"/>
        </table:table-row>
        <table:table-row table:style-name="ro28">
          <table:table-cell/>
          <table:table-cell table:style-name="ce1" office:value-type="float" office:value="393">
            <text:p>393</text:p>
          </table:table-cell>
          <table:table-cell office:value-type="string">
            <text:p>July 20, [1932].</text:p>
          </table:table-cell>
          <table:table-cell table:style-name="ce1"/>
          <table:table-cell table:style-name="ce30" office:value-type="string">
            <text:p><text:span text:style-name="T17"><text:s/></text:span><text:span text:style-name="T17">In bidding good-bye to his loyal comrades, he told them that he was going to take Marie the Angel of Mercy, and was going alone to London, Berlin, Moscow, Madrid, Tokio and destroy buildings in these cities and with the </text:span><text:span text:style-name="T23">light ray</text:span><text:span text:style-name="T17">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text:span><text:span text:style-name="T13">Nations in regard to peace. </text:span><text:span text:style-name="T17">He ordered all of the countries notified by radio that he would leave New York City on Marie the Angel of Mercy, which could make 1000 miles an hour, and when he arrived in London and other cities everyone should be out of the buildings which he would destroy with the "</text:span><text:span text:style-name="T27">Demon of Death</text:span><text:span text:style-name="T17">"; that this was to be a mission of mercy and that he would not destroy one life if possible but that he must demonstrate the power that he could destroy all life and buildings if necessary.</text:span></text:p>
          </table:table-cell>
          <table:table-cell office:value-type="string">
            <text:p>Right before RG's 7 days.</text:p>
          </table:table-cell>
          <table:table-cell table:number-columns-repeated="1018"/>
        </table:table-row>
        <table:table-row table:style-name="ro26">
          <table:table-cell/>
          <table:table-cell office:value-type="string">
            <text:p>393-394 (“death ray” mentioned on pg. 394).</text:p>
          </table:table-cell>
          <table:table-cell office:value-type="string">
            <text:p>7 am on July 21 [1932]. (RG's 7 days).</text:p>
          </table:table-cell>
          <table:table-cell/>
          <table:table-cell table:style-name="ce17" office:value-type="string">
            <text:p><text:span text:style-name="T10"><text:s/></text:span><text:span text:style-name="T10">At 7 A.M. on July 21st, Supreme Commander Gordon sailed away in the Marie the Angel </text:span><text:span text:style-name="T13">of Mercy and </text:span><text:span text:style-name="T12">in a little over three hours</text:span><text:span text:style-name="T13"> he was over </text:span><text:span text:style-name="T10">London. He notified them to clear all the big buildings on Lombard and Downing Streets. They were unable to see his plane or hear it but they knew that he was somewhere over London in the air. The people were frightened and cleared out of the buildings. Women and children were taken away to </text:span><text:span text:style-name="T11">safety and</text:span></text:p>
            <text:p><text:span text:style-name="T11">slowly</text:span><text:span text:style-name="T10"> the</text:span><text:span text:style-name="T11"> death ray </text:span><text:span text:style-name="T10">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span></text:p>
          </table:table-cell>
          <table:table-cell office:value-type="string">
            <text:p>RG's 7 days. <text:s/>“death ray” (singular).</text:p>
          </table:table-cell>
          <table:table-cell table:number-columns-repeated="1018"/>
        </table:table-row>
        <table:table-row table:style-name="ro29">
          <table:table-cell/>
          <table:table-cell office:value-type="string">
            <text:p>394-395</text:p>
          </table:table-cell>
          <table:table-cell table:number-columns-repeated="2"/>
          <table:table-cell table:style-name="ce11" office:value-type="string">
            <text:p><text:span text:style-name="T10"><text:s/></text:span><text:span text:style-name="T10">Supreme Commander Gordon then proceeded on the following day to Berlin. He intended to teach the Germans a lesson that they never would forget. He would show mercy that they had never shown because not one woman or child would be harmed, but protected. Not one human life would be taken, but he would make the destruction of buildings in Berlin so complete that they would never forget his visit. He would remind them that the Kaiser and all of the great German armies were powerless when Marie the Angel of Mercy sent</text:span><text:span text:style-name="T13"> forth its destructive </text:span><text:span text:style-name="T2">rays</text:span><text:span text:style-name="T13"> and sleeping gas. He sailed </text:span><text:span text:style-name="T10">over Berlin and notified everyone to clear out of the buildings. He destroyed all of the important buildings on the business streets, turned loose his sleeping gas and left Berlin in darkness, to sleep for 7 days.</text:span></text:p>
          </table:table-cell>
          <table:table-cell office:value-type="string">
            <text:p>RG's 7 days.</text:p>
          </table:table-cell>
          <table:table-cell table:number-columns-repeated="1018"/>
        </table:table-row>
        <table:table-row table:style-name="ro4">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From there he proceeded to the beautiful city of Vienna and having the people removed from the buildings, turned on the "</text:span><text:span text:style-name="T11">Demon of Death</text:span><text:span text:style-name="T10">" and melted the buildings down. Discharging sleeping gas from his machine, he said good-bye to Vienna and proceeded to Moscow.</text:span></text:p>
          </table:table-cell>
          <table:table-cell office:value-type="string">
            <text:p>RG's 7 days.</text:p>
          </table:table-cell>
          <table:table-cell table:number-columns-repeated="1018"/>
        </table:table-row>
        <table:table-row table:style-name="ro26">
          <table:table-cell/>
          <table:table-cell office:value-type="string">
            <text:p>397</text:p>
          </table:table-cell>
          <table:table-cell office:value-type="string">
            <text:p>None given, but during RG's 7 days.</text:p>
          </table:table-cell>
          <table:table-cell/>
          <table:table-cell table:style-name="ce18" office:value-type="string">
            <text:p><text:span text:style-name="T10"><text:s/></text:span><text:span text:style-name="T10">The poor and uneducated people of </text:span><text:span text:style-name="T11">Russia</text:span><text:span text:style-name="T10"> had been warned of his coming. The newspapers told them what had been happening in other cities, but the people refused to believe that they would not be destroyed. Many of them rushed to the waters and drowned themselves. 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text:span><text:span text:style-name="T11">safety</text:span><text:span text:style-name="T10">, turned on the "</text:span><text:span text:style-name="T11">Demon of Death</text:span><text:span text:style-name="T10">." As the buildings leapt into flames and the people could see them, they were sure that this was the end of the world and that God was destroying it by fire, because they were unable to see the source from which the destruction was coming, the destroying </text:span><text:span text:style-name="T11">rays</text:span><text:span text:style-name="T10"> from the machine being invisible and Marie the Angel of Mercy being invisible. When he had flnished the </text:span><text:span text:style-name="T13">destruction of the buildings, he turned loose the sleeping </text:span><text:span text:style-name="T10">gas, darkened the city and sailed for </text:span><text:span text:style-name="T11">Constantinople</text:span><text:span text:style-name="T10">.</text:span></text:p>
          </table:table-cell>
          <table:table-cell office:value-type="string">
            <text:p>RG's 7 days.</text:p>
          </table:table-cell>
          <table:table-cell table:number-columns-repeated="1018"/>
        </table:table-row>
        <table:table-row table:style-name="ro30">
          <table:table-cell/>
          <table:table-cell office:value-type="string">
            <text:p>398</text:p>
          </table:table-cell>
          <table:table-cell office:value-type="string">
            <text:p>None given, but during RG's 7 days.</text:p>
          </table:table-cell>
          <table:table-cell/>
          <table:table-cell table:style-name="ce17" office:value-type="string">
            <text:p><text:s/>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text:span text:style-name="T1">discharged the </text:span><text:span text:style-name="T2">death rays</text:span><text:span text:style-name="T1"> into the water</text:span> and blew up their ships; left the city in darkness to sleep in peace.</text:p>
          </table:table-cell>
          <table:table-cell office:value-type="string">
            <text:p>RG's 7 days. “death rays” (plural).</text:p>
          </table:table-cell>
          <table:table-cell table:number-columns-repeated="1018"/>
        </table:table-row>
        <table:table-row table:style-name="ro12">
          <table:table-cell/>
          <table:table-cell office:value-type="string">
            <text:p>398-399 (“death rays” split between the pages)</text:p>
          </table:table-cell>
          <table:table-cell office:value-type="string">
            <text:p>None given, but during RG's 7 days.</text:p>
          </table:table-cell>
          <table:table-cell/>
          <table:table-cell table:style-name="ce17" office:value-type="string">
            <text:p><text:span text:style-name="T10"><text:s/></text:span><text:span text:style-name="T10">The Japs had been the first to declare war upon the United States and make an attack and they must be taught a lesson which they would remember so long as the world stood. He ordered all the men removed from their battleships and proceeded to </text:span><text:span text:style-name="T11">discharge the </text:span><text:span text:style-name="T2">death rays</text:span><text:span text:style-name="T12"> into the water</text:span><text:span text:style-name="T13"> and destroy them. When he began </text:span><text:span text:style-name="T10">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span></text:p>
          </table:table-cell>
          <table:table-cell office:value-type="string">
            <text:p>RG's 7 days. “death rays” (plural).</text:p>
          </table:table-cell>
          <table:table-cell table:number-columns-repeated="1018"/>
        </table:table-row>
        <table:table-row table:style-name="ro31">
          <table:table-cell/>
          <table:table-cell office:value-type="string">
            <text:p>399-400 (“ray” mentioned on pg. 399) (“death ray” mentioned on pg. 400)</text:p>
          </table:table-cell>
          <table:table-cell office:value-type="string">
            <text:p>None given, but during RG's 7 days.</text:p>
          </table:table-cell>
          <table:table-cell/>
          <table:table-cell table:style-name="ce17" office:value-type="string">
            <text:p><text:span text:style-name="T10"><text:s/></text:span><text:span text:style-name="T10">The City of Mexico was next notified that they would have the final and greatest demonstration of the power of Marie the Angel of Mercy.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Marie the Angel of Mercy was to visit them. He told them that this machine took its power from the air and that the </text:span><text:span text:style-name="T23">rays</text:span><text:span text:style-name="T10"> were powerful enough to melt down the mountains and that he would destroy some of the mountains of Mexico and all the</text:span></text:p>
            <text:p><text:span text:style-name="T10">old pyramids. Before he reached the City of Mexico, </text:span><text:span text:style-name="T13"><text:s/>he anchored over a mountain, turned on the </text:span><text:span text:style-name="T23">death ray</text:span><text:span text:style-name="T13"> </text:span><text:span text:style-name="T10">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span></text:p>
          </table:table-cell>
          <table:table-cell office:value-type="string">
            <text:p>RG's 7 days. <text:s/>“rays” (plural). <text:s/>“death ray” (singular).</text:p>
          </table:table-cell>
          <table:table-cell table:number-columns-repeated="1018"/>
        </table:table-row>
        <table:table-row table:style-name="ro31" table:number-rows-repeated="1048542">
          <table:table-cell table:number-columns-repeated="1024"/>
        </table:table-row>
        <table:table-row table:style-name="ro31">
          <table:table-cell table:number-columns-repeated="1024"/>
        </table:table-row>
      </table:table>
      <table:table table:name="Machine to make airplanes invisible" table:style-name="ta1" table:print="false">
        <table:table-column table:style-name="co33" table:default-cell-style-name="ce7"/>
        <table:table-column table:style-name="co4" table:default-cell-style-name="ce7"/>
        <table:table-column table:style-name="co34" table:default-cell-style-name="ce7"/>
        <table:table-column table:style-name="co4" table:default-cell-style-name="ce7"/>
        <table:table-column table:style-name="co35" table:default-cell-style-name="ce7"/>
        <table:table-column table:style-name="co36" table:default-cell-style-name="ce7"/>
        <table:table-column table:style-name="co4" table:number-columns-repeated="1018" table:default-cell-style-name="ce7"/>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2">
          <table:table-cell office:value-type="string">
            <text:p>19</text:p>
          </table:table-cell>
          <table:table-cell office:value-type="string">
            <text:p>235</text:p>
          </table:table-cell>
          <table:table-cell office:value-type="string">
            <text:p>Fall of 1928</text:p>
          </table:table-cell>
          <table:table-cell/>
          <table:table-cell table:style-name="ce18" office:value-type="string">
            <text:p><text:span text:style-name="T10"><text:s/></text:span><text:span text:style-name="T10">Everything moved along smoothly after this. Walter and Edna were happy in their work and the Fall of 1928 rewarded them with a new and wonderful discovery. They had been able to perfect a </text:span><text:span text:style-name="T11">machine which would reflect light in such a way as to make an airplane invisible</text:span><text:span text:style-name="T10"> and this, together with Robert's noiseless invention, </text:span><text:span text:style-name="T11">solved the problem</text:span><text:span text:style-name="T10">. He knew now that in time of war,</text:span><text:span text:style-name="T11"> the plane could be used to sneak upon the enemy and that they would be unable to see or hear it</text:span><text:span text:style-name="T10">. After holding a conference, they decided that this invention,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text:span></text:p>
          </table:table-cell>
          <table:table-cell office:value-type="string">
            <text:p>Regarding “solved the problem”, what is the problem referred to?</text:p>
          </table:table-cell>
          <table:table-cell table:number-columns-repeated="1018"/>
        </table:table-row>
        <table:table-row table:style-name="ro32">
          <table:table-cell/>
          <table:table-cell office:value-type="string">
            <text:p>330</text:p>
          </table:table-cell>
          <table:table-cell office:value-type="string">
            <text:p>3 days before end of armistice</text:p>
          </table:table-cell>
          <table:table-cell/>
          <table:table-cell office:value-type="string">
            <text:p>Supreme Commander Gordon replied: “The trouble in the past has been that the enemy used noiseless airplanes. Our next great handicap was the fact that they could rise to heights to which we are unable to attain, giving them the advantage in the fighting. Of course, we have been hopelessly outnumbered from the start, by that I mean, in the amount of equipment. Another thing that we need and must have, which the enemy already has, is an airship that can be anchored and remain anchored in the air for an indefinite length of time. We need a ship that can take its power from the air, giving it an unlimited cruising radius. We need other ships for cruising purposes and scouters that can take their power from the air, not having to return to the base at any time for fuel or ammunition, working from a base in the air at all times. The next and most important thing we need is an <text:span text:style-name="T1">invisible</text:span> plane. An <text:span text:style-name="T1">invisible</text:span>, noiseless plane will be one of the things to beat the enemy. When our planes can travel high or low, <text:span text:style-name="T1">no longer be seen</text:span> or heard, we will be able to obtain information about the enemy’s position and plans and thereby know their weak points, when and where to attack.</text:p>
          </table:table-cell>
          <table:table-cell table:number-columns-repeated="1019"/>
        </table:table-row>
        <table:table-row table:style-name="ro12">
          <table:table-cell/>
          <table:table-cell office:value-type="string">
            <text:p>332-333 (“invisible” mentioned on pg. 333)</text:p>
          </table:table-cell>
          <table:table-cell office:value-type="string">
            <text:p>3 days before end of armistice</text:p>
          </table:table-cell>
          <table:table-cell/>
          <table:table-cell office:value-type="string">
            <text:p>“What we now need and need more than anything else is a Tunnel thru the Air. With such a tunnel and noiseless, <text:span text:style-name="T1">invisible</text:span> planes so that we can pass thru the air without being interfered with or harmed and <text:span text:style-name="T1">without being seen</text:span> or heard, our victory is assured. To make a Tunnel thru the Air is not at all impossible. <text:s/>It is just as easy as to put a tunnel under the earth or drive a submarine under the water. While <text:span text:style-name="T1">the air is invisible</text:span>, it is one of the strongest forces that we have. <text:s/>If the water can be separated or a submarine can push it each way and travel under it, if dirt can be removed and a man put a tunnel under a river or a mountain, we can find a way to put a Tunnel thru the Air so others can not see us, hear or enter unless we so desire.</text:p>
          </table:table-cell>
          <table:table-cell table:number-columns-repeated="1019"/>
        </table:table-row>
        <table:table-row table:style-name="ro12">
          <table:table-cell/>
          <table:table-cell office:value-type="string">
            <text:p>351</text:p>
          </table:table-cell>
          <table:table-cell office:value-type="string">
            <text:p>Right after the second attack on Detroit [sometime after 5:00 pm on December 7, 1931].</text:p>
          </table:table-cell>
          <table:table-cell/>
          <table:table-cell office:value-type="string">
            <text:p>When all reports were in, Supreme Commander Gordon found that the United States had lost about 400 of their best planes, but had captured more than 12,000 of the enemy planes. He was very greatly elated over this victory because he knew that when the enemy planes retreated, it was the first time they had ever returned to their base without a report of victory. He felt that this would break the morale of the enemy; make them more cautious in the future; give him more time now to complete his<text:span text:style-name="T1"> invisible airplane</text:span> and the one which would rise to any altitude. When this was completed together with other machines for establishing Tunnels thru the Air, the balance would be easy and a mere question of time until the enemy could all be destroyed or put to sleep.</text:p>
          </table:table-cell>
          <table:table-cell table:number-columns-repeated="1019"/>
        </table:table-row>
        <table:table-row table:style-name="ro32">
          <table:table-cell/>
          <table:table-cell office:value-type="string">
            <text:p>353-354 (“invisible” mentioned on both pages).</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text:span text:style-name="T1">invisible</text:span> and reported to him that they had <text:span text:style-name="T1">completed the process according to his plans</text:span> and that it was a success. They had also completed a new motor which he had designed with 24 cylinders. This motor was to be used in lifting our planes to great heights. It was estimated that it would carry a ship 50 miles in the air if necessary. A <text:span text:style-name="T1">stabilizer </text:span>and <text:span text:style-name="T1">anchor</text:span> had been completed in accordance with his plans. The Major Electric Co. informed him that these machines were all ready for him to test out. He ordered these new inventions to be sent to New York headquarters. A large 24-cylinder motor was placed in "<text:span text:style-name="T1">Marie the Angel of Mercy</text:span>" and she was made an<text:span text:style-name="T1"> invisible airship</text:span>. This motor was able to take its power from the air.</text:p>
          </table:table-cell>
          <table:table-cell table:number-columns-repeated="1019"/>
        </table:table-row>
        <table:table-row table:style-name="ro9">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text:span text:style-name="T1">invisible</text:span>.</text:p>
          </table:table-cell>
          <table:table-cell table:number-columns-repeated="1019"/>
        </table:table-row>
        <table:table-row table:style-name="ro16">
          <table:table-cell/>
          <table:table-cell office:value-type="string">
            <text:p>389</text:p>
          </table:table-cell>
          <table:table-cell office:value-type="string">
            <text:p>Afternoon of July 4, 1932.</text:p>
          </table:table-cell>
          <table:table-cell/>
          <table:table-cell office:value-type="string">
            <text:p>When the President declared a holiday, Supreme Commander Gordon decided that this was the time to let the enemy know what our strength was as it was no longer necessary to keep the secret about our new wonderful inventions. He ordered the<text:span text:style-name="T1"> invisible noiseless planes</text:span> to load up with <text:span text:style-name="T1">hundreds of thousands of newspapers</text:span> which told of the great victory, sail at <text:span text:style-name="T21">great altitudes </text:span>over the enemy's lines in the United States and bombard them with these newspapers. He ordered Colonel Morrison and Colonel Manson to take charge of the planes which were to distribute the papers over the enemy's lines. Ordered them to sail over the City of Mexico and distribute papers over the enemy's headquarters there. The Supreme Commander felt that this was the end, in fact he knew it, because after reading over Ezekiel again he saw that the prophecies were about all fulfilled and that in a short time the millennium would dawn and the world would be at peace.</text:p>
          </table:table-cell>
          <table:table-cell table:number-columns-repeated="1019"/>
        </table:table-row>
        <table:table-row table:style-name="ro4">
          <table:table-cell/>
          <table:table-cell office:value-type="string">
            <text:p>392</text:p>
          </table:table-cell>
          <table:table-cell office:value-type="string">
            <text:p>July 20, 1932.</text:p>
          </table:table-cell>
          <table:table-cell/>
          <table:table-cell office:value-type="string">
            <text:p>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22">
          <table:table-cell/>
          <table:table-cell office:value-type="string">
            <text:p>393-394 (“invisible” is mentioned on pg. 394).</text:p>
          </table:table-cell>
          <table:table-cell office:value-type="string">
            <text:p>“in a little over three hours,” so a little after 10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Marie the Angel of Mercy and<text:span text:style-name="T1"> in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text:span text:style-name="T1"> great invisible force.</text:span>.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33">
          <table:table-cell/>
          <table:table-cell office:value-type="string">
            <text:p>397-398 (“invisible” is mentioned on pg. 397).</text:p>
          </table:table-cell>
          <table:table-cell office:value-type="string">
            <text:p>None given.</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ext:span text:style-name="T1">the destroying rays from the machine being </text:span><text:span text:style-name="T2">invisible</text:span> and <text:span text:style-name="T1">Marie the Angel of Mercy being </text:span><text:span text:style-name="T2">invisible</text:span>.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11">
          <table:table-cell/>
          <table:table-cell office:value-type="string">
            <text:p>404-405 (“invisible is mentioned on pg. 405).</text:p>
          </table:table-cell>
          <table:table-cell office:value-type="string">
            <text:p>August 4, 1932.</text:p>
          </table:table-cell>
          <table:table-cell/>
          <table:table-cell office:value-type="string">
            <text:p>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ext:span text:style-name="T1">the machine was invisible</text:span>. He explained how he had been guided in building this machine and all his other inventions by the Bible.</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table>
      <table:table table:name="Marie the Angel of Mercy" table:style-name="ta1" table:print="false">
        <table:table-column table:style-name="co37" table:default-cell-style-name="ce7"/>
        <table:table-column table:style-name="co38" table:default-cell-style-name="ce7"/>
        <table:table-column table:style-name="co24" table:default-cell-style-name="ce7"/>
        <table:table-column table:style-name="co4" table:default-cell-style-name="ce7"/>
        <table:table-column table:style-name="co39" table:default-cell-style-name="ce7"/>
        <table:table-column table:style-name="co40" table:default-cell-style-name="ce7"/>
        <table:table-column table:style-name="co4" table:number-columns-repeated="1018" table:default-cell-style-name="ce7"/>
        <table:table-row table:style-name="ro13">
          <table:table-cell table:style-name="ce31" office:value-type="string">
            <text:p>rluu: Post #22032 responds to someone who suggests that MAM might be Venus angles of Mercury.</text:p>
          </table:table-cell>
          <table:table-cell table:style-name="ce2" table:number-columns-repeated="5"/>
          <table:table-cell table:number-columns-repeated="1018"/>
        </table:table-row>
        <table:table-row table:style-name="ro13">
          <table:table-cell table:style-name="ce31" office:value-type="string">
            <text:p>rluu: The following are excerpts that I think are relevant for the search words: “Marie”, “angel”, “mercy”, “merci” (“merciful”, “merciless”).</text:p>
          </table:table-cell>
          <table:table-cell table:style-name="ce2" table:number-columns-repeated="5"/>
          <table:table-cell table:number-columns-repeated="1018"/>
        </table:table-row>
        <table:table-row table:style-name="ro13">
          <table:table-cell table:style-name="ce31" office:value-type="string">
            <text:p>rluu: I believe “mercy” to be related to the “mercy” node in the Tree of Life.</text:p>
          </table:table-cell>
          <table:table-cell table:style-name="ce2"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34">
          <table:table-cell table:style-name="ce22"/>
          <table:table-cell table:style-name="ce8" office:value-type="string">
            <text:p>2-4 (“archangel” mentioned on pg. 3, “angels” mentioned on pg. 3.)</text:p>
          </table:table-cell>
          <table:table-cell table:style-name="ce8" office:value-type="string">
            <text:p>“[RG] at about the age of five.”</text:p>
          </table:table-cell>
          <table:table-cell table:style-name="ce22"/>
          <table:table-cell table:style-name="ce8" office:value-type="string">
            <text:p>At about the age of five,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ext:p/>
            <text:p>Little Robert went to church one day and the preacher took his text from 1 Thes. 4: 16-18, “For the Lord himself shall descend from Heaven with a shout, with the voice of the arch<text:span text:style-name="T1">angel</text:span> and with the trump of God; and the dead in Christ shall rise first: Then we which are alive and remain, shall be caught up together with them in the clouds, to meet the Lord in the air: and so shall we ever be with the Lord. Wherefore comfort one another with these words.”</text:p>
            <text:p/>
            <text:p>Robert was very much interested in this sermon, and asked his mother to explain how the Lord could descend from Heaven and what kind of <text:span text:style-name="T1">vehicle</text:span> we would ride in if we were caught up in the clouds to meet the Lord in the air. His mind puzzled over this for weeks and months, and he was anxious to understand more about it. He said, "Mother, I should like to meet the Lord in the air.” <text:s/>His mother said, “You will be able to do so some day, Bobbie.”</text:p>
            <text:p/>
            <text:p>When in Sunday School one day, the teacher read from 2 Thes. 1: 7-8, “And to you who are troubled rest with us; when the Lord Jesus shall be revealed from Heaven with his mighty <text:span text:style-name="T1">angels</text:span>, in flaming fire taking vengeance on them that know not God, and that obey not the gospel of our Lord <text:span text:style-name="T1">Jesus Christ</text:span>.” The preacher said that the Lord had placed the <text:span text:style-name="T1">rainbow</text:span> in the sky as a testimony that he would never again destroy the world by<text:span text:style-name="T1"> water</text:span>, but explained that<text:span text:style-name="T1"> God would come again in a flame of fire </text:span>and thus take vengeance on those who did not believe and <text:span text:style-name="T1">destroy the world by fire</text:span>. <text:s/>Robert wanted to know if the good Lord who loves us so much would destroy the world and all of those in it. His mother explained that God would destroy those that were sinners and rebelled against him and had not accepted <text:span text:style-name="T1">his word</text:span>.</text:p>
            <text:p/>
            <text:p>Bobbie was in Sunday School again and heard them read from 1 Tim. 2: 11-14: “Let the <text:span text:style-name="T1">woman</text:span> learn in <text:span text:style-name="T1">silence</text:span> with all <text:span text:style-name="T1">subjection</text:span>. But I suffer not a woman to teach, nor to usurp authority over the man, but to be in <text:span text:style-name="T1">silence</text:span>. For <text:span text:style-name="T1">Adam</text:span> was first <text:span text:style-name="T1">formed</text:span>, then <text:span text:style-name="T1">Eve</text:span>. <text:s/>And Adam was not deceived; but the woman being deceived, was in the transgression.” He asked the Sunday School teacher to explain what this meant, -- by learning in <text:span text:style-name="T1">silence</text:span> and <text:span text:style-name="T1">subjection</text:spa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text:span text:style-name="T1">Kingdom of God.</text:span>” She explained that his mother set an example more by her love and devotion than by <text:span text:style-name="T1">words</text:span>; that a mother's actions would influence a child more than anything she could say, and this was the great <text:span text:style-name="T1">silent </text:span>teaching.</text:p>
            <text:p/>
          </table:table-cell>
          <table:table-cell table:style-name="ce8" office:value-type="string">
            <text:p>This part in the beginning of the book seems to be about MAM in RG's 7 days, which is also described at the Peace Conference of the World.</text:p>
          </table:table-cell>
          <table:table-cell table:number-columns-repeated="1018"/>
        </table:table-row>
        <table:table-row table:style-name="ro35">
          <table:table-cell table:style-name="ce22"/>
          <table:table-cell table:style-name="ce8" office:value-type="string">
            <text:p>31-32 (“angel face” mentioned on pg. 31).</text:p>
          </table:table-cell>
          <table:table-cell table:style-name="ce8"/>
          <table:table-cell table:style-name="ce22"/>
          <table:table-cell table:style-name="ce8" office:value-type="string">
            <text:p>A BROKEN VOW</text:p>
            <text:p/>
            <text:p>It was a broken hearted boy who vowed a solemn vow,</text:p>
            <text:p>I will not write a letter to that pretty little Editoress anyhow;</text:p>
            <text:p>I will not do that fearsome thing, I will not pen a jest,</text:p>
            <text:p>About the beautiful Hostess who mocks the staying guest.</text:p>
            <text:p/>
            <text:p>He made a postscript to his vow, he made a codicil,</text:p>
            <text:p>He was serious as tho he formed his will,</text:p>
            <text:p>And then he sat down and smiled with all his might</text:p>
            <text:p>About all the love letters he did not have to write.</text:p>
            <text:p/>
            <text:p>But in a day or two he felt exceedingly queer and strange,</text:p>
            <text:p>A restless something filled his mind, he longed for a change;</text:p>
            <text:p>He asked the doctor what was wrong, the doctor gave a pill,</text:p>
            <text:p>And made a memorandum to add twenty to his bill.</text:p>
            <text:p/>
            <text:p>Then the pictures of all the girls he knew,</text:p>
            <text:p>Came flocking to his brain;</text:p>
            <text:p><text:span text:style-name="T1">Marie's lovely</text:span> <text:span text:style-name="T1">angel face</text:span> marched sternly in the <text:span text:style-name="T1">train</text:span>,</text:p>
            <text:p>And each of them and all of them compelled him to think</text:p>
            <text:p>Just as a man thinks when he quits smoke or drink.</text:p>
            <text:p/>
            <text:p>At last a little disappointing note came -- then he said:</text:p>
            <text:p>Just one more farewell love note I'll write;</text:p>
            <text:p>It shall not be serious, something fancy and light.</text:p>
            <text:p/>
            <text:p>He wrote a love letter,</text:p>
            <text:p>Just as a man who says he has sworn off;</text:p>
            <text:p>Takes Rock and Rye or some such thing to stop a cough.</text:p>
            <text:p/>
            <text:p>But why pursue this sorry tale,</text:p>
            <text:p>Why tell of what he did;</text:p>
            <text:p>'Twas like the one more smoke or drink</text:p>
            <text:p>That throws away the lid.</text:p>
            <text:p/>
            <text:p>He wrote of the things she'd wrote and said,</text:p>
            <text:p>Of memories of sweet caresses that haunted the heart and head;</text:p>
            <text:p>He wrote of how much better she was than the other girl of</text:p>
            <text:p>the South,</text:p>
            <text:p>Of her beautiful eyes and ruby mouth.</text:p>
            <text:p/>
            <text:p>He wrote of love for her,</text:p>
            <text:p>And how well she had served cocoa and consomme;</text:p>
            <text:p>He wrote of love lost and debauched,</text:p>
            <text:p>Until the break of day.</text:p>
            <text:p/>
            <text:p>And when they came and found him ill</text:p>
            <text:p>And sought to nurse him thru,</text:p>
            <text:p>They said, "Here taste this chicken soup</text:p>
            <text:p>She made, it will be good for you."</text:p>
          </table:table-cell>
          <table:table-cell table:style-name="ce8" office:value-type="string">
            <text:p>Poem “A Broken Vow” included in a letter from Walter to Robert.</text:p>
          </table:table-cell>
          <table:table-cell table:number-columns-repeated="1018"/>
        </table:table-row>
        <table:table-row table:style-name="ro36">
          <table:table-cell table:style-name="ce22"/>
          <table:table-cell table:style-name="ce8" office:value-type="string">
            <text:p>169-170 (“angel faces” mentioned on pg. 170).</text:p>
          </table:table-cell>
          <table:table-cell table:style-name="ce8" office:value-type="string">
            <text:p>“[RG's] birthday” <text:s/>[June 9, 1927].</text:p>
          </table:table-cell>
          <table:table-cell table:style-name="ce22"/>
          <table:table-cell table:style-name="ce8" office:value-type="string">
            <text:p>Final verse (3rd verse) of poem “Lead Kindly Light":</text:p>
            <text:p/>
            <text:p>So long thy power hath blessed me, sure it still</text:p>
            <text:p>Will lead me on;</text:p>
            <text:p>O'er moor and fen, o'er crag and torrent till</text:p>
            <text:p>The <text:span text:style-name="T1">night</text:span> is gone;</text:p>
            <text:p>And with the <text:span text:style-name="T1">morn</text:span> those <text:span text:style-name="T1">angel</text:span> <text:span text:style-name="T1">faces</text:span> smile</text:p>
            <text:p>Which I have loved <text:span text:style-name="T1">long</text:span> since, and lost awhile.</text:p>
            <text:p/>
            <text:p>The <text:span text:style-name="T1">last few lines</text:span> of the final verse impressed him strongly. Robert felt that Marie was only lost for awhile and that on<text:span text:style-name="T1"> the coming morning</text:span> he would meet the future with a <text:span text:style-name="T1">smile</text:span>,<text:span text:style-name="T1"> face it with hope</text:span>, <text:span text:style-name="T21">courage</text:span> and <text:span text:style-name="T21">determination</text:span> and <text:span text:style-name="T1">make some new plans</text:span>; figure some other new way by which he might locate <text:span text:style-name="T1">Marie</text:span> or obtain some news of her whereabouts. Realizing more than ever that <text:span text:style-name="T1">hope</text:span> deferred maketh the heart grow sick, Robert read everything in the Bible that he could find on <text:span text:style-name="T1">love</text:span>. At last he read the <text:span text:style-name="T1">song of Solomon. </text:span><text:s/>Robert knew that he would never leave his first love and go back on her, that that was the one <text:span text:style-name="T1">love</text:span> of his life and that it would remain so long as there was life in his body. With this resolve in his heart he decided to <text:span text:style-name="T1">face</text:span> the future with <text:span text:style-name="T1">hope</text:span>.</text:p>
            <text:p/>
          </table:table-cell>
          <table:table-cell table:style-name="ce8"/>
          <table:table-cell table:number-columns-repeated="1018"/>
        </table:table-row>
        <table:table-row table:style-name="ro7">
          <table:table-cell table:style-name="ce22"/>
          <table:table-cell table:style-name="ce8" office:value-type="string">
            <text:p>172</text:p>
          </table:table-cell>
          <table:table-cell table:style-name="ce8" office:value-type="string">
            <text:p>None given.</text:p>
          </table:table-cell>
          <table:table-cell table:style-name="ce22"/>
          <table:table-cell table:style-name="ce8" office:value-type="string">
            <text:p>Psalms 19: 1, 4 and 6: “The heavens declare the <text:span text:style-name="T1">glory</text:span> of God: and the firmament sheweth his handywork.</text:p>
            <text:p>Their <text:span text:style-name="T1">line</text:span> is gone out thru all the earth, and their words to the <text:span text:style-name="T1">end of the world.</text:span> In them hath he set a <text:span text:style-name="T1">tabernacle for the sun</text:span>; His going forth is from the<text:span text:style-name="T1"> end of the heaven</text:span>, and his circuit unto the ends of it: and there is nothing hid from the heat thereof.”</text:p>
            <text:p>Psalms 136: 7 and 9:</text:p>
            <text:p>“To him that made great lights: for his <text:span text:style-name="T1">mercy </text:span>endureth for ever: The moon and the stars to rule by <text:span text:style-name="T1">night</text:span>: for his <text:span text:style-name="T1">mercy </text:span>endureth for ever.”</text:p>
          </table:table-cell>
          <table:table-cell table:style-name="ce8"/>
          <table:table-cell table:number-columns-repeated="1018"/>
        </table:table-row>
        <table:table-row table:style-name="ro2">
          <table:table-cell table:style-name="ce22"/>
          <table:table-cell table:style-name="ce8" office:value-type="string">
            <text:p>175</text:p>
          </table:table-cell>
          <table:table-cell table:style-name="ce8" office:value-type="string">
            <text:p>None given.</text:p>
          </table:table-cell>
          <table:table-cell table:style-name="ce22"/>
          <table:table-cell table:style-name="ce8" office:value-type="string">
            <text:p>Habakkuk 3:2: "O Lord, I have beard thy speech, and was afraid; O Lord, <text:span text:style-name="T1">revive thy work</text:span> in the <text:span text:style-name="T1">midst of the years</text:span>, in<text:span text:style-name="T1"> the midst of the years make known</text:span>; in wrath remember <text:span text:style-name="T1">mercy</text:span>."</text:p>
          </table:table-cell>
          <table:table-cell table:style-name="ce8"/>
          <table:table-cell table:number-columns-repeated="1018"/>
        </table:table-row>
        <table:table-row table:style-name="ro16">
          <table:table-cell table:style-name="ce22"/>
          <table:table-cell table:style-name="ce8" office:value-type="string">
            <text:p>192-193 (“angel” mentioned on pg. 193).</text:p>
          </table:table-cell>
          <table:table-cell table:style-name="ce8" office:value-type="string">
            <text:p>None given, but the previous date is “Monday June 13 [1927]”, and it is probably still this day.</text:p>
          </table:table-cell>
          <table:table-cell table:style-name="ce22"/>
          <table:table-cell table:style-name="ce8" office:value-type="string">
            <text:p>A great love like this must come to every man. In the <text:span text:style-name="T1">Springtime</text:span> of life it may be, or in those <text:span text:style-name="T1">sunny solaces</text:span> of the <text:span text:style-name="T1">afternoon</text:span> when the <text:span text:style-name="T1">waning day</text:span> brings sadness and man looks back and longs for the time when he might have loved, when he was younger and lived longer. <text:span text:style-name="T1">Love is the elixir of life.</text:span> It is a greater cure than any medicine. <text:s/>It has built up <text:span text:style-name="T1">kingdoms</text:span> and <text:span text:style-name="T1">destroyed nations</text:span>. You have ambitions now and a desire for gold, but after all, Walter, what can it buy? All the gold in the world cannot buy the tender touch of a little child’s <text:span text:style-name="T1">fingers</text:span> or the <text:span text:style-name="T1">lovelight</text:span> in <text:span text:style-name="T1">angel eyes</text:span> like <text:span text:style-name="T1">Marie’s</text:span>. It gives satisfaction that nothing else can.” <text:s/>Walter said, “Robert, you always drift back to Marie and her <text:span text:style-name="T1">eyes</text:span>. Those <text:span text:style-name="T1">beautiful black eyes</text:span> that you talk about may be wonderful, but you remember the old saying, ‘Can you be true to eyes of <text:span text:style-name="T1">black</text:span> or <text:span text:style-name="T1">brown</text:span>, when <text:span text:style-name="T1">blue</text:span> has smiled on you.’ You will find that a change will come sooner or later if Marie doesn’t show up and you will be the better for it.”</text:p>
          </table:table-cell>
          <table:table-cell table:style-name="ce8" office:value-type="string">
            <text:p>Angel connected to eyes.</text:p>
          </table:table-cell>
          <table:table-cell table:number-columns-repeated="1018"/>
        </table:table-row>
        <table:table-row table:style-name="ro16">
          <table:table-cell table:style-name="ce22"/>
          <table:table-cell table:style-name="ce8" office:value-type="string">
            <text:p>206</text:p>
          </table:table-cell>
          <table:table-cell table:style-name="ce8" office:value-type="string">
            <text:p>None given, but last timestamp is “Fall and Winter of 1927”.</text:p>
          </table:table-cell>
          <table:table-cell table:style-name="ce22"/>
          <table:table-cell office:value-type="string">
            <text:p>Henry Watson: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hope, the <text:span text:style-name="T1">angel</text:span> of memory would steal over me and I would again <text:span text:style-name="T1">hope</text:span> that some day, somewhere, I would find my Katie.” Here the old man’s eyes grew dim with tears. He<text:span text:style-name="T1"> drew an old wallet from his pocket</text:span>, took out a <text:span text:style-name="T1">package</text:span>, slowly unwrapped it. <text:s/>In there was a <text:span text:style-name="T1">picture</text:span> in a <text:span text:style-name="T1">little gold frame</text:span>. The aged hands trembled, his voice grew weak as he handed the picture to Robert with some faded <text:span text:style-name="T1">flowers</text:span> which he had <text:span text:style-name="T1">pressed</text:span> out and kept and said: “These <text:span text:style-name="T1">flowers</text:span> were picked by her own<text:span text:style-name="T1"> little</text:span> <text:span text:style-name="T1">hands</text:span> over<text:span text:style-name="T1"> forty years ago</text:span>.” <text:s/>He then broke down and wept bitterly. Robert was deeply moved by the old man’s great devotion to his long-lost sweetheart and begged him to tell more of the story.</text:p>
          </table:table-cell>
          <table:table-cell table:style-name="ce8"/>
          <table:table-cell table:number-columns-repeated="1018"/>
        </table:table-row>
        <table:table-row table:style-name="ro6">
          <table:table-cell table:style-name="ce22"/>
          <table:table-cell table:style-name="ce8" office:value-type="string">
            <text:p>211</text:p>
          </table:table-cell>
          <table:table-cell table:style-name="ce8" office:value-type="string">
            <text:p>None given, but last timestamp is “Fall and Winter of 1927”.</text:p>
          </table:table-cell>
          <table:table-cell table:style-name="ce22"/>
          <table:table-cell office:value-type="string">
            <text:p>The minister again bent over him and whispered slowly, “Will you accept <text:span text:style-name="T1">Jesus Christ</text:span> as your saviour and die in the faith of a Christian?” With a faltering weak voice he answered, “Will that faith give me back Katie,</text:p>
            <text:p>the greatest love of my life?” The doctor turned to the minister and said, “He has gone to his reward.” “With a love like that, such loyalty and <text:span text:style-name="T1">faith</text:span> to a long-lost <text:span text:style-name="T1">love</text:span> must receive its reward in <text:span text:style-name="T1">heaven</text:span> and a just God will extend <text:span text:style-name="T1">mercy</text:span> to a soul like that,” said the minister. Robert was in tears. He felt that he had net only lost a friend, but a very dear friend, and that while the old man’s going had taken something from his life, yet <text:span text:style-name="T1">the example was one that would be of great comfort and benefit to him (RG)</text:span>. He knew that he would live <text:span text:style-name="T1">faithful</text:span> to <text:span text:style-name="T1">Marie</text:span>, and that <text:span text:style-name="T1">he would die, as the old man died, longing for Marie, no matter what happened.</text:span></text:p>
          </table:table-cell>
          <table:table-cell table:style-name="ce8"/>
          <table:table-cell table:number-columns-repeated="1018"/>
        </table:table-row>
        <table:table-row table:style-name="ro26">
          <table:table-cell office:value-type="string">
            <text:p>19</text:p>
          </table:table-cell>
          <table:table-cell office:value-type="string">
            <text:p>233-234 (MAM mentioned on pg. 234).</text:p>
          </table:table-cell>
          <table:table-cell office:value-type="string">
            <text:p>Fall of 1928</text:p>
          </table:table-cell>
          <table:table-cell/>
          <table:table-cell table:style-name="ce17" office:value-type="string">
            <text:p><text:span text:style-name="T10"><text:s/></text:span><text:span text:style-name="T10">In the Fall of 1928, Robert and Walter completed an invention of Sun-mirrors, whereby they were able to</text:span></text:p>
            <text:p><text:span text:style-name="T10">collect the rays from the sun and produce heat powerful enough to melt down skyscrapers in a few minutes. With these mirrors and the aid of electricity, they discovered a powerful light ray Robert knew that this was going to be of great value in the coming war. They named this machine "The Demon of Death." Miss Quinton had been very much interested in this machine during the course of construction, and she named it "Spit-Fire" because it could send forth such powerful sparks of fire, destroying instantly any metal that it touched. They held a conference and agreed that this new discovery must be kept secret and should never be used except in the defense of the United States in time of war and only then if our country was in dire peril and unable to cope with the enemy. There was one </text:span><text:span text:style-name="T13">secret connected with the machine that only Robert </text:span><text:span text:style-name="T10">knew. </text:span><text:span text:style-name="T11">They intended to start to build a giant airship in a short time equipped with "The Demon of Death." They figured it would send a powerful death ray 3000 to 5000 miles through space, destroying everything within a radius of 700 miles. Work was started on the new machine with all secrecy. It had already been christened "Marie the Angel of Mercy."</text:span></text:p>
          </table:table-cell>
          <table:table-cell office:value-type="string">
            <text:p>MAM is equipped with the DOD</text:p>
          </table:table-cell>
          <table:table-cell table:number-columns-repeated="1018"/>
        </table:table-row>
        <table:table-row table:style-name="ro9">
          <table:table-cell office:value-type="string">
            <text:p>20</text:p>
          </table:table-cell>
          <table:table-cell office:value-type="string">
            <text:p>237</text:p>
          </table:table-cell>
          <table:table-cell office:value-type="string">
            <text:p>Approaching the end of 1928</text:p>
          </table:table-cell>
          <table:table-cell/>
          <table:table-cell table:style-name="ce17" office:value-type="string">
            <text:p><text:span text:style-name="T10"><text:s/></text:span><text:span text:style-name="T10">Great progress had been made in aviation. Airplanes were carrying mail at the rate of 300 miles per hour. Passenger lines were now starting all over the United States.</text:span><text:span text:style-name="T11"> "Marie the Angel of Mercy," Robert's great ship, was rapidly nearing completion.</text:span><text:span text:style-name="T10"> The new </text:span><text:span text:style-name="T11">12-cylinder motor </text:span><text:span text:style-name="T10">had been tested and the engineers had estimated that they would attain a</text:span><text:span text:style-name="T11"> speed</text:span></text:p>
            <text:p><text:span text:style-name="T11">of 1000 miles per hour</text:span><text:span text:style-name="T10">. Robert was elated over the success and knew that he would now be prepared to help his country in time of its greatest need.</text:span></text:p>
          </table:table-cell>
          <table:table-cell table:number-columns-repeated="1019"/>
        </table:table-row>
        <table:table-row table:style-name="ro3">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18" office:value-type="string">
            <text:p><text:s/>The new ship "<text:span text:style-name="T1">Marie, the Angel of Mercy</text:span>," was now about perfected, but Robert intended that this should never be made known to the public until he had it in perfect working order and it was a success beyond doubt.</text:p>
          </table:table-cell>
          <table:table-cell office:value-type="string">
            <text:p>“public working order” == number sequences?</text:p>
          </table:table-cell>
          <table:table-cell table:number-columns-repeated="1018"/>
        </table:table-row>
        <table:table-row table:style-name="ro4">
          <table:table-cell/>
          <table:table-cell office:value-type="string">
            <text:p>254</text:p>
          </table:table-cell>
          <table:table-cell office:value-type="string">
            <text:p>None given.</text:p>
          </table:table-cell>
          <table:table-cell/>
          <table:table-cell table:style-name="ce18" office:value-type="string">
            <text:p>From legend of Silver Springs: "Gord A'mighty, dat chile a <text:span text:style-name="T1">angel</text:span> sho' nuff. She mus' done talked to de Lawd; she knowed how all dat gwine to be," muttered the old woman, as she rowed back to her cabin in the moonlight.</text:p>
          </table:table-cell>
          <table:table-cell table:number-columns-repeated="1019"/>
        </table:table-row>
        <table:table-row table:style-name="ro16">
          <table:table-cell/>
          <table:table-cell office:value-type="string">
            <text:p>255-256 (“angel” mentioned on pg. 256).</text:p>
          </table:table-cell>
          <table:table-cell office:value-type="string">
            <text:p>None given.</text:p>
          </table:table-cell>
          <table:table-cell/>
          <table:table-cell table:style-name="ce18" office:value-type="string">
            <text:p>As for the first time the secret bridal chamber of Silver Springs has been made known to the world, it will be interesting to its future visitors, as they approach that part of it known as <text:span text:style-name="T1">"Boiling Springs,"</text:span> to note in the whir of the water beneath (the only part of the water not perfectly placid) the constant shower of tiny, pearl-like shells poured forth from the fissure in the <text:span text:style-name="T1">rock</text:span>, and which Aunt Silly says are the jewels the <text:span text:style-name="T1">angels</text:span> gave Bernice Mayo upon her wedding morning when her lover joined her in their fairy palace in <text:span text:style-name="T1">Silver Springs</text:span>. There is, too, a curious <text:span text:style-name="T1">flower</text:span> growing in the springs -- a flower with leaf like a lily, and a blossom shaped like an orange blossom. Its peculiar waxy whiteness and yellow petals are like Bernice Mayo's <text:span text:style-name="T1">face</text:span> and <text:span text:style-name="T1">hair</text:span>, Aunt Silly says, and she calls them <text:span text:style-name="T1">"Bernice Bridal Wreath."</text:span> <text:s/>There is a legend among the young people of Ocala that a woman presented with one of these blossoms will become a bride ere the <text:span text:style-name="T1">close of the year</text:span>.</text:p>
          </table:table-cell>
          <table:table-cell table:number-columns-repeated="1019"/>
        </table:table-row>
        <table:table-row table:style-name="ro9">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7" office:value-type="string">
            <text:p><text:span text:style-name="T10">He told Robert that [sleeping gas] must be kept a secret until time of war when with the new ship "Marie the Angel of Mercy," traveling</text:span><text:span text:style-name="T11"> 1000 miles an hour</text:span><text:span text:style-name="T10">, they could go from one city to another or from one battlefield to another, </text:span><text:span text:style-name="T11">release the gas and put everyone to sleep for 7 days</text:span><text:span text:style-name="T10">. In the meantime, with "The Demon of Death" -- they could destroy the enemy's bases and fortifications; would be able to make their own peace terms with the enemy and at the same time</text:span></text:p>
            <text:p><text:span text:style-name="T10">obey the divine command of God "Thou shalt not kill.”</text:span></text:p>
          </table:table-cell>
          <table:table-cell office:value-type="string">
            <text:p>MAM can utilize sleeping gas.</text:p>
          </table:table-cell>
          <table:table-cell table:number-columns-repeated="1018"/>
        </table:table-row>
        <table:table-row table:style-name="ro6">
          <table:table-cell/>
          <table:table-cell office:value-type="string">
            <text:p>285-286 (MAM mention split between both pages).</text:p>
          </table:table-cell>
          <table:table-cell office:value-type="string">
            <text:p>August 2, 1930.</text:p>
          </table:table-cell>
          <table:table-cell/>
          <table:table-cell office:value-type="string">
            <text:p>Captain Robert Gordon was still stationed near Los Angeles and when news came of the terrible loss of life along the Rio Grande, his mind turned to "<text:span text:style-name="T1">Marie the Angel of Mercy</text:span>," -- his great plane secretly stored away in the <text:span text:style-name="T1">Adirondack Mountains</text:span> for use in just such an emergency as this. He knew what the "Demon of Death" could do and the sleeping gas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office:value-type="string">
            <text:p>MAM secretly stored in the Adirondack Mountains.</text:p>
          </table:table-cell>
          <table:table-cell table:number-columns-repeated="1018"/>
        </table:table-row>
        <table:table-row table:style-name="ro11">
          <table:table-cell/>
          <table:table-cell office:value-type="string">
            <text:p>296-297 (MAM mentioned on pg. 297).</text:p>
          </table:table-cell>
          <table:table-cell office:value-type="string">
            <text:p>None given, but after attack on San Francisco, and after RG captured and released by Japan.</text:p>
          </table:table-cell>
          <table:table-cell/>
          <table:table-cell office:value-type="string">
            <text:p>He asked to be allowed to have a conference with Walter, which was granted. Told Walter to say nothing about his sleeping gas discovery or the "Demon of Death," -- the great light ray destroyer which they could use, and to tell nothing of the <text:span text:style-name="T1">great ship</text:span> "<text:span text:style-name="T1">Marie the Angel of Mercy</text:span>," which they had safely stored away in the<text:span text:style-name="T1"> Adirondack Mountains</text:span>. <text:s/>That when the Government came to realize the need of great help and faced defeat, he would then demonstrate the inventions that he had to save the country.</text:p>
          </table:table-cell>
          <table:table-cell table:number-columns-repeated="1019"/>
        </table:table-row>
        <table:table-row table:style-name="ro8">
          <table:table-cell/>
          <table:table-cell office:value-type="string">
            <text:p>336-337 (MAM mentioned on pg. 337).</text:p>
          </table:table-cell>
          <table:table-cell office:value-type="string">
            <text:p>“that night” [3 days before the end of armistice] [pg. 336]. <text:s/>“at the end of the second day” [pg. 337].</text:p>
          </table:table-cell>
          <table:table-cell/>
          <table:table-cell office:value-type="string">
            <text:p>Supreme Commander Gordon departed from Washington <text:span text:style-name="T1">that night </text:span>in the old “St. Marie” which he had ordered brought to Washington to convey him back, taking with him Colonel Walter Kennelworth. He had instructed Colonel Edna Kennelworth to meet him at the Mammouth Building in New York. On arrival he proceeded at once to put the top floor in order for the “Demon of Death” to be moved in. <text:s/>Colonel Kennelworth [rluu: Edna or Walter?] and another assistant were sent at once to the <text:span text:style-name="T1">Adirondacks</text:span> to the secret hiding of “<text:span text:style-name="T1">Marie the Angel of Mercy</text:span>,” to test out this <text:span text:style-name="T1">giant Ezekiel airplane</text:span>, and bring it to <text:span text:style-name="T1">New York City</text:span>. The machine for distributing the sleeping gas which would reach a radius of 700 miles, was made in readiness on the top floor of the building. “<text:span text:style-name="T1">Marie the Angel of Mercy</text:span>” was in perfect working order, and arrived in New York ship-shape. <text:s/>The whole United States was waiting in anxiety because it was known that <text:span text:style-name="T1">within a few days</text:span> the armistice would end and the United States must either fight or surrender. The people in Washington, Boston, Philadelphia, and New York had not slept for more than a week. They knew that an air attack had been threatened and feared the consequences. <text:span text:style-name="T1">Supreme Commander Gordon dispatched the sleeping gas by “Marie the Angel of Mercy,”</text:span> and it was distributed to the planes all across the country. <text:span text:style-name="T1">Colonel Kennelworth returned at the end of the second day in “Marie the Angel of Mercy,” after distributing the sleeping gas and giving instructions how to use it.</text:span> The “Demon of Death” was tested out and found to be in good working order. For many months previous to this, all of the large cities had been kept in darkness because they feared night attacks.</text:p>
            <text:p/>
          </table:table-cell>
          <table:table-cell table:number-columns-repeated="1019"/>
        </table:table-row>
        <table:table-row table:style-name="ro10">
          <table:table-cell/>
          <table:table-cell office:value-type="string">
            <text:p>353-354 (MAM mentioned on pg. 354)</text:p>
          </table:table-cell>
          <table:table-cell office:value-type="string">
            <text:p>December 25, 1931</text:p>
          </table:table-cell>
          <table:table-cell/>
          <table:table-cell office:value-type="string">
            <text:p>Days went by and everything was quiet in Detroit. <text:s/>No attacks were made anywhere in the United States. <text:s/>December 25th, 1931, arrived and the United States had much to be thankful for. There was a great rejoicing and merry-making on Christmas. Supreme Commander Gordon had a great Christmas. The Major Electric Co. had been working on the process for making planes invisible and reported to him that they had completed the process according to his plans and that it was a success. They had also completed a new motor which he had designed with 24 cylinders. This motor was to be used in lifting our planes to great heights. It was estimated that it would carry a ship 50 miles in the air if necessary. A stabilizer and anchor had been completed in accordance with his plans. The Major Electric Co. informed him that these machines were all ready for him to test out. He ordered these new inventions to be sent to New York headquarters. A <text:span text:style-name="T1">large</text:span> <text:span text:style-name="T1">24-cylinder motor </text:span>was placed in "<text:span text:style-name="T1">Marie the Angel of Mercy</text:span>" and she was made an <text:span text:style-name="T1">invisible</text:span> airship. This motor was able to take its power from the air.</text:p>
          </table:table-cell>
          <table:table-cell office:value-type="string">
            <text:p>354 is the number of days in a luna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text:span text:style-name="T1"> "Marie" </text:span>in the air. The new inventions were a perfect success and the machine <text:span text:style-name="T1">could rise to any height </text:span>and <text:span text:style-name="T1">anchor</text:span> and remain as long as it was desired and was <text:span text:style-name="T1">absolutely invisible</text:span>. <text:s/>He was now in position to construct a Tunnel thru the Air from New York to Europe and sail the <text:span text:style-name="T1">"Marie" </text:span>in safety thru it, then rise to a height of <text:span text:style-name="T1">20 to 50 miles</text:span> over any of the cities, anchor and start destruction. <text:s/>"<text:span text:style-name="T1">Marie the Angel of Mercy</text:span>" could carry enough sleeping gas to destroy or put to sleep people over thousands of miles of territory. After remaining anchored in the air for<text:span text:style-name="T1"> two days</text:span> to test "<text:span text:style-name="T1">Marie the Angel of Mercy</text:span>," Supreme Commander Gordon descended to New York, anchored at the <text:span text:style-name="T1">Mammouth Building</text:span> to get a report of what had been happening and prepare for any attack. <text:s/>The Enemy were keeping quiet and making no move, evidently trying to find out what America's new inventions were before making the next great attack.</text:p>
          </table:table-cell>
          <table:table-cell office:value-type="string">
            <text:p>Two uses of just the name “Marie”. <text:s/>354 is the number of days in a lunar year. <text:s/>The word, “Marie,” shows up 7 times on this page.</text:p>
          </table:table-cell>
          <table:table-cell table:number-columns-repeated="1018"/>
        </table:table-row>
        <table:table-row table:style-name="ro12">
          <table:table-cell/>
          <table:table-cell office:value-type="string">
            <text:p>354-355 (MAM mentioned on pg. 354).</text:p>
          </table:table-cell>
          <table:table-cell office:value-type="string">
            <text:p>None given, but by my computations it is: January 1, 1932 + 2 days MAM anchored in the air for a test + SCG descends to NY, anchored at the Mammouth Building.</text:p>
          </table:table-cell>
          <table:table-cell/>
          <table:table-cell office:value-type="string">
            <text:p><text:span text:style-name="T1">"Marie the Angel of Mercy</text:span>" was now equipped with the <text:span text:style-name="T1">Tunnel machine</text:span> which would automatically put a Tunnel thru the Air anywhere in any direction. The Supreme Commander had enlarged and improved upon the Tunnel machine or vacuum until it could be made <text:span text:style-name="T1">25 to 50 miles wide in any direction</text:span> <text:span text:style-name="T1">from a large city</text:span>. <text:s/>He had also discovered how to send ships thru the air without an <text:span text:style-name="T1">aviator</text:span>, directing them by<text:span text:style-name="T1"> radio rays,</text:span> which would enable them to distribute <text:span text:style-name="T1">sleeping gas</text:span> among the enemy's lines and prevent loss of any of his <text:span text:style-name="T1">valuable aviators</text:span>. He now had confidence that every city would be safe from an attack and no destruction could take place.</text:p>
          </table:table-cell>
          <table:table-cell table:style-name="ce13" office:value-type="string">
            <text:p>354 is the number of days in a lunar year.</text:p>
          </table:table-cell>
          <table:table-cell table:number-columns-repeated="1018"/>
        </table:table-row>
        <table:table-row table:style-name="ro26">
          <table:table-cell/>
          <table:table-cell office:value-type="string">
            <text:p>365-366 (MAM mentioned on pg. 366).</text:p>
          </table:table-cell>
          <table:table-cell office:value-type="string">
            <text:p>During wave 4 (West) of the attack on NYC (“About 12 o'clock” [a.m., June 9, 1932].</text:p>
          </table:table-cell>
          <table:table-cell/>
          <table:table-cell office:value-type="string">
            <text:p>Slowly and carefully, with a trembling hand, [Colonel Edna Kennelworth] swung the powerful gas distributing machine into action and as she saw the planes coming by the thousands begin slowly to plunge into the Tunnel thru the Air, she thought of how she had risked her life taking the sleeping gas for seven days to prove its success for the love of her husband, who invented it, and for the love of her country. She thought of Supreme Commander Gordon naming his great ship "<text:span text:style-name="T1">Marie the Angel of Mercy</text:span>" and then realized what was in his mind at the time; that the <text:span text:style-name="T1">sleeping gas</text:span> should be named the "<text:span text:style-name="T1">God of</text:span> <text:span text:style-name="T1">Mercy</text:span>" because it was winning the war in a humane way without taking human lives. Her mind went back to the great destruction of Los Angeles and San Francisco and above all, she remembered the loss of more than a million lives at the battle of Chicago; how <text:span text:style-name="T1">merci</text:span>less the enemy had been, sparing not the lives of women or children. We were now indeed <text:span text:style-name="T1">merci</text:span>ful unto our foes and heaping coals of fire upon their heads and she believed this would be a great example to the world. <text:s/>She knew that the enemy had used poisoned gas of all kinds, poisoning the water and foods in the various cities and resorted to every means to destroy both life and property.</text:p>
          </table:table-cell>
          <table:table-cell table:number-columns-repeated="1019"/>
        </table:table-row>
        <table:table-row table:style-name="ro11">
          <table:table-cell/>
          <table:table-cell office:value-type="string">
            <text:p>375</text:p>
          </table:table-cell>
          <table:table-cell office:value-type="string">
            <text:p>About 4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text:p>
          </table:table-cell>
          <table:table-cell table:number-columns-repeated="1019"/>
        </table:table-row>
        <table:table-row table:style-name="ro22">
          <table:table-cell/>
          <table:table-cell office:value-type="string">
            <text:p>375-376</text:p>
          </table:table-cell>
          <table:table-cell table:number-columns-repeated="2"/>
          <table:table-cell office:value-type="string">
            <text:p>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 "Demon of Death" and the sleeping gas machines and said: "There is the fleet which has destroyed and captured probably 100,000 of the enemy's planes. Mr. President, would you like to go on a little sight-seeing expedition?" <text:s/>The President said that he would. <text:span text:style-name="T1">A button was pressed </text:span>and<text:span text:style-name="T1"> in a few minutes</text:span> "<text:span text:style-name="T1">Marie the Angel of Mercy</text:span>," Robert's big ship, appeared in front of the window. The President told Supreme Commander Gordon that he had neither seen nor heard of such a ship before and asked him where it came from. Robert said, "Mr. President, this ship was built according to the plan laid down by Ezekiel in the Bible. <text:span text:style-name="T1">I worked on it for years and completed it just before the war broke out</text:span>. <text:span text:style-name="T1">Its most useful work is yet to be done</text:span>." Supreme Commander Gordon then explained fully the working of the "Demon of Death" to the President.</text:p>
          </table:table-cell>
          <table:table-cell table:number-columns-repeated="1019"/>
        </table:table-row>
        <table:table-row table:style-name="ro2">
          <table:table-cell/>
          <table:table-cell office:value-type="string">
            <text:p>376</text:p>
          </table:table-cell>
          <table:table-cell table:number-columns-repeated="2"/>
          <table:table-cell office:value-type="string">
            <text:p>They stepped upon board "<text:span text:style-name="T1">Marie the Angel of Mercy</text:span>," sailed out across Long Island, slowed the plane down, drifted very low and passed over the thousands of airplanes which had been destroyed.</text:p>
          </table:table-cell>
          <table:table-cell table:number-columns-repeated="1019"/>
        </table:table-row>
        <table:table-row table:style-name="ro16">
          <table:table-cell/>
          <table:table-cell office:value-type="string">
            <text:p>376</text:p>
          </table:table-cell>
          <table:table-cell table:number-columns-repeated="2"/>
          <table:table-cell office:value-type="string">
            <text:p>They sailed over Staten Island and saw the wrecks of the planes which had been destroyed there. Then swung up the Hudson River above Yonkers, <text:span text:style-name="T1">descended close to the water and anchored in the air</text:span>. The President had never been on an airship that was <text:span text:style-name="T1">anchored in the air</text:span>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lone woman could accomplish such a feat. Supreme Commander Gordon then said: “Mr. <text:s/>President, your greatest sight is yet to come."</text:p>
          </table:table-cell>
          <table:table-cell table:number-columns-repeated="1019"/>
        </table:table-row>
        <table:table-row table:style-name="ro32">
          <table:table-cell/>
          <table:table-cell office:value-type="string">
            <text:p>377</text:p>
          </table:table-cell>
          <table:table-cell table:number-columns-repeated="2"/>
          <table:table-cell office:value-type="string">
            <text:p>He then started "<text:span text:style-name="T1">Marie the Angel of Mercy,</text:span>"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sleeping gas. As this giant horde of probably 50,000 planes moving in sections of hundreds and thousands, one following after another, tried to attack New York, General Pearson and myself worked the Tunnel machines and Colonel Edna Kennelworth operated the sleeping gas machine. You can see the effective work and our mission of mercy. We have not taken human life and have gained the greatest victory in the world. These aviators will sleep for seven days and then awake unharmed. There will be no ill effects of the sleeping gas. We will of course remove the airships and aviators to the Wilson, Coolidge, Roosevelt, Lowden, Harding and Washington airfields and when they awake they will be our prisoners and the enemy's airships will be in our possession."</text:p>
          </table:table-cell>
          <table:table-cell table:number-columns-repeated="1019"/>
        </table:table-row>
        <table:table-row table:style-name="ro7">
          <table:table-cell/>
          <table:table-cell office:value-type="string">
            <text:p>377-378</text:p>
          </table:table-cell>
          <table:table-cell table:number-columns-repeated="2"/>
          <table:table-cell office:value-type="string">
            <text:p>The President was astounded. He had never dreamed that man could make such marvelous inventions. Turning to Supreme Commander Gordon and grasping his hand, he said: "You have been inspired by Almighty God. You are an instrument in his hands to save this country according to God's plan." The Supreme Commander replied that he had always felt that way and had never taken any credit to himself; that since he was <text:span text:style-name="T1">about eight years old </text:span>he had been reading the Bible and knew from it that this war was inevitable; that he had spent his time and money to complete these inventions for the day his country would need them.</text:p>
          </table:table-cell>
          <table:table-cell office:value-type="string">
            <text:p>Connection to pg. 7 (year 1914)</text:p>
          </table:table-cell>
          <table:table-cell table:number-columns-repeated="1018"/>
        </table:table-row>
        <table:table-row table:style-name="ro12">
          <table:table-cell/>
          <table:table-cell office:value-type="string">
            <text:p>378</text:p>
          </table:table-cell>
          <table:table-cell table:number-columns-repeated="2"/>
          <table:table-cell office:value-type="string">
            <text:p>On the way back, Supreme Commander Gordon told the President that the <text:span text:style-name="T1">Marie the Angel of Mercy</text:span> could make a <text:span text:style-name="T1">speed of 1000 miles an hour</text:span> and that <text:span text:style-name="T1">he</text:span> <text:span text:style-name="T1">could easily go round the world in 24 hours</text:span>. On their <text:span text:style-name="T1">return</text:span> all was quiet in New York City. <text:span text:style-name="T1">No one knew what had happened that night. </text:span>The President could not find words to express his appreciation for this wonderful work. He asked the Supreme Commander what his future plans were. Supreme Commander Gordon told the President to read the Bible, especially <text:span text:style-name="T1">Daniel's prophecy</text:span> and the <text:span text:style-name="T1">book of Ezekiel</text:span>, and he would know what was yet to take place. It was agreed that the news of the success with the "Demon of Death" and the sleeping gas machine was to be kept secret and that the President was the only one to know of Robert's great invention.</text:p>
          </table:table-cell>
          <table:table-cell table:number-columns-repeated="1019"/>
        </table:table-row>
        <table:table-row table:style-name="ro4">
          <table:table-cell/>
          <table:table-cell office:value-type="string">
            <text:p>378</text:p>
          </table:table-cell>
          <table:table-cell office:value-type="string">
            <text:p>“forenoon of June 9” [1932]</text:p>
          </table:table-cell>
          <table:table-cell/>
          <table:table-cell office:value-type="string">
            <text:p>The President returned to Washington on the<text:span text:style-name="T1"> forenoon of June 9th</text:span>, feeling much elated over the wonderful <text:span text:style-name="T1">victory</text:span>, proud of his native land and thankful that the Divine Power had given them the man of the <text:span text:style-name="T1">hour</text:span> at the right <text:span text:style-name="T1">time</text:span>.</text:p>
          </table:table-cell>
          <table:table-cell table:number-columns-repeated="1019"/>
        </table:table-row>
        <table:table-row table:style-name="ro2">
          <table:table-cell/>
          <table:table-cell office:value-type="string">
            <text:p>378</text:p>
          </table:table-cell>
          <table:table-cell office:value-type="string">
            <text:p>“forenoon of June 9” [1932]</text:p>
          </table:table-cell>
          <table:table-cell/>
          <table:table-cell office:value-type="string">
            <text:p>It had been a great <text:span text:style-name="T1">birthday</text:span> for Robert, because his country had been saved. His years of labor had been rewarded but yet no news had come of Marie.</text:p>
          </table:table-cell>
          <table:table-cell table:number-columns-repeated="1019"/>
        </table:table-row>
        <table:table-row table:style-name="ro37">
          <table:table-cell/>
          <table:table-cell office:value-type="string">
            <text:p>390-391 (“mercy” mentioned on pg. 390 and pg. 391).</text:p>
          </table:table-cell>
          <table:table-cell office:value-type="string">
            <text:p>“Afternoon of July 4, [1932]”</text:p>
          </table:table-cell>
          <table:table-cell/>
          <table:table-cell office:value-type="string">
            <text:p>He read again about the 7 days when they should prepare and purge the Altar and purify it and consecrate themselves. He now knew that the time was coming when the Lord should rule on earth as he had promised and war should be no more. The prophecies of the Bible had been fulfilled where it said that woman should be the equal or exalted above man. The Lord had said, "I will exalt the low and debase the high," and the Bible said, "The little ones shall become as a thousand." <text:s/>He was happy to know that everything was working out just as he had predicted it and happy because his inventions which he had worked on so unselfishly, had saved his devoted country and made the nations of the world realize that all power under heaven and earth was given unto the United States, the land of liberty. <text:s/>Knowing that the great power was now in his <text:span text:style-name="T1">hands</text:span> <text:span text:style-name="T1">alone</text:span>, he could proceed to destroy every living thing in every nation, but his heart was full of <text:span text:style-name="T1">love</text:span> and <text:span text:style-name="T1">mercy</text:span> and only thru <text:span text:style-name="T1">mercy</text:span> and without selfishness could the United States set an example to the world. He could retake the Pacific Coast, wipe out the Western lines of the enemy or put them all to sleep for 7 days and then make peace on any terms that he might dictate. He thought of all the rulers of the world, from the tyrant Nero down to the Kaiser, how each one had sought world dominion based on selfish greed, and each one had failed because God would not sanction such rulership. <text:s/>He thought of <text:span text:style-name="T1">Marie</text:span> and as he <text:span text:style-name="T1">dreamed</text:span>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sleeping gas.</text:p>
          </table:table-cell>
          <table:table-cell office:value-type="string">
            <text:p>After the attack on New York and Washington.</text:p>
          </table:table-cell>
          <table:table-cell table:number-columns-repeated="1018"/>
        </table:table-row>
        <table:table-row table:style-name="ro7">
          <table:table-cell office:value-type="string">
            <text:p>39</text:p>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text:span text:style-name="T1">General Walter Kennelworth</text:span> to take charge of headquarters in <text:span text:style-name="T1">New York</text:span>, operate the sleeping gas machine and to use the "Demon of Death" in case of emergency. However, he felt sure that there would be no more attacks. <text:s/><text:span text:style-name="T1">General Edna Kennelworth</text:span> was ordered to <text:span text:style-name="T1">Washington</text:span> to resume charge in the <text:span text:style-name="T1">Capitol Building</text:span> and operate the machines for defense if necessary.</text:p>
          </table:table-cell>
          <table:table-cell office:value-type="string">
            <text:p>Right before RG's 7 days.</text:p>
          </table:table-cell>
          <table:table-cell table:number-columns-repeated="1018"/>
        </table:table-row>
        <table:table-row table:style-name="ro16">
          <table:table-cell office:value-type="string">
            <text:p>39</text:p>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text:span text:style-name="T1"> going alone</text:span> to <text:span text:style-name="T1">London, Berlin, Moscow, Madrid, Tokio </text:span>and destroy buildings in these cities and with the <text:span text:style-name="T1">light ray </text:span>put every city in <text:span text:style-name="T1">darkness</text:span>, put the people to <text:span text:style-name="T1">sleep</text:span> and leave them for<text:span text:style-name="T1"> 7 days</text:span>. Then he would destroy or conquer every important city in the world in <text:span text:style-name="T1">6 days</text:span>, just the same as God created the world in 6 days, and that <text:span text:style-name="T1">on the 7th day he would return to New York City</text:span> and await the action of the Allied Nations in regard to peace. He ordered all of the countries notified by <text:span text:style-name="T1">radio</text:span> that he would leave <text:span text:style-name="T1">New York City </text:span>on <text:span text:style-name="T1">Marie the Angel of Mercy</text:span>, which could make <text:span text:style-name="T1">1000 miles an hour</text:span>,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office:value-type="string">
            <text:p>Right before RG's 7 days.</text:p>
          </table:table-cell>
          <table:table-cell table:number-columns-repeated="1018"/>
        </table:table-row>
        <table:table-row table:style-name="ro22">
          <table:table-cell office:value-type="string">
            <text:p>39</text:p>
          </table:table-cell>
          <table:table-cell office:value-type="string">
            <text:p>393-394 (MAM <text:s/>split between pages 393 and 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 <text:span text:style-name="T1">7 A.M. on July 21st</text:span>, Supreme Commander Gordon sailed away in the <text:span text:style-name="T1">Marie the Angel of Mercy</text:span> and in<text:span text:style-name="T1"> a little over three hours</text:span> he was over London. He notified them to clear all the big buildings on Lombard and Downing Streets. They were unable to see his plane or hear it but they knew that he was somewhere over London in the air.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 circled over London time and time again, sending forth the sleeping gas and the people all succumbed and went to sleep. With the power from his machine he extinguished all the electric lights in the city and left it in darkness. The news of this terrible disaster was sent from London to the Allied Enemy headquarters in the United States.</text:p>
          </table:table-cell>
          <table:table-cell office:value-type="string">
            <text:p>RG's 7 days.</text:p>
          </table:table-cell>
          <table:table-cell table:number-columns-repeated="1018"/>
        </table:table-row>
        <table:table-row table:style-name="ro12">
          <table:table-cell office:value-type="string">
            <text:p>39</text:p>
          </table:table-cell>
          <table:table-cell office:value-type="string">
            <text:p>394-395 (MAM mentioned on pg. 394)</text:p>
          </table:table-cell>
          <table:table-cell table:number-columns-repeated="2"/>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complete that they would never forget his visit. He would remind them that the Kaiser and all of the great German armies were powerless when <text:span text:style-name="T1">Marie the Angel of Mercy </text:span>sent forth its destructive <text:span text:style-name="T1">rays</text:span> and <text:span text:style-name="T1">sleeping gas</text:span>. He sailed over Berlin and notified everyone to clear out of the buildings. He destroyed all of the important buildings on the business streets, turned loose his sleeping gas and left Berlin in darkness, to sleep for 7 days.</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5</text:p>
          </table:table-cell>
          <table:table-cell table:number-columns-repeated="2"/>
          <table:table-cell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 Captain Lindbergh when he landed there on <text:span text:style-name="T1">May 21st, 1927</text:span>. He informed the President that his time was limited, but in appreciation of the friendship of France he would anchor <text:span text:style-name="T1">Marie the Angel of Mercy</text:span> over Paris and <text:span text:style-name="T1">arrange lights to play upon her to make her visible</text:span> so the people could see this wonderful ship.</text:p>
          </table:table-cell>
          <table:table-cell office:value-type="string">
            <text:p>RG's 7 days. <text:s/>Connection to Captain Lindbergh pg. 105.</text:p>
          </table:table-cell>
          <table:table-cell table:number-columns-repeated="1018"/>
        </table:table-row>
        <table:table-row table:style-name="ro10">
          <table:table-cell office:value-type="string">
            <text:p>39</text:p>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text:span text:style-name="T1">"Marie."</text:span> They could not see her and Supreme Commander Gordon communicated with them by radio and <text:span text:style-name="T1">anchored near the same spot where Lindbergh had landed 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 <text:s/>Reference to just “Marie” is mentioned on page 395.</text:p>
          </table:table-cell>
          <table:table-cell table:number-columns-repeated="1018"/>
        </table:table-row>
        <table:table-row table:style-name="ro12">
          <table:table-cell office:value-type="string">
            <text:p>39</text:p>
          </table:table-cell>
          <table:table-cell office:value-type="string">
            <text:p>396</text:p>
          </table:table-cell>
          <table:table-cell table:number-columns-repeated="2"/>
          <table:table-cell office:value-type="string">
            <text:p>He told the President of France that he had brought with him on board the <text:span text:style-name="T1">"Marie" </text:span>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he round trip was made in one hour and thirty minutes. He explained to the President that by establishing a vacuum, it was possible to drive the machines in safety at a terrific speed. He instructed Louis Corday, one of the famous aces of the French Aviation Corps, how to handle the Tunnel machine.</text:p>
          </table:table-cell>
          <table:table-cell office:value-type="string">
            <text:p>RG's 7 days. <text:s/>Reference to just “Marie” is mentioned on page 396.</text:p>
          </table:table-cell>
          <table:table-cell table:number-columns-repeated="1018"/>
        </table:table-row>
        <table:table-row table:style-name="ro7">
          <table:table-cell office:value-type="string">
            <text:p>39</text:p>
          </table:table-cell>
          <table:table-cell office:value-type="string">
            <text:p>396-397</text:p>
          </table:table-cell>
          <table:table-cell table:number-columns-repeated="2"/>
          <table:table-cell office:value-type="string">
            <text:p>Then Supreme Commander Gordon went to Lisbon and Madrid, Spain, destroyed their most important buildings and put the people to sleep for 7 days.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sleeping gas but wanted him to be awake to pray during the 7 days while all the inhabitants were asleep. Told him that his people must be taught that God is more powerful than any ruler or potentate and that the time would come when there must be one religion, one United Kingdom of the World and one God.</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7</text:p>
          </table:table-cell>
          <table:table-cell table:number-columns-repeated="2"/>
          <table:table-cell table:style-name="ce1" office:value-type="string">
            <text:p>From there he proceeded to the beautiful city of Vienna and having the people removed from the buildings, turned on the "Demon of Death" and melted the buildings down. Discharging sleeping gas from his machine, he said good-bye to Vienna and proceeded to Moscow.</text:p>
          </table:table-cell>
          <table:table-cell office:value-type="string">
            <text:p>RG's 7 days.</text:p>
            <text:p/>
          </table:table-cell>
          <table:table-cell table:number-columns-repeated="1018"/>
        </table:table-row>
        <table:table-row table:style-name="ro32">
          <table:table-cell office:value-type="string">
            <text:p>39</text:p>
          </table:table-cell>
          <table:table-cell office:value-type="string">
            <text:p>397-398 (MAM mentioned on pg. 397).</text:p>
          </table:table-cell>
          <table:table-cell table:number-columns-repeated="2"/>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text:span text:style-name="T1">Marie the Angel of Mercy </text:span>being invisible. When he had flnished the destruction of the buildings, he turned loose the sleeping gas, darkened the city and sailed for Constantinople.</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398</text:p>
          </table:table-cell>
          <table:table-cell table:number-columns-repeated="2"/>
          <table:table-cell office:value-type="string">
            <text:p>He had notified the terrible Turks, who had sent such destructive airships to help conquer the United States, that he was going to open the Dardanelles from the air; and destroy the battleships in the Black Sea. When he arrived and all buildings were cleared, people were greatly frightened and some of them were praying to America's God to save them. Supreme Commander Gordon assured them that no lives would be taken. He then proceeded to destroy all their largest buildings, discharged the death rays into the water and blew up their ships; left the city in darkness to sleep in peace.</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8</text:p>
          </table:table-cell>
          <table:table-cell table:number-columns-repeated="2"/>
          <table:table-cell office:value-type="string">
            <text:p>His next stop was at Alexandria and Cairo, Egypt. <text:s/>He visited the Pyramids, notified the people that they were placed there according to a divine plan and that he would not destroy them. He destroyed the main buildings and blew up the warships, leaving the people asleep as he had done in other cities.</text:p>
          </table:table-cell>
          <table:table-cell office:value-type="string">
            <text:p>RG's 7 days.</text:p>
          </table:table-cell>
          <table:table-cell table:number-columns-repeated="1018"/>
        </table:table-row>
        <table:table-row table:style-name="ro3">
          <table:table-cell office:value-type="string">
            <text:p>39</text:p>
          </table:table-cell>
          <table:table-cell office:value-type="string">
            <text:p>398</text:p>
          </table:table-cell>
          <table:table-cell table:number-columns-repeated="2"/>
          <table:table-cell office:value-type="string">
            <text:p>He notified the people in Bombay, India, that they had taken sides with England against us and that they must be shown an example of the power of the Land of Freedom. He destroyed their temples and large buildings and put the people asleep. Then went to <text:span text:style-name="T1">Pekin</text:span>, China, where he destroyed buildings which had stood for thousands of years; discharged the sleeping gas and proceeded to <text:span text:style-name="T1">Tokio</text:span>.</text:p>
          </table:table-cell>
          <table:table-cell office:value-type="string">
            <text:p>RG's 7 days.</text:p>
          </table:table-cell>
          <table:table-cell table:number-columns-repeated="1018"/>
        </table:table-row>
        <table:table-row table:style-name="ro7">
          <table:table-cell office:value-type="string">
            <text:p>39</text:p>
          </table:table-cell>
          <table:table-cell office:value-type="string">
            <text:p>398-399</text:p>
          </table:table-cell>
          <table:table-cell table:number-columns-repeated="2"/>
          <table:table-cell office:value-type="string">
            <text:p>The Japs had been the first to declare war upon the United States and make an attack and they must be taught a lesson which they would remember so long as the world stood. He ordered all the men removed from their battleships and proceeded to discharge the death rays into the water and destroy them. When he began to destroy the important buildings the people thought that it was another earthquake because they had not forgotten how their buildings had crumbled down years before. He assured them that no lives would be taken, that they would be allowed to sleep for 7 days in peace; leaving the city in darkness and the inhabitants asleep, he proceeded to Melbourne and Sydney, Australia.</text:p>
          </table:table-cell>
          <table:table-cell office:value-type="string">
            <text:p>RG's 7 days.</text:p>
          </table:table-cell>
          <table:table-cell table:number-columns-repeated="1018"/>
        </table:table-row>
        <table:table-row table:style-name="ro4">
          <table:table-cell office:value-type="string">
            <text:p>39</text:p>
          </table:table-cell>
          <table:table-cell office:value-type="string">
            <text:p>399</text:p>
          </table:table-cell>
          <table:table-cell table:number-columns-repeated="2"/>
          <table:table-cell office:value-type="string">
            <text:p>Australia had remained neutral and was friendly to the United States. He carried a letter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text:p>
          </table:table-cell>
          <table:table-cell table:number-columns-repeated="1018"/>
        </table:table-row>
        <table:table-row table:style-name="ro14">
          <table:table-cell office:value-type="string">
            <text:p>39</text:p>
          </table:table-cell>
          <table:table-cell office:value-type="string">
            <text:p>399-400 (MAM mentioned on pg. 399).</text:p>
          </table:table-cell>
          <table:table-cell table:number-columns-repeated="2"/>
          <table:table-cell office:value-type="string">
            <text:p>The City of Mexico was next notified that they would have the final and greatest demonstration of the power of <text:span text:style-name="T1">Marie the Angel of Mercy</text:span>. The Mexicans and Spaniards knew that Supreme Commander Gordon was born in the State of Texas. They remembered the Battle of the Alamo and Goliad. The poor class of Mexicans refused to believe after Mexico had joined with Japan and Spain against the United States, that any Texan would spare their lives. They had prayed day and night since they learned that the Supreme Commander of the United States with <text:span text:style-name="T1">Marie the Angel of Mercy</text:span> was to visit them. He told them that this machine took its power from the air and that the rays were powerful enough to melt down the mountains and that he would destroy some of the mountains of Mexico and all the old pyramids. Before he reached the City of Mexico, he anchored over a mountain, turned on the death ray and the mountain crumbled to dust. The old pyramids were also destroyed. When he reached the City of Mexico,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 they would not be put to sleep because he wanted them to watch the silent, sleeping city while it remained in darkness for 7 days.</text:p>
          </table:table-cell>
          <table:table-cell office:value-type="string">
            <text:p>RG's 7 days.</text:p>
          </table:table-cell>
          <table:table-cell table:number-columns-repeated="1018"/>
        </table:table-row>
        <table:table-row table:style-name="ro9">
          <table:table-cell office:value-type="string">
            <text:p>39</text:p>
          </table:table-cell>
          <table:table-cell office:value-type="string">
            <text:p>400</text:p>
          </table:table-cell>
          <table:table-cell table:number-columns-repeated="2"/>
          <table:table-cell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text:span text:style-name="T1">Marie the Angel of Mercy</text:span> if they could see her. He knew that <text:span text:style-name="T1">"Marie"</text:span> could rise to a height of<text:span text:style-name="T1"> 60 miles </text:span>or more if necessary and intended to fly at a height to which no enemy plane could ever ascend.</text:p>
          </table:table-cell>
          <table:table-cell office:value-type="string">
            <text:p>RG's 7 days. <text:s/>Reference to just “Marie” is mentioned on page 400.</text:p>
          </table:table-cell>
          <table:table-cell table:number-columns-repeated="1018"/>
        </table:table-row>
        <table:table-row table:style-name="ro7">
          <table:table-cell office:value-type="string">
            <text:p>39</text:p>
          </table:table-cell>
          <table:table-cell office:value-type="string">
            <text:p>400-401 (MAM mentioned on pg. 400. <text:s/>“Marie” mentioned on pg. 400).</text:p>
          </table:table-cell>
          <table:table-cell table:number-columns-repeated="2"/>
          <table:table-cell office:value-type="string">
            <text:p>Supreme Commander Gordon sent a message to his old home town, Texarkana, Texas, that he would anchor there and give everybody a view of <text:span text:style-name="T1">Marie the Angel of Mercy</text:span>. When he arrived there he <text:span text:style-name="T1">circled</text:span> over his own old home out near Red River; then sailed the <text:span text:style-name="T1">"Marie"</text:span> down Stateline Avenue and anchored her in the air about <text:span text:style-name="T1">100 feet </text:span>above the street. He turned on the lights and made his great ship <text:span text:style-name="T1">visible</text:span>, so the people could see what had accomplished the great <text:span text:style-name="T1">victory</text:span>. It was the greatest celebration that Texarkana ever had. The people went wild with joy. His dear old mother was the happiest woman in the world. She greeted him affectionately; told him that all her <text:span text:style-name="T1">dreams</text:span> about him had come true.</text:p>
          </table:table-cell>
          <table:table-cell office:value-type="string">
            <text:p>RG's 7 days. <text:s/>Reference to just “Marie” is mentioned on page 400.</text:p>
          </table:table-cell>
          <table:table-cell table:number-columns-repeated="1018"/>
        </table:table-row>
        <table:table-row table:style-name="ro9">
          <table:table-cell office:value-type="string">
            <text:p>39</text:p>
          </table:table-cell>
          <table:table-cell office:value-type="string">
            <text:p>401</text:p>
          </table:table-cell>
          <table:table-cell office:value-type="string">
            <text:p>Early on the morning of the 7<text:span text:style-name="T28">th</text:span> day [of RG's 7 days]. <text:s/>Just before noon on the 7<text:span text:style-name="T28">th</text:span> day [of RG's 7 days].</text:p>
          </table:table-cell>
          <table:table-cell/>
          <table:table-cell office:value-type="string">
            <text:p>He could only make a short visit as he had to hurry on to New York. He notified Montreal, Canada, that he would arrive there <text:span text:style-name="T1">early on the morning of the 7th day</text:span>. Montreal prepared for a great celebration. He arrived there soon after sunrise, anchored the "Marie," and delivered a message to the people of Canada, thanking them for their loyalty and aid in our behalf. Invited them to be among the first to join in the peace conference in making the United States of the World. <text:s/>After bidding them good-bye, he sailed for New York, arriving<text:span text:style-name="T1"> just before noon on the 7th day</text:span> after he had sailed away on his great trip around the world.</text:p>
          </table:table-cell>
          <table:table-cell office:value-type="string">
            <text:p>RG's 7 days.</text:p>
          </table:table-cell>
          <table:table-cell table:number-columns-repeated="1018"/>
        </table:table-row>
        <table:table-row table:style-name="ro11">
          <table:table-cell office:value-type="string">
            <text:p>39</text:p>
          </table:table-cell>
          <table:table-cell office:value-type="string">
            <text:p>401</text:p>
          </table:table-cell>
          <table:table-cell table:number-columns-repeated="2"/>
          <table:table-cell table:style-name="ce27" office:value-type="string">
            <text:p><text:span text:style-name="T1">Marie the Angel of Mercy</text:span> <text:span text:style-name="T1">circled</text:span> over New York and landed at the Mammouth Building. General Walter Kennelworth was on duty and reported what had happened during Supreme Commander Gordon's absence, altho he had kept in touch with him by radio all the time and informed him what was going on. Supreme Commander Gordon's orders had been carried out<text:span text:style-name="T1"> the day he left on his 7-day</text:span> tour of the world and sleeping gas sprayed over all the enemy lines thruout the United States.</text:p>
          </table:table-cell>
          <table:table-cell office:value-type="string">
            <text:p>RG's 7 days.</text:p>
          </table:table-cell>
          <table:table-cell table:number-columns-repeated="1018"/>
        </table:table-row>
        <table:table-row table:style-name="ro7">
          <table:table-cell office:value-type="string">
            <text:p>35</text:p>
          </table:table-cell>
          <table:table-cell office:value-type="string">
            <text:p>402</text:p>
          </table:table-cell>
          <table:table-cell table:number-columns-repeated="2"/>
          <table:table-cell table:style-name="ce27" office:value-type="string">
            <text:p>The Allied Enemy generals and officers knowing what could happen after the losses at New York and Washington obeyed the instructions of Supreme Commander Gordon and moved to a place of safety. <text:s/>After waiting <text:span text:style-name="T1">three days</text:span> and finding that their armies were still asleep they gathered near their various headquarters in New Orleans, St. Louis, Chicago, San Francisco and prayed for deliverance. They realized that the greatest power of the universe was now in the hands of the United States. Most of them credited this power to an act of God, and not to man. They had not yet heard what had happened in all the cities of the world where the <text:span text:style-name="T1">Marie the Angel of Mercy </text:span>had visited.</text:p>
          </table:table-cell>
          <table:table-cell table:number-columns-repeated="1019"/>
        </table:table-row>
        <table:table-row table:style-name="ro11">
          <table:table-cell/>
          <table:table-cell office:value-type="string">
            <text:p>402</text:p>
          </table:table-cell>
          <table:table-cell office:value-type="string">
            <text:p>“Late on the 7<text:span text:style-name="T28">th</text:span> day”</text:p>
          </table:table-cell>
          <table:table-cell/>
          <table:table-cell table:style-name="ce27" office:value-type="string">
            <text:p><text:span text:style-name="T1">Late on the 7th day</text:span> the Allied Armies of the enemy began to awake. <text:span text:style-name="T1">Each day following for the next 6 days</text:span>, the people in one city after another of the foreign countries where he had visited awoke. Supreme Commander Gordon released an electric light control and the cities were no longer in darkness. All wireless and radio stations refused to take any messages except what concerned news in regard to the <text:span text:style-name="T1">Marie the Angel of Mercy</text:span> and what had happened all over the world.</text:p>
          </table:table-cell>
          <table:table-cell table:number-columns-repeated="1019"/>
        </table:table-row>
        <table:table-row table:style-name="ro12">
          <table:table-cell/>
          <table:table-cell office:value-type="string">
            <text:p>402-403</text:p>
          </table:table-cell>
          <table:table-cell office:value-type="string">
            <text:p>“the second day after SCG's arrival”</text:p>
          </table:table-cell>
          <table:table-cell/>
          <table:table-cell table:style-name="ce27" office:value-type="string">
            <text:p>On the <text:span text:style-name="T1">second day</text:span> after Supreme Commander Gordon's arrival, the War Council of the United States and the President came to New York City to confer with the Supreme Commander. Reports had come from all parts of the world about his mission of <text:span text:style-name="T1">mercy</text:span>. Not one life had been reported lost. To say that he returned in triumph and great <text:span text:style-name="T1">victory</text:span> was to put it mildly. <text:s/>The President and the War Council decided that it was now time to permit all newspapers to publish the news all over the United States and let the people know just what had been happening during the past 7 days. <text:s/>Thousands of <text:span text:style-name="T1">messages</text:span> poured in to Supreme Commander Gordon. The world was at the Supreme Commander's <text:span text:style-name="T1">feet</text:span>. He was hailed as the greatest man since <text:span text:style-name="T1">Jesus Christ.</text:span></text:p>
          </table:table-cell>
          <table:table-cell table:number-columns-repeated="1019"/>
        </table:table-row>
        <table:table-row table:style-name="ro26">
          <table:table-cell/>
          <table:table-cell office:value-type="string">
            <text:p>403</text:p>
          </table:table-cell>
          <table:table-cell office:value-type="string">
            <text:p>August 4, 1932</text:p>
          </table:table-cell>
          <table:table-cell/>
          <table:table-cell table:style-name="ce27" office:value-type="string">
            <text:p>On August 4th, 1932, all of the cities in the world where Supreme Commander Gordon had destroyed buildings, were heard from. Reports showed that everything was normal and that no lives were lost. <text:span text:style-name="T1">Messages</text:span> were pouring in from every part of the world to the Allied Enemy Commanders to make peace with the United States on any terms and never permit the return of <text:span text:style-name="T1">Marie the Angel of Mercy</text:span>. The Commanders of the Allied Enemy armies dispatched <text:span text:style-name="T1">messages</text:span> to the President at Washington, asking for an armistice and peace terms on any conditions. The President replied:</text:p>
            <text:p/>
            <text:p>Peace terms are out of my hands. When this country was in dire peril and our cause seemed hopeless and lost, -- when your demands were to take our <text:span text:style-name="T1">country</text:span>, our <text:span text:style-name="T1">name</text:span>, our <text:span text:style-name="T1">honor</text:span>, -- at that time we placed our fate in the <text:span text:style-name="T1">hands</text:span> of a lone man Robert Gordon and made him Supreme Commander of all of the Armies of the United States. His will is law. You will have to deal with him, no one else has authority or will be given authority.</text:p>
            <text:p/>
          </table:table-cell>
          <table:table-cell table:number-columns-repeated="1019"/>
        </table:table-row>
        <table:table-row table:style-name="ro6">
          <table:table-cell/>
          <table:table-cell office:value-type="string">
            <text:p>404</text:p>
          </table:table-cell>
          <table:table-cell table:number-columns-repeated="2"/>
          <table:table-cell table:style-name="ce27" office:value-type="string">
            <text:p>The communicatio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text:span text:style-name="T1">mercy</text:span> and <text:span text:style-name="T1">justice</text:span> has been demonstrated. <text:span text:style-name="T1">Our country</text:span> and<text:span text:style-name="T1"> the</text:span> <text:span text:style-name="T1">world</text:span> and its destiny are safe in the <text:span text:style-name="T1">hands</text:span> of a man like you. You have been guided by Almighty God and I make a motion that we say nothing, offer no advice, but leave everything in your <text:span text:style-name="T1">hands</text:span>. Whatever terms of peace you make, we will gladly abide by them."</text:p>
          </table:table-cell>
          <table:table-cell table:number-columns-repeated="1019"/>
        </table:table-row>
        <table:table-row table:style-name="ro6">
          <table:table-cell/>
          <table:table-cell table:style-name="Default" office:value-type="string">
            <text:p>404-405</text:p>
          </table:table-cell>
          <table:table-cell table:number-columns-repeated="2"/>
          <table:table-cell table:style-name="ce27" office:value-type="string">
            <text:p>When he had finished talking, Colonel Manson arose and said: "I second that motion. Let us make the vote unanimous by all rising." Every man rose immediately. <text:s/>The President grasped Supreme Commander Gordon's <text:span text:style-name="T1">hand</text:span> and thanked him for his great service to the United States and the <text:span text:style-name="T1">world</text:span>. Each Cabinet officer and army officer followed, and shook the Supreme Commander's <text:span text:style-name="T1">hand</text:span>, wishing him continued success. The President and Government officials were anxious for Supreme Commander Gordon to explain how he had accomplished the wonderful feat of going around the world in 7 days and destroying so many buildings. He told them that his new machine made a Tunnel thru the Air and that it had overcome resistance from gravitation and the machine was invisible. He explained how he had been guided in building this machine and all his other inventions by the Bible.</text:p>
          </table:table-cell>
          <table:table-cell table:number-columns-repeated="1019"/>
        </table:table-row>
        <table:table-row table:style-name="ro10">
          <table:table-cell/>
          <table:table-cell office:value-type="string">
            <text:p>405</text:p>
          </table:table-cell>
          <table:table-cell table:number-columns-repeated="2"/>
          <table:table-cell table:style-name="ce27"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text:span text:style-name="T1">message</text:span> for them and wanted them to<text:span text:style-name="T1"> take an important part in the Peace Conference</text:span>.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text:span text:style-name="T1">hands</text:span>. All over the country <text:span text:style-name="T1">Old Glory</text:span> was waving from every building. Flags were printed with the picture of Supreme Commander Gordon on them and the picture of <text:span text:style-name="T1">"Marie the Angel of Mercy."</text:span> The flags bore the inscription <text:span text:style-name="T1">"Tunnel thru the Air," "The Lone Aviator," "America's Savior."</text:span></text:p>
          </table:table-cell>
          <table:table-cell table:number-columns-repeated="1019"/>
        </table:table-row>
        <table:table-row table:style-name="ro12">
          <table:table-cell/>
          <table:table-cell office:value-type="string">
            <text:p>405-406</text:p>
          </table:table-cell>
          <table:table-cell table:number-columns-repeated="2"/>
          <table:table-cell table:style-name="ce27" office:value-type="string">
            <text:p>Each day airplanes from all parts of the world began to bring the officials who were to be at the conference of all nations. <text:span text:style-name="T1">Madison Square Garden </text:span>had been engaged for the conference. Several millions of people had applied for admission but only Government officials and prominent men and women thruout the country were granted tickets. The Government officials of the United States led by the President and the Supreme War Council, decided that at the opening of the Peace Conference, General Walter Kennelworth should be designated to make the address of welcome to the delegates of all countries and also to make the speech of thanks for the United States to Supreme Commander Gordon, for the services he had rendered, knowing that he was his best friend and he knew him better than anyone else.</text:p>
          </table:table-cell>
          <table:table-cell table:number-columns-repeated="1019"/>
        </table:table-row>
        <table:table-row table:style-name="ro10">
          <table:table-cell/>
          <table:table-cell office:value-type="string">
            <text:p>407-408 (“merciful” mentioned on pg. 408).</text:p>
          </table:table-cell>
          <table:table-cell table:number-columns-repeated="2"/>
          <table:table-cell table:style-name="ce27" office:value-type="string">
            <text:p><text:span text:style-name="T22">"Brothers and Sisters of the world: This is the greatest council that the world has ever known, for never before in history has every nation gathered at a peace conference. We hope and verily believe this is to be the last war. We expect to be one united people and follow the law laid down in the Bible, 'Love thy neighbor as thyself.' Then there can be no more wars. It</text:span><text:span text:style-name="T24"> is my purpose at this time to introduce to you a man </text:span><text:span text:style-name="T22">who needs no introduction, the prince of peace, a man of sorrow and acquainted with grief -- the greatest and most just man since our saviour Jesus Christ was on earth. We placed our liberty in his </text:span><text:span text:style-name="T11">hands</text:span><text:span text:style-name="T22"> and he saved our country and has been </text:span><text:span text:style-name="T11">merciful </text:span><text:span text:style-name="T22">to the enemy. Our gratitude to him can never be repaid. I now commend you to his care and keeping. Whatever terms he may make for peace, the United States Government will</text:span></text:p>
            <text:p><text:span text:style-name="T22">ratify and confirm. I now take pleasure in presenting to you our Supreme Commander Robert Gordon who will now address you."</text:span></text:p>
          </table:table-cell>
          <table:table-cell table:number-columns-repeated="1019"/>
        </table:table-row>
        <table:table-row table:style-name="ro3">
          <table:table-cell/>
          <table:table-cell office:value-type="string">
            <text:p>408</text:p>
          </table:table-cell>
          <table:table-cell table:number-columns-repeated="2"/>
          <table:table-cell table:style-name="ce32" office:value-type="string">
            <text:p><text:span text:style-name="T10"><text:s/></text:span><text:span text:style-name="T10">Supreme Commander Gordon arose and tried to quiet the great crowd. Women were on their feet and men were shouting, "Hail the most just and </text:span><text:span text:style-name="T11">merciful</text:span><text:span text:style-name="T10"> man in the world." There was a mad rush to try to get to the platform to shake his hand. When the noise had quieted down and order been restored Supreme Commander Gordon raised the Holy Bible and said [...]</text:span></text:p>
          </table:table-cell>
          <table:table-cell table:number-columns-repeated="1019"/>
        </table:table-row>
        <table:table-row table:style-name="ro22">
          <table:table-cell/>
          <table:table-cell office:value-type="string">
            <text:p>408-409 (“merciful” mentioned on pg. 409).</text:p>
          </table:table-cell>
          <table:table-cell table:number-columns-repeated="2"/>
          <table:table-cell table:style-name="ce33" office:value-type="string">
            <text:p><text:span text:style-name="T29">"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text:span></text:p>
            <text:p><text:span text:style-name="T29">country has never engaged in a war for personal gain. In the great World War, we refused to accept any indemnities. We made the fight for a principle, not for money or territory. <text:s/></text:span><text:span text:style-name="T25">"Now the United States will make no demand upon </text:span><text:span text:style-name="T29">any nation. There is no longer to be different nations of the world, but the</text:span><text:span text:style-name="T11"> United Kingdom of the World</text:span><text:span text:style-name="T29">. The United States is to dictate peace to the world on the terms of brotherly love. We will take no territory nor demand any indemnity. We will retain the gold supply of the world but will</text:span><text:span text:style-name="T11"> follow the admonition of Jesus Christ when he said 'Feed my Lambs.'</text:span><text:span text:style-name="T29"> We will lend a helping </text:span><text:span text:style-name="T11">hand</text:span><text:span text:style-name="T29"> to any nation that needs it. You are to return to your homes and loved ones and tell them that the </text:span><text:span text:style-name="T11">spirit of God</text:span><text:span text:style-name="T29">, which is all-powerful and able to destroy, is ever </text:span><text:span text:style-name="T11">merciful</text:span><text:span text:style-name="T29">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38">
          <table:table-cell/>
          <table:table-cell office:value-type="string">
            <text:p>410</text:p>
          </table:table-cell>
          <table:table-cell table:number-columns-repeated="2"/>
          <table:table-cell table:style-name="ce34" office:value-type="string">
            <text:p><text:span text:style-name="T30">"I demand that the </text:span><text:span text:style-name="T27">terms of peace</text:span><text:span text:style-name="T30"> be</text:span><text:span text:style-name="T27"> sign</text:span><text:span text:style-name="T30">ed by women as well as men. They are more just and </text:span><text:span text:style-name="T27">merciful</text:span><text:span text:style-name="T30"> and will rule the country in the future. If women must continue to be the mothers of our men, they must have the right to decide whether their sons shall be sent to war or not. It will take time to </text:span><text:span text:style-name="T27">arrange the plans for cities and countries as outlined by Ezekiel</text:span><text:span text:style-name="T30"> and I expect that the terms will be acceptable and signed by </text:span><text:span text:style-name="T24">the good women of every nation. </text:span><text:span text:style-name="T17">"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lone man without ever leaving here and do complete destructive work. This is only a warning and not a threat. You have seen the power demonstrated by </text:span><text:span text:style-name="T27">Marie the Angel of Mercy</text:span><text:span text:style-name="T17">, and </text:span><text:span text:style-name="T27">mercy</text:span><text:span text:style-name="T17"> shown. You must respect this </text:span><text:span text:style-name="T27">divine law </text:span><text:span text:style-name="T17">and </text:span><text:span text:style-name="T27">divine power.</text:span><text:span text:style-name="T17"> Remember that this </text:span><text:span text:style-name="T27">victory</text:span><text:span text:style-name="T17"> is according to God's plan and God's will. I take no credit to myself and for myself and my country ask nothing, except that you live with us in brotherly love."</text:span></text:p>
          </table:table-cell>
          <table:table-cell office:value-type="string">
            <text:p>Peace Conference of the World. <text:s/>Note, at this conference, SCG is likened to Jesus Christ. <text:s/>Read the last chapter on the Peace Conference to see if any components should be included from this conference also. <text:s/></text:p>
          </table:table-cell>
          <table:table-cell table:number-columns-repeated="1018"/>
        </table:table-row>
        <table:table-row table:style-name="ro6">
          <table:table-cell/>
          <table:table-cell office:value-type="string">
            <text:p>412-413 (“mercy” mentioned on pg. 413)</text:p>
          </table:table-cell>
          <table:table-cell table:number-columns-repeated="2"/>
          <table:table-cell table:style-name="ce27"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text:span text:style-name="T1">faith</text:span> never faltered, and when she disappeared, I <text:span text:style-name="T1">hoped</text:span> and <text:span text:style-name="T1">prayed</text:span> that she would live and still <text:span text:style-name="T1">hope</text:span> she is alive. I knew she had <text:span text:style-name="T1">faith</text:span> in me, <text:span text:style-name="T1">love</text:span> for me and the power of that <text:span text:style-name="T1">love</text:span> has given me the power to <text:span text:style-name="T1">destroy the world</text:span>, but her love has left <text:span text:style-name="T1">charity</text:span> in my <text:span text:style-name="T1">heart</text:span> and for that <text:span text:style-name="T1">love</text:span> I have dealt with the enemy with<text:span text:style-name="T1"> love</text:span> and <text:span text:style-name="T1">mercy</text:span>. All the <text:span text:style-name="T1">money</text:span>, <text:span text:style-name="T1">power</text:span> and <text:span text:style-name="T1">glory</text:span> that you can give me are empty and cannot supply the aching void in my heart for her. <text:s/>The greatest gift that could be bestowed would be to return her to me with all the <text:span text:style-name="T1">love</text:span> and <text:span text:style-name="T1">confidence</text:span> that she had in me on<text:span text:style-name="T1"> June 5th, 1927.</text:span></text:p>
          </table:table-cell>
          <table:table-cell table:number-columns-repeated="1019"/>
        </table:table-row>
        <table:table-row table:style-name="ro16">
          <table:table-cell/>
          <table:table-cell office:value-type="string">
            <text:p>415-416 (“mercy” mentioned on pg. 415)</text:p>
          </table:table-cell>
          <table:table-cell table:number-columns-repeated="2"/>
          <table:table-cell table:style-name="ce27" office:value-type="string">
            <text:p>Turning to the Supreme Commander he said: "I will no longer address you as the Supreme Commander Robert Gordon, but as my friend and comrade. This is the happiest moment of my life and I now realize that <text:span text:style-name="T1">justice</text:span>, <text:span text:style-name="T1">mercy</text:span> and <text:span text:style-name="T1">truth</text:span> always will be rewarded. You have been <text:span text:style-name="T1">unselfish</text:span> and since the day that you wrote <text:span text:style-name="T1">the famous letter</text:span> that won Marie and <text:span text:style-name="T1">the Garden of Love</text:span>, you have kept your promise and been <text:span text:style-name="T1">unselfish</text:span>. <text:s/>Your first thought has been of your country in time of need. You have been <text:span text:style-name="T1">loyal to your mother, true and faithful to Marie</text:span> and now I want to <text:span text:style-name="T1">read Marie's letter to you written the day she disappeared</text:span>. I know that you know it by heart because you have read it a thousand times, but I want this conference of men and women from all the nations of the world to know that you are a man among men -- that you are one in millions and that you have set an example for the world and that example will make better men.</text:p>
          </table:table-cell>
          <table:table-cell table:number-columns-repeated="1019"/>
        </table:table-row>
        <table:table-row table:style-name="ro6">
          <table:table-cell/>
          <table:table-cell office:value-type="string">
            <text:p>417-418 (“mercy” mentioned on pg. 417 and pg. 418)</text:p>
          </table:table-cell>
          <table:table-cell table:number-columns-repeated="2"/>
          <table:table-cell table:style-name="ce27"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text:span text:style-name="T1">You have honored and respected the land that gave you birth.</text:span> Your <text:span text:style-name="T1">love</text:span> and <text:span text:style-name="T1">faithfulness</text:span> to Marie Stanton has guided you to <text:span text:style-name="T1">success</text:span> and <text:span text:style-name="T1">victory</text:span>, because it was an <text:span text:style-name="T1">unselfish love</text:span>. The great God who gave His only begotten son to save the world that He <text:span text:style-name="T1">loved</text:span> has not been unmindful of you and your devotion to His <text:span text:style-name="T1">wisdom</text:span>. You have followed His example of<text:span text:style-name="T1"> love and mercy</text:span>. You have kept the <text:span text:style-name="T1">faith</text:span>. <text:s/>You have preserved the life of your nation and the all wise God in His <text:span text:style-name="T1">wisdom and mercy</text:span>, has preserved for you the life of Marie Stanton. Robert Gordon, my friend and comrade, I now take pleasure in presenting to you Marie Stanton."</text:p>
          </table:table-cell>
          <table:table-cell table:number-columns-repeated="2"/>
          <table:table-cell office:value-type="string">
            <text:p>cd </text:p>
          </table:table-cell>
          <table:table-cell table:number-columns-repeated="1016"/>
        </table:table-row>
        <table:table-row table:style-name="ro13">
          <table:table-cell table:number-columns-repeated="4"/>
          <table:table-cell table:style-name="ce27"/>
          <table:table-cell table:number-columns-repeated="2"/>
          <table:table-cell office:value-type="string">
            <text:p>s</text:p>
          </table:table-cell>
          <table:table-cell table:number-columns-repeated="1016"/>
        </table:table-row>
        <table:table-row table:style-name="ro13" table:number-rows-repeated="31">
          <table:table-cell table:number-columns-repeated="4"/>
          <table:table-cell table:style-name="ce27"/>
          <table:table-cell table:number-columns-repeated="1019"/>
        </table:table-row>
        <table:table-row table:style-name="ro1" table:number-rows-repeated="1048473">
          <table:table-cell table:number-columns-repeated="1024"/>
        </table:table-row>
        <table:table-row table:style-name="ro1">
          <table:table-cell table:number-columns-repeated="1024"/>
        </table:table-row>
      </table:table>
      <table:table table:name="Pocket Radio" table:style-name="ta1" table:print="false">
        <table:table-column table:style-name="co82" table:default-cell-style-name="ce46"/>
        <table:table-column table:style-name="co28" table:default-cell-style-name="ce46"/>
        <table:table-column table:style-name="co83" table:default-cell-style-name="ce46"/>
        <table:table-column table:style-name="co4" table:default-cell-style-name="ce46"/>
        <table:table-column table:style-name="co80" table:default-cell-style-name="ce46"/>
        <table:table-column table:style-name="co43" table:default-cell-style-name="ce46"/>
        <table:table-column table:style-name="co4" table:number-columns-repeated="1018" table:default-cell-style-name="ce46"/>
        <table:table-row table:style-name="ro1">
          <table:table-cell table:style-name="Default" office:value-type="string">
            <text:p>rluu: I've searched for the relevant pages for this invention by searching for the word “pocket” and “radio”.</text:p>
          </table:table-cell>
          <table:table-cell table:style-name="Default" table:number-columns-repeated="5"/>
          <table:table-cell table:number-columns-repeated="1018"/>
        </table:table-row>
        <table:table-row table:style-name="ro2">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39">
          <table:table-cell table:style-name="ce51"/>
          <table:table-cell table:style-name="ce53" office:value-type="string">
            <text:p>76-77 (“radio” mentioned on both pages).</text:p>
          </table:table-cell>
          <table:table-cell table:style-name="ce53" office:value-type="string">
            <text:p>None given.</text:p>
          </table:table-cell>
          <table:table-cell table:style-name="ce53"/>
          <table:table-cell table:style-name="ce53" office:value-type="string">
            <text:p>This makes it plain that everything works according to past cycles, and that history repeats itself in the lives of men, nations and the stock market.</text:p>
            <text:p/>
            <text:p>We are told that the great continent of Atlantis, for centuries submerged under the Atlantic Ocean, possessed a civilization greater than ours of today. The people of Atlantis had their<text:span text:style-name="T1"> telephones, wireless, radios and airplanes.</text:span> There is considerable truth in that statement. According to <text:span text:style-name="T1">mathematical sequence</text:span>, the wonderful inventions that brought comfort and convenience to the Atlantians are due to appear again, and we are now only on the threshold of another great age.</text:p>
            <text:p/>
            <text:p>Remember, everything in this universe is elliptical or circular in motion; that applies both to the abstract and the concrete, the mental, physical and spiritual. <text:s/>Every thought you think makes a circle, and it comes back to you. It may take years but you will get the effects, good or evil, according as the thought was either good or evil. That is a truth we should learn, and the world will be the better for it.</text:p>
            <text:p/>
            <text:p>In making my calculations on the stock market, or any future event, I get the past history and find out what cycle we are in and then predict the curve for the future, which is a repetition of past market movements. <text:s/>The great law of vibration is based on like producing like. Like causes produce like effects. <text:span text:style-name="T1">Wireless telegraphy, the phonograph and the radio</text:span> are based on this law. The limit of future predictions based on exact mathematical law is only restricted by lack of knowledge of correct data on past history to work from. It is just as easy to figure 100 years or 1000 years in the future as one or two years ahead, if you have the correct starting point and know the cycle which is going to be repeated.</text:p>
            <text:p/>
            <text:p>A few years ago even scientific men, not alone the public, would have laughed at such a thing and refused to believe it. But mathematical science, which is the only real science that the entire civilized world has agreed upon, furnishes unmistakable proof of history repeating itself and shows that the cycle theory, or harmonic analysis, is the only thing that we can rely upon to ascertain the future.</text:p>
          </table:table-cell>
          <table:table-cell table:style-name="ce51"/>
          <table:table-cell table:number-columns-repeated="1018"/>
        </table:table-row>
        <table:table-row table:style-name="ro6">
          <table:table-cell table:style-name="ce51"/>
          <table:table-cell table:style-name="ce53" office:value-type="string">
            <text:p>226</text:p>
          </table:table-cell>
          <table:table-cell table:style-name="ce53" office:value-type="string">
            <text:p>May 1928</text:p>
          </table:table-cell>
          <table:table-cell table:style-name="ce53"/>
          <table:table-cell table:style-name="ce53" office:value-type="string">
            <text:p>In May, 1928, Walter received a <text:span text:style-name="T1">radiogram</text:span>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June so he wrote his father and informed him that Robert was returning to New York soon with great honors and he thought it appropriate to have a big celebration for him when he arrived. As his father was coming to New York anyway for the graduation exercises, he suggested that he be there to greet Robert on his triumphant return.</text:p>
          </table:table-cell>
          <table:table-cell table:style-name="ce51"/>
          <table:table-cell table:number-columns-repeated="1018"/>
        </table:table-row>
        <table:table-row table:style-name="ro11">
          <table:table-cell table:style-name="ce51"/>
          <table:table-cell table:style-name="ce53" office:value-type="string">
            <text:p>237</text:p>
          </table:table-cell>
          <table:table-cell table:style-name="ce54" office:value-type="string">
            <text:p><text:span text:style-name="T31">No timestamp given but previous timestamp to this is </text:span><text:span text:style-name="T32">near the end of 1928</text:span><text:span text:style-name="T31">. <text:s/></text:span></text:p>
          </table:table-cell>
          <table:table-cell table:style-name="ce53"/>
          <table:table-cell table:style-name="ce55" office:value-type="string">
            <text:p><text:span text:style-name="T43"><text:s/></text:span><text:span text:style-name="T43">With the great progress in </text:span><text:span text:style-name="T44">radio</text:span><text:span text:style-name="T43"> </text:span><text:span text:style-name="T44">messages thru the air, and radiograms</text:span><text:span text:style-name="T43">, Robert knew that in time of war,</text:span><text:span text:style-name="T45"> secret communications would be necessary. Spies could </text:span><text:span text:style-name="T43">steal codes, and </text:span><text:span text:style-name="T44">messages sent over the radio could be interpreted</text:span><text:span text:style-name="T43">; therefore, one of the great needs for the war in the air would be a way to communicate without detection. He finally succeeded in completing what he called </text:span><text:span text:style-name="T44">"The Pocket Radio."</text:span><text:span text:style-name="T46"> </text:span></text:p>
          </table:table-cell>
          <table:table-cell table:style-name="ce51"/>
          <table:table-cell table:number-columns-repeated="1018"/>
        </table:table-row>
        <table:table-row table:style-name="ro37">
          <table:table-cell office:value-type="string">
            <text:p>20</text:p>
          </table:table-cell>
          <table:table-cell office:value-type="string">
            <text:p>238-239 (“Pocket Radio” mentioned on pg. 238).</text:p>
          </table:table-cell>
          <table:table-cell office:value-type="string">
            <text:p>No timestamp given but previous timestamp to this is <text:span text:style-name="T1">near the end of 1928</text:span>. <text:s/></text:p>
          </table:table-cell>
          <table:table-cell/>
          <table:table-cell table:style-name="ce56" office:value-type="string">
            <text:p><text:span text:style-name="T10"><text:s/></text:span><text:span text:style-name="T10">With the great progress in </text:span><text:span text:style-name="T11">radio messages thru the air, and radiograms</text:span><text:span text:style-name="T10">, Robert knew that in time of war, </text:span><text:span text:style-name="T47"><text:s/>secret communications would be necessary. Spies could </text:span><text:span text:style-name="T10">steal codes, and </text:span><text:span text:style-name="T11">messages sent over the radio could be interpreted</text:span><text:span text:style-name="T10">; therefore, one of the great needs for the war in the air would be a way to communicate without detection. He finally succeeded in completing what he called </text:span><text:span text:style-name="T11">"The Pocket Radio."</text:span><text:span text:style-name="T22"> It was no larger than a watch and worked on the same principle of his machine for recording the thoughts of people, only the instrument had to be used by two people who understood how to work it, because the </text:span><text:span text:style-name="T11">positive</text:span><text:span text:style-name="T22"> </text:span><text:span text:style-name="T11">radio</text:span><text:span text:style-name="T22"> was carried in one man's </text:span><text:span text:style-name="T11">pocket</text:span><text:span text:style-name="T22"> and the </text:span><text:span text:style-name="T11">negative in the other </text:span><text:span text:style-name="T22">and by </text:span><text:span text:style-name="T11">pressing the stem</text:span><text:span text:style-name="T22">, it could be changed from </text:span><text:span text:style-name="T11">positive into negative</text:span><text:span text:style-name="T22">. No sound was transmitted thru the air. The machine could be operated by certain motions of the fingers on a </text:span><text:span text:style-name="T11">little push button</text:span><text:span text:style-name="T22"> which recorded symbols on the other machine that would reveal the message sent. </text:span><text:span text:style-name="T11">The Pocket Radio</text:span><text:span text:style-name="T22"> made it possible to convey any message without any possibility of detection because only the person sending the message and the one receiving it could understand or know anything about it. This was better than wireless or any other radio discovery up to this time. </text:span><text:span text:style-name="T10">Robert tested the machine out by leaving one instrument in Walter's pocket, he himself going to Chicago and conveying messages which Walter was able to get without any trouble. He could either speak into this little</text:span><text:span text:style-name="T11"> Pocket Radio</text:span><text:span text:style-name="T10"> and convey the sound without anyone else being able to take it from the air, or use it to convey thoughts or emotions. The test proved perfect and Robert knew that he had another great discovery which would be of great value to his </text:span><text:span text:style-name="T11">Government</text:span><text:span text:style-name="T10"> in time of war. He decided to keep this a </text:span><text:span text:style-name="T47"><text:s/>secret and have it ready to aid the United States at a </text:span><text:span text:style-name="T10">time when they would need it most.</text:span></text:p>
          </table:table-cell>
          <table:table-cell office:value-type="string">
            <text:p>Components: “pocket” is associated with the positive end. <text:s/>Pressing the “stem” changes it from positive to negative. <text:s/>It can be operated by certain motions of the finger on a little push “<text:span text:style-name="T1">button</text:span>”. <text:s/>Sound, thoughts and emotions can be conveyed (positive or negative). </text:p>
          </table:table-cell>
          <table:table-cell table:number-columns-repeated="1018"/>
        </table:table-row>
        <table:table-row table:style-name="ro54">
          <table:table-cell/>
          <table:table-cell table:style-name="ce53" office:value-type="string">
            <text:p>243</text:p>
          </table:table-cell>
          <table:table-cell table:style-name="ce53" office:value-type="string">
            <text:p>None given, but previous timestamp is “latter part of Febuary, 1929” and the next timestamp is “early part of March [1929]”. <text:s/></text:p>
          </table:table-cell>
          <table:table-cell table:style-name="ce53"/>
          <table:table-cell table:style-name="ce53" office:value-type="string">
            <text:p>When they arrived at the hotel and entered the ballroom, Robert's friends, who knew of his great fame in New York and his success in speculative markets, were anxious to introduce him to the prominent men and women of Paris. Aviators were there from all over the world. They had come for the great convention. Each country was competing for the grand prize for the most efficient airplane and the best one suited for war purposes. <text:s/>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text:span text:style-name="T1"> in order to please him and get him interested</text:span>, had the <text:span text:style-name="T2">radio</text:span> tuned into <text:span text:style-name="T1">New York</text:span> and were getting music from the <text:span text:style-name="T1">Biltmore</text:span>. The dance started. <text:s/><text:span text:style-name="T1">Robert watched but was very little interested.</text:span> His friends invited him to dance but he refused. He had no thoughts of anything but Marie.</text:p>
          </table:table-cell>
          <table:table-cell table:style-name="ce54" office:value-type="string">
            <text:p>This event took place at the Aviators' Costume Ball at Hotel Lafayette in Paris.</text:p>
          </table:table-cell>
          <table:table-cell table:number-columns-repeated="1018"/>
        </table:table-row>
        <table:table-row table:style-name="ro10">
          <table:table-cell/>
          <table:table-cell office:value-type="string">
            <text:p>282-283 (“secret radio” mentioned <text:s/>on pg. 283).</text:p>
          </table:table-cell>
          <table:table-cell table:number-columns-repeated="2"/>
          <table:table-cell table:style-name="ce57"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Robert and Walter were using their <text:span text:style-name="T1">secret radio</text:span> to communicate with each other. <text:s/>They had offered this invention to the <text:span text:style-name="T1">Government</text:span> and it had been <text:span text:style-name="T1">accepted</text:span>. This was a great help as the Japanese were unable to intercept their <text:span text:style-name="T1">code messages</text:span> or take any message from the air because there were none.</text:p>
          </table:table-cell>
          <table:table-cell table:style-name="ce48" office:value-type="string">
            <text:p>It is an aid to the US Government.</text:p>
          </table:table-cell>
          <table:table-cell table:number-columns-repeated="1018"/>
        </table:table-row>
        <table:table-row table:style-name="ro11">
          <table:table-cell/>
          <table:table-cell office:value-type="string">
            <text:p>284</text:p>
          </table:table-cell>
          <table:table-cell office:value-type="string">
            <text:p>None given here, but pg. 283 says the surrender of Los Angeles happened on June 14 [1930].</text:p>
          </table:table-cell>
          <table:table-cell/>
          <table:table-cell office:value-type="string">
            <text:p>There was a panic in Wall Street when the news came of the surrender of Los Angeles. Edna had been left in charge of the office in New York and thru the secret <text:span text:style-name="T1">Pocket Radio</text:span>, kept in communication with Waltetr and Robert. She was conducting a campaign in the stock market for them and had made a fortune on the short side of the market. Business was bad, and the whole country was in a state of turmoil.</text:p>
          </table:table-cell>
          <table:table-cell office:value-type="string">
            <text:p>Surrender of Los Angeles.</text:p>
          </table:table-cell>
          <table:table-cell table:number-columns-repeated="1018"/>
        </table:table-row>
        <table:table-row table:style-name="ro22">
          <table:table-cell/>
          <table:table-cell office:value-type="string">
            <text:p>287-288 (“Pocket Radio” mentioned on pg. 287).</text:p>
          </table:table-cell>
          <table:table-cell office:value-type="string">
            <text:p>None given, but the last timestamp is “morning of August 3 [1930].”</text:p>
          </table:table-cell>
          <table:table-cell/>
          <table:table-cell office:value-type="string">
            <text:p>[This is right after bombing and taking down the Tokyo J-1]. <text:s/>Before venturing to land Captain Gordon ascended to a great height, circled the sky to see if there were any more enemy ships in sight which might endanger his life. Finding the air clear, he immediately <text:span text:style-name="T1">radioed</text:span> the news with his <text:span text:style-name="T1">Pocket-Radio</text:span> to Captain Kennelworth who was then stationed at San Diego. The news was quickly flashed to General Pearson's headquarters. On examination they found that the giant ship was a mother ship more than 600 feet long, bearing the name of "Tokyo J-1" and that it carried 25 bombing planes of the most modern type with collapsible wings and equipped with powerful searchlights carrying bombs and poisonous gases.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office:value-type="string">
            <text:p>During/right after Captain Robert Gordon bombs and takes down the Tokyo J-1. <text:s/>Why is “Pocket-Radio” hypenated?</text:p>
          </table:table-cell>
          <table:table-cell table:number-columns-repeated="1018"/>
        </table:table-row>
        <table:table-row table:style-name="ro14">
          <table:table-cell/>
          <table:table-cell office:value-type="string">
            <text:p>290-291 (“Pocket Radio”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office:value-type="string">
            <text:p>Attack on San Francisco.</text:p>
          </table:table-cell>
          <table:table-cell table:number-columns-repeated="1018"/>
        </table:table-row>
        <table:table-row table:style-name="ro24">
          <table:table-cell/>
          <table:table-cell office:value-type="string">
            <text:p>291</text:p>
          </table:table-cell>
          <table:table-cell office:value-type="string">
            <text:p>September 1930.</text:p>
          </table:table-cell>
          <table:table-cell/>
          <table:table-cell office:value-type="string">
            <text:p>Captain Kennelworth also encountered planes by the thousands coming across from the West and succeeded in bringing down numbers of them. Finally, the enemy planes turned on him and when he saw that escape seemed almost impossible, decided to try to race back to headquarters. The enemy planes were firing on him. <text:s/>One wing of his plane was damaged, then a propeller was broken and as his plane was crashing to the earth, he felt that he was sure to lose his life; tried to steer the best he could and finally, seeing that he was going to land on a smooth spot where there were no trees or buildings, he crawled out on top of one of the wings. <text:s/>A few minutes after the crash he regained consciousness, finding himself uninjured with only a few minor scratches. Fortunately he was near one of the army bases and made his way quickly there. He could see to the West that San Francisco was in flames and knew that the destruction was complete. His first thought was what had happened to his old pal, Robert Gordon. <text:s/><text:span text:style-name="T1">Feeling in his </text:span><text:span text:style-name="T2">pocket</text:span><text:span text:style-name="T1"> and finding his radio safe, he sent the distress signal which they had always used, asking "Are you alive and where are you?"</text:span> Minutes went by and no reply. He was heartsick and feared that Robert had lost his life. He slowly made his way to headquarters and reported what had happened.</text:p>
          </table:table-cell>
          <table:table-cell office:value-type="string">
            <text:p>Attack on San Francisco.</text:p>
          </table:table-cell>
          <table:table-cell table:number-columns-repeated="1018"/>
        </table:table-row>
        <table:table-row table:style-name="ro11">
          <table:table-cell/>
          <table:table-cell office:value-type="string">
            <text:p>293</text:p>
          </table:table-cell>
          <table:table-cell office:value-type="string">
            <text:p>None given, but last timestamp is for the attack on San Francisco: September 1930.</text:p>
          </table:table-cell>
          <table:table-cell/>
          <table:table-cell office:value-type="string">
            <text:p>Through all this excitement [of getting captured by the Japanese at the attack on San Francisco], for the <text:span text:style-name="T1">first time </text:span>he thought of his <text:span text:style-name="T1">Pocket-Radio</text:span>. Before he could get it out of his pocket, he received the S.O.S. signal from Walter and answered, telling him what had happened and where he was.</text:p>
          </table:table-cell>
          <table:table-cell table:style-name="ce48" office:value-type="string">
            <text:p>Attack on San Francisco. <text:s/>Why is “Pocket-Radio” hypenated?</text:p>
          </table:table-cell>
          <table:table-cell table:number-columns-repeated="1018"/>
        </table:table-row>
        <table:table-row table:style-name="ro37">
          <table:table-cell/>
          <table:table-cell office:value-type="string">
            <text:p>295-296 (“secret radio” mentioned on both pg. 295 and pg. 296).</text:p>
          </table:table-cell>
          <table:table-cell office:value-type="string">
            <text:p>None given, but it is the capture of Captain Robert Gordon by the Japanese at the attack on San Francisco: 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communications without any sound in the air and without anyone intercepting the messages, but made no mention of the other discoveries that he had which he knew could be used in time of emergency and of which he had never told the United States Government officials. The Japanese offered Robert his freedom and a large amount of money if he would sell them this invention. After communicating secretly and silently with Walter, Robert had him tell the commanding General about the proposition the Japanese had offered him and asked for instructions as to what he should do. Their reply was to remain prisoner and not give up any of his secrets to the enemy, because the situation was bad enough at the best. But Robert knew that his services would be of greater value to his Government and that it was bad judgment for him to remain a prisoner. He felt that he could make another invention for communications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text:p>
          </table:table-cell>
          <table:table-cell table:style-name="ce48" office:value-type="string">
            <text:p>Capture of Captain Robert Gordon by the Japanese at the attack on San Francisco.</text:p>
          </table:table-cell>
          <table:table-cell table:number-columns-repeated="1018"/>
        </table:table-row>
        <table:table-row table:style-name="ro55">
          <table:table-cell/>
          <table:table-cell office:value-type="string">
            <text:p>297-298 (“Pocket Radio” mentioned on pg. 297) <text:s/>(“secret radio” mentioned twice on pg. 298)</text:p>
          </table:table-cell>
          <table:table-cell office:value-type="string">
            <text:p>None given, but it is after the release of Robert by the Japanese. <text:s/>RG is in prison in the U.S. <text:s/>[It is after 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urning over his secret <text:span text:style-name="T1">Pocket Radio</text:span> to the Japanese to secure his freedom. <text:s/>Believed he was loyal to his country and acted as he thought best and had not done it for a selfish motive. <text:s/>The General (General Pearson)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invention to enable the United States forces to communicate secret orders from place to place, which the enemy could not understand or use. He told him that he had an invention partly completed which when placed a certain distance from an airplane would prevent any communication by his<text:span text:style-name="T1"> secret radio</text:span> and that with this it would make the <text:span text:style-name="T1">secret radio</text:span> which he turned over to Japan, absolutely useless. General Pearson believed his story and had faith in him so communicated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balance and unless something was done, and done quickly, their cause would be lost.</text:p>
          </table:table-cell>
          <table:table-cell table:number-columns-repeated="1019"/>
        </table:table-row>
        <table:table-row table:style-name="ro9">
          <table:table-cell office:value-type="string">
            <text:p>27</text:p>
          </table:table-cell>
          <table:table-cell office:value-type="string">
            <text:p>300</text:p>
          </table:table-cell>
          <table:table-cell office:value-type="string">
            <text:p>None given, but it is right after the release of RG from prison in the U.S.</text:p>
          </table:table-cell>
          <table:table-cell/>
          <table:table-cell office:value-type="string">
            <text:p>When Robert arrived in New York, Edna told him about the great fortune which she had made on the short side of the market and how when she received the good news by <text:span text:style-name="T1">secret radio</text:span>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text:p>
          </table:table-cell>
          <table:table-cell table:number-columns-repeated="1019"/>
        </table:table-row>
        <table:table-row table:style-name="ro14">
          <table:table-cell office:value-type="string">
            <text:p>27</text:p>
          </table:table-cell>
          <table:table-cell office:value-type="string">
            <text:p>301</text:p>
          </table:table-cell>
          <table:table-cell office:value-type="string">
            <text:p>The latter part of October, 1930.</text:p>
          </table:table-cell>
          <table:table-cell/>
          <table:table-cell office:value-type="string">
            <text:p>In the latter part of October, 1930, Robert returned to Denver, Colorado, where General Pearson had moved the aviation headquarters, and was <text:span text:style-name="T1">moving heaven and earth </text:span>to prevent the advance of the enemy toward the East. Many people on the coast had become frightened and moved to Denver for protection. Robert brought the new invention which he called the<text:span text:style-name="T1"> "Radio Annulifier."</text:span> <text:s/>The Spaniards and Japanese were making use of Robert's<text:span text:style-name="T1"> secret radio</text:span>, which was one of the most valuable discoveries up to that time. The Annulifier was now placed on scouting airplanes and they were sent out. They found that it would work a distance of several hundred miles.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record either sound or communications by light waves.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text:p>
          </table:table-cell>
          <table:table-cell table:number-columns-repeated="1019"/>
        </table:table-row>
        <table:table-row table:style-name="ro1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12-cylinder motors; were operated by electricity as well as gasoline. These giant planes could be supplied with power thru the air by<text:span text:style-name="T1"> radio current</text:span>. The attack was well-timed and they had every advantage of the United States forces. The first attack destroyed Chicago’s great skyscrapers. The Board of Trade Building, Post Office and other Government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26</text:p>
          </table:table-cell>
          <table:table-cell office:value-type="string">
            <text:p>None given.</text:p>
          </table:table-cell>
          <table:table-cell/>
          <table:table-cell office:value-type="string">
            <text:p>This sign [Gemini] has always symbolized the United States and Yankee ingenuity. The greatest inventions that have ever been were made by United States inventors. The airplane was invented here, the submarine, the great guns which have been used in war, the steamboats, electricity,<text:span text:style-name="T1"> radio,</text:span> and other valuable inventions too numerous to mention. From what I know and have read, I still hope and believe that the United States has the brains to outwit the entire world. I believe this because it is the land of liberty, because there never has been a nation to conquer it. The United States has never been an aggressor, never entered a war on its own accord. I believe that God is with us and that this is the country established for God’s kingdom.</text:p>
          </table:table-cell>
          <table:table-cell table:number-columns-repeated="1019"/>
        </table:table-row>
        <table:table-row table:style-name="ro32">
          <table:table-cell/>
          <table:table-cell office:value-type="string">
            <text:p>333-334 (“radio” mentioned on pg. 334)</text:p>
          </table:table-cell>
          <table:table-cell office:value-type="string">
            <text:p>None given, but it is 3 days before the end of armistice.</text:p>
          </table:table-cell>
          <table:table-cell/>
          <table:table-cell office:value-type="string">
            <text:p>“I have the plan already worked out for this Tunnel thru the Air.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unnel by<text:span text:style-name="T1"> radio rays</text:span>,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knowledge that with God nothing is impossible.</text:p>
          </table:table-cell>
          <table:table-cell office:value-type="string">
            <text:p>Describing a TTTA.</text:p>
          </table:table-cell>
          <table:table-cell table:number-columns-repeated="1018"/>
        </table:table-row>
        <table:table-row table:style-name="ro22">
          <table:table-cell/>
          <table:table-cell office:value-type="string">
            <text:p>339-340 (“Pocket-Radio” mentioned on pg. 339 and pg. 340).</text:p>
          </table:table-cell>
          <table:table-cell office:value-type="string">
            <text:p>It is the “dead hours of the night [of October 21, 1931].”</text:p>
          </table:table-cell>
          <table:table-cell/>
          <table:table-cell office:value-type="string">
            <text:p>When the [allied enemy War]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text:span> by which we could communicate without any sound passing thru the air, thus avoiding our orders being intercepted. After negotiating with him, we gave him his freedom, conducted him safely back to the American lines in consideration of his turning over to us his secret <text:span text:style-name="T1">Pocket-Radio</text:span>, which we worked successfully for many months. <text:s/>Finally it failed to work and we have always believed that he invented something by which he could prevent our communications.</text:p>
          </table:table-cell>
          <table:table-cell table:number-columns-repeated="1019"/>
        </table:table-row>
        <table:table-row table:style-name="ro9">
          <table:table-cell/>
          <table:table-cell office:value-type="string">
            <text:p>342</text:p>
          </table:table-cell>
          <table:table-cell office:value-type="string">
            <text:p>None given, but it is around November 20, [1931] to “night of November 19, 1931”. <text:s/>(The dates are out of order in the text).</text:p>
          </table:table-cell>
          <table:table-cell/>
          <table:table-cell office:value-type="string">
            <text:p>Supreme Commander Gordon had now completed another new invention on the same plan of the <text:span text:style-name="T1">radio</text:span> that he had to use in his office in New York several years before to record conversations when the manipulators were trying to catch him in the stock market. He had enlarged this machine so that it would record voices 3000 miles away and named it the "Tel-Talk."</text:p>
          </table:table-cell>
          <table:table-cell office:value-type="string">
            <text:p>Tel-Talk uses same plan as the radio.</text:p>
          </table:table-cell>
          <table:table-cell table:number-columns-repeated="1018"/>
        </table:table-row>
        <table:table-row table:style-name="ro6">
          <table:table-cell/>
          <table:table-cell office:value-type="string">
            <text:p>344-345 (“Pocket-Radio” mentioned on pg. 345).</text:p>
          </table:table-cell>
          <table:table-cell office:value-type="string">
            <text:p>“Thanksgiving night, November 24”. <text:s/>(Thanksgiving in 1931 was actually on November 26, 1931. <text:s/>Gann is probably referring to another year for this event.)</text:p>
          </table:table-cell>
          <table:table-cell/>
          <table:table-cell office:value-type="string">
            <text:p>On Thanksgiving night, November 24th, the attack was ordered. Supreme Commander Gordon was at dinner and a messenger interrupted him to tell him that "Tel-Talk" had picked up an important message. He rushed to the secret room and noticed that a conference had been held and orders given by the enemy to attack Detroit that night. He immediately communicated this information secretly with the <text:span text:style-name="T1">new Pocket-Radio</text:span>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p>
          </table:table-cell>
          <table:table-cell office:value-type="string">
            <text:p>Note the NEW Pocket Radio.</text:p>
          </table:table-cell>
          <table:table-cell table:number-columns-repeated="1018"/>
        </table:table-row>
        <table:table-row table:style-name="ro27">
          <table:table-cell/>
          <table:table-cell office:value-type="string">
            <text:p>345-346 (“radio” mentioned on pg. 346)</text:p>
          </table:table-cell>
          <table:table-cell office:value-type="string">
            <text:p>“Just before 10 o'clock”</text:p>
          </table:table-cell>
          <table:table-cell/>
          <table:table-cell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text:span text:style-name="T1">radio message</text:span> from Supreme Commander Gordon to descend very low and fly Northwest. At this time the Supreme Commander was in communication with Colonel Kennelworth and they had adjusted the Tunnel machines and established the Tunnel thru the Air.</text:p>
          </table:table-cell>
          <table:table-cell office:value-type="string">
            <text:p>Is “message” associated with Mercury? <text:s/></text:p>
          </table:table-cell>
          <table:table-cell table:number-columns-repeated="1018"/>
        </table:table-row>
        <table:table-row table:style-name="ro7">
          <table:table-cell/>
          <table:table-cell office:value-type="string">
            <text:p>354-355 (“radio” mentioned on pg. 355).</text:p>
          </table:table-cell>
          <table:table-cell office:value-type="string">
            <text:p>None given, but it is between January 1, 1932 and February 15, 1932.</text:p>
          </table:table-cell>
          <table:table-cell/>
          <table:table-cell office:value-type="string">
            <text:p>"Marie the Angel of Mercy" was now equipped with the Tunnel machine which would automatically put a Tunnel thru the Air anywhere in any direction. The Supreme Commander had enlarged and improved upon the Tunnel machine or vacuum until it could be made 25 to 50 miles wide in any direction from a large city. <text:s/>He had also discovered how to send ships thru the air without an aviator, directing them by<text:span text:style-name="T1"> radio rays</text:span>, which would enable them to distribute sleeping gas among the enemy's lines and prevent loss of any of his valuable aviators. He now had confidence that every city would be safe from an attack and no destruction could take place.</text:p>
          </table:table-cell>
          <table:table-cell table:number-columns-repeated="1019"/>
        </table:table-row>
        <table:table-row table:style-name="ro10">
          <table:table-cell/>
          <table:table-cell office:value-type="string">
            <text:p>355-356 (“radio”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gas-distributing machines and equipment for sending airplanes by <text:span text:style-name="T1">radio ray </text:span>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6">
          <table:table-cell/>
          <table:table-cell office:value-type="string">
            <text:p>359-360</text:p>
          </table:table-cell>
          <table:table-cell office:value-type="string">
            <text:p>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text:p>
          </table:table-cell>
          <table:table-cell table:number-columns-repeated="1019"/>
        </table:table-row>
        <table:table-row table:style-name="ro10">
          <table:table-cell/>
          <table:table-cell office:value-type="string">
            <text:p>361-362 (“radio” mentioned <text:s/>on pg. 361.)</text:p>
          </table:table-cell>
          <table:table-cell office:value-type="string">
            <text:p>“8 o'clock on the evening of June 8 [1932].”</text:p>
          </table:table-cell>
          <table:table-cell/>
          <table:table-cell office:value-type="string">
            <text:p>At 8 o'clock on the evening of June 8th, Supreme Commander Gordon stood near the "Demon of Death" watching his different instruments and soon noticed on the other side of the room the<text:span text:style-name="T1"> radio interceptor</text:span>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text:span text:style-name="T1"> radio messages</text:span> to the enemy that Supreme Commander Gordon had ordered the City of New York and all buildings lighted up for the night so that they would not miss the city and that he awaited their coming with pleasure. Asked them not to overlook the Mammouth Building which was 110 stories high; that he would he there alone, waiting for them to destroy the building.</text:p>
          </table:table-cell>
          <table:table-cell office:value-type="string">
            <text:p>Right before the attack on New York City.</text:p>
          </table:table-cell>
          <table:table-cell table:number-columns-repeated="1018"/>
        </table:table-row>
        <table:table-row table:style-name="ro53">
          <table:table-cell/>
          <table:table-cell office:value-type="string">
            <text:p>366-367 (“radio” mentioned on pg. 367).</text:p>
          </table:table-cell>
          <table:table-cell office:value-type="string">
            <text:p>“12:30” [a.m., June 9, 1932].</text:p>
          </table:table-cell>
          <table:table-cell/>
          <table:table-cell office:value-type="string">
            <text:p>At 12:30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text:s/>When the last plane had landed safely in the Tunnel, his features relaxed and his face showed a smile of victory. His first thought was of Marie, his next thought was of his old friend Walter Kennelworth. <text:s/>He sent the first <text:span text:style-name="T1">message</text:span> of the victory over his <text:span text:style-name="T1">secret radio </text:span>to him. "The enemy has attacked New York from four sides, more than 100,000 strong. The 'Demon of Death' has done its work. The Tunnel machines have performed a miracle. More than 50,000 aviators are sleeping in our nets. Your great discovery has made this a painless victory. Edna, your noble wife, performed the painless herculean task and played her part in the final stage of the great victory." <text:s/>On receiving this <text:span text:style-name="T1">message</text:span> Colonel Kennelworth was overjoyed, knowing that it meant that the end of the war was near. His reply was brief -- "Congratulations, Robert Gordon. Love to Edna. I hope that you may yet have Marie to share with you in the great victory."</text:p>
          </table:table-cell>
          <table:table-cell office:value-type="string">
            <text:p>After the attack on New York City.</text:p>
          </table:table-cell>
          <table:table-cell table:number-columns-repeated="1018"/>
        </table:table-row>
        <table:table-row table:style-name="ro32">
          <table:table-cell/>
          <table:table-cell office:value-type="string">
            <text:p>379</text:p>
          </table:table-cell>
          <table:table-cell office:value-type="string">
            <text:p>Between the “forenoon of June 9, [1932]”, and the “afternoon of June 9, [1932]”.</text:p>
          </table:table-cell>
          <table:table-cell/>
          <table:table-cell office:value-type="string">
            <text:p>Supreme Commander Gordon knew that there would be no more attacks that day, so he ordered Colonel Edna Kennelworth to get some sleep. He communicated with Colonel Kennelworth in Boston and found that there had been no further attacks there. The Colonel reported that he was ready and waiting to put to sleep more of the enemy as soon as they arrived. <text:s/>The Allied Enemy headquarters at the different points in the United States were absolutely without any news as to what had happened to all the planes and airships that had been sent out to attack New York, but in this case, they felt that no news was good news. They were trying in every way with the <text:span text:style-name="T1">wireless</text:span> <text:span text:style-name="T1">and</text:span> <text:span text:style-name="T1">radio</text:span> to reach the commanders of the different fleets but not a word was received. <text:s/>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ext:p>
          </table:table-cell>
          <table:table-cell table:number-columns-repeated="1019"/>
        </table:table-row>
        <table:table-row table:style-name="ro32">
          <table:table-cell/>
          <table:table-cell office:value-type="string">
            <text:p>379-380 (“radio” mentioned on pg. 380).</text:p>
          </table:table-cell>
          <table:table-cell office:value-type="string">
            <text:p>The afternoon of June 9, [1932]. <text:s/>The next timestamp after this is “morning of June 13, [1932].”</text:p>
          </table:table-cell>
          <table:table-cell/>
          <table:table-cell office:value-type="string">
            <text:p>Some devilish invention by the Americans is being used to destroy or capture our ships. Their success seems to be so complete that it is almost unbelievable. Not one report from any man or ship has been heard since we attacked Boston. Now, if the <text:span text:style-name="T1">flower</text:span> of our army has been lost in this attack against New York, our cause seems hopeless. The facts are desperate but we must face them. Let no further move be made until we know more about what the Yankees have." <text:s/>Supreme Commander Gordon had made up his mind that he would keep everything secret and not let the enemy know anything, but he dispatched a <text:span text:style-name="T1">message</text:span> by<text:span text:style-name="T1"> radio</text:span> to enemy headquarters reading: “Very much disappointed. Lost a good night's sleep last night waiting for your army to take New York Citv. When may we expect the pleasure of a visit from your planes?” <text:s/>This <text:span text:style-name="T1">mysterious message</text:span> was as much a mystery to the enemy as the letter that Robert found on the street in Paris was to him. The fleet sent out to attack Boston had never returned and no word had ever been heard of them.</text:p>
          </table:table-cell>
          <table:table-cell table:number-columns-repeated="1019"/>
        </table:table-row>
        <table:table-row table:style-name="ro12">
          <table:table-cell/>
          <table:table-cell office:value-type="string">
            <text:p>384-385 (“radiophone” mentioned on pg. 385).</text:p>
          </table:table-cell>
          <table:table-cell office:value-type="string">
            <text:p>It is July 4, [1932] (Independence Day).</text:p>
          </table:table-cell>
          <table:table-cell/>
          <table:table-cell office:value-type="string">
            <text:p>She started discharging the gas, and in <text:span text:style-name="T1">twelve minutes</text:span> the entire fleet had been plunged into the Tunnel. <text:s/>She had a <text:span text:style-name="T1">few minutes</text:span> to <text:span text:style-name="T1">wait</text:span> and immediately picked up the <text:span text:style-name="T1">radiophone</text:span>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text:p>
          </table:table-cell>
          <table:table-cell office:value-type="string">
            <text:p>Battle of Washington.</text:p>
          </table:table-cell>
          <table:table-cell table:number-columns-repeated="1018"/>
        </table:table-row>
        <table:table-row table:style-name="ro10">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Marie the Angel of Mercy, and was going alone to London, Berlin, Moscow, Madrid, Tokio and destroy buildings in these cities and with the light ray put every city in darkness, put the people to sleep and leave them for 7 days. Then he would destroy or conquer every important city in the world in 6 days, just the same as God created the world in 6 days, and that on the 7th day he would return to New York City and await the action of the Allied Nations in regard to peace. He ordered all of the countries <text:span text:style-name="T1">notified</text:span> by<text:span text:style-name="T1"> radio</text:span> that he would leave New York City on Marie the Angel of Mercy, which could make 1000 miles an hour, and when he arrived in London and other cities everyone should be out of the buildings which he would destroy with the "Demon of Death"; that this was to be a mission of mercy and that he would not destroy one life if possible but that he must demonstrate the power that he could destroy all life and buildings if necessary.</text:p>
          </table:table-cell>
          <table:table-cell office:value-type="string">
            <text:p>Right before RG leaves for his 7 days.</text:p>
          </table:table-cell>
          <table:table-cell table:number-columns-repeated="1018"/>
        </table:table-row>
        <table:table-row table:style-name="ro12">
          <table:table-cell/>
          <table:table-cell office:value-type="string">
            <text:p>395</text:p>
          </table:table-cell>
          <table:table-cell office:value-type="string">
            <text:p>Over 5 years after Lindbergh landed in Pari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text:span text:style-name="T1">radio</text:span> and anchored near the same spot where Lindbergh had landed <text:span text:style-name="T1">over</text:span> <text:span text:style-name="T1">five years</text:span> <text:span text:style-name="T1">before</text:span>. He was taken aboard one of France's airplanes and carried to the President, who greeted him cordially, kneeled and <text:span text:style-name="T1">kissed</text:span> his cheeks and hands. Thanked him for the inventions which he had made which would end war for all time. <text:s/>Supreme Commander Gordon had brought a <text:span text:style-name="T1">letter</text:span> from the President of the United States thanking France for her support and assuring them of our loyalty and support forever in the future.</text:p>
          </table:table-cell>
          <table:table-cell office:value-type="string">
            <text:p>RG's 7 days.</text:p>
          </table:table-cell>
          <table:table-cell table:number-columns-repeated="1018"/>
        </table:table-row>
        <table:table-row table:style-name="ro10">
          <table:table-cell/>
          <table:table-cell office:value-type="string">
            <text:p>397</text:p>
          </table:table-cell>
          <table:table-cell office:value-type="string">
            <text:p>None given, but during RG's 7 days.</text:p>
          </table:table-cell>
          <table:table-cell/>
          <table:table-cell office:value-type="string">
            <text:p>The poor and uneducated people of Russia had been warned of his coming. The newspapers told them what had been happening in other cities, but the people refused to believe that they would not be destroyed. Many of them rushed to the waters and drowned themselves. <text:s/>Others went to the forests to hide. Moscow was more excited than ever before. People had been praying day and night before he arrived. Finally when he was over Moscow, he sent a <text:span text:style-name="T1">radio</text:span> <text:span text:style-name="T1">message</text:span>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destroying rays from the machine being invisible and Marie the Angel of Mercy being invisible.</text:p>
          </table:table-cell>
          <table:table-cell office:value-type="string">
            <text:p>RG's 7 days.</text:p>
          </table:table-cell>
          <table:table-cell table:number-columns-repeated="1018"/>
        </table:table-row>
        <table:table-row table:style-name="ro9">
          <table:table-cell table:style-name="ce52"/>
          <table:table-cell table:style-name="ce52" office:value-type="string">
            <text:p>400</text:p>
          </table:table-cell>
          <table:table-cell office:value-type="string">
            <text:p>None given, but during RG's 7 days.</text:p>
          </table:table-cell>
          <table:table-cell table:style-name="ce52"/>
          <table:table-cell table:style-name="ce58" office:value-type="string">
            <text:p>When he had completed his destruction of the City of Mexico, he sent a message by radio to New York and Washington that he was on his way home and would pass over the enemy's lines in California and in the central part of the United States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text:p>
          </table:table-cell>
          <table:table-cell table:number-columns-repeated="1018"/>
        </table:table-row>
        <table:table-row table:style-name="ro7">
          <table:table-cell table:style-name="ce52"/>
          <table:table-cell table:style-name="ce52" office:value-type="string">
            <text:p>401</text:p>
          </table:table-cell>
          <table:table-cell table:style-name="ce52" office:value-type="string">
            <text:p>Just before noon on the 7<text:span text:style-name="T28">th</text:span> day of RG's 7 days.</text:p>
          </table:table-cell>
          <table:table-cell table:style-name="ce52"/>
          <table:table-cell table:style-name="ce52" office:value-type="string">
            <text:p>After bidding them [Montreal, Canada] good-bye, he sailed for New York, arriving just before noon on the 7th day after he had sailed away on his great trip around the world. <text:s/>Marie the Angel of Mercy circled over New York and landed at the Mammouth Building. General Walter Kennelworth was on duty and reported what had happened during Supreme Commander Gordon's absence, altho he had kept in touch with him by <text:span text:style-name="T1">radio</text:span> all the time and informed him what was going on. Supreme Commander Gordon's orders had been carried out the day he left on his 7-day tour of the world and sleeping gas sprayed over all the enemy lines thruout the United States.</text:p>
          </table:table-cell>
          <table:table-cell office:value-type="string">
            <text:p>RG's 7 days.</text:p>
          </table:table-cell>
          <table:table-cell table:number-columns-repeated="1018"/>
        </table:table-row>
        <table:table-row table:style-name="ro11">
          <table:table-cell table:style-name="ce52"/>
          <table:table-cell table:style-name="ce52" office:value-type="string">
            <text:p>402</text:p>
          </table:table-cell>
          <table:table-cell table:style-name="ce52" office:value-type="string">
            <text:p>“Late on the 7<text:span text:style-name="T28">th</text:span> day” of RG's 7 days.</text:p>
          </table:table-cell>
          <table:table-cell table:style-name="ce52"/>
          <table:table-cell table:style-name="ce52" office:value-type="string">
            <text:p>Late on the 7th day the Allied Armies of the enemy began to awake. Each day following for the next 6 days, the people in one city after another of the foreign countries where he had visited awoke. Supreme Commander Gordon released an electric light control and the cities were no longer in darkness. All <text:span text:style-name="T1">wireless</text:span> and <text:span text:style-name="T1">radio</text:span> <text:span text:style-name="T1">stations</text:span> refused to take any <text:span text:style-name="T1">messages</text:span> except what concerned news in regard to the Marie the Angel of Mercy and what had happened all over the world.</text:p>
          </table:table-cell>
          <table:table-cell office:value-type="string">
            <text:p>RG's 7 days.</text:p>
          </table:table-cell>
          <table:table-cell table:number-columns-repeated="1018"/>
        </table:table-row>
        <table:table-row table:style-name="ro1" table:number-rows-repeated="18">
          <table:table-cell table:style-name="ce52" table:number-columns-repeated="6"/>
          <table:table-cell table:number-columns-repeated="1018"/>
        </table:table-row>
        <table:table-row table:style-name="ro1" table:number-rows-repeated="1048519">
          <table:table-cell table:number-columns-repeated="1024"/>
        </table:table-row>
        <table:table-row table:style-name="ro1">
          <table:table-cell table:number-columns-repeated="1024"/>
        </table:table-row>
      </table:table>
      <table:table table:name="Sleeping Gas" table:style-name="ta1" table:print="false">
        <table:table-column table:style-name="co33" table:default-cell-style-name="ce7"/>
        <table:table-column table:style-name="co44" table:default-cell-style-name="ce7"/>
        <table:table-column table:style-name="co45" table:default-cell-style-name="ce7"/>
        <table:table-column table:style-name="co46" table:default-cell-style-name="ce7"/>
        <table:table-column table:style-name="co47" table:default-cell-style-name="ce7"/>
        <table:table-column table:style-name="co43" table:default-cell-style-name="ce7"/>
        <table:table-column table:style-name="co4" table:number-columns-repeated="1018" table:default-cell-style-name="ce7"/>
        <table:table-row table:style-name="ro13">
          <table:table-cell table:style-name="ce31" office:value-type="string">
            <text:p>rluu: Below are results of searching for “gas”. <text:s/>Next I will search for “chemi”, “sleep”, “noble”.</text:p>
          </table:table-cell>
          <table:table-cell table:style-name="ce31" table:number-columns-repeated="5"/>
          <table:table-cell table:number-columns-repeated="1018"/>
        </table:table-row>
        <table:table-row table:style-name="ro13">
          <table:table-cell table:style-name="ce31" office:value-type="string">
            <text:p><text:a xlink:href="http://en.wikipedia.org/wiki/Chemical_element#General_properties">http://en.wikipedia.org/wiki/Chemical_element#General_properties</text:a></text:p>
          </table:table-cell>
          <table:table-cell table:style-name="ce31" table:number-columns-repeated="5"/>
          <table:table-cell table:number-columns-repeated="1018"/>
        </table:table-row>
        <table:table-row table:style-name="ro13">
          <table:table-cell table:style-name="ce31" office:value-type="string">
            <text:p>The elements studied to date as solid samples have eight kinds of crystal structures: cubic, body-centered cubic, face-centered cubic, hexagonal, monoclinic, orthorhombic, rhombohedral, and tetragonal. </text:p>
          </table:table-cell>
          <table:table-cell table:style-name="ce31" table:number-columns-repeated="5"/>
          <table:table-cell table:number-columns-repeated="1018"/>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office:value-type="float" office:value="8">
            <text:p>8</text:p>
          </table:table-cell>
          <table:table-cell office:value-type="float" office:value="85">
            <text:p>85</text:p>
          </table:table-cell>
          <table:table-cell office:value-type="string">
            <text:p>None given.</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365 years. This event took place about 3017 B.c. I believe that at that time they had all modern inventions and that Enoch went up in an airplane. The writer of the book, probably not having seen an airplane before and seeing Enoch go into the sky, thought that he had gone to <text:span text:style-name="T1">heaven</text:span>. We are now in the 5000-year cycle, from the time that Enoch was transferred to heaven, and this indicates the progress of the airplane at this time. Elijah was also translated to heaven in a <text:span text:style-name="T1">cloud of fire</text:span>, in 896 B.C. I believe this, too, was an airplane. Since the chariot was seen blazing with some kind of<text:span text:style-name="T1"> fire or gas</text:span>, the <text:span text:style-name="T1">recorder</text:span> thought <text:span text:style-name="T1">it</text:span> was just something to take Elijah to <text:span text:style-name="T1">heaven</text:span>. <text:s/>Man first traveled by <text:span text:style-name="T1">land</text:span>, then conquered the <text:span text:style-name="T1">water</text:span> and last, the greatest feat of all, is conquering the <text:span text:style-name="T1">air</text:span>, which was plainly foretold in the Bible.</text:p>
          </table:table-cell>
          <table:table-cell table:number-columns-repeated="1019"/>
        </table:table-row>
        <table:table-row table:style-name="ro2">
          <table:table-cell/>
          <table:table-cell office:value-type="float" office:value="86">
            <text:p>86</text:p>
          </table:table-cell>
          <table:table-cell office:value-type="float" office:value="1877">
            <text:p>1877</text:p>
          </table:table-cell>
          <table:table-cell/>
          <table:table-cell office:value-type="string">
            <text:p>The advent of automobiles, or <text:span text:style-name="T1">gas engines</text:span>, began in 1877, when the first <text:span text:style-name="T1">gas</text:span> <text:span text:style-name="T1">engine</text:span> was invented by Otto.</text:p>
          </table:table-cell>
          <table:table-cell office:value-type="string">
            <text:p>Connection between automobile and gas engine.</text:p>
          </table:table-cell>
          <table:table-cell table:number-columns-repeated="1018"/>
        </table:table-row>
        <table:table-row table:style-name="ro4">
          <table:table-cell/>
          <table:table-cell office:value-type="float" office:value="87">
            <text:p>87</text:p>
          </table:table-cell>
          <table:table-cell office:value-type="string">
            <text:p>1879, 1892.</text:p>
          </table:table-cell>
          <table:table-cell/>
          <table:table-cell office:value-type="string">
            <text:p>In 1879, a <text:span text:style-name="T1">gas</text:span>oline motor was invented by Selden. In 1892, the first <text:span text:style-name="T1">automobile</text:span> was operated by C. A. Duryea. Note that this was repeating the 500-year cycle, and 100 years before the first attempt was made to start an iron railway, and in 1783, the first time a balloon went up which carried a passenger.</text:p>
          </table:table-cell>
          <table:table-cell table:number-columns-repeated="1019"/>
        </table:table-row>
        <table:table-row table:style-name="ro6">
          <table:table-cell/>
          <table:table-cell office:value-type="string">
            <text:p>88-89 (“gas” mentioned on pg. 88).</text:p>
          </table:table-cell>
          <table:table-cell office:value-type="string">
            <text:p>None given.</text:p>
          </table:table-cell>
          <table:table-cell/>
          <table:table-cell office:value-type="string">
            <text:p>Man has succeeded in traveling on the earth by steam, <text:span text:style-name="T1">gas</text:span>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 have fought battles on the land, on the water and used 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p>
          </table:table-cell>
          <table:table-cell table:number-columns-repeated="1019"/>
        </table:table-row>
        <table:table-row table:style-name="ro32">
          <table:table-cell/>
          <table:table-cell office:value-type="string">
            <text:p>224-225 (“gas” mentioned on pg. 224)</text:p>
          </table:table-cell>
          <table:table-cell office:value-type="string">
            <text:p>The early part of 1928.</text:p>
          </table:table-cell>
          <table:table-cell/>
          <table:table-cell office:value-type="string">
            <text:p>In the early part of 1928 Robert calculated that war was inevitable between England and Russia. He figured that the war would start not later than the summer and that many nations would be involved and that later an attack on the United States would come. His first airplane was now completed, -- a small one according to the plan laid down by <text:span text:style-name="T1">Ezekiel</text:span> in the Bible. The plane had four wings and could fly on either one of its four sides. It had a new motor with 12 cylinders and could be operated either with <text:span text:style-name="T1">gas</text:span>, <text:span text:style-name="T1">electricity</text:span> or <text:span text:style-name="T1">compressed air</text:span>.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a new Lindbergh of the air. There was an extra motor built with a collapsible propeller so that he could shift it from the center of the airplane to the tail, enabling it to go backward or forward as he willed. <text:s/>The wings were so arranged that they could either remain stationary or be set in motion up or down by motor. This was a new and valuable feature in the construction of airplanes.</text:p>
          </table:table-cell>
          <table:table-cell office:value-type="string">
            <text:p>St. Marie can use <text:span text:style-name="T1">gas</text:span>, electricity or compressed air.</text:p>
          </table:table-cell>
          <table:table-cell table:number-columns-repeated="1018"/>
        </table:table-row>
        <table:table-row table:style-name="ro32">
          <table:table-cell office:value-type="string">
            <text:p>24</text:p>
          </table:table-cell>
          <table:table-cell office:value-type="string">
            <text:p>271</text:p>
          </table:table-cell>
          <table:table-cell table:style-name="ce13" office:value-type="string">
            <text:p>Latter part of April, 1929</text:p>
          </table:table-cell>
          <table:table-cell/>
          <table:table-cell table:style-name="ce18" office:value-type="string">
            <text:p><text:span text:style-name="T10"><text:s/></text:span><text:span text:style-name="T22">Walter and Edna </text:span><text:span text:style-name="T11">had been working day and night for months</text:span><text:span text:style-name="T22"> on a great chemical discovery</text:span><text:span text:style-name="T10"> and had now succeeded in completing it. This discovery was a perfectly harmless </text:span><text:span text:style-name="T11">gas</text:span><text:span text:style-name="T10"> to be used in war or for medical purposes. </text:span><text:span text:style-name="T11">It would put people to sleep and they would remain asleep for 7 days</text:span><text:span text:style-name="T10">, with no ill effects. It had always been Robert's desire to have something to use in war which would not destroy human lives and he was very much elated over Walter's discovery. Walter told him that he had already tested it and that Edna had such confidence in him,</text:span><text:span text:style-name="T11"> [Edna] had taken the gas, remained asleep for 7 days, and felt no ill effects</text:span><text:span text:style-name="T10">. </text:span><text:span text:style-name="T11">Walter knew just exactly why it worked, because he was a great chemist and knew the natural law </text:span><text:span text:style-name="T22">behind the discovery</text:span><text:span text:style-name="T10">. He told Robert that this must be kept a secret until time of war when with the new ship "Marie the Angel of Mercy," traveling 1000 miles an hour, they could go from one city to another or from one battlefield to another, release the </text:span><text:span text:style-name="T11">gas</text:span><text:span text:style-name="T10"> </text:span><text:span text:style-name="T11">and put everyone to sleep for 7 days.</text:span><text:span text:style-name="T10"> In the meantime, with "The Demon of Death" -- they could destroy the enemy's bases and fortifications; would be able to make their own peace terms with the enemy and at the same time obey the divine command of God "Thou shalt not kill.”</text:span></text:p>
          </table:table-cell>
          <table:table-cell office:value-type="string">
            <text:p>First mention of the invention of sleeping gas. <text:s/><text:span text:style-name="T1">E = 2.718. <text:s/></text:span><text:span text:style-name="T21">MAM can utilize sleeping gas. <text:s/></text:span></text:p>
          </table:table-cell>
          <table:table-cell table:number-columns-repeated="1018"/>
        </table:table-row>
        <table:table-row table:style-name="ro12">
          <table:table-cell/>
          <table:table-cell office:value-type="string">
            <text:p>277</text:p>
          </table:table-cell>
          <table:table-cell office:value-type="string">
            <text:p>None given, but between Fall of 1929 and April 1930.</text:p>
          </table:table-cell>
          <table:table-cell/>
          <table:table-cell office:value-type="string">
            <text:p>[RG] was spending money lavishly and working to improve on his <text:span text:style-name="T1">Ezekiel</text:span> plane. He was keeping everything secret, sending out plans to different manufacturers and having the parts made, Walter and himself secretly putting the machine together. Robert had made a large amount of money buying oil stocks. A big bull campaign in oil stocks had been brought about by the decreasing oil supply. The Government realizing the increased demand for <text:span text:style-name="T1">gas</text:span><text:span text:style-name="T21">oline</text:span> on account of the large amount of airplanes used, knew that in time of war their success would depend upon the supply of oil and <text:span text:style-name="T1">gas</text:span>, so a decree was passed conserving the oil resources. <text:s/>There was still a big foreign demand for oil and <text:span text:style-name="T1">gas</text:span>oline as war in Europe was still going on. Affairs in England were in a bad state and revolution was threatened.</text:p>
          </table:table-cell>
          <table:table-cell office:value-type="string">
            <text:p>St. Marie was mentioned as using the Ezekiel plan [pg. 224]. <text:s/>MAM was not mentioned connected to Ezekiel yet. <text:s/>MAM is later mentioned as a giant Ezekiel airplane on [pg. 337].</text:p>
          </table:table-cell>
          <table:table-cell table:number-columns-repeated="1018"/>
        </table:table-row>
        <table:table-row table:style-name="ro12">
          <table:table-cell/>
          <table:table-cell office:value-type="string">
            <text:p>285-286 (“gas” mentioned on pg. 286)</text:p>
          </table:table-cell>
          <table:table-cell office:value-type="string">
            <text:p>None given, but the attack on Rio Grnde happened on the night of August 1 [1930]. <text:s/>Reports were made the next day after the attack.</text:p>
          </table:table-cell>
          <table:table-cell/>
          <table:table-cell office:value-type="string">
            <text:p>Captain Robert Gordon was still stationed near Los Angeles and when news came of the terrible loss of life along the Rio Grande, his mind turned to <text:span text:style-name="T1">"Marie the Angel of Mercy," </text:span>-- his great plane secretly stored away in the <text:span text:style-name="T1">Adirondack Mountains</text:span> for use in just such an emergency as this. He knew what the<text:span text:style-name="T1"> "Demon of Death"</text:span> could do and the <text:span text:style-name="T1">sleeping gas</text:span> invented by Captain Kennelworth. He thought of going to General Pearson, telling him of his discoveries and offering them to the United States to put into immediate use, but after meditating over the matter decided that they would only call him a fool and refuse to listen to him as they had before, because he was too young. However, he asked General Pearson for orders to permit him to go on a scouting expedition over Mexico and up and down the Rio Grande to see if he could learn anything of value.</text:p>
          </table:table-cell>
          <table:table-cell table:number-columns-repeated="1019"/>
        </table:table-row>
        <table:table-row table:style-name="ro32">
          <table:table-cell/>
          <table:table-cell office:value-type="string">
            <text:p>287-288 (“gas” mentioned on pg. 287).</text:p>
          </table:table-cell>
          <table:table-cell office:value-type="string">
            <text:p>Morning of August 3, [1930].</text:p>
          </table:table-cell>
          <table:table-cell/>
          <table:table-cell office:value-type="string">
            <text:p>Before venturing to land Captain Gordon ascended to a great height, circled the sky to see if there were any more enemy ships in sight which might endanger his life. Finding the air clear, he immediately radioed the news with his Pocket-Radio to Captain Kennelworth who was then stationed at San Diego. The news was quickly flashed to General Pearson's headquarters. On examination they found that the giant ship was a mother ship more than 600 feet long, bearing the name of <text:span text:style-name="T1">"Tokyo J-1"</text:span> and that it carried 25 bombing planes of the most modern type with collapsible wings and equipped with powerful searchlights carrying <text:span text:style-name="T1">bombs</text:span> and <text:span text:style-name="T1">poisonous gases</text:span>. It was estimated that more than 100 officers and aviators were aboard the airship when it fell. All were killed but two. They were badly wounded with broken limbs and were taken prisoners. <text:s/>There were found to be three of the enemy's planes that were not damaged badly. Captain Gordon and Captain Kennelworth tested these planes after they were put back in working order and found that they were high altitude planes and could rise higher than any of the planes used by the United States. This was a great victory because it would enable the American inventors to find out how these planes were built and they could also be used against the enemy.</text:p>
          </table:table-cell>
          <table:table-cell table:number-columns-repeated="1019"/>
        </table:table-row>
        <table:table-row table:style-name="ro20">
          <table:table-cell/>
          <table:table-cell office:value-type="string">
            <text:p>290-291 (“gas” mentioned on pg. 290).</text:p>
          </table:table-cell>
          <table:table-cell office:value-type="string">
            <text:p>September 1930.</text:p>
          </table:table-cell>
          <table:table-cell/>
          <table:table-cell office:value-type="string">
            <text:p>After long days of anxious waiting, with the people nervous and excited, came the <text:span text:style-name="T1">attack on San Francisco.</text:span> The enemy planes attacked from the <text:span text:style-name="T1">West, </text:span><text:span text:style-name="T21">the</text:span><text:span text:style-name="T1"> South </text:span><text:span text:style-name="T21">and</text:span><text:span text:style-name="T1"> </text:span><text:span text:style-name="T21">the</text:span><text:span text:style-name="T1"> North</text:span>, slipping in silently in large numbers. <text:span text:style-name="T1">Poisoned gas </text:span>was turned loose, bombs were dropped all over the city and most of the important business and <text:span text:style-name="T1">Government</text:span>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Captain Gordon and Captain Kennelworth were able to keep in communication thru their Pocket Radio.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number-columns-repeated="1019"/>
        </table:table-row>
        <table:table-row table:style-name="ro10">
          <table:table-cell/>
          <table:table-cell office:value-type="string">
            <text:p>293-294 (“gas” mentioned on pg. 294)</text:p>
          </table:table-cell>
          <table:table-cell office:value-type="string">
            <text:p>After the attack on San Francisco, which happened in September 1930.</text:p>
          </table:table-cell>
          <table:table-cell/>
          <table:table-cell office:value-type="string">
            <text:p>Ever since the first battle of Los Angeles, the United States officers had felt certain that an attack would come upon San Francisco and had prepared for it the best way possible. They had concentrated a greater portion of their best airplanes there and had thrown them into the fight by the thousands and they had gone down in large numbers, not only being outnumbered by the enemy planes but being unable to follow the enemy planes high enough to destroy them. When reports were made the following morning, more than three thousand of this country's airplanes had been lost. <text:s/>The loss of life in San Francisco was appalling. <text:span text:style-name="T1">Almost half of the population </text:span>had been wiped out. Most of the valuable buildings had been destroyed. All the ships anchored in the harbor were blown to pieces. A <text:span text:style-name="T1">poisonous gas</text:span> which American chemists had never seen or heard of before had been distributed all over San Francisco and the people who were left were sick and dying by the thousands. The <text:span text:style-name="T1">waters</text:span> in the bay had been poisoned and the <text:span text:style-name="T1">fish</text:span> were dying from this deadly <text:span text:style-name="T1">gas</text:span>. It was indeed a time of trouble such as the world has never known, as spoken of by <text:span text:style-name="T1">St. John in the Book of Revelation.</text:span></text:p>
          </table:table-cell>
          <table:table-cell table:number-columns-repeated="1019"/>
        </table:table-row>
        <table:table-row table:style-name="ro6">
          <table:table-cell/>
          <table:table-cell office:value-type="string">
            <text:p>296-297 (“sleeping gas” mentioned on pg. 297).</text:p>
          </table:table-cell>
          <table:table-cell office:value-type="string">
            <text:p>None given, but right after Captain Gordon was dishonored and imprisoned in the US.</text:p>
          </table:table-cell>
          <table:table-cell/>
          <table:table-cell office:value-type="string">
            <text:p>He read his Bible that night while in prison and was consoled by reading Job, where he said, "Lord, Lord, I'll wait until my change comes." Robert knew that the time would come when he would be able to demonstrate to his <text:span text:style-name="T1">Government</text:span> that his judgment was right and that he was acting for the best. His heart and soul were with his country and he would sacrifice time and money to be prepared to protect his <text:span text:style-name="T1">Government</text:span>. <text:s/>He asked to be allowed to have a<text:span text:style-name="T1"> conference with Walter</text:span>, which was granted. Told Walter to say nothing about his <text:span text:style-name="T1">sleeping gas</text:span> discovery or the "Demon of Death," -- the great light ray destroyer which they could use, and to tell nothing of the great ship <text:span text:style-name="T1">"Marie the Angel of Mercy,"</text:span> which they had safely stored away in the<text:span text:style-name="T1"> Adirondack Mountains</text:span>. That when the <text:span text:style-name="T1">Government</text:span> came to realize the need of great help and faced defeat, he would then demonstrate the inventions that he had to save the country.</text:p>
          </table:table-cell>
          <table:table-cell table:number-columns-repeated="1019"/>
        </table:table-row>
        <table:table-row table:style-name="ro6">
          <table:table-cell/>
          <table:table-cell office:value-type="string">
            <text:p>304-305 (“gas” mentioned on pg. 304).</text:p>
          </table:table-cell>
          <table:table-cell office:value-type="string">
            <text:p>March 1931.</text:p>
          </table:table-cell>
          <table:table-cell/>
          <table:table-cell office:value-type="string">
            <text:p>After months of waiting and only a few scouting expeditions on the part of the enemy, a sudden attack occurred in March. A large fleet of airplanes sailed up the <text:span text:style-name="T1">Mississippi River </text:span>and attacked <text:span text:style-name="T1">New Orleans</text:span>. Destruction was swift and severe. The United States started to withdraw forces from across the Central part and from Texas, but they soon realized that somewhere out in the Atlantic Ocean or in the Gulf of Mexico, there was a secret base of supplies and they suspected that England had already joined forces with the enemy. The enemy's planes were so superior, their <text:span text:style-name="T1">poisonous gas </text:span>and <text:span text:style-name="T1">bombs</text:span> so effective that <text:span text:style-name="T1">New Orleans fell within three days</text:span>. The alarm spread so fast over the United States that people were panic-stricken. There was a panic in Wall Street. <text:s/>Stocks crashed rapidly and Captain Edna Kennelworth was again on the short side and had made a large amount of money for the firm of Gordon &amp; Kennelworth.</text:p>
          </table:table-cell>
          <table:table-cell office:value-type="string">
            <text:p>Attack on New Orleans.</text:p>
          </table:table-cell>
          <table:table-cell table:number-columns-repeated="1018"/>
        </table:table-row>
        <table:table-row table:style-name="ro7">
          <table:table-cell/>
          <table:table-cell office:value-type="string">
            <text:p>306</text:p>
          </table:table-cell>
          <table:table-cell office:value-type="string">
            <text:p>After the fall of New Orleans.</text:p>
          </table:table-cell>
          <table:table-cell/>
          <table:table-cell office:value-type="string">
            <text:p>After the fall of New Orleans, the enemy continued their march up the Mississippi valley. One by one important cities were bombed. Natchez, Vicksburg, then Memphis fell under the fire of the enemy. The devastation was the greatest ever known. Not only were the buildings destroyed by <text:span text:style-name="T1">bombs</text:span>, but <text:span text:style-name="T1">fire</text:span> and <text:span text:style-name="T1">poisoned gases</text:span>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6">
          <table:table-cell/>
          <table:table-cell office:value-type="string">
            <text:p>320</text:p>
          </table:table-cell>
          <table:table-cell office:value-type="string">
            <text:p>Night of October 2, [1931]</text:p>
          </table:table-cell>
          <table:table-cell/>
          <table:table-cell office:value-type="string">
            <text:p>On the night of October 2nd the enemy concentrated an attack of more than 50,000 planes against Chicago and broke thru the United States lines on every side. England, Germany and Russia turned loose their giant dreadnought battle planes, the largest that had ever yet been used in the War in the Air. Many of these planes carried 12- to 36-inch guns. They were equipped with the latest improved <text:span text:style-name="T1">12-cylinder motors</text:span>; were operated by <text:span text:style-name="T1">electricity</text:span> as well as <text:span text:style-name="T1">gas</text:span><text:span text:style-name="T21">oline</text:span>. These giant planes could be supplied with <text:span text:style-name="T1">power thru the air by radio current</text:span>. The attack was well-timed and they had every advantage of the United States forces. The first attack destroyed Chicago’s great skyscrapers. The <text:span text:style-name="T1">Board of Trade Building</text:span>, <text:span text:style-name="T1">Post Office</text:span> and other <text:span text:style-name="T1">Government</text:span> buildings were completely destroyed. Loss of life was appalling. Over a million people lost their lives. More defenseless women and children were killed than in any other battle during the war.</text:p>
          </table:table-cell>
          <table:table-cell office:value-type="string">
            <text:p>Attack on Chicago.</text:p>
          </table:table-cell>
          <table:table-cell table:number-columns-repeated="1018"/>
        </table:table-row>
        <table:table-row table:style-name="ro12">
          <table:table-cell/>
          <table:table-cell office:value-type="string">
            <text:p>336-337 (“gas” mentioned on pg. 337).</text:p>
          </table:table-cell>
          <table:table-cell office:value-type="string">
            <text:p>“that night” [3 days before the end of armistice].</text:p>
          </table:table-cell>
          <table:table-cell/>
          <table:table-cell office:value-type="string">
            <text:p>Supreme Commander Gordon departed from Washington <text:span text:style-name="T1">that night</text:span> in the old “St. Marie” which he had ordered brought to Washington to convey him back, taking with him Colonel Walter Kennelworth. He had instructed Colonel Edna Kennelworth to meet him at the <text:span text:style-name="T1">Mammouth Building</text:span> in New York. On arrival he proceeded at once to put the top floor in order for the “Demon of Death” to be moved in. Colonel Kennelworth and another assistant were sent at once to the Adirondacks to the secret hiding of “Marie the Angel of Mercy,” to test out this giant Ezekiel airplane, and bring it to New York City. The machine for distributing the <text:span text:style-name="T1">sleeping gas</text:span> which would reach a <text:span text:style-name="T1">radius of 700 miles</text:span>, was made in readiness on the top floor of the building. “Marie the Angel of Mercy” was in perfect working order, and arrived in New York ship-shape.</text:p>
          </table:table-cell>
          <table:table-cell table:number-columns-repeated="1019"/>
        </table:table-row>
        <table:table-row table:style-name="ro12">
          <table:table-cell/>
          <table:table-cell office:value-type="string">
            <text:p>337</text:p>
          </table:table-cell>
          <table:table-cell office:value-type="string">
            <text:p>Within a few days of the end of armistice [3 days before the end of armistice.]</text:p>
          </table:table-cell>
          <table:table-cell/>
          <table:table-cell office:value-type="string">
            <text:p>The whole United States was waiting in anxiety because it was known that <text:span text:style-name="T1">within a few days the armistice would end</text:span> and the United States must either fight or surrender. The people in Washington, Boston, Philadelphia, and New York had not slept for more than a week. They knew that an air attack had been threatened and feared the consequences. Supreme Commander Gordon dispatched the <text:span text:style-name="T1">sleeping gas </text:span>by <text:span text:style-name="T1">“Marie the Angel of Mercy,”</text:span> and it was distributed to the planes all across the country. Colonel Kennelworth returned at<text:span text:style-name="T1"> the end of the second day</text:span> in “Marie the Angel of Mercy,” after distributing the <text:span text:style-name="T1">sleeping gas</text:span> and giving instructions how to use it. The “Demon of Death” was tested out and found to be in good working order. For many months previous to this, all of the large cities had been kept in darkness because they feared night attacks.</text:p>
          </table:table-cell>
          <table:table-cell table:number-columns-repeated="1019"/>
        </table:table-row>
        <table:table-row table:style-name="ro10">
          <table:table-cell/>
          <table:table-cell office:value-type="string">
            <text:p>347-348 (“gas” mentioned on pg. 347).</text:p>
          </table:table-cell>
          <table:table-cell office:value-type="string">
            <text:p>During the attack on Detroit, on Thanksgiving night, Nvoember 24 [1931]</text:p>
          </table:table-cell>
          <table:table-cell/>
          <table:table-cell office:value-type="string">
            <text:p>Supreme Commander Gordon decided to take no chances with the captured [scouting] planes which were in the Tunnel thru the Air and ordered the <text:span text:style-name="T1">sleeping gas</text:span> turned on to put all the aviators to <text:span text:style-name="T1">sleep for seven days</text:span>. After waiting till <text:span text:style-name="T1">after 12 o'clock</text:span> [am] for further attacks and finding the <text:span text:style-name="T1">air clear</text:span> with <text:span text:style-name="T1">no signs</text:span> of the enemy in sight, he decided to retire and get some <text:span text:style-name="T1">sleep</text:span>. This was the greatest day since the beginning of the war. He was very happy and knelt to offer his thanks to Almighty God. <text:s/>He said: "Lord, thou workest in <text:span text:style-name="T1">mysterious</text:span> ways thy wonders to perform. I know that by <text:span text:style-name="T1">faith</text:span> and thru <text:span text:style-name="T1">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Thanksgiving wasn't actually on November 24, in the year 1931. <text:s/>Gann may be referencing another year.</text:p>
          </table:table-cell>
          <table:table-cell table:number-columns-repeated="1018"/>
        </table:table-row>
        <table:table-row table:style-name="ro26">
          <table:table-cell/>
          <table:table-cell office:value-type="string">
            <text:p>354</text:p>
          </table:table-cell>
          <table:table-cell office:value-type="string">
            <text:p>January 1, 1932.</text:p>
          </table:table-cell>
          <table:table-cell/>
          <table:table-cell office:value-type="string">
            <text:p>Supreme Commander Gordon went to New York on January 1st, 1932, leaving Colonel Morrison in charge in Detroit and ordering General Pearson to Detroit to hold the fort until he completed the test in New York. <text:s/>Supreme Commander Gordon accompanied only by Colonel Edna Kennelworth made the first flight in <text:span text:style-name="T1">"Marie the Angel of Mercy,"</text:span> ascended to a height of more than <text:span text:style-name="T1">20 miles</text:span> and anchored the <text:span text:style-name="T1">"Marie"</text:span> in the air. The new inventions were a perfect success and the machine could rise to any height and anchor and remain as long as it was desired and was absolutely invisible. <text:s/>He was now in position to construct a Tunnel thru the Air from New York to Europe and sail the<text:span text:style-name="T1"> "Marie"</text:span> in safety thru it, then rise to a <text:span text:style-name="T1">height of 20 to 50 miles </text:span>over any of the cities, anchor and start destruction.<text:span text:style-name="T1"> <text:s/>"Marie the Angel of Mercy" </text:span>could carry enough <text:span text:style-name="T1">sleeping gas</text:span> to destroy or put to <text:span text:style-name="T1">sleep</text:span> people<text:span text:style-name="T1"> over thousands of miles of territory</text:span>. After <text:span text:style-name="T1">remaining anchored in the air for two days to test "Marie the Angel of Mercy,"</text:span> Supreme Commander Gordon descended to New York, anchored at the Mammouth Building to get a report of what had been happening and prepare for any attack. <text:s/>The Enemy were keeping quiet and making no move, evidently trying to find out what America's new inventions were before making the next great attack.</text:p>
          </table:table-cell>
          <table:table-cell table:number-columns-repeated="1019"/>
        </table:table-row>
        <table:table-row table:style-name="ro26">
          <table:table-cell/>
          <table:table-cell office:value-type="string">
            <text:p>354-355 (“gas” mentioned on pg. 355).</text:p>
          </table:table-cell>
          <table:table-cell office:value-type="string">
            <text:p>January 1, 1932 + after MAM was anchored for 2 days.</text:p>
          </table:table-cell>
          <table:table-cell/>
          <table:table-cell office:value-type="string">
            <text:p><text:span text:style-name="T1">"Marie the Angel of Mercy"</text:span> was now equipped with the Tunnel machine which would automatically put a Tunnel thru the Air anywhere in any direction. The Supreme Commander had enlarged and improved upon the Tunnel machine or vacuum until it could be made <text:span text:style-name="T1">25 to 50 miles wide in any direction from a large city. </text:span><text:s/>He had also discovered how to send ships thru the air without an aviator, directing them by <text:span text:style-name="T1">radio rays,</text:span> which would enable them to distribute <text:span text:style-name="T1">sleeping gas</text:span> among the enemy's <text:span text:style-name="T1">lines</text:span> and prevent loss of any of his valuable aviators. He now had confidence that every city would be safe from an attack and no destruction could take place. The Henry Motor Co. and the Major Electric Co. were ordered to manufacture more of the Tunnel machines just as fast as possible so that one might be placed in each city in Boston, New York, Philadelphia, Pittsburgh, Washington and Savannah, Ga., to protect the Eastern Coast of the United States. It was the opinion of Supreme Commander Gordon that the Enemy would eventually concentrate their final attacks on the Eastern shores of the United States and if unsuccessful in attacking New York and Washington, the war would be over. He intended to be fully prepared so that the United States would emerge victorious without much loss of life and was especially trying to protect the women and children in the large cities.</text:p>
          </table:table-cell>
          <table:table-cell table:number-columns-repeated="1019"/>
        </table:table-row>
        <table:table-row table:style-name="ro16">
          <table:table-cell/>
          <table:table-cell office:value-type="string">
            <text:p>355-356 (“gas” mentioned on pg. 355).</text:p>
          </table:table-cell>
          <table:table-cell office:value-type="string">
            <text:p>February 15, 1932.</text:p>
          </table:table-cell>
          <table:table-cell/>
          <table:table-cell office:value-type="string">
            <text:p>February 15, 1932 -- Supreme Commander Gordon was informed by the Henry Motor Co. and Major Electric Co. that the Tunnel machines were completed, that <text:span text:style-name="T1">gas-distributing machines</text:span> and equipment for sending airplanes by <text:span text:style-name="T1">radio ray</text:span> without an aviator to distribute the<text:span text:style-name="T1"> sleeping gas </text:span>were ready for delivery. Two more "Demon of Death" machines were ready and ordered sent to Washington and Boston. The Supreme Commander was hourly expecting that the enemy would attack the Eastern Coast, concentrating on Boston, New York and Washington. The "Tel-Talk" had recorded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number-columns-repeated="1019"/>
        </table:table-row>
        <table:table-row table:style-name="ro3">
          <table:table-cell/>
          <table:table-cell office:value-type="string">
            <text:p>358</text:p>
          </table:table-cell>
          <table:table-cell office:value-type="string">
            <text:p>June 1932</text:p>
          </table:table-cell>
          <table:table-cell/>
          <table:table-cell office:value-type="string">
            <text:p>In June, 1932, the enemy decided to make the attack on the Eastern part of the United States. Supreme Commander Gordon had time to make ample preparations to meet it. He had established <text:span text:style-name="T1">Colonel Kennelworth in Boston</text:span> with one of the <text:span text:style-name="T1">sleeping-gas machines</text:span> and he remained in New York in the Mammouth Building, with a "Demon of Death," awaiting the attack upon New York.</text:p>
          </table:table-cell>
          <table:table-cell office:value-type="string">
            <text:p>Right before the battle of Boston.</text:p>
          </table:table-cell>
          <table:table-cell table:number-columns-repeated="1018"/>
        </table:table-row>
        <table:table-row table:style-name="ro7">
          <table:table-cell/>
          <table:table-cell office:value-type="string">
            <text:p>358</text:p>
          </table:table-cell>
          <table:table-cell office:value-type="string">
            <text:p>June 6 [1932]</text:p>
          </table:table-cell>
          <table:table-cell/>
          <table:table-cell office:value-type="string">
            <text:p>On June 6th, the enemy attacked Boston. The planes came in large numbers <text:span text:style-name="T1">from every side, some from across the water, some from the North and West.</text:span> <text:s/>Colonel Kennelworth let them approach within a reasonable distance and then turned loose the <text:span text:style-name="T1">sleeping gas</text:span> among all the enemy planes. The aviators immediately went to <text:span text:style-name="T1">sleep</text:span> and the planes all dropped slowly to the earth and some landed on the water and were not damaged. Hundreds after hundreds of planes followed up, each one sharing the same fate. Of all the planes sent out by the enemy, not one returned. Colonel Kennelworth reported to Supreme Commander Gordon that Boston was safe, -- that there had not been the loss of one life and not a bomb had been dropped upon the city.</text:p>
          </table:table-cell>
          <table:table-cell office:value-type="string">
            <text:p>Attack on Boston.</text:p>
          </table:table-cell>
          <table:table-cell table:number-columns-repeated="1018"/>
        </table:table-row>
        <table:table-row table:style-name="ro7">
          <table:table-cell/>
          <table:table-cell office:value-type="string">
            <text:p>361</text:p>
          </table:table-cell>
          <table:table-cell office:value-type="string">
            <text:p>None given, but between “the night of June 7 [1932]” and “8 o'clock on the evening of June 8 [1932]”.</text:p>
          </table:table-cell>
          <table:table-cell/>
          <table:table-cell office:value-type="string">
            <text:p>I know that you have supreme faith in our new machines and that our recent successes will be followed by greater successes. This attack upon New York is going to be the greatest in history because the gain will be the greatest should the enemy win. Should they fail their cause is lost, and they will fail." She saw that Supreme Commander Gordon was very happy and that there was a note of confidence in his tone. <text:s/>While she shuddered to think of what might happen if they should fail, she knew that Supreme Commander Gordon had great confidence in the<text:span text:style-name="T1"> "Demon of Death"</text:span> and the <text:span text:style-name="T1">sleeping gas</text:span> <text:span text:style-name="T1">machine</text:span> and knew what they would do, because <text:span text:style-name="T1">he alone knew all the secrets of working these machines.</text:span></text:p>
          </table:table-cell>
          <table:table-cell office:value-type="string">
            <text:p>Before the attack on New York City. <text:s/></text:p>
          </table:table-cell>
          <table:table-cell table:number-columns-repeated="1018"/>
        </table:table-row>
        <table:table-row table:style-name="ro10">
          <table:table-cell/>
          <table:table-cell office:value-type="string">
            <text:p>362</text:p>
          </table:table-cell>
          <table:table-cell office:value-type="string">
            <text:p>“About 10 minutes after 10 o'clock [pm, June 8, 1932].</text:p>
          </table:table-cell>
          <table:table-cell/>
          <table:table-cell office:value-type="string">
            <text:p>When the news reached the enemy, they knew that in some way their plans had leaked out, but it was too late now to make any change and to delay attack might mean defeat later, so the orders were carried out. <text:s/>About 10 minutes after 10 o'clock, Supreme Commander Gordon sighted the first airplane of the fleet approaching 40 or 50 miles up the Hudson River. He <text:span text:style-name="T21">watched them until they got within about </text:span><text:span text:style-name="T1">20 miles </text:span><text:span text:style-name="T21">of</text:span><text:span text:style-name="T1"> </text:span><text:span text:style-name="T21">New York City, </text:span>near Yonkers, then he slowly swung the<text:span text:style-name="T1"> "Demon of Death"</text:span> around on the<text:span text:style-name="T1"> revolving base</text:span> and turned on the <text:span text:style-name="T1">rays</text:span>, <text:span text:style-name="T1">at the same time</text:span> starting the <text:span text:style-name="T1">sleeping gas machine </text:span>working. He swept the territory for <text:span text:style-name="T1">50 or 60 miles in every direction</text:span>, and as the <text:span text:style-name="T1">rays from the "Demon of Death"</text:span> struck the enemy planes, their motors leaped into a liquid flame. Supreme Commander Gordon saw that the "Demon of Death" was doing its work so <text:span text:style-name="T1">he pressed a button and Colonel Edna Kennelworth appeared.</text:span>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ew York City (Wave 1, North).</text:p>
          </table:table-cell>
          <table:table-cell table:number-columns-repeated="1018"/>
        </table:table-row>
        <table:table-row table:style-name="ro7">
          <table:table-cell/>
          <table:table-cell office:value-type="string">
            <text:p>364</text:p>
          </table:table-cell>
          <table:table-cell office:value-type="string">
            <text:p>None given, but during the attack on New York City, between waves 3 and 4.</text:p>
          </table:table-cell>
          <table:table-cell/>
          <table:table-cell office:value-type="string">
            <text:p>"You are quite right," the Supreme Commander said. <text:s/>"Your <text:span text:style-name="T1">noble </text:span><text:span text:style-name="T21">husband</text:span> invented the <text:span text:style-name="T1">sleeping gas</text:span> because <text:span text:style-name="T1">it</text:span> was my desire to protect my country and win the war with as little loss of life as possible. From this time on, no more lives will be sacrificed. We will use the <text:span text:style-name="T1">sleeping gas</text:span>, put all the attacking aviators to <text:span text:style-name="T1">sleep for seven days</text:span> and the war will soon be over. I know that there will be another final attack upon New York in a few minutes and I am going to allow you the honor of using the<text:span text:style-name="T1"> sleeping gas machine</text:span> and ending the final attack upon the great City of New York without loss of any life."</text:p>
          </table:table-cell>
          <table:table-cell office:value-type="string">
            <text:p>Attack on New York City (Right before Wave 4, West). <text:s/>“noble” husband is used, referring to Walter Kennelworth. <text:s/>This is probably referring to noble gases in chemistry.</text:p>
          </table:table-cell>
          <table:table-cell table:number-columns-repeated="1018"/>
        </table:table-row>
        <table:table-row table:style-name="ro42">
          <table:table-cell/>
          <table:table-cell office:value-type="string">
            <text:p>365-367 (“gas” mentioned on all three of these pages.)</text:p>
          </table:table-cell>
          <table:table-cell office:value-type="string">
            <text:p>“About 12 o'clock [am, June 9, 1932]”</text:p>
          </table:table-cell>
          <table:table-cell/>
          <table:table-cell office:value-type="string">
            <text:p><text:span text:style-name="T1">About</text:span> <text:span text:style-name="T1">12 o'clock</text:span> he sighted the enemy planes across the Western coast of Jersey moving in<text:span text:style-name="T1"> triangle form,</text:span> and knew that it was the combined forces with probably <text:span text:style-name="T1">more than 50,000 planes</text:span> ready for the final attack. <text:s/>Swiftly they approached, closer and closer. He played his powerful searchlight upon their glistening wings, until they were within 15 to 20 miles of New York. <text:s/>Fearing that they might start dropping bombs on Newark, Jersey City and the towns on the other side before attacking New York, he adjusted the Tunnel thru the Air until it was high enough to reach the enemy planes flying at the highest altitude; then turned to Colonel Edna Kennelworth and said: "Turn on the <text:span text:style-name="T1">sleeping gas machine</text:span>. The Tunnel is ready and as the aviators go to sleep, the machines will plunge into the Tunnel thru the Air and remain suspended without the planes being destroyed or the loss of any lives. This will be a silent, painless victory, but it will demonstrate our power to the enemy and the world."</text:p>
            <text:p/>
            <text:p>Slowly and carefully, with a trembling hand, she <text:span text:style-name="T1">swung</text:span> the powerful <text:span text:style-name="T1">gas distributing machine</text:span> into action and as she saw the planes coming by the thousands begin slowly to plunge into the Tunnel thru the Air, she thought of how she had risked her life taking the<text:span text:style-name="T1"> sleeping gas</text:span> for <text:span text:style-name="T1">seven days</text:span> to prove its success for the <text:span text:style-name="T1">love of her husband</text:span>, who invented it, and for the<text:span text:style-name="T1"> love of her country</text:span>. She thought of Supreme Commander Gordon naming his great ship "Marie the Angel of Mercy" and then realized what was in his mind at the time; that the <text:span text:style-name="T1">sleeping gas</text:span> should be named the <text:span text:style-name="T1">"God of Mercy" </text:span>because it was winning the war in a humane way without taking human lives. Her mind went back to the great destruction of Los Angeles and San Francisco and above all, she remembered the loss of more than a million lives at the battle of Chicago; how merciless the enemy had been, sparing not the lives of women or children. We were now indeed merciful unto our foes and heaping coals of fire upon their heads and she believed this would be a great example to the world. <text:s/>She knew that the enemy had used <text:span text:style-name="T1">poisoned gas</text:span> of all kinds, poisoning the water and foods in the various cities and resorted to every means to destroy both life and property.</text:p>
            <text:p/>
            <text:p>As these thoughts were flitting thru her mind, battalion after battalion of planes followed and she was pouring the <text:span text:style-name="T1">sleeping gas</text:span> into the <text:span text:style-name="T1">noses</text:span> of the aviators and the planes were diving into the Tunnel. This was indeed a great victory and she was glad to help accomplish it without the loss of life. The great Tunnel machines had worked successfully and perfectly. The<text:span text:style-name="T1"> sleeping gas</text:span> had done its<text:span text:style-name="T1"> silent, painless work</text:span> and the army of more than <text:span text:style-name="T1">50,000 planes </text:span>-- the giant attack from the <text:span text:style-name="T1">West</text:span> -- rested safely in the Tunnel thru the Air, not a single one having escaped.</text:p>
            <text:p/>
            <text:p>At <text:span text:style-name="T1">12:30</text:span> the sky in the West was clear and there was not an enemy plane in sight in any direction. During the minutes of the final battle Supreme Commander 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text:span text:style-name="T1">sleeping gas.</text:span> <text:s/>When the last plane had landed safely in the Tunnel, his features relaxed and his face showed a smile of <text:span text:style-name="T1">victory</text:span>. His first thought was of Marie, his next thought was of his old friend Walter Kennelworth. <text:s/>He sent the first message of the victory over his secret radio to him. "The enemy has attacked New York from four sides, <text:span text:style-name="T1">more than</text:span> <text:span text:style-name="T1">100,000 strong</text:span>. The 'Demon of Death' has done its work. The Tunnel machines have performed a <text:span text:style-name="T1">miracle</text:span>. More than 50,000 aviators are<text:span text:style-name="T1"> sleeping </text:span>in our nets. Your great discovery has made this a painless victory. Edna, your <text:span text:style-name="T1">noble</text:span> <text:span text:style-name="T21">wife</text:span>, performed the <text:span text:style-name="T1">painless</text:span> <text:span text:style-name="T1">herculean</text:span> task and played her part in the final stage of the great victory."</text:p>
            <text:p/>
            <text:p>On receiving this message Colonel Kennelworth was overjoyed, knowing that it meant that the end of the war was near. His reply was brief -- "Congratulations, Robert Gordon. <text:span text:style-name="T1">Love to Edna</text:span>. I hope that you may yet have Marie to share with you in the great <text:span text:style-name="T1">victory</text:span>."</text:p>
          </table:table-cell>
          <table:table-cell office:value-type="string">
            <text:p>Attack on New York City (Wave 4, West). <text:s/>Noble wife.</text:p>
          </table:table-cell>
          <table:table-cell table:number-columns-repeated="1018"/>
        </table:table-row>
        <table:table-row table:style-name="ro6">
          <table:table-cell/>
          <table:table-cell office:value-type="string">
            <text:p>370</text:p>
          </table:table-cell>
          <table:table-cell office:value-type="string">
            <text:p>None given.</text:p>
          </table:table-cell>
          <table:table-cell/>
          <table:table-cell office:value-type="string">
            <text:p>He continued with Ezekiel 39:11: "And it shall come to pass in that day, that I will give unto Gog a place there of graves in Israel, the valley of the passengers on the east of the sea; and it shall stop the noses of the passengers; and there shall they bury Gog, and all his multitude; and they shall call it, The Valley of Hamon-gog." He thought that this referred to the battle of New York. Where it said "it shall stop the <text:span text:style-name="T1">noses</text:span> of the passengers," this referred to the<text:span text:style-name="T1"> sleeping gas,</text:span> which had caused the aviators to fall into the Tunnel thru the Air, and indeed the multitude had been buried above the valley and meadows of New Jersey. <text:s/>Again in the 39th Chapter: 9th verse: "Shall go forth and shall set on <text:span text:style-name="T1">fire</text:span> and burn the weapons, both the shields and the bucklers, the bows and the arrows, and the handstaves and the spears, and they shall burn them with<text:span text:style-name="T1"> fire seven years.</text:span>" This meant the<text:span text:style-name="T1"> "Demon of Death"</text:span> which had burned up the motors of the attacking airplanes.</text:p>
          </table:table-cell>
          <table:table-cell table:number-columns-repeated="1019"/>
        </table:table-row>
        <table:table-row table:style-name="ro26">
          <table:table-cell/>
          <table:table-cell office:value-type="string">
            <text:p>375</text:p>
          </table:table-cell>
          <table:table-cell office:value-type="string">
            <text:p>About 4:00 am [June 9, 1932].</text:p>
          </table:table-cell>
          <table:table-cell/>
          <table:table-cell office:value-type="string">
            <text:p>About 4 A.M. the President of the United States landed on the Mammouth Building in New York and was taken down in the elevator to the 110th floor to Supreme Commander Gordon's office. He found Colonel Edna Kennelworth sentinel at the door. She had met the President before and after saluting him asked if he wished to see Supreme Commander Gordon. <text:s/>He replied that he did and she immediately conducted him to his private office. <text:s/>The President rushed in and found Supreme Commander Gordon sitting peacefully reading a newspaper. <text:s/>The President could hardly believe it and asked him for the facts of the attack upon New York City and if all enemy planes had been destroyed. Supreme Commander Gordon told the President that it was a fact. <text:s/>The President asked Supreme Commander Gordon if there had been any losses to our airplane fleet in destroying the enemy and where our fleet was now located. <text:s/>The Supreme Commander pointed to the<text:span text:style-name="T1"> "Demon of Death"</text:span> and the <text:span text:style-name="T1">sleeping gas machines </text:span>and said: "There is the fleet which has destroyed and captured probably<text:span text:style-name="T1"> 100,000</text:span> of the enemy's planes. Mr. President, would you like to go on a little sight-seeing expedition?" <text:s/>The President said that he would. A button was pressed and in a few minutes "Marie the Angel of Mercy," Robert's big ship, appeared in front of the window.</text:p>
          </table:table-cell>
          <table:table-cell office:value-type="string">
            <text:p>Right after the battle of New York City.</text:p>
          </table:table-cell>
          <table:table-cell table:number-columns-repeated="1018"/>
        </table:table-row>
        <table:table-row table:style-name="ro27">
          <table:table-cell/>
          <table:table-cell office:value-type="string">
            <text:p>377-378 (“gas” mentioned on pg. 377).</text:p>
          </table:table-cell>
          <table:table-cell office:value-type="string">
            <text:p>None given, but it is between “4 a.m. [June 9, 1932]” and “the forenoon of June 9 [1932]”.</text:p>
          </table:table-cell>
          <table:table-cell/>
          <table:table-cell office:value-type="string">
            <text:p>He then started "Marie the Angel of Mercy," sailed out across the New Jersey hills, slowed down the big ship and entered the Tunnel thru the Air. There the greatest sight that human eyes had ever witnessed greeted the President. They passed slowly thru the Tunnel where there were thousands and thousands of planes unharmed suspended in the air with the aviators all sound asleep. The Supreme Commander then said: "This work was done by the <text:span text:style-name="T1">sleeping gas</text:span>. As this giant horde of probably <text:span text:style-name="T1">50,000</text:span> planes moving in sections of <text:span text:style-name="T1">hundreds</text:span> and <text:span text:style-name="T1">thousands</text:span>, one following after another, tried to attack New York, General Pearson and myself worked the Tunnel machines and Colonel Edna Kennelworth operated the<text:span text:style-name="T1"> sleeping gas</text:span> machine. You can see the effective work and our mission of <text:span text:style-name="T1">mercy</text:span>. We have not taken human life and have gained the greatest <text:span text:style-name="T1">victory</text:span> in the world. These aviators will sleep for<text:span text:style-name="T1"> seven days</text:span> and then awake unharmed. There will be <text:span text:style-name="T1">no ill effects of the sleeping gas</text:span>. We will of course remove the airships and aviators to the Wilson, Coolidge, Roosevelt, Lowden, Harding and Washington airfields and when they awake they will be our prisoners and the enemy's airships will be in our possession." <text:s/>The President was astounded. He had never dreamed that man could make such marvelous inventions. Turning to Supreme Commander Gordon and grasping his <text:span text:style-name="T1">hand</text:span>, he said: "You have been inspired by Almighty God. <text:span text:style-name="T1">You are an instrument in his hands </text:span>to save this country according to God's plan." The Supreme Commander replied that he had always felt that way and had never taken any credit to himself; that since he was about <text:span text:style-name="T1">eight years old </text:span>he had been reading the Bible and knew from it that this war was inevitable; that he had spent his time and money to complete these inventions for the day his country would need them.</text:p>
          </table:table-cell>
          <table:table-cell office:value-type="string">
            <text:p>377 is a fibonacci sequence number.</text:p>
          </table:table-cell>
          <table:table-cell table:number-columns-repeated="1018"/>
        </table:table-row>
        <table:table-row table:style-name="ro16">
          <table:table-cell/>
          <table:table-cell office:value-type="string">
            <text:p>378</text:p>
          </table:table-cell>
          <table:table-cell office:value-type="string">
            <text:p>The forenoon of June 9, [1932].</text:p>
          </table:table-cell>
          <table:table-cell/>
          <table:table-cell office:value-type="string">
            <text:p>On the way back, Supreme Commander Gordon told the President that the Marie the Angel of Mercy could make a speed of<text:span text:style-name="T1"> 1000 mile</text:span>s an hour and that he could easily go round the world in <text:span text:style-name="T1">24 hours</text:span>. On their return all was quiet in New York City. No one knew what had happened that night. The President could not find words to express his appreciation for this wonderful work. He asked the Supreme Commander what his future plans were. Supreme Commander Gordon told the President to read the Bible, especially <text:span text:style-name="T1">Daniel's prophecy and the book of Ezekiel</text:span>, and he would know what was yet to take place. It was agreed that the news of the success with the "Demon of Death" and the <text:span text:style-name="T1">sleeping gas machine</text:span> was to be kept secret and that <text:span text:style-name="T1">the President was the only one to know of Robert's great invention. </text:span><text:s/>The President returned to <text:span text:style-name="T21">Washington</text:span> on the forenoon of June 9th, feeling much elated over the wonderful <text:span text:style-name="T1">victory</text:span>, proud of his native land and thankful that the <text:span text:style-name="T1">Divine Power</text:span> had given them the man of the <text:span text:style-name="T1">hour</text:span> at the right <text:span text:style-name="T1">time</text:span>.</text:p>
          </table:table-cell>
          <table:table-cell table:number-columns-repeated="1019"/>
        </table:table-row>
        <table:table-row table:style-name="ro41">
          <table:table-cell/>
          <table:table-cell office:value-type="string">
            <text:p>380-381 (“gas” mentioned on both pages).</text:p>
          </table:table-cell>
          <table:table-cell office:value-type="string">
            <text:p>The morning of June 13 [1932].</text:p>
          </table:table-cell>
          <table:table-cell/>
          <table:table-cell office:value-type="string">
            <text:p>On the morning of June 13th the aviators who had been put to <text:span text:style-name="T1">sleep</text:span> by the<text:span text:style-name="T1"> sleeping gas</text:span> around <text:span text:style-name="T1">Boston</text:span>, awoke.<text:span text:style-name="T1"> They were feeling good.</text:span> They knew that something had put them to <text:span text:style-name="T1">sleep</text:span> suddenly but did not know that <text:span text:style-name="T1">they had slept seven days and nights instead of one night.</text:span> Instructions by Supreme Commander Gordon had been given that no harm should be done any of the aviators when they awoke. Scouting planes were sent out by the United States Army to capture the aviators when they awoke or started to drive their planes away, but a few of the planes were permitted to escape and return to the headquarters of the enemy. When they reported that while they were attacking Boston the night before, they suddenly went to sleep and the planes dropped to the <text:span text:style-name="T1">earth</text:span> and <text:span text:style-name="T1">water</text:span>, they were informed by the Commanders that they had been away <text:span text:style-name="T1">one week</text:span>.</text:p>
            <text:p/>
            <text:p>This was a great blow to the enemy and they knew now that the Americans had some kind of a <text:span text:style-name="T1">sleeping gas</text:span> which was <text:span text:style-name="T1">harmless</text:span> and would put men to sleep and keep them <text:span text:style-name="T1">asleep for 7 days</text:span>. The enemy had all kinds of <text:span text:style-name="T1">poisonous gases</text:span> and <text:span text:style-name="T1">bombs</text:span>, but they had never discovered a <text:span text:style-name="T1">gas</text:span> to put people <text:span text:style-name="T1">asleep</text:span> for<text:span text:style-name="T1"> a week</text:span>, then <text:span text:style-name="T1">awake without any ill effects</text:span>. They now realized what Supreme Commander Gordon's answer meant, -- that it was some new discoveries which the United States had made that caused them to fight on and not accede to any peace terms. After days of waiting, scouting and trying to secure information as to what had happened, <text:span text:style-name="T1">the attack on New York was left a mystery.</text:span> They waited until the <text:span text:style-name="T1">16th day of June</text:span>, thinking that if their aviators had been put to sleep there some of them would return. When none of them returned by the <text:span text:style-name="T1">21st of the month </text:span>and <text:span text:style-name="T1">no word was received, </text:span>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p>
            <text:p/>
          </table:table-cell>
          <table:table-cell office:value-type="string">
            <text:p>Which noble gas is harmless? <text:s/>All of them? <text:s/>Noble gasses have a full valence shell.</text:p>
          </table:table-cell>
          <table:table-cell table:number-columns-repeated="1018"/>
        </table:table-row>
        <table:table-row table:style-name="ro12">
          <table:table-cell/>
          <table:table-cell office:value-type="string">
            <text:p>382</text:p>
          </table:table-cell>
          <table:table-cell office:value-type="string">
            <text:p>Early part of July [1932].</text:p>
          </table:table-cell>
          <table:table-cell/>
          <table:table-cell office:value-type="string">
            <text:p>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text:span text:style-name="T1">50,000 or 60,000 feet in the air</text:span>. They thought that they were getting ready to make another attack and were trying to get a line on what the United States forces were planning to do. <text:s/>The Supreme Commander went to Washington to test out the "Demon of Death" which had been installed in the Capitol Building and found it in good working order. A<text:span text:style-name="T1"> sleeping gas distributing machine</text:span> and the Tunnel machine had been set up there and he also tested them out.</text:p>
          </table:table-cell>
          <table:table-cell table:number-columns-repeated="1019"/>
        </table:table-row>
        <table:table-row table:style-name="ro14">
          <table:table-cell/>
          <table:table-cell table:style-name="ce13" office:value-type="string">
            <text:p>382-383 (“gas” mentioned on pg. 382).</text:p>
          </table:table-cell>
          <table:table-cell office:value-type="string">
            <text:p>July 2, [1932].</text:p>
          </table:table-cell>
          <table:table-cell/>
          <table:table-cell office:value-type="string">
            <text:p><text:span text:style-name="T38">In view of the splendid work done by </text:span><text:span text:style-name="T39">Colonel Edna Kennelworth</text:span><text:span text:style-name="T38"> at the time of the attack on New York City, Supreme Commander Gordon decided to send her to </text:span><text:span text:style-name="T39">Washington</text:span><text:span text:style-name="T38"> and put her in charge of the </text:span><text:span text:style-name="T39">sleeping gas distributing machine</text:span><text:span text:style-name="T38">, the </text:span><text:span text:style-name="T39">"Demon of Death,"</text:span><text:span text:style-name="T38"> and</text:span><text:span text:style-name="T39"> </text:span><text:span text:style-name="T40">the</text:span><text:span text:style-name="T39"> Tunnel machine.</text:span><text:span text:style-name="T38"> He instructed her that if an attack came upon </text:span><text:span text:style-name="T39">Washington</text:span><text:span text:style-name="T38">, she was not to use the "Demon of Death" unless the </text:span><text:span text:style-name="T39">sleeping gas</text:span><text:span text:style-name="T38"> failed or they failed to get the enemy aviators into the Tunnel thru the Air. He believed that if attack came upon Washington, it would be the last and end the war. Because his country had ever stood for love and liberty, if its Capitol was attacked he wanted it to be saved by a bloodless victory. It would mean much to the United States in future years if the </text:span><text:span text:style-name="T39">seat</text:span><text:span text:style-name="T38"> of </text:span><text:span text:style-name="T39">g</text:span><text:span text:style-name="T38">overnment could be protected without taking the life of one of the enemy. <text:s/>With the Tunnel machine in New York, another one in Cincinnati and a third machine in Washington, D. C., he would be able from New York City to place a Tunnel thru the Air in every direction around Washington to capture the invading army of planes. Colonel Edna Kennelworth said that she thought he was placing on her shoulders a great responsibility, but that if he had confidence in her, she would go and do her best. He told her that she could not fail and that there was nothing to fear; that it would be much easier now to protect Washington than it was New York from attack. So Colonel Edna Kennelworth went to Washington. She arrived there on July 2nd, [1932] and did not have long to wait before seeing action.</text:span></text:p>
            <text:p><text:span text:style-name="T38"/></text:p>
          </table:table-cell>
          <table:table-cell table:number-columns-repeated="1019"/>
        </table:table-row>
        <table:table-row table:style-name="ro36">
          <table:table-cell/>
          <table:table-cell office:value-type="string">
            <text:p>383-384 (“gas” mentioned on pg. 384)</text:p>
          </table:table-cell>
          <table:table-cell office:value-type="string">
            <text:p>“July 4<text:span text:style-name="T28">th</text:span>, Independence Day” [1932].</text:p>
          </table:table-cell>
          <table:table-cell/>
          <table:table-cell office:value-type="string">
            <text:p>The enemy was losing confidence and decided to risk <text:span text:style-name="T1">50,000 planes</text:span>, the best that they had, on a concerted attack upon <text:span text:style-name="T1">Washington</text:span>. They figured that if they could take the Capitol, it would be a telling blow and help them on to further victory. This was to be a supreme test and they decided to make the attack in broad daylight because they thought it would be a surprise 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 <text:s/>Colonel Edna Kennelworth was on duty when the Tel-Talk buzzed and a scouting plane reported to her that the enemy were approaching in large numbers up the Potomac. She had never operated the <text:span text:style-name="T1">sleeping gas machine</text:span> in daylight before, but knew that it would work just as effectively. Having seen the attack upon New York and knowing how swiftly one attack followed the other, she realized that she must work fast. She adjusted the <text:span text:style-name="T1">gas machine</text:span> toward the enemy approaching down the Potomac and set it for a certain range, about<text:span text:style-name="T1"> 75 miles</text:span>. She looked thru her telescope and saw the enemy when they were about<text:span text:style-name="T1"> 50 miles</text:span> away and decided to let go the <text:span text:style-name="T1">sleeping gas</text:span>. She <text:span text:style-name="T1">swept it quickly right and left </text:span>and in the <text:span text:style-name="T1">glistening sunshine</text:span> saw <text:span text:style-name="T1">hundreds</text:span> of planes going down. In<text:span text:style-name="T1"> fifteen minutes</text:span> the entire fleet was safely <text:span text:style-name="T1">asleep</text:span> in the Tunnel thru the Air. By this time report came that another fleet was making from Baltimore in a direct line for Washington. <text:s/>She <text:span text:style-name="T1">set</text:span> <text:span text:style-name="T1">the</text:span> <text:span text:style-name="T1">machine</text:span> again, looked thru her powerful glass and saw the enemy approachingg. She started <text:span text:style-name="T1">discharging</text:span> the <text:span text:style-name="T1">gas</text:span>, and in <text:span text:style-name="T1">twelve minutes </text:span>the entire fleet had been plunged into the Tunnel.</text:p>
          </table:table-cell>
          <table:table-cell office:value-type="string">
            <text:p>Battle of Washington. <text:s/>“discharging”? <text:s/>Why is “approachingg” misspelled?</text:p>
          </table:table-cell>
          <table:table-cell table:number-columns-repeated="1018"/>
        </table:table-row>
        <table:table-row table:style-name="ro36">
          <table:table-cell/>
          <table:table-cell office:value-type="string">
            <text:p>384-386 (“gas” mentioned on pg. 385).</text:p>
          </table:table-cell>
          <table:table-cell office:value-type="string">
            <text:p>“July 4<text:span text:style-name="T28">th</text:span>, Independence Day” [1932].</text:p>
          </table:table-cell>
          <table:table-cell/>
          <table:table-cell office:value-type="string">
            <text:p>She had a few minutes to wait and immediately picked up the radiophone and told Supreme Commander Gordon in New York that the <text:span text:style-name="T1">sleeping gas machine</text:span> had worked wonderfully and that the Tunnel thru the Air held in captivity thousands of the enemy's airships and planes. Almost before she had finished making her report, the Tel-Talk buzzed. She ran to it and was informed by the <text:span text:style-name="T1">scouting planes</text:span> that the largest fleet of planes ever seen was approaching from the West and Northwest. Knowing that this was a combined fleet from the enemy's Western lines, from the same direction as the final one that attacked New York City. This was to be the <text:span text:style-name="T1">supreme test</text:span>. The first formation approached with about <text:span text:style-name="T1">1000 planes</text:span>. <text:span text:style-name="T1">Swiftly and silently, the gas machine did its work</text:span> and they went down into the Tunnel. Then came the second, third, and fourth formation and so on. More than<text:span text:style-name="T1"> 50,000 planes</text:span> had gone down and <text:span text:style-name="T1">not more than one hour's time had elapsed.</text:span> When it was over with, Edna realized that <text:span text:style-name="T1">she had not been a human being during this ordeal, that she had worked just like the machine,</text:span> forgotten everything but the responsibility for the protection of her country. When she knew that the Capitol of her beloved country was safe and that <text:span text:style-name="T1">more than 50,000 </text:span>of the enemy's airships were safely suspended in the Tunnel thru the Air and that the aviators had entered upon their seven days' sleep, she was supremely happy because not one life was required to save the Capitol. It was the greatest victory of all history thus far and she knew what it meant to Supreme Commander Gordon and how this victory would be hailed with rejoicing all over the United States. It would relieve the tension which had existed for two years when every hamlet, town and city had feared every night that they might be attacked and destroyed by bombs from the enemy's planes.</text:p>
          </table:table-cell>
          <table:table-cell table:number-columns-repeated="1019"/>
        </table:table-row>
        <table:table-row table:style-name="ro27">
          <table:table-cell/>
          <table:table-cell table:style-name="ce42" office:value-type="string">
            <text:p>386-387</text:p>
          </table:table-cell>
          <table:table-cell office:value-type="string">
            <text:p>“July 4<text:span text:style-name="T28">th</text:span>, Independence Day” [1932].</text:p>
          </table:table-cell>
          <table:table-cell table:style-name="ce42"/>
          <table:table-cell table:style-name="ce42" office:value-type="string">
            <text:p>The news had been flashed to all the Departments and Army Headquarters. When the scouting planes reported that <text:span text:style-name="T1">more than 50,000 planes</text:span> had been captured in this attack and not one of them escaped, the President and Army officers breathed a great sigh of relief and knew that this meant certain victory for the United States because the enemy had concentrated their attack on New York and Washington with their best planes, and had very few large bombing planes left, and if this was not the end of the war, it was the beginning of the end.</text:p>
            <text:p/>
            <text:p>The <text:span text:style-name="T1">President and his Cabinet</text:span> rushed to the <text:span text:style-name="T1">Capitol Building</text:span> to congratulate<text:span text:style-name="T1"> Colonel Edna Kennelworth. </text:span><text:s/>They found her carefully powdering her <text:span text:style-name="T1">nose</text:span>. By this time she was calm and collected and prepared for the unexpected <text:span text:style-name="T1">reception</text:span>, but was overwhelmed with the suddenness of the arrival of high officials. <text:span text:style-name="T1">She had met the President before when he had come to New York after the great battle.</text:span> He was the first to grasp her <text:span text:style-name="T1">hand</text:span> and, after<text:span text:style-name="T1"> kissing it</text:span>, told her of the great debt of gratitude her country owed her. The President said, "Your great service demonstrates that<text:span text:style-name="T1"> woman is the equal of man</text:span> and I hope to live to see the day when a <text:span text:style-name="T1">woman will be President </text:span>of the United States. This country owes to you and Supreme Commander Gordon and your good husband, Colonel Kennelworth, its liberty and freedom. There is nothing too good for you. <text:s/>You have performed the greatest act of any woman in history. I speak for the American people and extend their <text:span text:style-name="T1">heart</text:span>felt gratitude. We can never repay you."</text:p>
            <text:p/>
          </table:table-cell>
          <table:table-cell office:value-type="string">
            <text:p>Connection between Colonel Edna Kennelworth and President.</text:p>
          </table:table-cell>
          <table:table-cell table:number-columns-repeated="1018"/>
        </table:table-row>
        <table:table-row table:style-name="ro12">
          <table:table-cell/>
          <table:table-cell office:value-type="string">
            <text:p>387</text:p>
          </table:table-cell>
          <table:table-cell office:value-type="string">
            <text:p>“July 4<text:span text:style-name="T28">th</text:span>, Independence Day” [1932].</text:p>
          </table:table-cell>
          <table:table-cell/>
          <table:table-cell office:value-type="string">
            <text:p><text:span text:style-name="T1">Colonel Edna Kennelworth</text:span> thanked the <text:span text:style-name="T1">President</text:span>, told him that she had only done her duty and that she felt any other good woman in the United States would be glad to do the same under the same conditions. <text:s/>The President and members of his <text:span text:style-name="T1">Cabinet</text:span> were greatly impressed with her modesty and expressed their pride that <text:span text:style-name="T1">one so young in years </text:span>possessed such <text:span text:style-name="T1">kill</text:span> and daring. <text:span text:style-name="T1"><text:s/>She told them that this was imperative and that there was no one else who know how to handle the sleeping gas machine except Supreme Commander Gordon and Colonel Kennelworth and that she had been placed there for that purpose and had only done her duty.</text:span> <text:s/>Supreme Commander Gordon in New York sent a simple message congratulating Colonel Edna Kennelworth: "You're a real woman -- a <text:span text:style-name="T1">thorobred</text:span>. I knew you could do <text:span text:style-name="T1">it.</text:span>"</text:p>
          </table:table-cell>
          <table:table-cell table:number-columns-repeated="1019"/>
        </table:table-row>
        <table:table-row table:style-name="ro16">
          <table:table-cell/>
          <table:table-cell office:value-type="string">
            <text:p>387-388</text:p>
          </table:table-cell>
          <table:table-cell office:value-type="string">
            <text:p>“July 4<text:span text:style-name="T28">th</text:span>, Independence Day” [1932].</text:p>
          </table:table-cell>
          <table:table-cell/>
          <table:table-cell office:value-type="string">
            <text:p>The President and the War Council met and voted that a <text:span text:style-name="T1">message</text:span> of congratulation and appreciation be sent to Supreme Commander Gordon telling him that everything would be left in his hands and to proceed as he had in the past. The President and other Government officials asked him if he would not give his consent to permit all of the <text:span text:style-name="T1">newspapers</text:span> in the United States to publish the details of the attack upon New York and how it had been successfully defended and to give details of the great victory at Washington. They felt that the people had so long been in a state of fear and anxiety, this would bring great relief and give them a chance to get some peaceful <text:span text:style-name="T1">sleep</text:span> because it would remove from their minds the fear of their cities and towns being destroyed; give them confidence that the United States had proved equal to the occasion; help the general business situation and bring comfort to<text:span text:style-name="T1"> thousands of people </text:span>who were suffering. Supreme Commander Gordon replied that there was no question but that the war was won and that <text:span text:style-name="T1">need for secrecy was no longer necessary.</text:span></text:p>
          </table:table-cell>
          <table:table-cell table:number-columns-repeated="1019"/>
        </table:table-row>
        <table:table-row table:style-name="ro7">
          <table:table-cell/>
          <table:table-cell office:value-type="string">
            <text:p>388-389 (“sleeping gas” mentioned on pg. 389).</text:p>
          </table:table-cell>
          <table:table-cell office:value-type="string">
            <text:p>Afternoon of July 4 [1932].</text:p>
          </table:table-cell>
          <table:table-cell/>
          <table:table-cell office:value-type="string">
            <text:p>The President's Proclamation was given to the newspapers and every paper in the United States carried big headlines: GREAT ATTACK ON NEW YORK AND WASHINGTON FAILS. <text:span text:style-name="T1">MORE THAN ONE HUNDRED THOUSAND</text:span> OF THE ENEMY'S AIRSHIPS HAVE BEEN CAPTURED. <text:s/><text:span text:style-name="T1">HUNDREDS OF THOUSANDS</text:span> HAVE BEEN TAKEN PRISONERS. EDNA KENNELWORTH, A <text:span text:style-name="T1">LONE </text:span>WOMAN, SAVED WASHINGTON WITH<text:span text:style-name="T1"> SLEEPING GAS BAGGED OVER FIFTY THOUSAND AIRPLANES</text:span> WHICH ARE NOW SAFELY HELD IN THE TUNNEL THRU THE AIR MADE BY SUPREME COMMANDER GORDON’S GREAT INVENTION. IT IS EXPECTED THAT THE ENEMY WILL MAKE A PLEA FOR PEACE ANY DAY.</text:p>
          </table:table-cell>
          <table:table-cell table:number-columns-repeated="1019"/>
        </table:table-row>
        <table:table-row table:style-name="ro37">
          <table:table-cell/>
          <table:table-cell office:value-type="string">
            <text:p>390-391 (“gas” mentioned on pg. 391).</text:p>
          </table:table-cell>
          <table:table-cell office:value-type="string">
            <text:p>Afternoon of July 4 [1932].</text:p>
          </table:table-cell>
          <table:table-cell/>
          <table:table-cell office:value-type="string">
            <text:p>He knew that the <text:span text:style-name="T1">noisome beasts were the airplanes</text:span>, and that all of these things had happened. <text:s/>He read again about the <text:span text:style-name="T1">7 days </text:span>when they should prepare and purge the Altar and purify it and consecrate themselves. He now knew that the time was coming when the Lord should rule on earth as he had promised and war should be no more. The prophecies of the Bible had been fulfilled where it said that <text:span text:style-name="T1">woman should be the equal or exalted above man.</text:span> The Lord had said, "I will exalt the low and debase the high," and the Bible said, <text:span text:style-name="T1">"The little ones shall become as a thousand."</text:span> <text:s/>He was happy to know that everything was working out just as he had predicted it and happy because his inventions which he had worked on so unselfishly, had saved his devoted country and made the nations of the world realize that all power under <text:span text:style-name="T1">heaven</text:span> and <text:span text:style-name="T1">earth</text:span> was given unto the United States, the land of liberty. <text:s/>Knowing that<text:span text:style-name="T1"> the great power was now in his hands alone</text:span>, he could proceed to destroy every living thing in every nation, but his heart was full of <text:span text:style-name="T1">love</text:span> and <text:span text:style-name="T1">mercy</text:span> and only thru <text:span text:style-name="T1">mercy</text:span> and without sel<text:span text:style-name="T1">fish</text:span>ness could the United States set an example to the world. He could retake the Pacific Coast, wipe out the Western lines of the enemy or put them all to <text:span text:style-name="T1">sleep for 7 days </text:span>and then make peace on any terms that he might dictate. He thought of all the rulers of the world, from the tyrant Nero down to the Kaiser, how each one had sought world dominion based on sel<text:span text:style-name="T1">fish</text:span> greed, and each one had failed because God would not sanction such rulership. <text:s/>He thought of Marie and as he dreamed of her, forgot whether he was <text:span text:style-name="T1">a man with Caesar</text:span> or a <text:span text:style-name="T1">God with Alexander.</text:span> Not once was he tempted to use the great power within his <text:span text:style-name="T1">hands</text:span>, for he knew that <text:span text:style-name="T1">love was kind and merciful</text:span>. All the writings of St. Paul had put stress on <text:span text:style-name="T1">love</text:span> and <text:span text:style-name="T1">charity</text:span>. He decided that women and children must be protected and that not one of their lives should be taken in this final conflict. Now that the end was near, he must demonstrate in a way never to be forgotten the power that he held over the world and decided to use the <text:span text:style-name="T1">sleeping gas</text:span>.</text:p>
          </table:table-cell>
          <table:table-cell table:number-columns-repeated="1019"/>
        </table:table-row>
        <table:table-row table:style-name="ro6">
          <table:table-cell/>
          <table:table-cell office:value-type="string">
            <text:p>392</text:p>
          </table:table-cell>
          <table:table-cell office:value-type="string">
            <text:p>July 20, [1932]</text:p>
          </table:table-cell>
          <table:table-cell/>
          <table:table-cell office:value-type="string">
            <text:p>On July 20th he had completed all preparations and had all his armies and all the airships and planes equipped with the <text:span text:style-name="T1">sleeping gas machines</text:span>. Instructions had been given that they should pass over the lines from the Gulf of Mexico to the Great Lakes, from Los Angeles to Seattle, and send forth the <text:span text:style-name="T1">sleeping gas</text:span> and put to <text:span text:style-name="T1">sleep</text:span> entire enemy armies so that they would be kept <text:span text:style-name="T1">asleep for 7 days</text:span>. He decided to notify all of the Commanding Generals of the Allied Enemy just what he was going to do so that they would realize and know what power he had, and instructed them to have all their commanding officers moved to places where they would not be molested or put to sleep, so that they might watch and know what was happening. The Allied Enemy were notified that they could make every attempt to protect themselves but that it would be useless, because they would be unable to see or hear the approach of the <text:span text:style-name="T1">silent, invisible planes.</text:span></text:p>
          </table:table-cell>
          <table:table-cell office:value-type="string">
            <text:p>Right before RG's 7 days.</text:p>
          </table:table-cell>
          <table:table-cell table:number-columns-repeated="1018"/>
        </table:table-row>
        <table:table-row table:style-name="ro9">
          <table:table-cell/>
          <table:table-cell office:value-type="string">
            <text:p>392-393</text:p>
          </table:table-cell>
          <table:table-cell office:value-type="string">
            <text:p>July 20, [1932]</text:p>
          </table:table-cell>
          <table:table-cell/>
          <table:table-cell office:value-type="string">
            <text:p>He called Colonel Walter Kennelworth and Colonel Edna Kennelworth to his headquarters. Thanked them for their services to the country; assured them of his appreciation of their loyalty and devotion and promoted them to the rank of General. He ordered General Walter Kennelworth to take charge of headquarters in New York, operate the <text:span text:style-name="T1">sleeping gas machine </text:span>and to use the "Demon of Death" in case of emergency. However, he felt sure that there would be no more attacks. <text:s/>General Edna Kennelworth was ordered to Washington to resume charge in the Capitol Building and operate the machines for defense if necessary.</text:p>
          </table:table-cell>
          <table:table-cell table:style-name="ce13" office:value-type="string">
            <text:p>Right before RG's 7 days.</text:p>
          </table:table-cell>
          <table:table-cell table:number-columns-repeated="1018"/>
        </table:table-row>
        <table:table-row table:style-name="ro16">
          <table:table-cell/>
          <table:table-cell office:value-type="string">
            <text:p>393</text:p>
          </table:table-cell>
          <table:table-cell office:value-type="string">
            <text:p>July 20, [1932]</text:p>
          </table:table-cell>
          <table:table-cell/>
          <table:table-cell office:value-type="string">
            <text:p>In bidding good-bye to his loyal comrades, he told them that he was going to take <text:span text:style-name="T1">Marie the Angel of Mercy,</text:span> and was going alone to London, Berlin, Moscow, Madrid, Tokio and destroy buildings in these cities and with the <text:span text:style-name="T1">light ray</text:span> put every city in darkness, put the people to <text:span text:style-name="T1">sleep</text:span> and leave them for <text:span text:style-name="T1">7 days</text:span>. Then he would <text:span text:style-name="T1">destroy or conquer every important city in the world in 6 days,</text:span> just the same as <text:span text:style-name="T1">God created the world in 6 days</text:span>, and that on the <text:span text:style-name="T1">7th day he would return to New York City </text:span>and await the action of the Allied Nations in regard to peace. He ordered all of the countries notified by <text:span text:style-name="T1">radio</text:span> that he would leave New York City on Marie the Angel of Mercy, which could make 1000 miles an hour, and when he arrived in London and other cities everyone should be out of the buildings which he would destroy with the "Demon of Death"; that this was to be a mission of <text:span text:style-name="T1">mercy</text:span> and that he would not destroy one life if possible but that he must demonstrate the power that he could destroy all life and buildings if necessary.</text:p>
          </table:table-cell>
          <table:table-cell table:style-name="ce13" office:value-type="string">
            <text:p>Right before RG's 7 days.</text:p>
          </table:table-cell>
          <table:table-cell table:number-columns-repeated="1018"/>
        </table:table-row>
        <table:table-row table:style-name="ro26">
          <table:table-cell/>
          <table:table-cell office:value-type="string">
            <text:p>393-394</text:p>
          </table:table-cell>
          <table:table-cell office:value-type="string">
            <text:p>7 a.m. On July 21 [1932].</text:p>
          </table:table-cell>
          <table:table-cell/>
          <table:table-cell office:value-type="string">
            <text:p>The world was astounded and amazed but of course did not believe that there was any such invention or any such power in the hands of any one man, or any one nation. At<text:span text:style-name="T1"> 7 A.M. on July 21st</text:span>, Supreme Commander Gordon sailed away in the Marie the Angel of Mercy and <text:span text:style-name="T1">in a little over three hours</text:span> he was over London. He notified them to clear all the big buildings on Lombard and Downing Streets. They were unable to see his plane or hear it but they knew that <text:span text:style-name="T1">he was somewhere over London in the air.</text:span> The people were frightened and cleared out of the buildings. <text:s/>Women and children were taken away to safety and slowly the death ray started to do its work. The big buildings crumbled away, slowly melting down as tho they were butter. The people fell upon their knees in the streets and prayed to God to save them from this great invisible force. Many people believed that it was an unseen power from heaven that had come to destroy the world and that this was the end of the world. When he had completed the destruction of enough buildings to show them his power, he<text:span text:style-name="T1"> circled</text:span> over London<text:span text:style-name="T1"> time and time again</text:span>, sending forth the <text:span text:style-name="T1">sleeping gas</text:span> and the people all succumbed and went to <text:span text:style-name="T1">sleep</text:span>. With the <text:span text:style-name="T1">power</text:span> from his machine he extinguished all the <text:span text:style-name="T1">electric</text:span> <text:span text:style-name="T1">lights</text:span> in the city and left it in <text:span text:style-name="T1">darkness</text:span>. The news of this terrible disaster was sent from London to the Allied Enemy headquarters in the United States.</text:p>
          </table:table-cell>
          <table:table-cell office:value-type="string">
            <text:p>RG's 7 days. <text:s/>London.</text:p>
          </table:table-cell>
          <table:table-cell table:number-columns-repeated="1018"/>
        </table:table-row>
        <table:table-row table:style-name="ro12">
          <table:table-cell/>
          <table:table-cell office:value-type="string">
            <text:p>394-395</text:p>
          </table:table-cell>
          <table:table-cell office:value-type="string">
            <text:p>None given, but it is July 22 [1932].</text:p>
          </table:table-cell>
          <table:table-cell/>
          <table:table-cell office:value-type="string">
            <text:p>Supreme Commander Gordon then proceeded on the following day to Berlin. He intended to teach the Germans a lesson that they never would forget. He would show <text:span text:style-name="T1">mercy</text:span> that they had never shown because not one woman or child would be harmed, but protected. <text:s/>Not one human life would be taken, but he would make the destruction of buildings in Berlin so <text:span text:style-name="T1">complete</text:span> that they would never forget his visit. He would remind them that the Kaiser and all of the great German armies were powerless when <text:span text:style-name="T1">Marie the Angel of Mercy </text:span>sent forth its destructive rays and<text:span text:style-name="T1"> sleeping gas</text:span>. He sailed over Berlin and notified everyone to clear out of the buildings. He destroyed all of the important buildings on the business streets, turned loose his <text:span text:style-name="T1">sleeping gas</text:span> and left Berlin in <text:span text:style-name="T1">darkness</text:span>, to <text:span text:style-name="T1">sleep for 7 days.</text:span></text:p>
          </table:table-cell>
          <table:table-cell office:value-type="string">
            <text:p>RG's 7 days. <text:s/>Berlin.</text:p>
          </table:table-cell>
          <table:table-cell table:number-columns-repeated="1018"/>
        </table:table-row>
        <table:table-row table:style-name="ro7">
          <table:table-cell/>
          <table:table-cell office:value-type="string">
            <text:p>395</text:p>
          </table:table-cell>
          <table:table-cell table:style-name="ce13" office:value-type="string">
            <text:p>None given, but it is July 22 [1932].</text:p>
          </table:table-cell>
          <table:table-cell/>
          <table:table-cell office:value-type="string">
            <text:p>When he had completed the bombardment of the buildings in Berlin, he sent a <text:span text:style-name="T1">message</text:span> to the President of France that <text:span text:style-name="T1">he would be in Paris within the next hour </text:span>to thank him personally for the great aid that France had given us in the war. The President notified him that France would declare a holiday and give him a reception greater than that tendered Captain Lindbergh when he landed there on May 21st, 1927. He informed the President that his time was limited, but in appreciation of the friendship of France he would anchor <text:span text:style-name="T1">Marie the Angel of Mercy </text:span>over Paris and<text:span text:style-name="T1"> arrange lights </text:span>to play upon her to make her visible so the people could see this wonderful ship.</text:p>
          </table:table-cell>
          <table:table-cell table:style-name="ce13" office:value-type="string">
            <text:p>RG's 7 days. <text:s/></text:p>
          </table:table-cell>
          <table:table-cell table:number-columns-repeated="1018"/>
        </table:table-row>
        <table:table-row table:style-name="ro10">
          <table:table-cell/>
          <table:table-cell office:value-type="string">
            <text:p>395-396</text:p>
          </table:table-cell>
          <table:table-cell table:style-name="ce13" office:value-type="string">
            <text:p>One hour after the bombardment of the buildings in Berlin.</text:p>
          </table:table-cell>
          <table:table-cell/>
          <table:table-cell office:value-type="string">
            <text:p>He left Berlin and was in Paris in a short time. <text:s/>France had sent <text:span text:style-name="T1">thousands of her planes</text:span> into the <text:span text:style-name="T1">air</text:span> signaling the<text:span text:style-name="T1"> "Marie."</text:span> They could not see her and Supreme Commander Gordon communicated with them by <text:span text:style-name="T1">radio</text:span> and anchored near the same spot where Lindbergh had landed <text:span text:style-name="T1">over five years before</text:span>.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style-name="ce13" office:value-type="string">
            <text:p>RG's 7 days. <text:s/>Paris.</text:p>
          </table:table-cell>
          <table:table-cell table:number-columns-repeated="1018"/>
        </table:table-row>
        <table:table-row table:style-name="ro12">
          <table:table-cell/>
          <table:table-cell office:value-type="string">
            <text:p>396</text:p>
          </table:table-cell>
          <table:table-cell table:style-name="ce13" office:value-type="string">
            <text:p>One hour after the bombardment of the buildings in Berlin.</text:p>
          </table:table-cell>
          <table:table-cell/>
          <table:table-cell office:value-type="string">
            <text:p>He told the President of France that he had brought with him on board the "Marie" one of his Tunnel machines which he wanted to place in one of the tallest buildings, establish a Tunnel thru the Air between New York and Paris so that their airships could pass in safety thru the Tunnel to New York, or if any of the officers in Canada wanted to come home, they could proceed to New York and travel thru the Tunnel to Paris. He tested out this machine after it had been set up, sent one of the planes to New York thru the Tunnel and <text:span text:style-name="T1">the round trip was made in one hour and thirty minutes.</text:span> He explained to the President that by establishing a vacuum, it was possible to drive the machines in safety at a terrific speed. He instructed Louis Corday, one of the famous aces of the French Aviation Corps, how to handle the Tunnel machine.</text:p>
          </table:table-cell>
          <table:table-cell table:style-name="ce13" office:value-type="string">
            <text:p>RG's 7 days. <text:s/>Paris.</text:p>
          </table:table-cell>
          <table:table-cell table:number-columns-repeated="1018"/>
        </table:table-row>
        <table:table-row table:style-name="ro7">
          <table:table-cell/>
          <table:table-cell office:value-type="string">
            <text:p>396-397</text:p>
          </table:table-cell>
          <table:table-cell table:style-name="ce13" office:value-type="string">
            <text:p>None given, but it is July 22 [1932].</text:p>
          </table:table-cell>
          <table:table-cell/>
          <table:table-cell office:value-type="string">
            <text:p>Then Supreme Commander Gordon went to Lisbon and Madrid, Spain, destroyed their most important buildings and put the people to <text:span text:style-name="T1">sleep for 7 days</text:span>. <text:s/>Then proceeded to Rome where he destroyed all the fine cathedrals, business and government buildings. Before arriving there he had notified the Pope to get all the people out of the buildings and instructed him where to go for safety, telling him he did not wish to give him the <text:span text:style-name="T1">sleeping gas</text:span> but <text:span text:style-name="T1">wanted him to be awake to pray during the 7 days while all the inhabitants were asleep.</text:span> Told him that his people must be taught that God is more powerful than any ruler or potentate and that the time would come when there must be one religion, one United Kingdom of the World and one God.</text:p>
          </table:table-cell>
          <table:table-cell office:value-type="string">
            <text:p>RG's 7 days. <text:s/>Lisbon and Madrid, Spain. <text:s/>Rome.</text:p>
          </table:table-cell>
          <table:table-cell table:number-columns-repeated="1018"/>
        </table:table-row>
        <table:table-row table:style-name="ro4">
          <table:table-cell/>
          <table:table-cell office:value-type="string">
            <text:p>397</text:p>
          </table:table-cell>
          <table:table-cell table:style-name="ce13" office:value-type="string">
            <text:p>None given, but it is July 22 [1932].</text:p>
          </table:table-cell>
          <table:table-cell/>
          <table:table-cell office:value-type="string">
            <text:p>From there he proceeded to the beautiful city of Vienna and having the people removed from the buildings, turned on the "Demon of Death" and melted the buildings down. <text:span text:style-name="T21">Discharging</text:span> <text:span text:style-name="T1">sleeping gas</text:span> from his machine, he said good-bye to Vienna and proceeded to Moscow.</text:p>
          </table:table-cell>
          <table:table-cell table:style-name="ce13" office:value-type="string">
            <text:p>RG's 7 days. <text:s/>Vienna. <text:s/>“discharging”.</text:p>
          </table:table-cell>
          <table:table-cell table:number-columns-repeated="1018"/>
        </table:table-row>
        <table:table-row table:style-name="ro10">
          <table:table-cell/>
          <table:table-cell office:value-type="string">
            <text:p>397-398</text:p>
          </table:table-cell>
          <table:table-cell table:style-name="ce13" office:value-type="string">
            <text:p>None given, but it is July 22 [1932].</text:p>
          </table:table-cell>
          <table:table-cell/>
          <table:table-cell office:value-type="string">
            <text:p>The poor and uneducated people of <text:span text:style-name="T1">Russia</text:span> had been warned of his coming. The newspapers told them what had been happening in other cities, but the people refused to believe that they would not be destroyed. Many of them rushed to the waters and drowned themselves. <text:s/>Others went to the forests to hide. <text:span text:style-name="T1">Moscow</text:span> was more excited than ever before. People had been praying day and night before he arrived. Finally when he was over Moscow, he sent a radio message that they should clear all the important buildings which he was going to destroy. He descended very low and located the buildings and when he had been notified that the people had been moved to safety, turned on the "Demon of Death." As the buildings leapt into flames and the people could see them, they were sure that this was the end of the world and that God was destroying it by fire, because they were unable to see the source from which the destruction was coming, the <text:span text:style-name="T1">destroying rays from the machine being invisible</text:span> and <text:span text:style-name="T1">Marie the Angel of Mercy being invisible</text:span>. When he had finished the destruction of the buildings, he turned loose the <text:span text:style-name="T1">sleeping gas,</text:span> darkened the city and sailed for <text:span text:style-name="T1">Constantinople</text:span>.</text:p>
          </table:table-cell>
          <table:table-cell office:value-type="string">
            <text:p>RG's 7 days. <text:s/>Moscow, Russia.</text:p>
          </table:table-cell>
          <table:table-cell table:number-columns-repeated="1018"/>
        </table:table-row>
        <table:table-row table:style-name="ro9">
          <table:table-cell/>
          <table:table-cell office:value-type="string">
            <text:p>398</text:p>
          </table:table-cell>
          <table:table-cell table:style-name="ce13" office:value-type="string">
            <text:p>None given, but it is July 22 [1932].</text:p>
          </table:table-cell>
          <table:table-cell/>
          <table:table-cell office:value-type="string">
            <text:p>He had notified the terrible <text:span text:style-name="T1">Turks</text:span>, who had sent such destructive airships to help conquer the United States, that he was going to open the <text:span text:style-name="T1">Dardanelles</text:span> from the air; and destroy the battleships in the <text:span text:style-name="T1">Black Sea</text:span>. When he arrived and all buildings were cleared, people were greatly frightened and some of them were praying to America's God to save them. Supreme Commander Gordon assured them that no lives would be taken. He then proceeded to destroy all their largest buildings, discharged the <text:span text:style-name="T1">death rays into the water</text:span> and blew up their ships; left the city in <text:span text:style-name="T1">dark</text:span>ness to <text:span text:style-name="T1">sleep in peace</text:span>.</text:p>
          </table:table-cell>
          <table:table-cell office:value-type="string">
            <text:p>RG's 7 days. <text:s/>Constantinople, Turkey. <text:s/>Dardanelles, and Black Sea.</text:p>
          </table:table-cell>
          <table:table-cell table:number-columns-repeated="1018"/>
        </table:table-row>
        <table:table-row table:style-name="ro4">
          <table:table-cell/>
          <table:table-cell office:value-type="string">
            <text:p>398</text:p>
          </table:table-cell>
          <table:table-cell table:style-name="ce13" office:value-type="string">
            <text:p>None given, but it is July 22 [1932].</text:p>
          </table:table-cell>
          <table:table-cell/>
          <table:table-cell office:value-type="string">
            <text:p>His next stop was at <text:span text:style-name="T1">Alexandria and Cairo, Egypt. </text:span><text:s/>He visited the <text:span text:style-name="T1">Pyramids</text:span>, notified the people that they were placed there according to a divine plan and that he would not destroy them. He destroyed the main buildings and blew up the warships, leaving the people <text:span text:style-name="T1">asleep</text:span> as he had done in other cities.</text:p>
          </table:table-cell>
          <table:table-cell office:value-type="string">
            <text:p>RG's 7 days. <text:s/>Alexandria and Cairo, Egypt.</text:p>
          </table:table-cell>
          <table:table-cell table:number-columns-repeated="1018"/>
        </table:table-row>
        <table:table-row table:style-name="ro3">
          <table:table-cell/>
          <table:table-cell office:value-type="string">
            <text:p>398</text:p>
          </table:table-cell>
          <table:table-cell table:style-name="ce13" office:value-type="string">
            <text:p>None given, but it is July 22 [1932].</text:p>
          </table:table-cell>
          <table:table-cell/>
          <table:table-cell office:value-type="string">
            <text:p>He notified the people in <text:span text:style-name="T1">Bombay, India</text:span>, that they had taken sides with England against us and that they must be shown an example of the power of the <text:span text:style-name="T1">Land of Freedom</text:span>. He destroyed their temples and large buildings and put the people <text:span text:style-name="T1">asleep</text:span>. Then went to <text:span text:style-name="T1">Pekin, China</text:span>, where he destroyed buildings which had stood for<text:span text:style-name="T1"> thousands of years</text:span>; discharged the<text:span text:style-name="T1"> sleeping gas</text:span> and proceeded to <text:span text:style-name="T1">Tokio</text:span>.</text:p>
          </table:table-cell>
          <table:table-cell office:value-type="string">
            <text:p>RG's 7 days. <text:s/>Bombay, India. <text:s/>Pekin, China. <text:s/></text:p>
          </table:table-cell>
          <table:table-cell table:number-columns-repeated="1018"/>
        </table:table-row>
        <table:table-row table:style-name="ro7">
          <table:table-cell/>
          <table:table-cell office:value-type="string">
            <text:p>398-399</text:p>
          </table:table-cell>
          <table:table-cell table:style-name="ce13" office:value-type="string">
            <text:p>None given, but it is July 22 [1932].</text:p>
          </table:table-cell>
          <table:table-cell/>
          <table:table-cell office:value-type="string">
            <text:p>The <text:span text:style-name="T1">Japs</text:span> had been the first to declare war upon the United States and make an attack and they must be taught a lesson which they would remember so long as the world stood. He ordered all the men removed from their battleships and proceeded to discharge the <text:span text:style-name="T1">death rays into the water</text:span> and destroy them. When he began to destroy the important buildings the people thought that it was another <text:span text:style-name="T1">earthquake</text:span> because they had not forgotten how their buildings had crumbled down years before. He assured them that no lives would be taken, that they would be allowed to <text:span text:style-name="T1">sleep </text:span><text:span text:style-name="T21">for</text:span><text:span text:style-name="T1"> 7 days in peace</text:span>; leaving the city in <text:span text:style-name="T1">darkness</text:span> and the inhabitants <text:span text:style-name="T1">asleep</text:span>, he proceeded to<text:span text:style-name="T1"> Melbourne and Sydney, Australia.</text:span></text:p>
          </table:table-cell>
          <table:table-cell office:value-type="string">
            <text:p>RG's 7 days. <text:s/>Tokio, Japan.</text:p>
          </table:table-cell>
          <table:table-cell table:number-columns-repeated="1018"/>
        </table:table-row>
        <table:table-row table:style-name="ro4">
          <table:table-cell/>
          <table:table-cell office:value-type="string">
            <text:p>399</text:p>
          </table:table-cell>
          <table:table-cell table:style-name="ce13" office:value-type="string">
            <text:p>None given, but it is July 22 [1932].</text:p>
          </table:table-cell>
          <table:table-cell/>
          <table:table-cell office:value-type="string">
            <text:p><text:span text:style-name="T1">Australia</text:span> had remained neutral and was friendly to the United States. He carried<text:span text:style-name="T1"> a letter</text:span> of thanks from the President of the United States to the people of Australia. Thanked them personally and told them that they were now invited to join the United States in forming the brotherhood of man in the United Kingdom.</text:p>
          </table:table-cell>
          <table:table-cell office:value-type="string">
            <text:p>RG's 7 days. <text:s/>Melbourne and Sydney, Australia.</text:p>
          </table:table-cell>
          <table:table-cell table:number-columns-repeated="1018"/>
        </table:table-row>
        <table:table-row table:style-name="ro20">
          <table:table-cell/>
          <table:table-cell office:value-type="string">
            <text:p>399-400</text:p>
          </table:table-cell>
          <table:table-cell table:style-name="ce13" office:value-type="string">
            <text:p>None given, but it is July 22 [1932].</text:p>
          </table:table-cell>
          <table:table-cell/>
          <table:table-cell office:value-type="string">
            <text:p>The <text:span text:style-name="T1">City of Mexico</text:span> was next notified that they would have the final and greatest demonstration of the power of <text:span text:style-name="T1">Marie the Angel of Mercy</text:span>. The <text:span text:style-name="T1">Mexicans</text:span> and <text:span text:style-name="T1">Spaniards</text:span> knew that Supreme Commander Gordon was born in the <text:span text:style-name="T1">State of Texas</text:span>. They remembered the Battle of the Alamo and Goliad. The poor class of Mexicans refused to believe after <text:span text:style-name="T1">Mexico had joined with Japan and Spain </text:span>against the United States, that any Texan would spare their lives. They had <text:span text:style-name="T1">prayed day and night</text:span> since they learned that the Supreme Commander of the United States with <text:span text:style-name="T1">Marie the Angel of Mercy</text:span> was to visit them. He told them that this machine took its power from the <text:span text:style-name="T1">air</text:span> and that the rays were powerful enough to melt down the mountains and that he would destroy some of the mountains of Mexico and all the old pyramids. Before he reached the<text:span text:style-name="T1"> City of Mexico</text:span>, he <text:span text:style-name="T1">anchored over a mountain</text:span>, turned on the death ray and the mountain crumbled to dust. The old pyramids were also destroyed. When he reached the <text:span text:style-name="T1">City of Mexico</text:span>, he informed them that he had destroyed the mountains to fulfill the prophecies in the Bible which said that every mountain should be laid low and every valley should be exalted. A large part of forces of the enemy and their officers were located in the City of Mexico and they were notified to flee to the mountains and hills where they could watch the destruction of the buildings. The Supreme Commander of the United States said that<text:span text:style-name="T1"> they would not be put to sleep because he wanted them to watch the silent, sleeping city while it remained in darkness for 7 days.</text:span></text:p>
          </table:table-cell>
          <table:table-cell table:style-name="ce13" office:value-type="string">
            <text:p>RG's 7 days. <text:s/>City of Mexico.</text:p>
          </table:table-cell>
          <table:table-cell table:number-columns-repeated="1018"/>
        </table:table-row>
        <table:table-row table:style-name="ro11">
          <table:table-cell/>
          <table:table-cell office:value-type="string">
            <text:p>400</text:p>
          </table:table-cell>
          <table:table-cell table:style-name="ce13" office:value-type="string">
            <text:p>None given, but it is July 22 [1932].</text:p>
          </table:table-cell>
          <table:table-cell/>
          <table:table-cell office:value-type="string">
            <text:p>When he had completed his destruction of the City of Mexico, he sent a <text:span text:style-name="T1">message by radio</text:span> to New York and Washington that he was on his way home and would pass over the <text:span text:style-name="T1">enemy's lines in California</text:span> and in the <text:span text:style-name="T1">central part of the United States</text:span> sending them messages all along giving his location and offering to let the officers take a shot at Marie the Angel of Mercy if they could see her. He knew that "Marie" could rise to a height of 60 miles or more if necessary and intended to fly at a height to which no enemy plane could ever ascend.</text:p>
          </table:table-cell>
          <table:table-cell office:value-type="string">
            <text:p>RG's 7 days. <text:s/>“<text:span text:style-name="T21">enemy's lines in California and in the central part of the United States”</text:span></text:p>
          </table:table-cell>
          <table:table-cell table:number-columns-repeated="1018"/>
        </table:table-row>
        <table:table-row table:style-name="ro7">
          <table:table-cell/>
          <table:table-cell office:value-type="string">
            <text:p>400-401</text:p>
          </table:table-cell>
          <table:table-cell table:style-name="ce13" office:value-type="string">
            <text:p>None given, but it is July 22 [1932].</text:p>
          </table:table-cell>
          <table:table-cell/>
          <table:table-cell office:value-type="string">
            <text:p>Supreme Commander Gordon sent a message to his old home town,<text:span text:style-name="T1"> Texarkana, Texas</text:span>, that he would anchor there and give everybody a view of Marie the Angel of Mercy. When he arrived there he <text:span text:style-name="T1">circled</text:span> over his own old home out near <text:span text:style-name="T1">Red River</text:span>; then sailed the "Marie" down <text:span text:style-name="T1">Stateline Avenue</text:span> and anchored her in the air about 100 feet above the street. He turned on the lights and made his great ship visible, so the people could see what had accomplished the great victory. It was the greatest celebration that Texarkana ever had. The people went wild with joy. His dear old mother was the happiest woman in the world. She greeted him affectionately; told him that all her dreams about him had come true.</text:p>
          </table:table-cell>
          <table:table-cell office:value-type="string">
            <text:p>RG's 7 days. <text:s/>Texarkana, Texas.</text:p>
          </table:table-cell>
          <table:table-cell table:number-columns-repeated="1018"/>
        </table:table-row>
        <table:table-row table:style-name="ro7">
          <table:table-cell/>
          <table:table-cell office:value-type="string">
            <text:p>401</text:p>
          </table:table-cell>
          <table:table-cell table:style-name="ce13" office:value-type="string">
            <text:p>Early on the morning of the 7<text:span text:style-name="T28">th</text:span> day.</text:p>
          </table:table-cell>
          <table:table-cell/>
          <table:table-cell office:value-type="string">
            <text:p>He could only make a short visit as he had to hurry on to<text:span text:style-name="T1"> New York</text:span>. He notified <text:span text:style-name="T1">Montreal, Canada, </text:span>that he would arrive there <text:span text:style-name="T1">early on the morning of the 7th day</text:span>. Montreal prepared for a great celebration. He arrived there<text:span text:style-name="T1"> soon after sunrise</text:span>, anchored the "Marie," and delivered a message to the people of Canada, thanking them for their loyalty and aid in our behalf. Invited them to be among the first to join in the <text:span text:style-name="T1">peace</text:span> <text:span text:style-name="T1">conference</text:span> in making the <text:span text:style-name="T1">United States of the World.</text:span> <text:s/></text:p>
          </table:table-cell>
          <table:table-cell office:value-type="string">
            <text:p>RG's 7 days. <text:s/>Montreal, Canada. <text:s/>“United States of the World” meaning apply the same structure that was applied to the United States, to the structure for RG's 7 days around the world?</text:p>
          </table:table-cell>
          <table:table-cell table:number-columns-repeated="1018"/>
        </table:table-row>
        <table:table-row table:style-name="ro43">
          <table:table-cell/>
          <table:table-cell office:value-type="string">
            <text:p>401</text:p>
          </table:table-cell>
          <table:table-cell office:value-type="string">
            <text:p>Just before noon on the 7<text:span text:style-name="T28">th</text:span> day.</text:p>
          </table:table-cell>
          <table:table-cell/>
          <table:table-cell table:style-name="ce13" office:value-type="string">
            <text:p><text:span text:style-name="T31">After bidding [Montreal, Canada] good-bye, he sailed for </text:span><text:span text:style-name="T32">New York, arriving just before noon on the 7th day</text:span><text:span text:style-name="T31"> after he had sailed away on his great trip around the world.</text:span></text:p>
          </table:table-cell>
          <table:table-cell table:style-name="ce13" office:value-type="string">
            <text:p>RG's 7 days. <text:s/>New York.</text:p>
          </table:table-cell>
          <table:table-cell table:number-columns-repeated="1018"/>
        </table:table-row>
        <table:table-row table:style-name="ro11">
          <table:table-cell/>
          <table:table-cell office:value-type="string">
            <text:p>401</text:p>
          </table:table-cell>
          <table:table-cell office:value-type="string">
            <text:p>None given, but it is around noon on the 7<text:span text:style-name="T28">th</text:span> day.</text:p>
          </table:table-cell>
          <table:table-cell/>
          <table:table-cell office:value-type="string">
            <text:p>Marie the Angel of Mercy <text:span text:style-name="T1">circled</text:span> <text:span text:style-name="T1">over</text:span> <text:span text:style-name="T1">New York</text:span> and landed at the<text:span text:style-name="T1"> Mammouth Building</text:span>. General Walter Kennelworth was on duty and reported what had happened during Supreme Commander Gordon's absence, altho he had kept in touch with him by radio all the time and informed him what was going on. Supreme Commander Gordon's orders had been carried out the day he left on his <text:span text:style-name="T21">7-day tour of the world</text:span> and <text:span text:style-name="T1">sleeping gas sprayed over all the enemy lines thruout the United States.</text:span></text:p>
          </table:table-cell>
          <table:table-cell table:style-name="ce13" office:value-type="string">
            <text:p>RG's 7 days. <text:s/>New York.</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Communicator"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
        <table:table-column table:style-name="co53" table:default-cell-style-name="ce1"/>
        <table:table-row table:style-name="ro1">
          <table:table-cell table:style-name="ce43" office:value-type="string">
            <text:p>In Reloaded (35) (WITS post #14861), there is mention of a Communicator placed a certain distance connected to pg. 298. <text:s/>I think this is actually describing <text:s/>the Radio Annulifier, which gets officially introduced on page 301.</text:p>
          </table:table-cell>
          <table:table-cell table:number-columns-repeated="5"/>
        </table:table-row>
        <table:table-row table:style-name="ro1">
          <table:table-cell table:style-name="ce43" office:value-type="string">
            <text:p>The following are the places where 'communi' is found.</text:p>
          </table:table-cell>
          <table:table-cell table:number-columns-repeated="5"/>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6">
          <table:table-cell/>
          <table:table-cell office:value-type="string">
            <text:p>146-147 (“communicate” <text:s/>mentioned on pg. 147)</text:p>
          </table:table-cell>
          <table:table-cell office:value-type="string">
            <text:p>None given, but it is around June 7, 1927.</text:p>
          </table:table-cell>
          <table:table-cell/>
          <table:table-cell office:value-type="string">
            <text:p>Robert did not forget sweet Marie or what she meant to him. At the same time he realized what the study of the Bible had brought him and felt that thru the aid of that book and the knowledge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text:span text:style-name="T1">communicate</text:span> with him.</text:p>
          </table:table-cell>
          <table:table-cell/>
        </table:table-row>
        <table:table-row table:style-name="ro44">
          <table:table-cell/>
          <table:table-cell office:value-type="string">
            <text:p>148</text:p>
          </table:table-cell>
          <table:table-cell office:value-type="string">
            <text:p>Monday afternoon [June 6, 1927]. <text:s/>Tuesday evening that was mention is June 7, 1927.</text:p>
          </table:table-cell>
          <table:table-cell/>
          <table:table-cell office:value-type="string">
            <text:p/>
            <text:p>After Robert had time to think over the matter, he decided to place “Personal Notices” in all the newspapers of St. Louis and the towns along the line between Texarkana and St. Louis. If no news was heard of Marie by<text:span text:style-name="T1"> Tuesday evening</text:span>, he would place it in the papers the next day. He then wrote out the <text:span text:style-name="T1">Notice</text:span>. <text:s/></text:p>
            <text:p/>
            <text:p>MISS MARIE STANTON -- I FOUND YOUR LITTLE NOTE IN MY POCKET ON SUNDAY MORNING. HAVE BEEN WAITING FOR YOU IN ST. LOUIS. MY FAITH IN YOU IS SUPREME. IT WILL NEVER CHANGE. MONTHS AND YEARS CANNOT CHANGE ME, NO MATTER WHAT I HEAR OR DO NOT HEAR OR WHAT MAY HAPPEN, I WILL ALWAYS HAVE FAITH IN YOU AND LOVE YOU. WILL NEVER NEED YOU MORE THAN NOW. NOTHING ELSE THAT I CAN GET, OR MONEY THAT I CAN MAKE MATTERS OR MEANS ANYTHING TO ME WITHOUT YOU. COME TO ME OR <text:span text:style-name="T1">COMMUNICATE</text:span> WITH ME AND EXPLAIN ALL AND I WILL UNDERSTAND AND AGREE TO ANYTHING YOU MAY DESIRE. MARIE, RELIEVE MY ANXIOUS HEART. <text:s/>LET ME HEAR FROM YOU. YOUR FATHER AND MOTHER HAVE AGREED TO WITHDRAW THEIR OBJECTIONS AND CONSENT TO OUR BEING MARRIED. I WILL HAVE FAITH AND WAIT IN ST. LOUIS UNTIL I HEAR SOMETHING FROM YOU. <text:s/></text:p>
            <text:p/>
            <text:p>ROBERT GORDON, <text:span text:style-name="T41">Address</text:span> -- Planters Hotel.</text:p>
            <text:p/>
          </table:table-cell>
          <table:table-cell office:value-type="string">
            <text:p>Note that “Notice” is capitalized, and that “Address” is italicized. <text:s/>The Notice is 150 words long, excluding the closing last 5 words. <text:s/>Together it is 155 words. <text:s/></text:p>
          </table:table-cell>
        </table:table-row>
        <table:table-row table:style-name="ro45">
          <table:table-cell/>
          <table:table-cell office:value-type="string">
            <text:p>180-181 (“communicated” mentioned on pg. 180).</text:p>
          </table:table-cell>
          <table:table-cell office:value-type="string">
            <text:p>June 11, [1927]</text:p>
          </table:table-cell>
          <table:table-cell/>
          <table:table-cell office:value-type="string">
            <text:p>On June 11th, Mr. Kennelworth arrived. Robert met him at the Union Station in St. Louis. He had only about an hour to wait before the train departed for New York. No news had been received of Marie. Mr. Kennelworth told Robert that her parents were still hopeful that she was alive, but they were at a loss to understand why she had not <text:span text:style-name="T1">communicated</text:span> with anyone. He told Robert to keep up his courage for he felt sure that all would end well. On the train to New York they talked of Robert’s plans. Mr. Kennelworth said he was anxious for him and Walter to be together again and believed it was for the best. Robert told him that he had been making money in wheat and cotton and that Right Aeroplane was moving his way; that he was Short of Major Motors and expected to make a fortune selling it all the way down. Mr. Kennelworth expressed his continued faith in Robert’s ability and told him that he was going to follow him on the market. While he admired him for his great love for Marie and his faith in her, worry would not bring her back, he said, and he should get down to business, study the Bible, work on his inventions and leave the matter of Marie’s return to the Lord, trusting and believing in Him who knoweth and doeth all things well. Told Robert that he was a “doer” and not a dreamer; that he had demonstrated the greatest ability of any young man he had ever known. That he had the pep and quoted an epigram, “The pessimist says it can’t be done, the optimist says, let George do it: meanwhile the peptomist has done it.” He said: “Robert, you and Lindbergh are peptomists.</text:p>
          </table:table-cell>
          <table:table-cell/>
        </table:table-row>
        <table:table-row table:style-name="ro44">
          <table:table-cell/>
          <table:table-cell office:value-type="string">
            <text:p>237-239 (“communications” mentioned on pg. 238).</text:p>
          </table:table-cell>
          <table:table-cell office:value-type="string">
            <text:p>None given but the previous timestamp is near the end of 1928.</text:p>
          </table:table-cell>
          <table:table-cell/>
          <table:table-cell office:value-type="string">
            <text:p>With the great progress in radio messages thru the air, and radiograms, Robert knew that in time of war, secret <text:span text:style-name="T1">communications</text:span> would be necessary. Spies could steal codes, and <text:span text:style-name="T1">messages</text:span> sent over the radio could be interpreted; therefore, one of the great needs for the war in the air would be a way to <text:span text:style-name="T1">communicate</text:span> without detection. <text:s/>He finally succeeded in completing what he called "<text:span text:style-name="T1">The Pocket Radio</text:span>." It was no larger than a watch and worked on the same principle of his machine for recording the thoughts of people, only the instrument had to be used by two people who understood how to work it, because the positive radio was carried in one man's pocket and the negative in the other and by pressing the stem, it could be changed from positive into negative. No sound was transmitted thru the air. The machine could be operated by certain motions of the fingers on a little push button which recorded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 The test proved perfect and Robert knew that he had another great discovery which would be of great value to his Government in time of war. He decided to keep this a secret and have it ready to aid the United States at a time when they would need it most.</text:p>
          </table:table-cell>
          <table:table-cell/>
        </table:table-row>
        <table:table-row table:style-name="ro36">
          <table:table-cell/>
          <table:table-cell office:value-type="string">
            <text:p>242-243 (“communicate” mentioned on pg. 242)</text:p>
          </table:table-cell>
          <table:table-cell office:value-type="string">
            <text:p>None given, but previous timestamp on pg. 241 says it was the latter part of Feburary 1929.</text:p>
          </table:table-cell>
          <table:table-cell/>
          <table:table-cell office:value-type="string">
            <text:p>Robert returned to his hotel to think matters over. <text:s/>He bought a paper and looked over the news from New York and market reports. He saw that cotton and stocks were advancing as he expected, but money-making now was of no interest to him when he at last thought that he had found where Marie was. He decided to place a personal notice in all the papers in Paris, telling Marie that he had passed her on the street, had found the letter, was unable to get it interpreted, and beg her to <text:span text:style-name="T1">communicate</text:span> with him at once. He placed the <text:span text:style-name="T1">notice</text:span> in the papers that afternoon. Received an invitation from some acquaintances in Paris to dine with them and go to a ball. He wanted to refuse the invitation because he did not feel equal to the occasion, but they insisted that it would do him good and begged him to come along. <text:s/>Robert had been so disappointed about the mysterious letter and the sudden loss of Marie after he had seen her, that he decided to say nothing about the incident to his friends. After dinner was over, they chatted with Robert, and he seemed more cheerful. They told Robert of the Aviators' Costume Ball to take place in the Hotel Lafayette that night and asked him to go along. Robert tried to beg off and made the excuse that he had no costume for this occasion, but they told him that they had already ordered one for him and there was no getting out of it -- he had to go, so finally he consented.</text:p>
          </table:table-cell>
          <table:table-cell/>
        </table:table-row>
        <table:table-row table:style-name="ro46">
          <table:table-cell/>
          <table:table-cell office:value-type="string">
            <text:p>263-264 (“communication” mentioned on pg. 264)</text:p>
          </table:table-cell>
          <table:table-cell office:value-type="string">
            <text:p>None given. <text:s/>Previous timestamp is Monday [March 11, 1929?]</text:p>
          </table:table-cell>
          <table:table-cell/>
          <table:table-cell office:value-type="string">
            <text:p>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when her spirit appeared he expected a <text:span text:style-name="T1">message</text:span>, a <text:span text:style-name="T1">letter</text:span>, or some <text:span text:style-name="T1">communication</text:span>, and he really thought she dropped a <text:span text:style-name="T1">letter</text:span>. This power so strongly impressed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impression from Robert's subconscious mind and when he went to look for the letter, of course it was not there, and never was because it only existed in his subconscious mind."</text:p>
          </table:table-cell>
          <table:table-cell/>
        </table:table-row>
        <table:table-row table:style-name="ro8">
          <table:table-cell/>
          <table:table-cell office:value-type="string">
            <text:p>282-283 (“communicate” mentioned on pg. 283).</text:p>
          </table:table-cell>
          <table:table-cell office:value-type="string">
            <text:p>June 14 [1930]</text:p>
          </table:table-cell>
          <table:table-cell/>
          <table:table-cell office:value-type="string">
            <text:p>In the meantime, the people had been moved away from Los Angeles as fast as possible. There had been several minor attacks by the enemy and more buildings had been destroyed and only a few of the enemy's planes had been brought down. The situation was desperate. <text:s/>People were frantic. The United States was hopelessly outnumbered by the Spanish and Japanese air forces. <text:s/>England was threatening to join forces with Japan and Spain. An attack on San Francisco was expected at any hour. People wanted to get away and move east into the mountains for protection, but the Government had notified everyone to remain. The fact that the foreign planes were noiseless put the United States at a great disadvantage. <text:span text:style-name="T1">Robert</text:span> and <text:span text:style-name="T1">Walter</text:span> were using their <text:span text:style-name="T1">secret radio</text:span> to <text:span text:style-name="T1">communicate</text:span> with each other. <text:s/>They had offered this invention to the Government and it had been accepted. This was a great help as the Japanese were unable to intercept their <text:span text:style-name="T1">code messages </text:span>or take any <text:span text:style-name="T1">message</text:span> from the air because there were <text:span text:style-name="T1">none</text:span>. <text:s/>The United States Army officers knew that they must fight for time to get some new inventions ready to combat the enemy. On June 14th, Los Angeles was surrendered. <text:span text:style-name="T1">White</text:span> flags were run up all over the city as a signal for the enemy planes to stop attacking. The plan was to send no message to the enemy headquarters in Mexico but to wait and see what action they would take or what terms they would offer to make.</text:p>
          </table:table-cell>
          <table:table-cell office:value-type="string">
            <text:p>Surrender of Los Angeles</text:p>
          </table:table-cell>
        </table:table-row>
        <table:table-row table:style-name="ro22">
          <table:table-cell/>
          <table:table-cell office:value-type="string">
            <text:p>284-285 (“communication” mentioned on pg. 284)</text:p>
          </table:table-cell>
          <table:table-cell office:value-type="string">
            <text:p>June 14 [1930]</text:p>
          </table:table-cell>
          <table:table-cell/>
          <table:table-cell office:value-type="string">
            <text:p>There was a panic in Wall Street when the news came of the surrender of Los Angeles. Edna had been left in charge of the office in New York and thru the <text:span text:style-name="T1">secret</text:span> <text:span text:style-name="T1">Pocket Radio</text:span>, kept in <text:span text:style-name="T1">communication</text:span> with <text:span text:style-name="T1">Waltetr</text:span> and <text:span text:style-name="T1">Robert</text:span>. She was conducting a campaign in the stock market for them and had made a fortune on the short side of the market. Business was bad, and the whole country was in a state of turmoil. <text:s/>After the <text:span text:style-name="T1">white</text:span> flags were floated over the ruins of Los Angeles, days went by and there were no more attacks by the enemy, nor was any <text:span text:style-name="T1">word</text:span> received from enemy headquarters. The American patrol planes around Los Angeles reported occasionally seeing the enemy planes scouting over the city at great heights, evidently taking observation as to what was going on. <text:s/>This mysterious action on the part of the enemy was a source of worry to the commanding officers of the United States. The people all over the country were in a state of anxiety, wondering where the enemy would strike next. The Infantry and Cavalry were restlessly waiting orders to go into action along the Rio Grande.</text:p>
          </table:table-cell>
          <table:table-cell office:value-type="string">
            <text:p>Surrender of Los Angeles</text:p>
          </table:table-cell>
        </table:table-row>
        <table:table-row table:style-name="ro47">
          <table:table-cell/>
          <table:table-cell office:value-type="string">
            <text:p>290-291 (“communication” mentioned on pg. 290)</text:p>
          </table:table-cell>
          <table:table-cell office:value-type="string">
            <text:p>September, 1930</text:p>
          </table:table-cell>
          <table:table-cell/>
          <table:table-cell office:value-type="string">
            <text:p>After long days of anxious waiting, with the people nervous and excited, came the attack on San Francisco. The enemy planes attacked from the West, the South and the North, slipping in silently in large numbers. Poisoned gas was turned loose, bombs were dropped all over the city and most of the important business and Government buildings were destroyed. <text:s/>The destruction was the greatest in history, much greater than the earthquake in 1906. Loss of life was terrific. General Pearson ordered Captain Gordon and Kennelworth to lead the defense of the city, using the Japanese planes which had been taken from the wreck of the "Tokyo J-1." As soon as they got in high altitude over San Francisco, they could see that this was a gigantic attack. Thousands of airplanes were circling the air from every direction. It was evident that the enemy intended to destroy San Francisco very quickly. <text:span text:style-name="T1"><text:s/>Captain Gordon </text:span>and <text:span text:style-name="T1">Captain Kennelworth</text:span> were able to keep in <text:span text:style-name="T1">communication</text:span> thru their <text:span text:style-name="T1">Pocket Radio</text:span>. <text:s/>They agreed that one of them should attack the enemy planes approaching from the North and the other, the planes approaching from the South and West, going as high as they could and if possible getting above the enemy planes and dropping bombs on them. When Captain Gordon got high in the air, he saw another mother ship anchored and with the smaller planes taking off from it. He sailed over and let loose his bombs and destroyed this ship. Other ships were coming from every direction by the thousands. He sailed over them letting loose his bombs cautiously.</text:p>
          </table:table-cell>
          <table:table-cell/>
        </table:table-row>
        <table:table-row table:style-name="ro39">
          <table:table-cell/>
          <table:table-cell office:value-type="string">
            <text:p>295-296 (“communicat-” mentioend on pg. 295 and 296)</text:p>
          </table:table-cell>
          <table:table-cell office:value-type="string">
            <text:p>September, 1930</text:p>
          </table:table-cell>
          <table:table-cell/>
          <table:table-cell office:value-type="string">
            <text:p>As soon as the Japanese had captured Captain Gordon they knew who he was. He was the man who had sold them the great silent muffler. They brought him to headquarters in Mexico where he was questioned as to what other inventions he had. He told them that the only invention he had of value was the <text:span text:style-name="T1">secret radio,</text:span> with which he could send <text:span text:style-name="T1">communications without any sound in the air</text:span> and <text:span text:style-name="T1">without anyone intercepting the messages</text:span>, but made no mention of the other discoveries that he had which he knew could be used in time of emergency and of which he had never told the United States Government officials. The Japanese offered Robert his freedom and a large amount of money if he would sell them this <text:span text:style-name="T21">invention</text:span>. After <text:span text:style-name="T1">communicating</text:span> <text:span text:style-name="T1">secretly</text:span> and <text:span text:style-name="T1">silently</text:span> with Walter, Robert had him tell the commanding General about the proposition the Japanese had offered him and asked for <text:span text:style-name="T1">instructions</text:span> as to what he should do. Their reply was to remain prisoner and not give up any of his <text:span text:style-name="T1">secrets</text:span> to the enemy, because the situation was bad enough at the best. But Robert knew that his services would be of greater value to his Government and that it was bad judgment for him to remain a prisoner. <text:s/>He felt that he could make another invention for <text:span text:style-name="T1">communications</text:span> which would outwit the Japs, so he decided on his own responsibility to give up the <text:span text:style-name="T1">secret radio</text:span>, and after they tested it, they gave him his freedom and conveyed him safely out of the enemy lines. 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text:span text:style-name="T1">communicate</text:span>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text:p>
          </table:table-cell>
          <table:table-cell/>
        </table:table-row>
        <table:table-row table:style-name="ro48">
          <table:table-cell/>
          <table:table-cell office:value-type="string">
            <text:p>297-298</text:p>
          </table:table-cell>
          <table:table-cell office:value-type="string">
            <text:p>September, 1930</text:p>
          </table:table-cell>
          <table:table-cell/>
          <table:table-cell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table-row>
        <table:table-row table:style-name="ro9">
          <table:table-cell/>
          <table:table-cell office:value-type="string">
            <text:p>299</text:p>
          </table:table-cell>
          <table:table-cell office:value-type="string">
            <text:p>September, 1930</text:p>
          </table:table-cell>
          <table:table-cell/>
          <table:table-cell office:value-type="string">
            <text:p>The President wrote General Pearson to use his own judgment and send Gordon to New York if he thought best. General Pearson gave orders that Robert Gordon be brought to him. He <text:span text:style-name="T1">communicated</text:span> the good news, gave him a passport and told him to proceed immediately to New York and work just as rapidly as possible to perfect any kind of invention that would help defeat the enemy's plans.</text:p>
          </table:table-cell>
          <table:table-cell/>
        </table:table-row>
        <table:table-row table:style-name="ro49">
          <table:table-cell/>
          <table:table-cell office:value-type="string">
            <text:p>301-302 (“Radio Annulifier” mentioned on pg. 301)</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Radio Annulifier and the Recorder both introduced on the same page.</text:p>
          </table:table-cell>
        </table:table-row>
        <table:table-row table:style-name="ro41">
          <table:table-cell/>
          <table:table-cell office:value-type="string">
            <text:p>307-308 (“communications” mentioned on pg. 307)</text:p>
          </table:table-cell>
          <table:table-cell office:value-type="string">
            <text:p>One foggy night in the month of April, [1931]</text:p>
          </table:table-cell>
          <table:table-cell/>
          <table:table-cell office:value-type="string">
            <text:p>After the first battle of New Orleans, the United States transferred all the planes they could spare for patrol of the Eastern and Southern coasts along the Atlantic and Gulf of Mexico. Commercial and passenger airplanes were crossing daily to and from Europe. One foggy night in the month of April, scouting planes flying as high as they could, sighted a large fleet of airships flying toward Savannah, Georgia. <text:s/>They decided that they were enemy planes making for Savannah, to attack it. Commander Rooker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 This complicated matters more and diplomatic <text:span text:style-name="T1">communications</text:span> failed to smooth out the difficulties. England refused to accept an explanation or apology and all the other countries took sides with her. Our Cabinet officers held a conference. <text:s/>They decided that England and the other countries, knowing our weakened condition, had intended to join the enemy all along and were only waiting for an excuse, but they now knew that with all these countries against them, without some aid or new discovery, the cause was lost. General Pearson said "Colonel Gordon was right. We should have asked the help of France and Canada long before this. We must now seek aid from any country that is friendly to us. We went to the rescue of the Allies in the darkest days of the World War and surely some of them will stand by us in this, our greatest hour of need."</text:p>
          </table:table-cell>
          <table:table-cell/>
        </table:table-row>
        <table:table-row table:style-name="ro27">
          <table:table-cell/>
          <table:table-cell office:value-type="string">
            <text:p>339-340 (“communications” mentioned on both pages.)</text:p>
          </table:table-cell>
          <table:table-cell table:number-columns-repeated="2"/>
          <table:table-cell office:value-type="string">
            <text:p>When the Council had convened in the City of Mexico, General Nagato, the commander of the Japanese army, arose and said: “Supreme Commander Robert Gordon now in charge of the United States forces is well known to us. He is the man who made the first flight from New York City to Japan in 1927, traveling at a speed of more than 300 miles per hour. He is the man who invented the muffler which made our airplanes noiseless. <text:s/>We bought it from him and it helped us to successfully wage this war. When we attacked the Rio Grande and were preparing to bombard El Paso, Gordon, we believe, was the man who successfully brought down our greatest ship, the ‘Tokyo J-1.’ Later we captured Gordon at the battle of San Francisco. He was flying one of our planes which was on board the Tokyo. We found that he had a wonderful <text:span text:style-name="T1">Pocket-Radio </text:span>by which we could <text:span text:style-name="T1">communicate</text:span> <text:span text:style-name="T1">without any sound passing thru the air,</text:span> thus avoiding our orders being intercepted. After negotiating with him, we gave him his freedom, conducted him safely back to the American lines in consideration of his turning over to us his <text:span text:style-name="T1">secret Pocket- Radio</text:span>, which we<text:span text:style-name="T1"> worked successfully for many months</text:span>. <text:s/>Finally it failed to work and we have always believed that he invented something by which he could prevent our <text:span text:style-name="T1">communications</text:span>.</text:p>
          </table:table-cell>
          <table:table-cell/>
        </table:table-row>
        <table:table-row table:style-name="ro10">
          <table:table-cell/>
          <table:table-cell office:value-type="string">
            <text:p>344-345</text:p>
          </table:table-cell>
          <table:table-cell office:value-type="string">
            <text:p>Thanksgiving night, November 24 [1931]. <text:s/>[rluu: Note that Thanksgiving on this year was actually on November 26, 1931]</text:p>
          </table:table-cell>
          <table:table-cell/>
          <table:table-cell table:style-name="ce3" office:value-type="string">
            <text:p><text:span text:style-name="T31">On Thanksgiving night, November 24th, the attack was ordered. Supreme Commander Gordon was at dinner and a </text:span><text:span text:style-name="T32">messenger</text:span><text:span text:style-name="T31"> interrupted him to tell him that "Tel-Talk" had picked up an important message. He rushed to the secret room and noticed that a conference had been held and orders given by the enemy to attack Detroit that night. He immediately </text:span><text:span text:style-name="T32">communicated</text:span><text:span text:style-name="T31"> this information secretly with the </text:span><text:span text:style-name="T32">new</text:span><text:span text:style-name="T31"> Pocket-Radio to Colonel Kennelworth in Cincinnati. Told him to be in readiness to adjust the Tunnel machine and change the location and altitude any moment that he instructed. <text:s/>He ordered all the lights in the streets of Detroit to be kept on that night. It has been the custom for many months, since long before the attack at Chicago, to keep all the cities in darkness at night.</text:span></text:p>
          </table:table-cell>
          <table:table-cell office:value-type="string">
            <text:p>Note the NEW pocket radio. <text:s/>First Battle of Detroit.</text:p>
          </table:table-cell>
        </table:table-row>
        <table:table-row table:style-name="ro47">
          <table:table-cell/>
          <table:table-cell office:value-type="string">
            <text:p>345-346</text:p>
          </table:table-cell>
          <table:table-cell office:value-type="string">
            <text:p>Just before 10 o'clock [pm, Thanksgiving night, November 24 [1931]]</text:p>
          </table:table-cell>
          <table:table-cell/>
          <table:table-cell table:style-name="ce6" office:value-type="string">
            <text:p>He had just completed another new invention which he called the Radium Ray. With this Ray he could locate anything in the sky 75 to 100 miles away. He had the Radium Ray machine in readiness to search the sky for the first attack that night. 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 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text:span text:style-name="T1">Suddenly</text:span> he received a <text:span text:style-name="T1">radio message</text:span> from Supreme Commander Gordon to descend very low and fly Northwest. At this time the Supreme Commander was in <text:span text:style-name="T1">communication</text:span> with Colonel Kennelworth and they had adjusted the Tunnel machines and established the Tunnel thru the Air.</text:p>
          </table:table-cell>
          <table:table-cell office:value-type="string">
            <text:p>First Battle of Detroit.</text:p>
          </table:table-cell>
        </table:table-row>
        <table:table-row table:style-name="ro36">
          <table:table-cell/>
          <table:table-cell office:value-type="string">
            <text:p>346-347</text:p>
          </table:table-cell>
          <table:table-cell office:value-type="string">
            <text:p>None given, but it is still Thanksgiving night, November 24 [1931, after “Just before 10' oclock”]</text:p>
          </table:table-cell>
          <table:table-cell/>
          <table:table-cell office:value-type="string">
            <text:p>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text:span text:style-name="T1">unable to communicate</text:span> with headquarters or make any move because the Tunnel was a complete vacuum and no plane could move in it except the American planes which understood the <text:span text:style-name="T1">combination</text:span> how to navigate thru the Tunnel. As soon as Supreme Commander Gordon saw that the great Tunnel machines were doing their miraculous work, he sent another defiant message to the enemy headquarters in Chicago and St. Louis:</text:p>
            <text:p/>
            <text:p>We have given your first battalion a wonderful Thanksgiving reception. Won't you send some more of your famous aviators to have Thanksgiving supper with us.</text:p>
            <text:p/>
          </table:table-cell>
          <table:table-cell office:value-type="string">
            <text:p>First Battle of Detroit.</text:p>
          </table:table-cell>
        </table:table-row>
        <table:table-row table:style-name="ro26">
          <table:table-cell/>
          <table:table-cell office:value-type="string">
            <text:p>347</text:p>
          </table:table-cell>
          <table:table-cell office:value-type="string">
            <text:p>None given, but it is still Thanksgiving night, November 24 [1931, after “Just before 10' oclock”]</text:p>
          </table:table-cell>
          <table:table-cell/>
          <table:table-cell office:value-type="string">
            <text:p>Immediately after this message was received, the commanding generals ordered a message sent to the supply ships which were supposed to be anchored over Detroit, asking information as to what was happening. No reply was received. This caused consternation in the enemy camp. They knew that the first battalion had either been captured or destroyed. The news was quickly flashed to headquarters in the City of Mexico and General Nagato replied: "This is some devilish trick of that genius, Gordon. Be careful what move you make. <text:s/>Send out scouting planes around Detroit and ascertain what is going on." Their fast cruising scouters were immediately dispatched to Detroit to see what had happened to the bombing planes and the mother ships. <text:s/>These planes soon came in view of the Radium Ray. <text:s/>After circling high over Detroit, finally came lower and lower until suddenly they plunged into the Tunnel thru the Air and like the others, were powerless to move or to <text:span text:style-name="T1">communicate</text:span> with their headquarters.</text:p>
          </table:table-cell>
          <table:table-cell office:value-type="string">
            <text:p>First Battle of Detroit.</text:p>
          </table:table-cell>
        </table:table-row>
        <table:table-row table:style-name="ro14">
          <table:table-cell/>
          <table:table-cell office:value-type="string">
            <text:p>350-351</text:p>
          </table:table-cell>
          <table:table-cell office:value-type="string">
            <text:p>About 5 o'clock [pm] (December 7, [1931])</text:p>
          </table:table-cell>
          <table:table-cell/>
          <table:table-cell office:value-type="string">
            <text:p>About 5 o'clock, the gigantic concentrated attack took place. It was estimated that there were more than 25,000 planes of the enemy in this attack. They were supported by about 10 supply ships which sailed at a great distance and were attempting to anchor. Supreme Commander Gordon knew that it was necessary to sacrifice some of the American planes in order to draw this attacking force into the Tunnel thru the Air. He sent more than 1000 of our best planes to meet the attack and lead the enemy in the right direction. The enemy turned loose their large 12-inch guns and they destroyed our ships rapidly. Planes were falling all over Detroit. <text:s/>The people were very much frightened and thought that this was going to be another disaster such as had occurred in Chicago. Finally Captain Morrison changed plans and led the enemy toward the Tunnel thru the Air. Soon more than 10,000 of their planes had gone into the Tunnel never to return again. When this large fleet of planes went down and evidently were no longer able to <text:span text:style-name="T1">communicate</text:span> with the giant supply ships which were not yet anchored, the enemy quickly changed plans and the supply ships sailed back toward Chicago, followed by the balance of the invading fleet which had not been captured.</text:p>
          </table:table-cell>
          <table:table-cell office:value-type="string">
            <text:p>Second Battle of Detroit.</text:p>
          </table:table-cell>
        </table:table-row>
        <table:table-row table:style-name="ro8">
          <table:table-cell/>
          <table:table-cell office:value-type="string">
            <text:p>352-353</text:p>
          </table:table-cell>
          <table:table-cell office:value-type="string">
            <text:p>None given, but after the morning of December 8 [1931].</text:p>
          </table:table-cell>
          <table:table-cell/>
          <table:table-cell office:value-type="string">
            <text:p>The defeat at the second attack of Detroit had indeed put the fear of God in the hearts of the Enemy, but they had not by any means lost hope. They were getting recruits rapidly from Europe. Every nation was building airplanes as fast as the factories could turn them out and sending them to the United States to aid their allies. Practically every nation on the face of the earth, outside of France, Canada and a few countries in South America and Australia, had joined against the United States. This encouraged the Enemy and they felt that no matter what the United States had, in the end they would not be able to win. The great problem now was to find out what the Americans were using in order to capture the enemy planes and what discovery they had to prevent their <text:span text:style-name="T1">communications</text:span>. <text:s/>The Enemy were unable to find out anything about the American plans. They demanded to know what had happened to the captured aviators, whether they were living or dead. Supreme Commander Gordon refused to give any information whatsoever about prisoners; replied that reports of anything in regard to prisoners or planes would be made after the war was over and after the Enemy had surrendered and were ready to leave our soil. This greatly aroused the Japanese, Spanish and Germans who decided to redouble their efforts to take Detroit and then attack the Eastern Coast of the United States.</text:p>
          </table:table-cell>
          <table:table-cell/>
        </table:table-row>
        <table:table-row table:style-name="ro14">
          <table:table-cell/>
          <table:table-cell office:value-type="string">
            <text:p>359-360</text:p>
          </table:table-cell>
          <table:table-cell office:value-type="string">
            <text:p>On the night of June 7 [1932]</text:p>
          </table:table-cell>
          <table:table-cell/>
          <table:table-cell office:value-type="string">
            <text:p>On the night of June 7th, Supreme Commander Gordon had grown tired from his long vigil waiting for an attack upon New York. He placed Colonel Edna Kennelworth in charge of the "Demon of Death" while he went to get a few hours' sleep. While he was sleeping, the "Tel-Talk" machine and the <text:span text:style-name="T1">secret radio communicator </text:span>began to work. Colonel Edna Kennelworth listened in and soon had the plans of the enemy. She knew that Supreme Commander Gordon needed rest and she did not awaken him until early next morning. <text:s/>When he entered the headquarters on top of the Mammouth Building, she saluted him and said, "Supreme Commander Gordon, this is going to be a great birthday for you. The enemy is going to attack New York City with probably 100,000 airplanes and you and I are alone to defend it. It will be the day of all days for you." He replied: "I had forgotten all about my birthday. <text:s/>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p>
          </table:table-cell>
          <table:table-cell office:value-type="string">
            <text:p>Battle of Boston.</text:p>
          </table:table-cell>
        </table:table-row>
        <table:table-row table:style-name="ro32">
          <table:table-cell/>
          <table:table-cell office:value-type="string">
            <text:p>378-379</text:p>
          </table:table-cell>
          <table:table-cell office:value-type="string">
            <text:p>The forenoon of June 9, [1932]</text:p>
          </table:table-cell>
          <table:table-cell/>
          <table:table-cell office:value-type="string">
            <text:p>It had been a great birthday for Robert, because his country had been saved. His years of labor had been rewarded but yet no news had come of Marie. He wondered if she were alive and if she had been watching this terrible war, the greatest of all with its great destruction. <text:s/>When the war was over and the world was once more at peace, what would happen to him or what would he do? It seemed to him that when the war was over, his life work would be finished. Without Marie, there would be nothing left, nothing more to work for. Supreme Commander Gordon knew that there would be no more attacks that day, so he ordered Colonel Edna Kennelworth to get some sleep. He <text:span text:style-name="T1">communicated</text:span> with Colonel Kennelworth in Boston and found that there had been no further attacks there. The Colonel reported that he was ready and waiting to put to sleep more of the enemy as soon as they arrived.</text:p>
          </table:table-cell>
          <table:table-cell office:value-type="string">
            <text:p>After the battle of New York.</text:p>
          </table:table-cell>
        </table:table-row>
        <table:table-row table:style-name="ro26">
          <table:table-cell/>
          <table:table-cell office:value-type="string">
            <text:p>379-380</text:p>
          </table:table-cell>
          <table:table-cell office:value-type="string">
            <text:p>Afternoon of June 9 [1932].</text:p>
          </table:table-cell>
          <table:table-cell/>
          <table:table-cell office:value-type="string">
            <text:p>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text:span text:style-name="T1">communicated</text:span> with and his reply was: "This is a great disappointment. We had all hoped that New York could be destroyed or captured and this would mean the end of the war. It now seems our hopes are blasted. <text:s/>Some devilish invention by the Americans is being used to destroy or capture our ships. Their success seems to be so complete that it is almost unbelievable. Not one report from any man or ship has been heard since we attacked Boston. Now, if the flower of our army has been lost in this attack against New York, our cause seems hopeless. The facts are desperate but we must face them. Let no further move be made until we know more about what the Yankees have."</text:p>
          </table:table-cell>
          <table:table-cell office:value-type="string">
            <text:p>After the battle of New York.</text:p>
          </table:table-cell>
        </table:table-row>
        <table:table-row table:style-name="ro20">
          <table:table-cell/>
          <table:table-cell office:value-type="string">
            <text:p>395-396</text:p>
          </table:table-cell>
          <table:table-cell table:number-columns-repeated="2"/>
          <table:table-cell office:value-type="string">
            <text:p>He left Berlin and was in Paris in a short time. <text:s/>France had sent thousands of her planes into the air signaling the "Marie." They could not see her and Supreme Commander Gordon <text:span text:style-name="T1">communicated</text:span> with them by <text:span text:style-name="T1">radio</text:span> and anchored near the same spot where Lindbergh had landed over five years before. He was taken aboard one of France's airplanes and carried to the President, who greeted him cordially, kneeled and kiss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f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office:value-type="string">
            <text:p>RG's 7 days.</text:p>
          </table:table-cell>
        </table:table-row>
        <table:table-row table:style-name="ro50">
          <table:table-cell/>
          <table:table-cell office:value-type="string">
            <text:p>404</text:p>
          </table:table-cell>
          <table:table-cell office:value-type="string">
            <text:p>August 4, 1932.</text:p>
          </table:table-cell>
          <table:table-cell/>
          <table:table-cell office:value-type="string">
            <text:p>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honor, -- at that time we placed our fate in the hands of a lone man Robert Gordon and made him Supreme Commander of all of the Armies of the United States. His will is law. You will have to deal with him, no one else has authority or will be given authority.</text:p>
            <text:p/>
            <text:p>The <text:span text:style-name="T1">communication</text:span> was sent to Supreme Commander Gordon. He called a conference to discuss peace terms. <text:s/>The President, Cabinet officers and all the Army and Government officials attended. When the conference convened, General Pearson arose and said: "When we turned over the Supreme Command of the Armies of the United States to you we agreed to abide by your decision no matter what it might be. Your actions and the victories that you have won have justified our faith and confidence in you. You have proven yourself to be the greatest man in the history of the world. Your mercy and justice has been demonstrated. Our country and the world and its destiny are safe in the hands of a man like you. You have been guided by Almighty God and I make a motion that we say nothing, offer no advice, but leave everything in your hands. Whatever terms of peace you make, we will gladly abide by them."</text:p>
            <text:p/>
          </table:table-cell>
          <table:table-cell office:value-type="string">
            <text:p>After RG's 7 days.</text:p>
          </table:table-cell>
        </table:table-row>
        <table:table-row table:style-name="ro1" table:number-rows-repeated="1048546">
          <table:table-cell table:number-columns-repeated="6"/>
        </table:table-row>
        <table:table-row table:style-name="ro1">
          <table:table-cell table:number-columns-repeated="6"/>
        </table:table-row>
      </table:table>
      <table:table table:name="Radio Annulifier" table:style-name="ta1">
        <table:table-column table:style-name="co54" table:default-cell-style-name="ce6"/>
        <table:table-column table:style-name="co55" table:default-cell-style-name="ce6"/>
        <table:table-column table:style-name="co56" table:default-cell-style-name="ce6"/>
        <table:table-column table:style-name="co13" table:default-cell-style-name="ce6"/>
        <table:table-column table:style-name="co57" table:default-cell-style-name="ce6"/>
        <table:table-column table:style-name="co58" table:default-cell-style-name="ce6"/>
        <table:table-row table:style-name="ro1">
          <table:table-cell table:style-name="Default" office:value-type="string">
            <text:p>rluu: Below are the results connected to searching for “annul” for the Radio Annulifier. <text:s/></text:p>
          </table:table-cell>
          <table:table-cell table:style-name="Default" table:number-columns-repeated="5"/>
        </table:table-row>
        <table:table-row table:style-name="ro2">
          <table:table-cell table:style-name="ce44" office:value-type="string">
            <text:p>Chapter</text:p>
          </table:table-cell>
          <table:table-cell table:style-name="ce44" office:value-type="string">
            <text:p>Page</text:p>
          </table:table-cell>
          <table:table-cell table:style-name="ce44" office:value-type="string">
            <text:p>Timestamp given</text:p>
          </table:table-cell>
          <table:table-cell table:style-name="ce44" office:value-type="string">
            <text:p>Actual timestamp</text:p>
          </table:table-cell>
          <table:table-cell table:style-name="ce44" office:value-type="string">
            <text:p>Event</text:p>
          </table:table-cell>
          <table:table-cell table:style-name="ce44" office:value-type="string">
            <text:p>Notes/Comments</text:p>
          </table:table-cell>
        </table:table-row>
        <table:table-row table:style-name="ro48">
          <table:table-cell/>
          <table:table-cell table:style-name="ce1" office:value-type="string">
            <text:p>297-298</text:p>
          </table:table-cell>
          <table:table-cell table:style-name="ce1" office:value-type="string">
            <text:p>September, 1930</text:p>
          </table:table-cell>
          <table:table-cell table:style-name="ce1"/>
          <table:table-cell table:style-name="ce1" office:value-type="string">
            <text:p>General Pearson was very much interested in Gordon's case. He remembered the great feat of bringing down the "Tokyo J-1" and believed that Robert was a genius and a valuable man to the Government. If the officials had listened to Robert and taken the discovery he had offered them, probably the defeat in San Francisco would never have happened. He did not blame Robert for selling his invention to Japan in peace time, nor did he condemn him for <text:span text:style-name="T1">turning over </text:span>his <text:span text:style-name="T1">secret Pocket Radio</text:span> to the Japanese to secure his freedom. <text:s/>Believed he was loyal to his country and acted as he thought best and had not done it for a selfish motive. <text:s/>The General decided to visit Robert at the prison. After holding a conference with him, ordered him removed and brought to headquarters where he could keep him under his personal supervision. Robert confided to General Pearson that if he could secure his release, and let him return to his laboratory in New York, he could very quickly complete another <text:span text:style-name="T1">invention</text:span> to enable the United States forces to <text:span text:style-name="T1">communicate</text:span> <text:span text:style-name="T1">secret orders from</text:span> <text:span text:style-name="T1">place to place</text:span>, which the enemy could not understand or use. He told him that he had an <text:span text:style-name="T1">invention partly completed </text:span>which <text:span text:style-name="T1">when placed a certain distance from an airplane would prevent any communication by his secret radio and that with this it would make the secret radio which he turned over to Japan, absolutely useless.</text:span> General Pearson believed his story and had <text:span text:style-name="T1">faith</text:span> in him so <text:span text:style-name="T1">communicated</text:span> with the President of the United States and obtained permission to send Robert Gordon to his New York laboratory. <text:s/>The General realized that the situation was much worse than the newspapers were letting the public know. <text:s/>The Government was suppressing their weakened condition. <text:s/>General Pearson knew that with help from England or any other foreign country, it would be easy for the enemy to take New Orleans, Chicago and then sweep down on Washington and New York. The liberty of the United States now hung in a <text:span text:style-name="T1">balance</text:span> and unless something was done, and done quickly, their cause would be lost.</text:p>
          </table:table-cell>
          <table:table-cell table:style-name="ce1" office:value-type="string">
            <text:p>Description of the Radio Annulifier. <text:s/>Does RG say that he has the invention partly completed because the device is not a certain distance from a particular 'airplane' yet?</text:p>
          </table:table-cell>
        </table:table-row>
        <table:table-row table:style-name="ro49">
          <table:table-cell/>
          <table:table-cell table:style-name="ce1" office:value-type="string">
            <text:p>301-302 (“Radio Annulifier” first mentioned on pg. 301)</text:p>
          </table:table-cell>
          <table:table-cell table:style-name="ce1" office:value-type="string">
            <text:p>Latter part of October, 1930.</text:p>
          </table:table-cell>
          <table:table-cell table:style-name="ce1"/>
          <table:table-cell table:style-name="ce1"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1">Radio Annulifier</text:span>." <text:s/>The Spaniards and Japanese were making use of Robert's <text:span text:style-name="T1">secret radio</text:span>, which was one of the most valuable discoveries up to that time. The <text:span text:style-name="T1">Annulifier</text:span> was now placed on scouting airplanes and they were sent out. They found that it would work a distance of <text:span text:style-name="T1">several hundred miles</text:span>. This disorganized the enemy forces because they did not understand what had gone wrong with the secret mechanism of the <text:span text:style-name="T1">Pocket-Radio</text:span> with which they were able to transmit orders without sound or fear of detection. They had to resort to the old method of using <text:span text:style-name="T1">radios</text:span> and <text:span text:style-name="T1">wireless</text:span>. 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text:span text:style-name="T1">communicated</text:span>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table:style-name="ce1" office:value-type="string">
            <text:p>Radio Annulifier and the Recorder both introduced on the same page.</text:p>
          </table:table-cell>
        </table:table-row>
        <table:table-row table:style-name="ro26">
          <table:table-cell/>
          <table:table-cell office:value-type="float" office:value="302">
            <text:p>302</text:p>
          </table:table-cell>
          <table:table-cell table:style-name="ce1" office:value-type="string">
            <text:p>Early part of November, 1930.</text:p>
          </table:table-cell>
          <table:table-cell/>
          <table:table-cell office:value-type="string">
            <text:p>When Colonel Gordon informed General Pearson that Mrs. Kennelworth was his sole secret aid in completing the Annulifier which had helped him to get the enemy's plans, this news was conveyed by the General to the President of the United States who ordered Mrs. Kennelworth to report immediately at headquarters in Washington. The President thanked her personally for the great service she had rendered the country and told her that she was the greatest woman since Molly Pitcher, who had taken her husband's place at the cannon. He conferred upon her the title of Captain of Inventions and ordered her to return to her laboratories in New York and continue her scientific work.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table-row>
        <table:table-row table:style-name="ro1" table:number-rows-repeated="50">
          <table:table-cell table:number-columns-repeated="6"/>
        </table:table-row>
        <table:table-row table:style-name="ro1">
          <table:table-cell table:number-columns-repeated="6"/>
        </table:table-row>
      </table:table>
      <table:table table:name="Recorder" table:style-name="ta1">
        <table:table-column table:style-name="co86" table:default-cell-style-name="ce68"/>
        <table:table-column table:style-name="co87" table:default-cell-style-name="ce68"/>
        <table:table-column table:style-name="co88" table:default-cell-style-name="ce68"/>
        <table:table-column table:style-name="co4" table:default-cell-style-name="ce68"/>
        <table:table-column table:style-name="co89" table:default-cell-style-name="ce68"/>
        <table:table-column table:style-name="co90" table:default-cell-style-name="ce68"/>
        <table:table-row table:style-name="ro1">
          <table:table-cell table:style-name="ce85" office:value-type="string">
            <text:p>rluu: Below are the excerpts where a search for 'record' may or may not <text:s/>be relevant. <text:s/>The first mention of the actual recorder is on page 301.</text:p>
          </table:table-cell>
          <table:table-cell table:number-columns-repeated="5"/>
        </table:table-row>
        <table:table-row table:style-name="ro1">
          <table:table-cell table:style-name="ce85"/>
          <table:table-cell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26">
          <table:table-cell table:style-name="ce65" office:value-type="string">
            <text:p>8</text:p>
          </table:table-cell>
          <table:table-cell table:style-name="ce86" office:value-type="float" office:value="85">
            <text:p>85</text:p>
          </table:table-cell>
          <table:table-cell table:style-name="ce86" office:value-type="string">
            <text:p>896 B.C.</text:p>
          </table:table-cell>
          <table:table-cell table:style-name="ce86"/>
          <table:table-cell table:style-name="ce64"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age of <text:span text:style-name="T1">365 years</text:span>. This event took place about <text:span text:style-name="T1">3017 B.c</text:span>.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text:span text:style-name="T1">896 B.C</text:span>. I believe this, too, was an airplane. Since the chariot was seen blazing with some kind of<text:span text:style-name="T1"> fire or </text:span><text:span text:style-name="T1">gas</text:span>, the <text:span text:style-name="T1">recorder</text:span> thought it was just something to take Elijah to heaven. <text:s/>Man first traveled by land, then conquered the <text:span text:style-name="T21">water</text:span> and last, the greatest feat of all, is conquering the air, which was plainly foretold in the Bible.</text:p>
          </table:table-cell>
          <table:table-cell office:value-type="string">
            <text:p>Note: “faith” is connected to 365 years, or perhaps a time factor of 5.</text:p>
          </table:table-cell>
        </table:table-row>
        <table:table-row table:style-name="ro10">
          <table:table-cell table:style-name="ce65"/>
          <table:table-cell table:style-name="ce86" office:value-type="float" office:value="86">
            <text:p>86</text:p>
          </table:table-cell>
          <table:table-cell table:style-name="ce86" office:value-type="float" office:value="1851">
            <text:p>1851</text:p>
          </table:table-cell>
          <table:table-cell table:style-name="ce86"/>
          <table:table-cell table:style-name="ce64" office:value-type="string">
            <text:p>Man used the air as power for sailing vessels long years before he ever dreamed that it could be used to travel thru by airplane. The first idea of steam navigation was patented by Jonathan in 1713, and later in 1783, a steamboat by Fitch. In 1793, the first real steamboat by Fulton. On August 9, 1803, Fulton's steamboat, "The Claremont," made its first trip up the Hudson. In 1807, Fulton started a steamboat line on the Hudson. On July 15, 1819, the first steamship made a trip from New York to Liverpool in twenty-six days. In October, 1829, a locomotive by steam carriages started in Liverpool. In June, 1838, the "Great Western" made a trip from Bristol, arrived in New York, making the voyage in eighteen days. The next <text:span text:style-name="T1">record</text:span> for ocean travel was made in 1851 when the "Pacific" crossed the Atlantic in 9 days, 19 hours and 25 minutes. In 1917, a German submarine boat made a successful trip from Germany to Baltimore.</text:p>
          </table:table-cell>
          <table:table-cell/>
        </table:table-row>
        <table:table-row table:style-name="ro9">
          <table:table-cell table:style-name="ce65"/>
          <table:table-cell table:style-name="ce65" office:value-type="string">
            <text:p>198-199 (“records” mentioned on page 199)</text:p>
          </table:table-cell>
          <table:table-cell table:style-name="ce65" office:value-type="string">
            <text:p>None given.</text:p>
          </table:table-cell>
          <table:table-cell table:style-name="ce65"/>
          <table:table-cell office:value-type="string">
            <text:p>He had made it a rule that after he had made a large amount of profits that he would never risk more than 10 per cent of his profits on the first new deal, and that if that deal went wrong and he lost 10 per cent of the capital, he would decrease his trading so that the next loss would only be 10 per cent of his remaining profits. <text:s/>In this way he figured that the market would have to beat him ten consecutive times for him to lose all the profits he had made, and his studies of past <text:span text:style-name="T1">records</text:span> showed that this could never happen.</text:p>
          </table:table-cell>
          <table:table-cell/>
        </table:table-row>
        <table:table-row table:style-name="ro42">
          <table:table-cell table:style-name="ce65"/>
          <table:table-cell table:style-name="ce65" office:value-type="string">
            <text:p>229-231</text:p>
          </table:table-cell>
          <table:table-cell table:style-name="ce65" office:value-type="string">
            <text:p>Current timestamp is June 1928</text:p>
          </table:table-cell>
          <table:table-cell table:style-name="ce65"/>
          <table:table-cell office:value-type="string">
            <text:p>Walter Kennelworth was graduated from Columbia College in June and prepared to work with Robert in the office. Edna Quinton had proved to be a faithful employee and a valuable aid to Robert. She had taken care of his business and looked after his financial transactions while he was away. Robert soon went to work, on a new invention, and perfected a machine to read the minds of people a short distance away and also a machine which he named the "<text:span text:style-name="T1">Tel-talk</text:span>." This machine was made on the principle of the radio; by raising and lowering it at certain angles it would <text:span text:style-name="T1">record</text:span> all the conferences in the different buildings in Wall Street. <text:s/>Robert also used this machine to get reports on all the conferences of the big manipulators. He knew that manipulators in Wall Street suspected that in some way he understood their plans as he was making money too fast and they were conspiring to find a way to get him wrong on the market and break him. They changed their plans often but found that each time Robert was on the right side of the market. Even his friend Walter knew nothing about Robert's latest invention. He kept it in a secret room, and no one had ever seen it but himself. It was a very delicate little machine with indicators like a compass, delicately balanced and operated by electricity. His success was causing great excitement and schemers wanted to get his secret. They knew that Edna Quinton had been in his office ever since he was in New York. She was invited to a dinner at the Biltmore where she was offered a large sum of money if she would reveal the secrets of how Robert Gordon so successfully operated in the market. She told them frankly that she knew nothing about how he did it, but if she did know, no amount of money would induce her to turn traitor to her employer. Edna made up her mind that when she reached the office the following morning, she would tell Mr. Gordon just what had happened. <text:s/>Upon reaching the office unusually early she found Mr. Gordon there. He seemed unusually happy and she thought that he must have news of Marie. Before she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text:span text:style-name="T1">recorded</text:span> on the paper the night before. He told her that his machine received the impressions of people's minds and <text:span text:style-name="T1">recorded</text:span> their thoughts, especially when they were greatly excited or interested in any matter. He read to her from the <text:span text:style-name="T1">record</text:span>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text:span text:style-name="T1">record</text:span> on the machine like a phonograph record which would record people's thoughts and told her that it indicated just what she had been thinking about. The machine had read her mind and <text:span text:style-name="T1">recorded</text:span> her thoughts. He assured her that he did believe her and trust her. Edna was moved to tears at this great confidence. She knew that never before had she been permitted to see this secret room and while she knew of Robert's great love for Marie, she felt that this confidence he had placed in her was more than a matter of business confidence and that he had some <text:span text:style-name="T1">love</text:span> for her. She had always admired him but had never thought of <text:span text:style-name="T1">loving</text:span> him. Now she knew that she did <text:span text:style-name="T1">love</text:span> him.</text:p>
          </table:table-cell>
          <table:table-cell office:value-type="string">
            <text:p>Machine for reading minds and also the Tel-talk. <text:s/>Gann is saying make note of people's mindset (in the story), whenever they are greatly excited or interested in any matter. <text:s/>Gann is saying also to make note of 'conferences' (which are conjunctions?) of the different buildings in Wall Street. <text:s/>(building = market campaigns?)</text:p>
          </table:table-cell>
        </table:table-row>
        <table:table-row table:style-name="ro8">
          <table:table-cell table:style-name="ce65"/>
          <table:table-cell table:style-name="ce65" office:value-type="string">
            <text:p>237-238 (“recording” mentioned on pg. 238).</text:p>
          </table:table-cell>
          <table:table-cell table:style-name="ce65" office:value-type="string">
            <text:p>Near the end of 1928.</text:p>
          </table:table-cell>
          <table:table-cell table:style-name="ce65"/>
          <table:table-cell office:value-type="string">
            <text:p>With the great progress in radio messages thru the air, and radiograms, Robert knew that in time of war, secret communications would be necessary. Spies could steal codes, and messages sent over the radio could be interpreted; therefore, one of the great needs for the war in the air would be a way to communicate without detection. <text:s/>He finally succeeded in completing what he called "<text:span text:style-name="T1">The Pocket Radio</text:span>." It was no larger than a watch and worked on the same principle of his machine for <text:span text:style-name="T1">recording</text:span> the thoughts of people, only the instrument had to be used by two people who understood how to work it, because the positive radio was carried in one man's pocket and the negative in the other and by pressing the stem, it could be changed from positive into negative. <text:s/>No sound was transmitted thru the air. The machine could be operated by certain motions of the fingers on a little push button which <text:span text:style-name="T1">recorded</text:span> symbols on the other machine that would reveal the message sent. The Pocket Radio made it possible to convey any message without any possibility of detection because only the person sending the message and the one receiving it could understand or know anything about it. This was better than wireless or any other radio discovery up to this time. Robert tested the machine out by leaving one instrument in Walter's pocket, he himself going to Chicago and conveying messages which Walter was able to get without any trouble. He could either speak into this little Pocket Radio and convey the sound without anyone else being able to take it from the air, or use it to convey thoughts or emotions.</text:p>
          </table:table-cell>
          <table:table-cell/>
        </table:table-row>
        <table:table-row table:style-name="ro44">
          <table:table-cell table:style-name="ce65"/>
          <table:table-cell table:style-name="ce65" office:value-type="string">
            <text:p>274-275 (“records” mentioned on pg. 275)</text:p>
          </table:table-cell>
          <table:table-cell table:style-name="ce65" office:value-type="string">
            <text:p>June 9, [1929], RG's birthday.</text:p>
          </table:table-cell>
          <table:table-cell table:style-name="ce65"/>
          <table:table-cell office:value-type="string">
            <text:p>The dinner was then served and Edna proved that, as an after-dinner speaker, she had some ability. She arose, drank a glass of pure water, pouring part of it on the floor and said, "Mr. Gordon, my vocabulary is now destitute of the poetic rhyme that would be necessary to bring into existence words to express to you my heartfelt thanks for the favor already in hand. I have been so over-generous in loving Walter that I feel that I've neglected to extend to you the friendship due to a man of such noble ideals. As I pour this pure water back to earth I am following an ancient custom. Before they entered upon any solemn obligation, they washed their hands in pure water, touched their lips with pure water, to purify them and to seal the <text:span text:style-name="T1">records</text:span> of the past. They poured the pure water back to earth, in memory of the absent and dead. I pour this pure water back to earth that in the presence of the living we are not forgetting the absent one, and the greatest wish that I can have for you, Mr. Gordon, is that at a not distant date, Walter and I may have the great pleasure of joining Marie and yourself in an occasion like this. <text:s/>Words are idle now, they mean but little when the heart is touched. I accept your beautiful gift with all gratitude. <text:s/>It is my prayer that the day may come when you may have another brooch made with two hearts entwined, set with a single solitaire, emblematic of your faith and pure love for Marie. I pray for you the gifts of all the Gods, and may your prayers be answered as the prayers of Pygmalion were whose faith and love were so strong that the Grecian Gods turned a piece of cold marble into the living form of a beautiful woman. <text:s/>But, Robert, when Marie returns to you in all her beauty, I am sure that you will not act in the way that Pygmalion did, when he caused Galatea to pray to the Grecian Gods to turn her back to cold marble again. <text:s/>I am sure, yes, I know, that such devotion as yours will keep Marie always when she returns to you."</text:p>
          </table:table-cell>
          <table:table-cell/>
        </table:table-row>
        <table:table-row table:style-name="ro32">
          <table:table-cell table:style-name="ce65"/>
          <table:table-cell table:style-name="ce65" office:value-type="string">
            <text:p>296</text:p>
          </table:table-cell>
          <table:table-cell table:style-name="ce65" office:value-type="string">
            <text:p>None given, but the chapter is dated September 1930.</text:p>
          </table:table-cell>
          <table:table-cell table:style-name="ce65"/>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text:span text:style-name="T1">record</text:span>,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After the capture and release of RG by the Japanese.</text:p>
          </table:table-cell>
        </table:table-row>
        <table:table-row table:style-name="ro14">
          <table:table-cell table:style-name="ce65"/>
          <table:table-cell table:style-name="ce65" office:value-type="string">
            <text:p>298</text:p>
          </table:table-cell>
          <table:table-cell table:style-name="ce65" office:value-type="string">
            <text:p>None given, but the chapter is dated September 1930.</text:p>
          </table:table-cell>
          <table:table-cell table:style-name="ce65"/>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text:span text:style-name="T1">record</text:span> of Robert Gordon. Said that while he was a<text:span text:style-name="T1"> young man</text:span>, he was one of the <text:span text:style-name="T1">bravest</text:span> aviators that he had ever known; that he was<text:span text:style-name="T1"> not only </text:span><text:span text:style-name="T1">bright but brilliant</text:span>. He believed he was a genius. That he had had a long talk with him and that Gordon had asked to be released and permitted to <text:span text:style-name="T1">return</text:span> to his laboratory in New York where he believed he could complete a valuable invention which would prove a great help to the country. The General recommended that Gordon be released and permitted to return to New York and given a chance. Said that this was the age of the young men because they were progressive and up to the times. <text:s/>The President wrote General Pearson to use his own judgment and send Gordon to New York if he thought best. General Pearson gave orders that Robert Gordon be brought to him. He communicated the good news, gave him a passport and told him to proceed immediately to New York and work just as rapidly as possible to perfect any kind of invention that would help defeat the enemy's plans.</text:p>
          </table:table-cell>
          <table:table-cell office:value-type="string">
            <text:p>After the capture and release of RG by the Japanese.</text:p>
          </table:table-cell>
        </table:table-row>
        <table:table-row table:style-name="ro48">
          <table:table-cell table:style-name="ce65"/>
          <table:table-cell office:value-type="string">
            <text:p>301-302 </text:p>
          </table:table-cell>
          <table:table-cell office:value-type="string">
            <text:p>Latter part of October, 1930.</text:p>
          </table:table-cell>
          <table:table-cell/>
          <table:table-cell office:value-type="string">
            <text:p>In the latter part of October, 1930, Robert returned to Denver, Colorado, where General Pearson had moved the aviation headquarters, and was moving heaven and earth to prevent the advance of the enemy toward the East. Many people on the coast had become frightened and moved to Denver for protection. Robert brought the new invention which he called the <text:span text:style-name="T21">"Radio Annulifier." <text:s/>The Spaniards and Japanese were making use of </text:span><text:span text:style-name="T21">Robert's secret radio, which was one of the most valuable discoveries up </text:span><text:span text:style-name="T21">to that time. The Annulifier was now placed on scouting airplanes and they </text:span><text:span text:style-name="T21">were sent out</text:span>. They found that it would work a distance of <text:span text:style-name="T21">several hundred </text:span><text:span text:style-name="T21">miles.</text:span> This disorganized the enemy forces because they did not understand what had gone wrong with the secret mechanism of the <text:span text:style-name="T21">Pocket-Radio w</text:span>ith which they were able to transmit orders without sound or fear of detection. They had to resort to the old method of using<text:span text:style-name="T21"> radios </text:span><text:span text:style-name="T21">and wireless. </text:span>Robert had invented a new machine to <text:span text:style-name="T1">record</text:span> either <text:span text:style-name="T1">sound</text:span> or <text:span text:style-name="T1">communications</text:span> by<text:span text:style-name="T1"> light waves</text:span>. He soon secured the plans of the enemy and reported to General Pearson, who was still in command for the Aviation Corps, that the enemy was planning to attack from the Gulf of Mexico, follow up the Mississippi River, take New Orleans and at the same time make a joint attack across the Great Lakes, cutting off the Government's forces and the wing which was holding across from Denver, Colorado to Canada on North and the border of Texas on the Southwestern side. When General Pearson received this disappointing news, he realized that the situation was desperate. <text:s/>He communicated with the President of the United States, who immediately called the Cabinet together. <text:s/>All the Army Officers were called in conference to discuss plans as to the best thing to do to forestall the attack. They were forced to admit the painful truth that the fleet of airplanes was not sufficient to withdraw enough forces from the Western line to send to the North and South, to protect Chicago and the Mississippi valley. General Pearson made plain to the War Council the great value of Robert Gordon and suggested that he be restored to his former rank for what he had already done. They agreed with him and Robert Gordon was made Colonel in the early part of November, 1930. Walter Kennelworth, for his great services in working with Robert, was also promoted to Colonel.</text:p>
          </table:table-cell>
          <table:table-cell office:value-type="string">
            <text:p>Emphasis on “sound or communications by <text:span text:style-name="T1">light waves</text:span>.”</text:p>
          </table:table-cell>
        </table:table-row>
        <table:table-row table:style-name="ro11">
          <table:table-cell table:style-name="ce65"/>
          <table:table-cell table:style-name="ce65" office:value-type="string">
            <text:p>342</text:p>
          </table:table-cell>
          <table:table-cell table:style-name="ce65" office:value-type="string">
            <text:p>None given, but it around November 20<text:span text:style-name="T28">th</text:span> [1931] and November 19, 1931.</text:p>
          </table:table-cell>
          <table:table-cell table:style-name="ce65"/>
          <table:table-cell office:value-type="string">
            <text:p>Supreme Commander Gordon had now completed another new invention on the same plan of the radio that he had to use in his office in New York several years before to <text:span text:style-name="T1">record</text:span> conversations when the manipulators were trying to catch him in the stock market. He had enlarged this machine so that it would record voices 3000 miles away and named it the "Tel-Talk."</text:p>
          </table:table-cell>
          <table:table-cell/>
        </table:table-row>
        <table:table-row table:style-name="ro32">
          <table:table-cell table:style-name="ce65"/>
          <table:table-cell table:style-name="ce65" office:value-type="string">
            <text:p>355-356</text:p>
          </table:table-cell>
          <table:table-cell table:style-name="ce65" office:value-type="string">
            <text:p>February 15, 1932.</text:p>
          </table:table-cell>
          <table:table-cell table:style-name="ce65"/>
          <table:table-cell office:value-type="string">
            <text:p>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wo more "Demon of Death" machines were ready and ordered sent to Washington and Boston. The Supreme Commander was hourly expecting that the enemy would attack the Eastern Coast, concentrating on Boston, New York and Washington. The "Tel-Talk" had <text:span text:style-name="T1">recorded</text:span> conferences which had been held and plans which were under way to concentrate the Enemy's combined forces on the Eastern Coast. He figured that they were trying to make improvements to overcome the defeat at Detroit because the enemy had been mystified by the new invention which had been used to capture so many of their planes. He was now ready and waiting for the attack on the Eastern shore, feeling confident that he was prepared for victory.</text:p>
          </table:table-cell>
          <table:table-cell/>
        </table:table-row>
        <table:table-row table:style-name="ro36">
          <table:table-cell table:style-name="ce65"/>
          <table:table-cell table:style-name="ce65" office:value-type="string">
            <text:p>357-358</text:p>
          </table:table-cell>
          <table:table-cell table:style-name="ce65" office:value-type="string">
            <text:p>April 1, 1932.</text:p>
          </table:table-cell>
          <table:table-cell table:style-name="ce65"/>
          <table:table-cell office:value-type="string">
            <text:p>April 1st,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When this news reached the enemy headquarters in the United States there was great consternation. <text:s/>They thought that this was the secret behind the United States refusing to accept peace terms, but felt that France could not hold out long alone. Spain and Japan ordered their reserve planes from home to England and Germany to help fight France. The "Tel- Talk" <text:span text:style-name="T1">recorded</text:span>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 The news reached the enemy headquarters in the United States and they figured that in some way the United States had a large number of planes out guarding the Atlantic and realized that the time had come to strike at the Eastern Coast of the United States before France and the United States could do more damage on the other side.</text:p>
          </table:table-cell>
          <table:table-cell/>
        </table:table-row>
        <table:table-row table:style-name="ro1" table:number-rows-repeated="10">
          <table:table-cell table:style-name="ce65" table:number-columns-repeated="4"/>
          <table:table-cell table:number-columns-repeated="2"/>
        </table:table-row>
        <table:table-row table:style-name="ro1">
          <table:table-cell/>
          <table:table-cell table:style-name="Default" table:number-columns-repeated="5"/>
        </table:table-row>
        <table:table-row table:style-name="ro1" table:number-rows-repeated="1048549">
          <table:table-cell table:number-columns-repeated="6"/>
        </table:table-row>
        <table:table-row table:style-name="ro1">
          <table:table-cell table:number-columns-repeated="6"/>
        </table:table-row>
      </table:table>
      <table:table table:name="TTTA" table:style-name="ta1">
        <table:table-column table:style-name="co91" table:default-cell-style-name="ce88"/>
        <table:table-column table:style-name="co4" table:default-cell-style-name="ce88"/>
        <table:table-column table:style-name="co65" table:default-cell-style-name="ce88"/>
        <table:table-column table:style-name="co4" table:default-cell-style-name="ce88"/>
        <table:table-column table:style-name="co92" table:default-cell-style-name="ce88"/>
        <table:table-column table:style-name="co93" table:default-cell-style-name="ce88"/>
        <table:table-row table:style-name="ro1">
          <table:table-cell table:style-name="Default" office:value-type="string">
            <text:p>rluu: Exerpts for the search results of searching for the word 'tunnel'.</text:p>
          </table:table-cell>
          <table:table-cell table:style-name="Default" table:number-columns-repeated="5"/>
        </table:table-row>
        <table:table-row table:style-name="ro1">
          <table:table-cell table:style-name="ce85" office:value-type="string">
            <text:p>rluu: TODO: <text:s/>finish doing a search and adding to this spreadsheet for the word 'tunnel'.</text:p>
          </table:table-cell>
          <table:table-cell table:style-name="ce68" table:number-columns-repeated="5"/>
        </table:table-row>
        <table:table-row table:style-name="ro2">
          <table:table-cell table:style-name="ce63" office:value-type="string">
            <text:p>Chapter</text:p>
          </table:table-cell>
          <table:table-cell table:style-name="ce63" office:value-type="string">
            <text:p>Page</text:p>
          </table:table-cell>
          <table:table-cell table:style-name="ce63" office:value-type="string">
            <text:p>Timestamp given</text:p>
          </table:table-cell>
          <table:table-cell table:style-name="ce63" office:value-type="string">
            <text:p>Actual timestamp</text:p>
          </table:table-cell>
          <table:table-cell table:style-name="ce63" office:value-type="string">
            <text:p>Event</text:p>
          </table:table-cell>
          <table:table-cell table:style-name="ce63" office:value-type="string">
            <text:p>Notes/Comments</text:p>
          </table:table-cell>
        </table:table-row>
        <table:table-row table:style-name="ro14">
          <table:table-cell table:style-name="ce87"/>
          <table:table-cell table:style-name="ce87" office:value-type="string">
            <text:p>332</text:p>
          </table:table-cell>
          <table:table-cell table:style-name="ce87" office:value-type="string">
            <text:p>None given, but it is 3 days before the end of armistice.</text:p>
          </table:table-cell>
          <table:table-cell table:style-name="ce87"/>
          <table:table-cell table:style-name="ce87" office:value-type="string">
            <text:p>SCG: “Getting back to what we need to defeat the enemy, man has always found a way to do things. The genius of America has never been defeated. We only have to go back over the histories of wars in which America has engaged to find evidence that in emergency they have always found a way out, because they were led by the divine power of Almighty God. In time of war, man has dug <text:span text:style-name="T1">tunnels</text:span> under the earth in order that he could pass safely, concealing and protecting himself. During the great World War, Germany was the first to succeed with the submarine, passing secretly under the water, doing great damage and at the same time, suffering very little damage to her submarines. While the submarine was what caused her to lose the war, it came very near enabling her to win it. Man has dug <text:span text:style-name="T1">tunnels</text:span> thru mountains and under rivers when it was impossible almost to go over them or get thru any other way. In New York City, in 1927, one of the greatest engineering feats up to that time was completed, when a <text:span text:style-name="T1">tunnel</text:span> for vehicular traffic was opened from New York City under the Hudson River to the State of New Jersey.</text:p>
          </table:table-cell>
          <table:table-cell table:style-name="ce87"/>
        </table:table-row>
        <table:table-row table:style-name="ro16">
          <table:table-cell/>
          <table:table-cell office:value-type="string">
            <text:p>332-333</text:p>
          </table:table-cell>
          <table:table-cell table:style-name="ce87" office:value-type="string">
            <text:p>None given, but it is 3 days before the end of armistice.</text:p>
          </table:table-cell>
          <table:table-cell/>
          <table:table-cell office:value-type="string">
            <text:p>“What we now need and need more than anything else is a <text:span text:style-name="T1">Tunnel thru </text:span><text:span text:style-name="T1">the Air.</text:span> With such a tunnel and noiseless, invisible planes so that we can pass thru the air without being interfered with or harmed and without being seen or heard, our victory is assured. To make a <text:span text:style-name="T1">Tunnel thru the Air</text:span> is not at all impossible. <text:s/>It is just as easy as to put a <text:span text:style-name="T1">tunnel</text:span> under the earth or drive a submarine under the water. While the air is invisible, it is one of the strongest forces that we have. <text:s/>If the water can be separated or a submarine can push it each way and travel under it, if dirt can be removed and a man put a <text:span text:style-name="T1">tunnel</text:span> under a river or a mountain, we can find a way to put a <text:span text:style-name="T1">Tunnel thru the Air</text:span> so others can not see us, hear or enter unless we so desire.</text:p>
          </table:table-cell>
          <table:table-cell/>
        </table:table-row>
        <table:table-row table:style-name="ro11">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One of my first plans will be to put a <text:span text:style-name="T1">Tunnel thru the Air</text:span>. With a <text:span text:style-name="T1">Tunnel </text:span><text:span text:style-name="T1">thru the Air</text:span> from New York City to London and Germany, our airplanes may safely pass thru without being seen or heard and the enemy will be unable to attack them, placing us in position to leave the <text:span text:style-name="T1">tunnel</text:span> at any time and return to it for safety.</text:p>
          </table:table-cell>
          <table:table-cell/>
        </table:table-row>
        <table:table-row table:style-name="ro12">
          <table:table-cell/>
          <table:table-cell office:value-type="float" office:value="333">
            <text:p>333</text:p>
          </table:table-cell>
          <table:table-cell table:style-name="ce87" office:value-type="string">
            <text:p>None given, but it is 3 days before the end of armistice.</text:p>
          </table:table-cell>
          <table:table-cell/>
          <table:table-cell office:value-type="string">
            <text:p>“We need a <text:span text:style-name="T1">Tunnel thru the Air</text:span> from the Great Lakes to New Orleans and the Gulf of Mexico so that our planes may pass safely thru this <text:span text:style-name="T1">tunnel</text:span>, take observations of the enemy’s position without being seen or heard, and when necessary leave this <text:span text:style-name="T1">tunnel</text:span>, attack the enemy, return to the <text:span text:style-name="T1">tunnel</text:span> again for protection. <text:s/>We can also have a<text:span text:style-name="T1"> Tunnel thru the Air</text:span> so that when the enemy’s planes enter this <text:span text:style-name="T1">tunnel</text:span> and do not understand it, they will be unable to get out of it and we may keep them there in prison as long as we wish, capture or destroy them.</text:p>
          </table:table-cell>
          <table:table-cell/>
        </table:table-row>
        <table:table-row table:style-name="ro53">
          <table:table-cell/>
          <table:table-cell office:value-type="string">
            <text:p>333-334</text:p>
          </table:table-cell>
          <table:table-cell table:style-name="ce87" office:value-type="string">
            <text:p>None given, but it is 3 days before the end of armistice.</text:p>
          </table:table-cell>
          <table:table-cell/>
          <table:table-cell office:value-type="string">
            <text:p>“I have the plan already worked out for this <text:span text:style-name="T1">Tunnel thru the Air</text:span>. I expect to accomplish it by the use of certain light rays and light waves, sending a strong current thru the air on one side and another current on the other side anywhere from 100 yards to miles wide and then thru another process that I have in mind, remove the air from between these lines or currents, making a vacuum or space between the air which will really be a tunnel. We can drive our planes thru this <text:span text:style-name="T1">tunnel</text:span> by radio rays, directing them from a great central station which I expect to build. 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text:span text:style-name="T1"> tunnel thru the </text:span><text:span text:style-name="T1">air</text:span>, then certainly man with the guidance of God’s divine power can do it. It may be hard for you to understand and believe my theories, but they are founded on faith and the knowledge that with God nothing is impossible.</text:p>
          </table:table-cell>
          <table:table-cell/>
        </table:table-row>
        <table:table-row table:style-name="ro60" table:number-rows-repeated="50">
          <table:table-cell table:number-columns-repeated="6"/>
        </table:table-row>
        <table:table-row table:style-name="ro60">
          <table:table-cell table:number-columns-repeated="6"/>
        </table:table-row>
      </table:table>
      <table:table table:name="Radium Ray" table:style-name="ta1">
        <table:table-column table:style-name="co68" table:default-cell-style-name="ce1"/>
        <table:table-column table:style-name="co4" table:default-cell-style-name="ce1"/>
        <table:table-column table:style-name="co65" table:default-cell-style-name="ce1"/>
        <table:table-column table:style-name="co4" table:default-cell-style-name="ce1"/>
        <table:table-column table:style-name="co69" table:default-cell-style-name="ce1"/>
        <table:table-column table:style-name="co70"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table table:name="Plane with 24 motors" table:style-name="ta1">
        <table:table-column table:style-name="co1" table:default-cell-style-name="ce1"/>
        <table:table-column table:style-name="co4" table:default-cell-style-name="ce1"/>
        <table:table-column table:style-name="co71" table:default-cell-style-name="ce1"/>
        <table:table-column table:style-name="co4" table:default-cell-style-name="ce1"/>
        <table:table-column table:style-name="co72" table:default-cell-style-name="ce1"/>
        <table:table-column table:style-name="co3" table:default-cell-style-name="ce1"/>
        <table:table-row table:style-name="ro1" table:number-rows-repeated="2">
          <table:table-cell table:number-columns-repeated="6"/>
        </table:table-row>
        <table:table-row table:style-name="ro2">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 table:number-rows-repeated="1048572">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6">00/00/0000</text:date>, <text:time style:data-style-name="N2" text:time-value="0000-00-00T18:41: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24T19:15:21</meta:creation-date>
    <dc:date>2013-09-26T12:30:49</dc:date>
    <meta:editing-duration>P16DT4H17M29S</meta:editing-duration>
    <meta:editing-cycles>297</meta:editing-cycles>
    <meta:generator>LibreOffice/3.6$Linux_X86_64 LibreOffice_project/360m1$Build-304</meta:generator>
    <dc:creator>Ryan </dc:creator>
    <meta:document-statistic meta:table-count="16" meta:cell-count="1429" meta:object-count="0"/>
  </office:meta>
</office:document-meta>
</file>